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1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2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4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5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6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7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9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5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7" style:family="paragraph" style:parent-style-name="Standard">
      <style:text-properties fo:font-style="normal" officeooo:paragraph-rsid="01148430" style:font-style-asian="normal" style:font-style-complex="normal"/>
    </style:style>
    <style:style style:name="P98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100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4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5" style:family="paragraph" style:parent-style-name="Standard">
      <style:text-properties fo:font-style="normal" officeooo:paragraph-rsid="01190d75" style:font-style-asian="normal" style:font-style-complex="normal"/>
    </style:style>
    <style:style style:name="P106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7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2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3" style:family="paragraph" style:parent-style-name="Standard">
      <style:text-properties fo:font-style="normal" officeooo:paragraph-rsid="01305c41" style:font-style-asian="normal" style:font-style-complex="normal"/>
    </style:style>
    <style:style style:name="P114" style:family="paragraph" style:parent-style-name="Standard">
      <style:text-properties fo:font-style="normal" officeooo:paragraph-rsid="01401741" style:font-style-asian="normal" style:font-style-complex="normal"/>
    </style:style>
    <style:style style:name="P115" style:family="paragraph" style:parent-style-name="Standard">
      <style:text-properties fo:font-style="normal" officeooo:paragraph-rsid="01466326" style:font-style-asian="normal" style:font-style-complex="normal"/>
    </style:style>
    <style:style style:name="P116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7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9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20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1" style:family="paragraph" style:parent-style-name="Standard">
      <style:text-properties fo:font-style="normal" officeooo:paragraph-rsid="01549026" style:font-style-asian="normal" style:font-style-complex="normal"/>
    </style:style>
    <style:style style:name="P122" style:family="paragraph" style:parent-style-name="Standard">
      <style:text-properties fo:font-style="normal" officeooo:paragraph-rsid="01549d31" style:font-style-asian="normal" style:font-style-complex="normal"/>
    </style:style>
    <style:style style:name="P123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6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9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officeooo:paragraph-rsid="00134990"/>
    </style:style>
    <style:style style:name="P248" style:family="paragraph" style:parent-style-name="Standard">
      <style:text-properties fo:font-style="italic" style:font-style-asian="italic" style:font-style-complex="italic"/>
    </style:style>
    <style:style style:name="P249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50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1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2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4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5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6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7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8" style:family="paragraph" style:parent-style-name="Standard">
      <style:text-properties fo:font-style="italic" officeooo:paragraph-rsid="0057ec24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60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2" style:family="paragraph" style:parent-style-name="Standard">
      <style:text-properties fo:font-style="italic" officeooo:paragraph-rsid="005f2637" style:font-style-asian="italic" style:font-style-complex="italic"/>
    </style:style>
    <style:style style:name="P263" style:family="paragraph" style:parent-style-name="Standard">
      <style:text-properties fo:font-style="italic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6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7" style:family="paragraph" style:parent-style-name="Standard">
      <style:text-properties fo:font-style="italic" officeooo:paragraph-rsid="00684bfc" style:font-style-asian="italic" style:font-style-complex="italic"/>
    </style:style>
    <style:style style:name="P268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9" style:family="paragraph" style:parent-style-name="Standard">
      <style:text-properties fo:font-style="italic" officeooo:paragraph-rsid="006f66ec" style:font-style-asian="italic" style:font-style-complex="italic"/>
    </style:style>
    <style:style style:name="P270" style:family="paragraph" style:parent-style-name="Standard">
      <style:text-properties fo:font-style="italic" officeooo:paragraph-rsid="0071baff" style:font-style-asian="italic" style:font-style-complex="italic"/>
    </style:style>
    <style:style style:name="P271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4" style:family="paragraph" style:parent-style-name="Standard">
      <style:text-properties fo:font-style="italic" officeooo:paragraph-rsid="00793c0d" style:font-style-asian="italic" style:font-style-complex="italic"/>
    </style:style>
    <style:style style:name="P275" style:family="paragraph" style:parent-style-name="Standard">
      <style:text-properties fo:font-style="italic" officeooo:paragraph-rsid="007b2101" style:font-style-asian="italic" style:font-style-complex="italic"/>
    </style:style>
    <style:style style:name="P276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9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80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1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5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6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7" style:family="paragraph" style:parent-style-name="Standard">
      <style:text-properties fo:font-style="italic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9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90" style:family="paragraph" style:parent-style-name="Standard">
      <style:text-properties fo:font-style="italic" officeooo:paragraph-rsid="00939859" style:font-style-asian="italic" style:font-style-complex="italic"/>
    </style:style>
    <style:style style:name="P291" style:family="paragraph" style:parent-style-name="Standard">
      <style:text-properties fo:font-style="italic" officeooo:paragraph-rsid="00971224" style:font-style-asian="italic" style:font-style-complex="italic"/>
    </style:style>
    <style:style style:name="P292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4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5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6" style:family="paragraph" style:parent-style-name="Standard">
      <style:text-properties fo:font-style="italic" officeooo:paragraph-rsid="00a6f347" style:font-style-asian="italic" style:font-style-complex="italic"/>
    </style:style>
    <style:style style:name="P297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9" style:family="paragraph" style:parent-style-name="Standard">
      <style:text-properties fo:font-style="italic" officeooo:paragraph-rsid="00acfb9d" style:font-style-asian="italic" style:font-style-complex="italic"/>
    </style:style>
    <style:style style:name="P300" style:family="paragraph" style:parent-style-name="Standard">
      <style:text-properties fo:font-style="italic" officeooo:paragraph-rsid="00b41267" style:font-style-asian="italic" style:font-style-complex="italic"/>
    </style:style>
    <style:style style:name="P301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2" style:family="paragraph" style:parent-style-name="Standard">
      <style:text-properties fo:font-style="italic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4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5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6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2c999" style:font-style-asian="italic" style:font-style-complex="italic"/>
    </style:style>
    <style:style style:name="P309" style:family="paragraph" style:parent-style-name="Standard">
      <style:text-properties fo:font-style="italic" officeooo:paragraph-rsid="00c50878" style:font-style-asian="italic" style:font-style-complex="italic"/>
    </style:style>
    <style:style style:name="P310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dd44af" style:font-style-asian="italic" style:font-style-complex="italic"/>
    </style:style>
    <style:style style:name="P312" style:family="paragraph" style:parent-style-name="Standard">
      <style:text-properties fo:font-style="italic" officeooo:paragraph-rsid="00f4c6c5" style:font-style-asian="italic" style:font-style-complex="italic"/>
    </style:style>
    <style:style style:name="P313" style:family="paragraph" style:parent-style-name="Standard">
      <style:text-properties fo:font-style="italic" officeooo:paragraph-rsid="00fc67ff" style:font-style-asian="italic" style:font-style-complex="italic"/>
    </style:style>
    <style:style style:name="P314" style:family="paragraph" style:parent-style-name="Standard">
      <style:text-properties fo:font-style="italic" officeooo:paragraph-rsid="00fdd3aa" style:font-style-asian="italic" style:font-style-complex="italic"/>
    </style:style>
    <style:style style:name="P315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6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7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8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9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20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1" style:family="paragraph" style:parent-style-name="Standard">
      <style:text-properties fo:font-style="italic" officeooo:paragraph-rsid="01148430" style:font-style-asian="italic" style:font-style-complex="italic"/>
    </style:style>
    <style:style style:name="P322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3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4" style:family="paragraph" style:parent-style-name="Standard">
      <style:text-properties fo:font-style="italic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6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7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8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30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1" style:family="paragraph" style:parent-style-name="Standard">
      <style:text-properties fo:font-style="italic" officeooo:paragraph-rsid="01305c41" style:font-style-asian="italic" style:font-style-complex="italic"/>
    </style:style>
    <style:style style:name="P332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3" style:family="paragraph" style:parent-style-name="Standard">
      <style:text-properties fo:font-style="italic" officeooo:paragraph-rsid="01466326" style:font-style-asian="italic" style:font-style-complex="italic"/>
    </style:style>
    <style:style style:name="P334" style:family="paragraph" style:parent-style-name="Standard">
      <style:text-properties fo:font-style="italic" officeooo:paragraph-rsid="014f285e" style:font-style-asian="italic" style:font-style-complex="italic"/>
    </style:style>
    <style:style style:name="P335" style:family="paragraph" style:parent-style-name="Standard">
      <style:text-properties fo:font-style="italic" officeooo:paragraph-rsid="014d6fa3" style:font-style-asian="italic" style:font-style-complex="italic"/>
    </style:style>
    <style:style style:name="P336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7" style:family="paragraph" style:parent-style-name="Standard">
      <style:text-properties fo:font-style="italic" officeooo:paragraph-rsid="01549026" style:font-style-asian="italic" style:font-style-complex="italic"/>
    </style:style>
    <style:style style:name="P338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9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40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60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1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4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2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5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2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3" style:family="paragraph" style:parent-style-name="Standard">
      <style:text-properties officeooo:paragraph-rsid="00154f37"/>
    </style:style>
    <style:style style:name="P414" style:family="paragraph" style:parent-style-name="Standard">
      <style:text-properties officeooo:paragraph-rsid="00186c3f"/>
    </style:style>
    <style:style style:name="P415" style:family="paragraph" style:parent-style-name="Standard">
      <style:text-properties officeooo:paragraph-rsid="0018e013"/>
    </style:style>
    <style:style style:name="P416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7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8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9" style:family="paragraph" style:parent-style-name="Standard">
      <style:text-properties officeooo:rsid="001c0ef5" officeooo:paragraph-rsid="001c0ef5"/>
    </style:style>
    <style:style style:name="P420" style:family="paragraph" style:parent-style-name="Standard">
      <style:text-properties officeooo:rsid="001c0ef5" officeooo:paragraph-rsid="00819260"/>
    </style:style>
    <style:style style:name="P421" style:family="paragraph" style:parent-style-name="Standard">
      <style:text-properties officeooo:rsid="001c5680" officeooo:paragraph-rsid="001c5680"/>
    </style:style>
    <style:style style:name="P422" style:family="paragraph" style:parent-style-name="Standard">
      <style:paragraph-properties fo:line-height="115%"/>
      <style:text-properties officeooo:rsid="001c5680" officeooo:paragraph-rsid="001c5680"/>
    </style:style>
    <style:style style:name="P423" style:family="paragraph" style:parent-style-name="Standard">
      <style:text-properties officeooo:paragraph-rsid="001c5680"/>
    </style:style>
    <style:style style:name="P424" style:family="paragraph" style:parent-style-name="Standard">
      <style:paragraph-properties fo:line-height="115%"/>
      <style:text-properties officeooo:paragraph-rsid="002ba0e7"/>
    </style:style>
    <style:style style:name="P425" style:family="paragraph" style:parent-style-name="Standard">
      <style:paragraph-properties fo:line-height="115%"/>
      <style:text-properties officeooo:paragraph-rsid="00819260"/>
    </style:style>
    <style:style style:name="P426" style:family="paragraph" style:parent-style-name="Standard">
      <style:paragraph-properties fo:line-height="115%"/>
      <style:text-properties officeooo:paragraph-rsid="0082c116"/>
    </style:style>
    <style:style style:name="P427" style:family="paragraph" style:parent-style-name="Standard">
      <style:paragraph-properties fo:line-height="115%"/>
      <style:text-properties officeooo:paragraph-rsid="008b54df"/>
    </style:style>
    <style:style style:name="P428" style:family="paragraph" style:parent-style-name="Standard">
      <style:paragraph-properties fo:line-height="115%"/>
      <style:text-properties officeooo:paragraph-rsid="00941a11"/>
    </style:style>
    <style:style style:name="P429" style:family="paragraph" style:parent-style-name="Standard">
      <style:paragraph-properties fo:line-height="115%"/>
      <style:text-properties officeooo:paragraph-rsid="009d5b59"/>
    </style:style>
    <style:style style:name="P430" style:family="paragraph" style:parent-style-name="Standard">
      <style:paragraph-properties fo:line-height="115%"/>
      <style:text-properties officeooo:paragraph-rsid="00a8ca1b"/>
    </style:style>
    <style:style style:name="P431" style:family="paragraph" style:parent-style-name="Standard">
      <style:paragraph-properties fo:line-height="115%"/>
      <style:text-properties officeooo:paragraph-rsid="00201bd5"/>
    </style:style>
    <style:style style:name="P432" style:family="paragraph" style:parent-style-name="Standard">
      <style:paragraph-properties fo:line-height="115%"/>
      <style:text-properties officeooo:paragraph-rsid="00f9fdc0"/>
    </style:style>
    <style:style style:name="P433" style:family="paragraph" style:parent-style-name="Standard">
      <style:paragraph-properties fo:line-height="115%"/>
      <style:text-properties officeooo:paragraph-rsid="012e9465"/>
    </style:style>
    <style:style style:name="P434" style:family="paragraph" style:parent-style-name="Standard">
      <style:paragraph-properties fo:line-height="115%"/>
      <style:text-properties officeooo:paragraph-rsid="012edf56"/>
    </style:style>
    <style:style style:name="P435" style:family="paragraph" style:parent-style-name="Standard">
      <style:paragraph-properties fo:line-height="115%"/>
      <style:text-properties officeooo:paragraph-rsid="01305c41"/>
    </style:style>
    <style:style style:name="P436" style:family="paragraph" style:parent-style-name="Standard">
      <style:paragraph-properties fo:line-height="100%"/>
      <style:text-properties officeooo:paragraph-rsid="00201bd5"/>
    </style:style>
    <style:style style:name="P437" style:family="paragraph" style:parent-style-name="Standard">
      <style:paragraph-properties fo:line-height="100%"/>
      <style:text-properties officeooo:paragraph-rsid="005b3d57"/>
    </style:style>
    <style:style style:name="P438" style:family="paragraph" style:parent-style-name="Standard">
      <style:paragraph-properties fo:line-height="100%"/>
      <style:text-properties officeooo:paragraph-rsid="005c5090"/>
    </style:style>
    <style:style style:name="P439" style:family="paragraph" style:parent-style-name="Standard">
      <style:paragraph-properties fo:line-height="100%"/>
      <style:text-properties officeooo:paragraph-rsid="005dfe09"/>
    </style:style>
    <style:style style:name="P440" style:family="paragraph" style:parent-style-name="Standard">
      <style:paragraph-properties fo:line-height="100%"/>
      <style:text-properties officeooo:paragraph-rsid="00bdd473"/>
    </style:style>
    <style:style style:name="P441" style:family="paragraph" style:parent-style-name="Standard">
      <style:paragraph-properties fo:line-height="100%"/>
      <style:text-properties officeooo:paragraph-rsid="01148430"/>
    </style:style>
    <style:style style:name="P442" style:family="paragraph" style:parent-style-name="Standard">
      <style:paragraph-properties fo:line-height="100%"/>
      <style:text-properties officeooo:paragraph-rsid="013b189d"/>
    </style:style>
    <style:style style:name="P443" style:family="paragraph" style:parent-style-name="Standard">
      <style:paragraph-properties fo:line-height="100%"/>
      <style:text-properties officeooo:paragraph-rsid="013c5706"/>
    </style:style>
    <style:style style:name="P444" style:family="paragraph" style:parent-style-name="Standard">
      <style:paragraph-properties fo:line-height="100%"/>
      <style:text-properties officeooo:paragraph-rsid="0128c6e8"/>
    </style:style>
    <style:style style:name="P445" style:family="paragraph" style:parent-style-name="Standard">
      <style:paragraph-properties fo:line-height="100%"/>
      <style:text-properties officeooo:paragraph-rsid="012cecd7"/>
    </style:style>
    <style:style style:name="P446" style:family="paragraph" style:parent-style-name="Standard">
      <style:paragraph-properties fo:line-height="100%"/>
      <style:text-properties officeooo:paragraph-rsid="01459f86"/>
    </style:style>
    <style:style style:name="P447" style:family="paragraph" style:parent-style-name="Standard">
      <style:text-properties officeooo:paragraph-rsid="001e2fb9"/>
    </style:style>
    <style:style style:name="P448" style:family="paragraph" style:parent-style-name="Standard">
      <style:text-properties officeooo:paragraph-rsid="00201bd5"/>
    </style:style>
    <style:style style:name="P449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50" style:family="paragraph" style:parent-style-name="Standard">
      <style:text-properties officeooo:paragraph-rsid="0023a424"/>
    </style:style>
    <style:style style:name="P451" style:family="paragraph" style:parent-style-name="Standard">
      <style:text-properties officeooo:paragraph-rsid="00254a2e"/>
    </style:style>
    <style:style style:name="P452" style:family="paragraph" style:parent-style-name="Standard">
      <style:text-properties officeooo:paragraph-rsid="0029f907"/>
    </style:style>
    <style:style style:name="P453" style:family="paragraph" style:parent-style-name="Standard">
      <style:text-properties officeooo:rsid="00beb82f" officeooo:paragraph-rsid="005b3d57"/>
    </style:style>
    <style:style style:name="P454" style:family="paragraph" style:parent-style-name="Standard">
      <style:text-properties officeooo:rsid="00d9c9e4" officeooo:paragraph-rsid="00316632"/>
    </style:style>
    <style:style style:name="P455" style:family="paragraph" style:parent-style-name="Standard">
      <style:text-properties officeooo:paragraph-rsid="00316632"/>
    </style:style>
    <style:style style:name="P456" style:family="paragraph" style:parent-style-name="Standard">
      <style:text-properties officeooo:paragraph-rsid="003523e3"/>
    </style:style>
    <style:style style:name="P457" style:family="paragraph" style:parent-style-name="Standard">
      <style:text-properties style:use-window-font-color="true"/>
    </style:style>
    <style:style style:name="P458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3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6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6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9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0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4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5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7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18" style:family="paragraph" style:parent-style-name="Standard">
      <style:text-properties style:use-window-font-color="true" officeooo:rsid="007d92ff" officeooo:paragraph-rsid="007d92ff"/>
    </style:style>
    <style:style style:name="P519" style:family="paragraph" style:parent-style-name="Standard">
      <style:text-properties style:use-window-font-color="true" officeooo:paragraph-rsid="007d92ff"/>
    </style:style>
    <style:style style:name="P520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21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2" style:family="paragraph" style:parent-style-name="Standard">
      <style:text-properties officeooo:paragraph-rsid="003c1931"/>
    </style:style>
    <style:style style:name="P523" style:family="paragraph" style:parent-style-name="Standard">
      <style:text-properties officeooo:paragraph-rsid="003fcbcf"/>
    </style:style>
    <style:style style:name="P524" style:family="paragraph" style:parent-style-name="Standard">
      <style:text-properties officeooo:paragraph-rsid="00432526"/>
    </style:style>
    <style:style style:name="P525" style:family="paragraph" style:parent-style-name="Standard">
      <style:text-properties officeooo:paragraph-rsid="004566c5"/>
    </style:style>
    <style:style style:name="P526" style:family="paragraph" style:parent-style-name="Standard">
      <style:text-properties officeooo:paragraph-rsid="004b8029"/>
    </style:style>
    <style:style style:name="P527" style:family="paragraph" style:parent-style-name="Standard">
      <style:text-properties officeooo:paragraph-rsid="0050b57f"/>
    </style:style>
    <style:style style:name="P528" style:family="paragraph" style:parent-style-name="Standard">
      <style:text-properties officeooo:rsid="00523bf9" officeooo:paragraph-rsid="00523bf9"/>
    </style:style>
    <style:style style:name="P529" style:family="paragraph" style:parent-style-name="Standard">
      <style:text-properties officeooo:paragraph-rsid="0055a125"/>
    </style:style>
    <style:style style:name="P530" style:family="paragraph" style:parent-style-name="Standard">
      <style:text-properties officeooo:paragraph-rsid="00572cb0"/>
    </style:style>
    <style:style style:name="P531" style:family="paragraph" style:parent-style-name="Standard">
      <style:text-properties officeooo:paragraph-rsid="005c5090"/>
    </style:style>
    <style:style style:name="P532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3" style:family="paragraph" style:parent-style-name="Standard">
      <style:text-properties fo:font-weight="bold" style:font-weight-asian="bold" style:font-weight-complex="bold"/>
    </style:style>
    <style:style style:name="P534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5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6" style:family="paragraph" style:parent-style-name="Standard">
      <style:text-properties fo:font-weight="bold" officeooo:paragraph-rsid="012e9465" style:font-weight-asian="bold" style:font-weight-complex="bold"/>
    </style:style>
    <style:style style:name="P537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38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9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0" style:family="paragraph" style:parent-style-name="Standard">
      <style:text-properties officeooo:rsid="001e2fb9" officeooo:paragraph-rsid="001e2fb9"/>
    </style:style>
    <style:style style:name="P541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2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3" style:family="paragraph" style:parent-style-name="Standard">
      <style:text-properties officeooo:paragraph-rsid="005f2637"/>
    </style:style>
    <style:style style:name="P544" style:family="paragraph" style:parent-style-name="Standard">
      <style:text-properties officeooo:rsid="005fb5cb" officeooo:paragraph-rsid="005fb5cb"/>
    </style:style>
    <style:style style:name="P545" style:family="paragraph" style:parent-style-name="Standard">
      <style:text-properties officeooo:paragraph-rsid="00607814"/>
    </style:style>
    <style:style style:name="P546" style:family="paragraph" style:parent-style-name="Standard">
      <style:text-properties officeooo:paragraph-rsid="0063f681"/>
    </style:style>
    <style:style style:name="P547" style:family="paragraph" style:parent-style-name="Standard">
      <style:text-properties officeooo:rsid="00644350" officeooo:paragraph-rsid="00644350"/>
    </style:style>
    <style:style style:name="P548" style:family="paragraph" style:parent-style-name="Standard">
      <style:text-properties officeooo:paragraph-rsid="00644350"/>
    </style:style>
    <style:style style:name="P549" style:family="paragraph" style:parent-style-name="Standard">
      <style:text-properties officeooo:paragraph-rsid="006579dd"/>
    </style:style>
    <style:style style:name="P550" style:family="paragraph" style:parent-style-name="Standard">
      <style:text-properties officeooo:paragraph-rsid="0066c57e"/>
    </style:style>
    <style:style style:name="P551" style:family="paragraph" style:parent-style-name="Standard">
      <style:text-properties officeooo:paragraph-rsid="0069643a"/>
    </style:style>
    <style:style style:name="P552" style:family="paragraph" style:parent-style-name="Standard">
      <style:text-properties officeooo:rsid="006f66ec" officeooo:paragraph-rsid="006f66ec"/>
    </style:style>
    <style:style style:name="P553" style:family="paragraph" style:parent-style-name="Standard">
      <style:text-properties officeooo:paragraph-rsid="006f66ec"/>
    </style:style>
    <style:style style:name="P554" style:family="paragraph" style:parent-style-name="Standard">
      <style:text-properties officeooo:paragraph-rsid="0071baff"/>
    </style:style>
    <style:style style:name="P555" style:family="paragraph" style:parent-style-name="Standard">
      <style:text-properties officeooo:rsid="0072cdc4" officeooo:paragraph-rsid="00751d17"/>
    </style:style>
    <style:style style:name="P556" style:family="paragraph" style:parent-style-name="Standard">
      <style:text-properties officeooo:paragraph-rsid="00751d17"/>
    </style:style>
    <style:style style:name="P557" style:family="paragraph" style:parent-style-name="Standard">
      <style:text-properties officeooo:rsid="00793c0d" officeooo:paragraph-rsid="00793c0d"/>
    </style:style>
    <style:style style:name="P558" style:family="paragraph" style:parent-style-name="Standard">
      <style:paragraph-properties fo:line-height="115%"/>
      <style:text-properties officeooo:rsid="00793c0d" officeooo:paragraph-rsid="00793c0d"/>
    </style:style>
    <style:style style:name="P559" style:family="paragraph" style:parent-style-name="Standard">
      <style:text-properties officeooo:rsid="00793c0d" officeooo:paragraph-rsid="007b2101"/>
    </style:style>
    <style:style style:name="P560" style:family="paragraph" style:parent-style-name="Standard">
      <style:text-properties officeooo:paragraph-rsid="00793c0d"/>
    </style:style>
    <style:style style:name="P561" style:family="paragraph" style:parent-style-name="Standard">
      <style:text-properties officeooo:paragraph-rsid="007b2101"/>
    </style:style>
    <style:style style:name="P562" style:family="paragraph" style:parent-style-name="Standard">
      <style:text-properties officeooo:rsid="007d92ff" officeooo:paragraph-rsid="007d92ff"/>
    </style:style>
    <style:style style:name="P563" style:family="paragraph" style:parent-style-name="Standard">
      <style:text-properties officeooo:paragraph-rsid="007d92ff"/>
    </style:style>
    <style:style style:name="P564" style:family="paragraph" style:parent-style-name="Standard">
      <style:text-properties officeooo:paragraph-rsid="0053faec"/>
    </style:style>
    <style:style style:name="P565" style:family="paragraph" style:parent-style-name="Standard">
      <style:text-properties officeooo:paragraph-rsid="008478a0"/>
    </style:style>
    <style:style style:name="P566" style:family="paragraph" style:parent-style-name="Standard">
      <style:text-properties officeooo:paragraph-rsid="008eeb87"/>
    </style:style>
    <style:style style:name="P567" style:family="paragraph" style:parent-style-name="Standard">
      <style:text-properties officeooo:paragraph-rsid="00905987"/>
    </style:style>
    <style:style style:name="P568" style:family="paragraph" style:parent-style-name="Standard">
      <style:text-properties officeooo:paragraph-rsid="00939859"/>
    </style:style>
    <style:style style:name="P569" style:family="paragraph" style:parent-style-name="Standard">
      <style:text-properties officeooo:paragraph-rsid="0097dc17"/>
    </style:style>
    <style:style style:name="P570" style:family="paragraph" style:parent-style-name="Standard">
      <style:text-properties officeooo:rsid="009d5b59" officeooo:paragraph-rsid="009d5b59"/>
    </style:style>
    <style:style style:name="P571" style:family="paragraph" style:parent-style-name="Standard">
      <style:text-properties officeooo:rsid="009d5b59" officeooo:paragraph-rsid="009ec4fc"/>
    </style:style>
    <style:style style:name="P572" style:family="paragraph" style:parent-style-name="Standard">
      <style:text-properties officeooo:paragraph-rsid="009d5b59"/>
    </style:style>
    <style:style style:name="P573" style:family="paragraph" style:parent-style-name="Standard">
      <style:text-properties officeooo:paragraph-rsid="009ec4fc"/>
    </style:style>
    <style:style style:name="P574" style:family="paragraph" style:parent-style-name="Standard">
      <style:text-properties officeooo:paragraph-rsid="009f187e"/>
    </style:style>
    <style:style style:name="P575" style:family="paragraph" style:parent-style-name="Standard">
      <style:text-properties officeooo:paragraph-rsid="007fd79d"/>
    </style:style>
    <style:style style:name="P576" style:family="paragraph" style:parent-style-name="Standard">
      <style:text-properties officeooo:paragraph-rsid="00a1d04f"/>
    </style:style>
    <style:style style:name="P577" style:family="paragraph" style:parent-style-name="Standard">
      <style:text-properties officeooo:rsid="00a6f347" officeooo:paragraph-rsid="00a6f347"/>
    </style:style>
    <style:style style:name="P578" style:family="paragraph" style:parent-style-name="Standard">
      <style:text-properties officeooo:paragraph-rsid="00aa7e9e"/>
    </style:style>
    <style:style style:name="P579" style:family="paragraph" style:parent-style-name="Standard">
      <style:text-properties officeooo:paragraph-rsid="00acfb9d"/>
    </style:style>
    <style:style style:name="P580" style:family="paragraph" style:parent-style-name="Standard">
      <style:text-properties officeooo:paragraph-rsid="00a1e031"/>
    </style:style>
    <style:style style:name="P581" style:family="paragraph" style:parent-style-name="Standard">
      <style:text-properties officeooo:paragraph-rsid="00635f1a"/>
    </style:style>
    <style:style style:name="P582" style:family="paragraph" style:parent-style-name="Standard">
      <style:text-properties officeooo:paragraph-rsid="00ba819c"/>
    </style:style>
    <style:style style:name="P583" style:family="paragraph" style:parent-style-name="Standard">
      <style:paragraph-properties fo:line-height="100%"/>
      <style:text-properties officeooo:rsid="00ba819c" officeooo:paragraph-rsid="00c12d1c"/>
    </style:style>
    <style:style style:name="P584" style:family="paragraph" style:parent-style-name="Standard">
      <style:text-properties officeooo:paragraph-rsid="00bc5e43"/>
    </style:style>
    <style:style style:name="P585" style:family="paragraph" style:parent-style-name="Standard">
      <style:text-properties officeooo:paragraph-rsid="00c50878"/>
    </style:style>
    <style:style style:name="P586" style:family="paragraph" style:parent-style-name="Standard">
      <style:text-properties officeooo:paragraph-rsid="00c7021f"/>
    </style:style>
    <style:style style:name="P587" style:family="paragraph" style:parent-style-name="Standard">
      <style:text-properties officeooo:paragraph-rsid="00c88326"/>
    </style:style>
    <style:style style:name="P588" style:family="paragraph" style:parent-style-name="Standard">
      <style:text-properties officeooo:paragraph-rsid="00af3424"/>
    </style:style>
    <style:style style:name="P589" style:family="paragraph" style:parent-style-name="Standard">
      <style:text-properties officeooo:paragraph-rsid="00cfa052"/>
    </style:style>
    <style:style style:name="P590" style:family="paragraph" style:parent-style-name="Standard">
      <style:text-properties officeooo:paragraph-rsid="00d63bc5"/>
    </style:style>
    <style:style style:name="P591" style:family="paragraph" style:parent-style-name="Standard">
      <style:text-properties officeooo:paragraph-rsid="00d833d3"/>
    </style:style>
    <style:style style:name="P592" style:family="paragraph" style:parent-style-name="Standard">
      <style:text-properties officeooo:paragraph-rsid="00dd44af"/>
    </style:style>
    <style:style style:name="P593" style:family="paragraph" style:parent-style-name="Standard">
      <style:text-properties officeooo:paragraph-rsid="00e1ae30"/>
    </style:style>
    <style:style style:name="P594" style:family="paragraph" style:parent-style-name="Standard">
      <style:text-properties officeooo:paragraph-rsid="00e56ddc"/>
    </style:style>
    <style:style style:name="P595" style:family="paragraph" style:parent-style-name="Standard">
      <style:text-properties officeooo:paragraph-rsid="00e6e228"/>
    </style:style>
    <style:style style:name="P596" style:family="paragraph" style:parent-style-name="Standard">
      <style:text-properties officeooo:paragraph-rsid="00e9938e"/>
    </style:style>
    <style:style style:name="P597" style:family="paragraph" style:parent-style-name="Standard">
      <style:text-properties officeooo:paragraph-rsid="00eb49f4"/>
    </style:style>
    <style:style style:name="P598" style:family="paragraph" style:parent-style-name="Standard">
      <style:text-properties officeooo:paragraph-rsid="00ec9cc0"/>
    </style:style>
    <style:style style:name="P599" style:family="paragraph" style:parent-style-name="Standard">
      <style:text-properties officeooo:paragraph-rsid="00f4c6c5"/>
    </style:style>
    <style:style style:name="P600" style:family="paragraph" style:parent-style-name="Standard">
      <style:text-properties officeooo:rsid="00f4c6c5" officeooo:paragraph-rsid="00f4c6c5"/>
    </style:style>
    <style:style style:name="P601" style:family="paragraph" style:parent-style-name="Standard">
      <style:text-properties officeooo:rsid="00f68ffb" officeooo:paragraph-rsid="00f68ffb"/>
    </style:style>
    <style:style style:name="P602" style:family="paragraph" style:parent-style-name="Standard">
      <style:text-properties officeooo:paragraph-rsid="00f9fdc0"/>
    </style:style>
    <style:style style:name="P603" style:family="paragraph" style:parent-style-name="Standard">
      <style:text-properties officeooo:paragraph-rsid="00fb5f7f"/>
    </style:style>
    <style:style style:name="P604" style:family="paragraph" style:parent-style-name="Standard">
      <style:text-properties officeooo:paragraph-rsid="00fc67ff"/>
    </style:style>
    <style:style style:name="P605" style:family="paragraph" style:parent-style-name="Standard">
      <style:text-properties officeooo:paragraph-rsid="00fdd6a8"/>
    </style:style>
    <style:style style:name="P606" style:family="paragraph" style:parent-style-name="Standard">
      <style:text-properties officeooo:rsid="010639c7" officeooo:paragraph-rsid="01078b3d"/>
    </style:style>
    <style:style style:name="P607" style:family="paragraph" style:parent-style-name="Standard">
      <style:text-properties officeooo:rsid="010639c7" officeooo:paragraph-rsid="01078ca1"/>
    </style:style>
    <style:style style:name="P608" style:family="paragraph" style:parent-style-name="Standard">
      <style:text-properties officeooo:paragraph-rsid="010639c7"/>
    </style:style>
    <style:style style:name="P609" style:family="paragraph" style:parent-style-name="Standard">
      <style:text-properties officeooo:paragraph-rsid="010c3ac9"/>
    </style:style>
    <style:style style:name="P610" style:family="paragraph" style:parent-style-name="Standard">
      <style:text-properties officeooo:paragraph-rsid="010f5523"/>
    </style:style>
    <style:style style:name="P611" style:family="paragraph" style:parent-style-name="Standard">
      <style:text-properties officeooo:paragraph-rsid="010ff277"/>
    </style:style>
    <style:style style:name="P612" style:family="paragraph" style:parent-style-name="Standard">
      <style:text-properties officeooo:paragraph-rsid="0111d037"/>
    </style:style>
    <style:style style:name="P613" style:family="paragraph" style:parent-style-name="Standard">
      <style:text-properties officeooo:paragraph-rsid="01148430"/>
    </style:style>
    <style:style style:name="P614" style:family="paragraph" style:parent-style-name="Standard">
      <style:text-properties officeooo:paragraph-rsid="01190d75"/>
    </style:style>
    <style:style style:name="P615" style:family="paragraph" style:parent-style-name="Standard">
      <style:text-properties officeooo:rsid="011e7671" officeooo:paragraph-rsid="011e7671"/>
    </style:style>
    <style:style style:name="P616" style:family="paragraph" style:parent-style-name="Standard">
      <style:text-properties officeooo:paragraph-rsid="011e7671"/>
    </style:style>
    <style:style style:name="P617" style:family="paragraph" style:parent-style-name="Standard">
      <style:text-properties officeooo:paragraph-rsid="01206a6e"/>
    </style:style>
    <style:style style:name="P618" style:family="paragraph" style:parent-style-name="Standard">
      <style:text-properties officeooo:paragraph-rsid="008c034a"/>
    </style:style>
    <style:style style:name="P619" style:family="paragraph" style:parent-style-name="Standard">
      <style:text-properties officeooo:paragraph-rsid="012b24b3"/>
    </style:style>
    <style:style style:name="P620" style:family="paragraph" style:parent-style-name="Standard">
      <style:text-properties officeooo:paragraph-rsid="012e9465"/>
    </style:style>
    <style:style style:name="P621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2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3" style:family="paragraph" style:parent-style-name="Standard">
      <style:text-properties officeooo:paragraph-rsid="01401741"/>
    </style:style>
    <style:style style:name="P624" style:family="paragraph" style:parent-style-name="Standard">
      <style:text-properties officeooo:paragraph-rsid="01466326"/>
    </style:style>
    <style:style style:name="P625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>
      <style:text-properties officeooo:paragraph-rsid="00d459e3"/>
    </style:style>
    <style:style style:name="P627" style:family="paragraph" style:parent-style-name="Standard">
      <style:text-properties officeooo:paragraph-rsid="0149fc19"/>
    </style:style>
    <style:style style:name="P628" style:family="paragraph" style:parent-style-name="Standard">
      <style:text-properties officeooo:paragraph-rsid="01078ca1"/>
    </style:style>
    <style:style style:name="P629" style:family="paragraph" style:parent-style-name="Standard">
      <style:text-properties officeooo:paragraph-rsid="010ab710"/>
    </style:style>
    <style:style style:name="P630" style:family="paragraph" style:parent-style-name="Standard">
      <style:text-properties officeooo:paragraph-rsid="014be95f"/>
    </style:style>
    <style:style style:name="P631" style:family="paragraph" style:parent-style-name="Standard">
      <style:text-properties officeooo:rsid="01528202" officeooo:paragraph-rsid="016331b0"/>
    </style:style>
    <style:style style:name="P632" style:family="paragraph" style:parent-style-name="Standard">
      <style:text-properties officeooo:paragraph-rsid="01549026"/>
    </style:style>
    <style:style style:name="P633" style:family="paragraph" style:parent-style-name="Standard">
      <style:text-properties officeooo:paragraph-rsid="015882c3"/>
    </style:style>
    <style:style style:name="P634" style:family="paragraph" style:parent-style-name="Standard">
      <style:text-properties officeooo:paragraph-rsid="015ee267"/>
    </style:style>
    <style:style style:name="P635" style:family="paragraph" style:parent-style-name="Standard">
      <style:text-properties officeooo:paragraph-rsid="01604964"/>
    </style:style>
    <style:style style:name="P636" style:family="paragraph" style:parent-style-name="Standard">
      <style:text-properties officeooo:paragraph-rsid="016331b0"/>
    </style:style>
    <style:style style:name="P637" style:family="paragraph" style:parent-style-name="Standard">
      <style:paragraph-properties fo:line-height="150%"/>
      <style:text-properties officeooo:paragraph-rsid="0166b397"/>
    </style:style>
    <style:style style:name="P638" style:family="paragraph" style:parent-style-name="Standard">
      <style:text-properties officeooo:paragraph-rsid="01770822"/>
    </style:style>
    <style:style style:name="P639" style:family="paragraph" style:parent-style-name="Standard">
      <style:text-properties officeooo:paragraph-rsid="0179bfd9"/>
    </style:style>
    <style:style style:name="P640" style:family="paragraph" style:parent-style-name="Standard">
      <style:text-properties officeooo:paragraph-rsid="017e219d"/>
    </style:style>
    <style:style style:name="P641" style:family="paragraph" style:parent-style-name="Standard">
      <style:text-properties officeooo:paragraph-rsid="0193a3a5"/>
    </style:style>
    <style:style style:name="P642" style:family="paragraph" style:parent-style-name="Standard">
      <style:text-properties officeooo:paragraph-rsid="0066b31e"/>
    </style:style>
    <style:style style:name="P643" style:family="paragraph" style:parent-style-name="Standard">
      <style:text-properties officeooo:paragraph-rsid="019c0acb"/>
    </style:style>
    <style:style style:name="P644" style:family="paragraph" style:parent-style-name="Standard">
      <style:text-properties officeooo:paragraph-rsid="009ff1c7"/>
    </style:style>
    <style:style style:name="P645" style:family="paragraph" style:parent-style-name="Standard">
      <style:text-properties officeooo:paragraph-rsid="01a99820"/>
    </style:style>
    <style:style style:name="P64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72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74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50%" fo:break-before="page"/>
      <style:text-properties officeooo:paragraph-rsid="0166b397"/>
    </style:style>
    <style:style style:name="P677" style:family="paragraph" style:parent-style-name="Standard">
      <style:paragraph-properties fo:line-height="150%" fo:break-before="page"/>
      <style:text-properties officeooo:paragraph-rsid="0169df86"/>
    </style:style>
    <style:style style:name="P678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86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87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88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89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90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91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92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93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94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95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96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97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98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699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00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01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02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03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04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05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06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07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08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09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10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11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12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13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14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15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16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17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18" style:family="paragraph" style:parent-style-name="Standard" style:list-style-name="L1">
      <style:text-properties officeooo:paragraph-rsid="001c5680"/>
    </style:style>
    <style:style style:name="P719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20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21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22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23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24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25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26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27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28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29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30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31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32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33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34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35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36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37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38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39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40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41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42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43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44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45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46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47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48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49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50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51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52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53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54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5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6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57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58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59" style:family="paragraph" style:parent-style-name="Standard">
      <style:text-properties fo:font-style="italic" officeooo:paragraph-rsid="0161b854" style:font-style-asian="italic" style:font-style-complex="italic"/>
    </style:style>
    <style:style style:name="P760" style:family="paragraph" style:parent-style-name="Standard">
      <style:text-properties fo:font-style="italic" officeooo:paragraph-rsid="01bb0dd2" style:font-style-asian="italic" style:font-style-complex="italic"/>
    </style:style>
    <style:style style:name="P761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62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3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4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5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6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7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68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69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0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1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72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73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74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75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6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7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78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79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0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1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82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3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4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5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6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7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8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9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0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1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2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93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4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5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6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7" style:family="paragraph" style:parent-style-name="Standard" style:list-style-name="L29">
      <style:text-properties officeooo:paragraph-rsid="00a8ca1b"/>
    </style:style>
    <style:style style:name="P798" style:family="paragraph" style:parent-style-name="Standard" style:list-style-name="L38">
      <style:text-properties officeooo:paragraph-rsid="00f9fdc0"/>
    </style:style>
    <style:style style:name="P799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00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01" style:family="paragraph" style:parent-style-name="Standard" style:list-style-name="L63">
      <style:text-properties officeooo:paragraph-rsid="013e50cb"/>
    </style:style>
    <style:style style:name="P802" style:family="paragraph" style:parent-style-name="Standard" style:list-style-name="L63">
      <style:text-properties officeooo:paragraph-rsid="01401741"/>
    </style:style>
    <style:style style:name="P803" style:family="paragraph" style:parent-style-name="Standard" style:list-style-name="L63">
      <style:text-properties officeooo:paragraph-rsid="013db3b4"/>
    </style:style>
    <style:style style:name="P804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5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6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7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08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09" style:family="paragraph" style:parent-style-name="Standard" style:list-style-name="L68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10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11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12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813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814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815" style:family="paragraph" style:parent-style-name="Standard">
      <style:text-properties style:use-window-font-color="true" style:text-line-through-style="solid" style:text-line-through-type="singl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16" style:family="paragraph" style:parent-style-name="Standard" style:list-style-name="L68">
      <style:text-properties officeooo:paragraph-rsid="0161b854"/>
    </style:style>
    <style:style style:name="P817" style:family="paragraph" style:parent-style-name="Standard" style:list-style-name="L68">
      <style:text-properties officeooo:rsid="01adadd2" officeooo:paragraph-rsid="01adadd2"/>
    </style:style>
    <style:style style:name="P818" style:family="paragraph" style:parent-style-name="Standard">
      <style:text-properties style:text-line-through-style="solid" style:text-line-through-type="single" fo:font-style="normal" officeooo:paragraph-rsid="01549026" style:font-style-asian="normal" style:font-style-complex="normal"/>
    </style:style>
    <style:style style:name="P819" style:family="paragraph" style:parent-style-name="Standard">
      <style:text-properties style:text-line-through-style="solid" style:text-line-through-type="single" officeooo:paragraph-rsid="01549026"/>
    </style:style>
    <style:style style:name="P820" style:family="paragraph" style:parent-style-name="Standard">
      <style:text-properties officeooo:paragraph-rsid="01bb0dd2"/>
    </style:style>
    <style:style style:name="P821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officeooo:rsid="0198319c" style:font-style-asian="italic" style:font-style-complex="italic"/>
    </style:style>
    <style:style style:name="T56" style:family="text">
      <style:text-properties fo:font-style="italic" officeooo:rsid="0199826e" style:font-style-asian="italic" style:font-style-complex="italic"/>
    </style:style>
    <style:style style:name="T57" style:family="text">
      <style:text-properties fo:font-style="italic" officeooo:rsid="019a3e8a" style:font-style-asian="italic" style:font-style-complex="italic"/>
    </style:style>
    <style:style style:name="T58" style:family="text">
      <style:text-properties fo:font-style="italic" officeooo:rsid="01a04199" style:font-style-asian="italic" style:font-style-complex="italic"/>
    </style:style>
    <style:style style:name="T59" style:family="text">
      <style:text-properties fo:font-style="italic" officeooo:rsid="01adadd2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style:font-style-asian="italic" style:font-style-complex="italic"/>
    </style:style>
    <style:style style:name="T117" style:family="text">
      <style:text-properties fo:font-style="italic" style:text-underline-style="none" officeooo:rsid="010f422a" style:font-style-asian="italic" style:font-style-complex="italic"/>
    </style:style>
    <style:style style:name="T118" style:family="text">
      <style:text-properties fo:font-style="italic" style:text-underline-style="none" officeooo:rsid="004caf23" style:font-style-asian="italic" style:font-style-complex="italic"/>
    </style:style>
    <style:style style:name="T119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0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1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2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3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4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36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8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9" style:family="text">
      <style:text-properties officeooo:rsid="0010e9b7"/>
    </style:style>
    <style:style style:name="T140" style:family="text">
      <style:text-properties fo:color="#ff0000"/>
    </style:style>
    <style:style style:name="T141" style:family="text">
      <style:text-properties fo:color="#ff0000" fo:font-style="italic" officeooo:rsid="0011b025" style:font-style-asian="italic" style:font-style-complex="italic"/>
    </style:style>
    <style:style style:name="T142" style:family="text">
      <style:text-properties fo:color="#ff0000" fo:font-style="italic" officeooo:rsid="00186c3f" style:font-style-asian="italic" style:font-style-complex="italic"/>
    </style:style>
    <style:style style:name="T143" style:family="text">
      <style:text-properties fo:color="#ff0000" officeooo:rsid="0013daba"/>
    </style:style>
    <style:style style:name="T144" style:family="text">
      <style:text-properties fo:color="#ff0000" officeooo:rsid="00186c3f"/>
    </style:style>
    <style:style style:name="T145" style:family="text">
      <style:text-properties fo:color="#ff0000" officeooo:rsid="00acfb9d"/>
    </style:style>
    <style:style style:name="T146" style:family="text">
      <style:text-properties fo:color="#ff0000" fo:font-weight="normal" style:font-weight-asian="normal" style:font-weight-complex="normal"/>
    </style:style>
    <style:style style:name="T147" style:family="text">
      <style:text-properties fo:color="#ff0000" fo:font-weight="normal" officeooo:rsid="014d6fa3" style:font-weight-asian="normal" style:font-weight-complex="normal"/>
    </style:style>
    <style:style style:name="T148" style:family="text">
      <style:text-properties fo:color="#ff0000" fo:font-weight="normal" officeooo:rsid="0151b86d" style:font-weight-asian="normal" style:font-weight-complex="normal"/>
    </style:style>
    <style:style style:name="T149" style:family="text">
      <style:text-properties fo:color="#0000ff"/>
    </style:style>
    <style:style style:name="T150" style:family="text">
      <style:text-properties fo:color="#0000ff" fo:font-style="italic" officeooo:rsid="0011b025" style:font-style-asian="italic" style:font-style-complex="italic"/>
    </style:style>
    <style:style style:name="T151" style:family="text">
      <style:text-properties fo:color="#0000ff" fo:font-style="italic" officeooo:rsid="0013daba" style:font-style-asian="italic" style:font-style-complex="italic"/>
    </style:style>
    <style:style style:name="T152" style:family="text">
      <style:text-properties fo:color="#0000ff" fo:font-style="italic" officeooo:rsid="00186c3f" style:font-style-asian="italic" style:font-style-complex="italic"/>
    </style:style>
    <style:style style:name="T153" style:family="text">
      <style:text-properties fo:color="#0000ff" fo:font-style="italic" officeooo:rsid="0012a0dc" style:font-style-asian="italic" style:font-style-complex="italic"/>
    </style:style>
    <style:style style:name="T154" style:family="text">
      <style:text-properties fo:color="#0000ff" fo:font-style="italic" officeooo:rsid="009f187e" style:font-style-asian="italic" style:font-style-complex="italic"/>
    </style:style>
    <style:style style:name="T155" style:family="text">
      <style:text-properties fo:color="#0000ff" officeooo:rsid="0013daba"/>
    </style:style>
    <style:style style:name="T156" style:family="text">
      <style:text-properties fo:color="#0000ff" officeooo:rsid="00186c3f"/>
    </style:style>
    <style:style style:name="T157" style:family="text">
      <style:text-properties fo:color="#0000ff" fo:background-color="transparent" loext:char-shading-value="0"/>
    </style:style>
    <style:style style:name="T158" style:family="text">
      <style:text-properties fo:color="#0000ff" officeooo:rsid="00acfb9d"/>
    </style:style>
    <style:style style:name="T159" style:family="text">
      <style:text-properties fo:color="#0000ff" fo:font-weight="normal" style:font-weight-asian="normal" style:font-weight-complex="normal"/>
    </style:style>
    <style:style style:name="T160" style:family="text">
      <style:text-properties fo:color="#0000ff" fo:font-weight="normal" officeooo:rsid="014d6fa3" style:font-weight-asian="normal" style:font-weight-complex="normal"/>
    </style:style>
    <style:style style:name="T161" style:family="text">
      <style:text-properties fo:color="#0000ff" fo:font-weight="normal" officeooo:rsid="0151b86d" style:font-weight-asian="normal" style:font-weight-complex="normal"/>
    </style:style>
    <style:style style:name="T162" style:family="text">
      <style:text-properties fo:color="#008000"/>
    </style:style>
    <style:style style:name="T163" style:family="text">
      <style:text-properties fo:color="#008000" fo:font-style="italic" style:font-style-asian="italic" style:font-style-complex="italic"/>
    </style:style>
    <style:style style:name="T164" style:family="text">
      <style:text-properties fo:color="#008000" fo:font-style="italic" officeooo:rsid="0011b025" style:font-style-asian="italic" style:font-style-complex="italic"/>
    </style:style>
    <style:style style:name="T165" style:family="text">
      <style:text-properties fo:color="#008000" fo:font-style="italic" officeooo:rsid="0013daba" style:font-style-asian="italic" style:font-style-complex="italic"/>
    </style:style>
    <style:style style:name="T166" style:family="text">
      <style:text-properties fo:color="#008000" fo:font-style="italic" officeooo:rsid="009f187e" style:font-style-asian="italic" style:font-style-complex="italic"/>
    </style:style>
    <style:style style:name="T167" style:family="text">
      <style:text-properties fo:color="#008000" officeooo:rsid="0013daba"/>
    </style:style>
    <style:style style:name="T168" style:family="text">
      <style:text-properties fo:color="#008000" officeooo:rsid="00acfb9d"/>
    </style:style>
    <style:style style:name="T169" style:family="text">
      <style:text-properties fo:color="#008000" fo:font-weight="normal" officeooo:rsid="007ca694" style:font-weight-asian="normal" style:font-weight-complex="normal"/>
    </style:style>
    <style:style style:name="T170" style:family="text">
      <style:text-properties fo:color="#ff00ff"/>
    </style:style>
    <style:style style:name="T171" style:family="text">
      <style:text-properties fo:color="#ff00ff" fo:font-style="italic" officeooo:rsid="0011b025" style:font-style-asian="italic" style:font-style-complex="italic"/>
    </style:style>
    <style:style style:name="T172" style:family="text">
      <style:text-properties fo:color="#ff00ff" fo:font-style="italic" officeooo:rsid="0013daba" style:font-style-asian="italic" style:font-style-complex="italic"/>
    </style:style>
    <style:style style:name="T173" style:family="text">
      <style:text-properties fo:color="#ff00ff" fo:font-style="italic" officeooo:rsid="00186c3f" style:font-style-asian="italic" style:font-style-complex="italic"/>
    </style:style>
    <style:style style:name="T174" style:family="text">
      <style:text-properties fo:color="#ff00ff" officeooo:rsid="00186c3f"/>
    </style:style>
    <style:style style:name="T175" style:family="text">
      <style:text-properties fo:color="#ff00ff" officeooo:rsid="00acfb9d"/>
    </style:style>
    <style:style style:name="T176" style:family="text">
      <style:text-properties fo:color="#1e90ff"/>
    </style:style>
    <style:style style:name="T177" style:family="text">
      <style:text-properties fo:color="#1e90ff" fo:font-style="italic" style:font-style-asian="italic" style:font-style-complex="italic"/>
    </style:style>
    <style:style style:name="T178" style:family="text">
      <style:text-properties fo:color="#1e90ff" fo:font-style="italic" officeooo:rsid="0013daba" style:font-style-asian="italic" style:font-style-complex="italic"/>
    </style:style>
    <style:style style:name="T179" style:family="text">
      <style:text-properties fo:color="#1e90ff" fo:font-style="italic" officeooo:rsid="00186c3f" style:font-style-asian="italic" style:font-style-complex="italic"/>
    </style:style>
    <style:style style:name="T180" style:family="text">
      <style:text-properties fo:color="#1e90ff" fo:font-style="italic" officeooo:rsid="0011b025" style:font-style-asian="italic" style:font-style-complex="italic"/>
    </style:style>
    <style:style style:name="T181" style:family="text">
      <style:text-properties fo:color="#1e90ff" officeooo:rsid="0013daba"/>
    </style:style>
    <style:style style:name="T182" style:family="text">
      <style:text-properties fo:color="#1e90ff" officeooo:rsid="00186c3f"/>
    </style:style>
    <style:style style:name="T183" style:family="text">
      <style:text-properties officeooo:rsid="0013daba"/>
    </style:style>
    <style:style style:name="T184" style:family="text">
      <style:text-properties fo:font-style="normal" style:font-style-asian="normal" style:font-style-complex="normal"/>
    </style:style>
    <style:style style:name="T185" style:family="text">
      <style:text-properties fo:font-style="normal" officeooo:rsid="00134990" style:font-style-asian="normal" style:font-style-complex="normal"/>
    </style:style>
    <style:style style:name="T186" style:family="text">
      <style:text-properties fo:font-style="normal" officeooo:rsid="0013daba" style:font-style-asian="normal" style:font-style-complex="normal"/>
    </style:style>
    <style:style style:name="T187" style:family="text">
      <style:text-properties fo:font-style="normal" officeooo:rsid="00154f37" style:font-style-asian="normal" style:font-style-complex="normal"/>
    </style:style>
    <style:style style:name="T188" style:family="text">
      <style:text-properties fo:font-style="normal" officeooo:rsid="001819bc" style:font-style-asian="normal" style:font-style-complex="normal"/>
    </style:style>
    <style:style style:name="T189" style:family="text">
      <style:text-properties fo:font-style="normal" officeooo:rsid="00186c3f" style:font-style-asian="normal" style:font-style-complex="normal"/>
    </style:style>
    <style:style style:name="T190" style:family="text">
      <style:text-properties fo:font-style="normal" officeooo:rsid="0018e013" style:font-style-asian="normal" style:font-style-complex="normal"/>
    </style:style>
    <style:style style:name="T191" style:family="text">
      <style:text-properties fo:font-style="normal" officeooo:rsid="001c0ef5" style:font-style-asian="normal" style:font-style-complex="normal"/>
    </style:style>
    <style:style style:name="T192" style:family="text">
      <style:text-properties fo:font-style="normal" officeooo:rsid="0055a125" style:font-style-asian="normal" style:font-style-complex="normal"/>
    </style:style>
    <style:style style:name="T193" style:family="text">
      <style:text-properties fo:font-style="normal" officeooo:rsid="005fb5cb" style:font-style-asian="normal" style:font-style-complex="normal"/>
    </style:style>
    <style:style style:name="T194" style:family="text">
      <style:text-properties fo:font-style="normal" officeooo:rsid="00607814" style:font-style-asian="normal" style:font-style-complex="normal"/>
    </style:style>
    <style:style style:name="T195" style:family="text">
      <style:text-properties fo:font-style="normal" officeooo:rsid="00616041" style:font-style-asian="normal" style:font-style-complex="normal"/>
    </style:style>
    <style:style style:name="T196" style:family="text">
      <style:text-properties fo:font-style="normal" officeooo:rsid="0063f681" style:font-style-asian="normal" style:font-style-complex="normal"/>
    </style:style>
    <style:style style:name="T197" style:family="text">
      <style:text-properties fo:font-style="normal" officeooo:rsid="00644350" style:font-style-asian="normal" style:font-style-complex="normal"/>
    </style:style>
    <style:style style:name="T198" style:family="text">
      <style:text-properties fo:font-style="normal" officeooo:rsid="006579dd" style:font-style-asian="normal" style:font-style-complex="normal"/>
    </style:style>
    <style:style style:name="T199" style:family="text">
      <style:text-properties fo:font-style="normal" officeooo:rsid="0068aca7" style:font-style-asian="normal" style:font-style-complex="normal"/>
    </style:style>
    <style:style style:name="T200" style:family="text">
      <style:text-properties fo:font-style="normal" officeooo:rsid="0069ae1a" style:font-style-asian="normal" style:font-style-complex="normal"/>
    </style:style>
    <style:style style:name="T201" style:family="text">
      <style:text-properties fo:font-style="normal" officeooo:rsid="006b8991" style:font-style-asian="normal" style:font-style-complex="normal"/>
    </style:style>
    <style:style style:name="T202" style:family="text">
      <style:text-properties fo:font-style="normal" officeooo:rsid="006f66ec" style:font-style-asian="normal" style:font-style-complex="normal"/>
    </style:style>
    <style:style style:name="T203" style:family="text">
      <style:text-properties fo:font-style="normal" officeooo:rsid="006d78d1" style:font-style-asian="normal" style:font-style-complex="normal"/>
    </style:style>
    <style:style style:name="T204" style:family="text">
      <style:text-properties fo:font-style="normal" officeooo:rsid="0071baff" style:font-style-asian="normal" style:font-style-complex="normal"/>
    </style:style>
    <style:style style:name="T205" style:family="text">
      <style:text-properties fo:font-style="normal" officeooo:rsid="00751d17" style:font-style-asian="normal" style:font-style-complex="normal"/>
    </style:style>
    <style:style style:name="T206" style:family="text">
      <style:text-properties fo:font-style="normal" officeooo:rsid="0075c7db" style:font-style-asian="normal" style:font-style-complex="normal"/>
    </style:style>
    <style:style style:name="T207" style:family="text">
      <style:text-properties fo:font-style="normal" officeooo:rsid="007b2101" style:font-style-asian="normal" style:font-style-complex="normal"/>
    </style:style>
    <style:style style:name="T208" style:family="text">
      <style:text-properties fo:font-style="normal" officeooo:rsid="007d92ff" style:font-style-asian="normal" style:font-style-complex="normal"/>
    </style:style>
    <style:style style:name="T209" style:family="text">
      <style:text-properties fo:font-style="normal" officeooo:rsid="00819260" style:font-style-asian="normal" style:font-style-complex="normal"/>
    </style:style>
    <style:style style:name="T210" style:family="text">
      <style:text-properties fo:font-style="normal" officeooo:rsid="008478a0" style:font-style-asian="normal" style:font-style-complex="normal"/>
    </style:style>
    <style:style style:name="T211" style:family="text">
      <style:text-properties fo:font-style="normal" officeooo:rsid="0085ac68" style:font-style-asian="normal" style:font-style-complex="normal"/>
    </style:style>
    <style:style style:name="T212" style:family="text">
      <style:text-properties fo:font-style="normal" officeooo:rsid="00941a11" style:font-style-asian="normal" style:font-style-complex="normal"/>
    </style:style>
    <style:style style:name="T213" style:family="text">
      <style:text-properties fo:font-style="normal" officeooo:rsid="009d5b59" style:font-style-asian="normal" style:font-style-complex="normal"/>
    </style:style>
    <style:style style:name="T214" style:family="text">
      <style:text-properties fo:font-style="normal" officeooo:rsid="009ec4fc" style:font-style-asian="normal" style:font-style-complex="normal"/>
    </style:style>
    <style:style style:name="T215" style:family="text">
      <style:text-properties fo:font-style="normal" officeooo:rsid="00a6f347" style:font-style-asian="normal" style:font-style-complex="normal"/>
    </style:style>
    <style:style style:name="T216" style:family="text">
      <style:text-properties fo:font-style="normal" officeooo:rsid="00a1e031" style:font-style-asian="normal" style:font-style-complex="normal"/>
    </style:style>
    <style:style style:name="T217" style:family="text">
      <style:text-properties fo:font-style="normal" officeooo:rsid="00acfb9d" style:font-style-asian="normal" style:font-style-complex="normal"/>
    </style:style>
    <style:style style:name="T218" style:family="text">
      <style:text-properties fo:font-style="normal" officeooo:rsid="00af3424" style:font-style-asian="normal" style:font-style-complex="normal"/>
    </style:style>
    <style:style style:name="T219" style:family="text">
      <style:text-properties fo:font-style="normal" officeooo:rsid="00ba819c" style:font-style-asian="normal" style:font-style-complex="normal"/>
    </style:style>
    <style:style style:name="T220" style:family="text">
      <style:text-properties fo:font-style="normal" officeooo:rsid="00bbf4cd" style:font-style-asian="normal" style:font-style-complex="normal"/>
    </style:style>
    <style:style style:name="T221" style:family="text">
      <style:text-properties fo:font-style="normal" officeooo:rsid="00bc5e43" style:font-style-asian="normal" style:font-style-complex="normal"/>
    </style:style>
    <style:style style:name="T222" style:family="text">
      <style:text-properties fo:font-style="normal" officeooo:rsid="00bdd473" style:font-style-asian="normal" style:font-style-complex="normal"/>
    </style:style>
    <style:style style:name="T223" style:family="text">
      <style:text-properties fo:font-style="normal" officeooo:rsid="00c12d1c" style:font-style-asian="normal" style:font-style-complex="normal"/>
    </style:style>
    <style:style style:name="T224" style:family="text">
      <style:text-properties fo:font-style="normal" officeooo:rsid="00c2c999" style:font-style-asian="normal" style:font-style-complex="normal"/>
    </style:style>
    <style:style style:name="T225" style:family="text">
      <style:text-properties fo:font-style="normal" officeooo:rsid="00c495da" style:font-style-asian="normal" style:font-style-complex="normal"/>
    </style:style>
    <style:style style:name="T226" style:family="text">
      <style:text-properties fo:font-style="normal" officeooo:rsid="00c50878" style:font-style-asian="normal" style:font-style-complex="normal"/>
    </style:style>
    <style:style style:name="T227" style:family="text">
      <style:text-properties fo:font-style="normal" officeooo:rsid="0066b31e" style:font-style-asian="normal" style:font-style-complex="normal"/>
    </style:style>
    <style:style style:name="T228" style:family="text">
      <style:text-properties fo:font-style="normal" officeooo:rsid="00684bfc" style:font-style-asian="normal" style:font-style-complex="normal"/>
    </style:style>
    <style:style style:name="T229" style:family="text">
      <style:text-properties fo:font-style="normal" officeooo:rsid="00c7021f" style:font-style-asian="normal" style:font-style-complex="normal"/>
    </style:style>
    <style:style style:name="T230" style:family="text">
      <style:text-properties fo:font-style="normal" officeooo:rsid="00c7cebc" style:font-style-asian="normal" style:font-style-complex="normal"/>
    </style:style>
    <style:style style:name="T231" style:family="text">
      <style:text-properties fo:font-style="normal" officeooo:rsid="00c88326" style:font-style-asian="normal" style:font-style-complex="normal"/>
    </style:style>
    <style:style style:name="T232" style:family="text">
      <style:text-properties fo:font-style="normal" officeooo:rsid="00d63bc5" style:font-style-asian="normal" style:font-style-complex="normal"/>
    </style:style>
    <style:style style:name="T233" style:family="text">
      <style:text-properties fo:font-style="normal" officeooo:rsid="00dd44af" style:font-style-asian="normal" style:font-style-complex="normal"/>
    </style:style>
    <style:style style:name="T234" style:family="text">
      <style:text-properties fo:font-style="normal" officeooo:rsid="00eb49f4" style:font-style-asian="normal" style:font-style-complex="normal"/>
    </style:style>
    <style:style style:name="T235" style:family="text">
      <style:text-properties fo:font-style="normal" officeooo:rsid="010c3ac9" style:font-style-asian="normal" style:font-style-complex="normal"/>
    </style:style>
    <style:style style:name="T236" style:family="text">
      <style:text-properties fo:font-style="normal" officeooo:rsid="010c4cb4" style:font-style-asian="normal" style:font-style-complex="normal"/>
    </style:style>
    <style:style style:name="T237" style:family="text">
      <style:text-properties fo:font-style="normal" officeooo:rsid="010da598" style:font-style-asian="normal" style:font-style-complex="normal"/>
    </style:style>
    <style:style style:name="T238" style:family="text">
      <style:text-properties fo:font-style="normal" officeooo:rsid="010f5523" style:font-style-asian="normal" style:font-style-complex="normal"/>
    </style:style>
    <style:style style:name="T239" style:family="text">
      <style:text-properties fo:font-style="normal" officeooo:rsid="0111d037" style:font-style-asian="normal" style:font-style-complex="normal"/>
    </style:style>
    <style:style style:name="T240" style:family="text">
      <style:text-properties fo:font-style="normal" officeooo:rsid="01148430" style:font-style-asian="normal" style:font-style-complex="normal"/>
    </style:style>
    <style:style style:name="T241" style:family="text">
      <style:text-properties fo:font-style="normal" officeooo:rsid="01190d75" style:font-style-asian="normal" style:font-style-complex="normal"/>
    </style:style>
    <style:style style:name="T242" style:family="text">
      <style:text-properties fo:font-style="normal" officeooo:rsid="011511c0" style:font-style-asian="normal" style:font-style-complex="normal"/>
    </style:style>
    <style:style style:name="T243" style:family="text">
      <style:text-properties fo:font-style="normal" officeooo:rsid="011e7671" style:font-style-asian="normal" style:font-style-complex="normal"/>
    </style:style>
    <style:style style:name="T244" style:family="text">
      <style:text-properties fo:font-style="normal" officeooo:rsid="01206a6e" style:font-style-asian="normal" style:font-style-complex="normal"/>
    </style:style>
    <style:style style:name="T245" style:family="text">
      <style:text-properties fo:font-style="normal" officeooo:rsid="008c034a" style:font-style-asian="normal" style:font-style-complex="normal"/>
    </style:style>
    <style:style style:name="T246" style:family="text">
      <style:text-properties fo:font-style="normal" officeooo:rsid="0128c6e8" style:font-style-asian="normal" style:font-style-complex="normal"/>
    </style:style>
    <style:style style:name="T247" style:family="text">
      <style:text-properties fo:font-style="normal" officeooo:rsid="012b24b3" style:font-style-asian="normal" style:font-style-complex="normal"/>
    </style:style>
    <style:style style:name="T248" style:family="text">
      <style:text-properties fo:font-style="normal" officeooo:rsid="012cecd7" style:font-style-asian="normal" style:font-style-complex="normal"/>
    </style:style>
    <style:style style:name="T249" style:family="text">
      <style:text-properties fo:font-style="normal" officeooo:rsid="012e9465" style:font-style-asian="normal" style:font-style-complex="normal"/>
    </style:style>
    <style:style style:name="T250" style:family="text">
      <style:text-properties fo:font-style="normal" officeooo:rsid="01305c41" style:font-style-asian="normal" style:font-style-complex="normal"/>
    </style:style>
    <style:style style:name="T251" style:family="text">
      <style:text-properties fo:font-style="normal" officeooo:rsid="01494a68" style:font-style-asian="normal" style:font-style-complex="normal"/>
    </style:style>
    <style:style style:name="T252" style:family="text">
      <style:text-properties fo:font-style="normal" officeooo:rsid="014be95f" style:font-style-asian="normal" style:font-style-complex="normal"/>
    </style:style>
    <style:style style:name="T253" style:family="text">
      <style:text-properties fo:font-style="normal" officeooo:rsid="000fecca" style:font-style-asian="normal" style:font-style-complex="normal"/>
    </style:style>
    <style:style style:name="T254" style:family="text">
      <style:text-properties fo:font-style="normal" officeooo:rsid="00b41267" style:font-style-asian="normal" style:font-style-complex="normal"/>
    </style:style>
    <style:style style:name="T255" style:family="text">
      <style:text-properties fo:font-style="normal" officeooo:rsid="0174886a" style:font-style-asian="normal" style:font-style-complex="normal"/>
    </style:style>
    <style:style style:name="T256" style:family="text">
      <style:text-properties fo:font-style="normal" officeooo:rsid="0193a3a5" style:font-style-asian="normal" style:font-style-complex="normal"/>
    </style:style>
    <style:style style:name="T257" style:family="text">
      <style:text-properties fo:font-style="normal" officeooo:rsid="0194da6f" style:font-style-asian="normal" style:font-style-complex="normal"/>
    </style:style>
    <style:style style:name="T258" style:family="text">
      <style:text-properties fo:font-style="normal" officeooo:rsid="0198319c" style:font-style-asian="normal" style:font-style-complex="normal"/>
    </style:style>
    <style:style style:name="T259" style:family="text">
      <style:text-properties fo:font-style="normal" officeooo:rsid="019a451e" style:font-style-asian="normal" style:font-style-complex="normal"/>
    </style:style>
    <style:style style:name="T260" style:family="text">
      <style:text-properties fo:font-style="normal" officeooo:rsid="019c0acb" style:font-style-asian="normal" style:font-style-complex="normal"/>
    </style:style>
    <style:style style:name="T261" style:family="text">
      <style:text-properties fo:font-style="normal" officeooo:rsid="019c6d7b" style:font-style-asian="normal" style:font-style-complex="normal"/>
    </style:style>
    <style:style style:name="T2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style:font-style-asian="normal" style:font-style-complex="normal"/>
    </style:style>
    <style:style style:name="T352" style:family="text">
      <style:text-properties fo:font-style="normal" style:text-underline-style="none" officeooo:rsid="00bbbf73" style:font-style-asian="normal" style:font-style-complex="normal"/>
    </style:style>
    <style:style style:name="T353" style:family="text">
      <style:text-properties fo:font-style="normal" style:text-underline-style="none" officeooo:rsid="08e9819c" style:font-style-asian="normal" style:font-style-complex="normal"/>
    </style:style>
    <style:style style:name="T354" style:family="text">
      <style:text-properties fo:font-style="normal" style:text-underline-style="none" officeooo:rsid="00be4749" style:font-style-asian="normal" style:font-style-complex="normal"/>
    </style:style>
    <style:style style:name="T355" style:family="text">
      <style:text-properties fo:font-style="normal" style:text-underline-style="none" officeooo:rsid="00d708a6" style:font-style-asian="normal" style:font-style-complex="normal"/>
    </style:style>
    <style:style style:name="T356" style:family="text">
      <style:text-properties fo:font-style="normal" style:text-underline-style="none" officeooo:rsid="00ec1e8c" style:font-style-asian="normal" style:font-style-complex="normal"/>
    </style:style>
    <style:style style:name="T357" style:family="text">
      <style:text-properties fo:font-style="normal" style:text-underline-style="none" officeooo:rsid="00d9c9e4" style:font-style-asian="normal" style:font-style-complex="normal"/>
    </style:style>
    <style:style style:name="T358" style:family="text">
      <style:text-properties fo:font-style="normal" style:text-underline-style="none" officeooo:rsid="08f0811a" style:font-style-asian="normal" style:font-style-complex="normal"/>
    </style:style>
    <style:style style:name="T359" style:family="text">
      <style:text-properties fo:font-style="normal" style:text-underline-style="none" officeooo:rsid="010f422a" style:font-style-asian="normal" style:font-style-complex="normal"/>
    </style:style>
    <style:style style:name="T360" style:family="text">
      <style:text-properties fo:font-style="normal" style:text-underline-style="none" officeooo:rsid="00476ae1" style:font-style-asian="normal" style:font-style-complex="normal"/>
    </style:style>
    <style:style style:name="T361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66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67" style:family="text">
      <style:text-properties officeooo:rsid="00154f37"/>
    </style:style>
    <style:style style:name="T368" style:family="text">
      <style:text-properties officeooo:rsid="0016b56f"/>
    </style:style>
    <style:style style:name="T369" style:family="text">
      <style:text-properties officeooo:rsid="00186c3f"/>
    </style:style>
    <style:style style:name="T370" style:family="text">
      <style:text-properties fo:color="#228b22" fo:font-style="italic" officeooo:rsid="00186c3f" style:font-style-asian="italic" style:font-style-complex="italic"/>
    </style:style>
    <style:style style:name="T371" style:family="text">
      <style:text-properties fo:color="#8b4513"/>
    </style:style>
    <style:style style:name="T372" style:family="text">
      <style:text-properties fo:color="#8b4513" officeooo:rsid="00186c3f"/>
    </style:style>
    <style:style style:name="T373" style:family="text">
      <style:text-properties officeooo:rsid="00205d85"/>
    </style:style>
    <style:style style:name="T374" style:family="text">
      <style:text-properties officeooo:rsid="001c5680"/>
    </style:style>
    <style:style style:name="T375" style:family="text">
      <style:text-properties officeooo:rsid="001e2fb9"/>
    </style:style>
    <style:style style:name="T376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77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officeooo:rsid="00a75993" style:font-weight-asian="bold" style:font-weight-complex="bold"/>
    </style:style>
    <style:style style:name="T380" style:family="text">
      <style:text-properties fo:font-weight="bold" officeooo:rsid="00beb82f" style:font-weight-asian="bold" style:font-weight-complex="bold"/>
    </style:style>
    <style:style style:name="T381" style:family="text">
      <style:text-properties fo:font-weight="bold" officeooo:rsid="00476ae1" style:font-weight-asian="bold" style:font-weight-complex="bold"/>
    </style:style>
    <style:style style:name="T382" style:family="text">
      <style:text-properties fo:font-weight="bold" officeooo:rsid="013013d9" style:font-weight-asian="bold" style:font-weight-complex="bold"/>
    </style:style>
    <style:style style:name="T383" style:family="text">
      <style:text-properties fo:font-weight="bold" officeooo:rsid="0053faec" style:font-weight-asian="bold" style:font-weight-complex="bold"/>
    </style:style>
    <style:style style:name="T384" style:family="text">
      <style:text-properties fo:font-weight="bold" officeooo:rsid="00bfa17d" style:font-weight-asian="bold" style:font-weight-complex="bold"/>
    </style:style>
    <style:style style:name="T385" style:family="text">
      <style:text-properties fo:font-weight="bold" officeooo:rsid="02a94de9" style:font-weight-asian="bold" style:font-weight-complex="bold"/>
    </style:style>
    <style:style style:name="T386" style:family="text">
      <style:text-properties fo:font-weight="bold" officeooo:rsid="00912fec" style:font-weight-asian="bold" style:font-weight-complex="bold"/>
    </style:style>
    <style:style style:name="T387" style:family="text">
      <style:text-properties fo:font-weight="bold" officeooo:rsid="008eb3ea" style:font-weight-asian="bold" style:font-weight-complex="bold"/>
    </style:style>
    <style:style style:name="T388" style:family="text">
      <style:text-properties fo:font-weight="bold" officeooo:rsid="00939859" style:font-weight-asian="bold" style:font-weight-complex="bold"/>
    </style:style>
    <style:style style:name="T389" style:family="text">
      <style:text-properties fo:font-weight="bold" officeooo:rsid="00a35d76" style:font-weight-asian="bold" style:font-weight-complex="bold"/>
    </style:style>
    <style:style style:name="T390" style:family="text">
      <style:text-properties fo:font-weight="bold" officeooo:rsid="00a6f347" style:font-weight-asian="bold" style:font-weight-complex="bold"/>
    </style:style>
    <style:style style:name="T391" style:family="text">
      <style:text-properties fo:font-weight="bold" officeooo:rsid="00ba819c" style:font-weight-asian="bold" style:font-weight-complex="bold"/>
    </style:style>
    <style:style style:name="T392" style:family="text">
      <style:text-properties fo:font-weight="bold" officeooo:rsid="00c50878" style:font-weight-asian="bold" style:font-weight-complex="bold"/>
    </style:style>
    <style:style style:name="T393" style:family="text">
      <style:text-properties fo:font-weight="bold" officeooo:rsid="00dd44af" style:font-weight-asian="bold" style:font-weight-complex="bold"/>
    </style:style>
    <style:style style:name="T394" style:family="text">
      <style:text-properties fo:font-weight="bold" officeooo:rsid="00f4c6c5" style:font-weight-asian="bold" style:font-weight-complex="bold"/>
    </style:style>
    <style:style style:name="T395" style:family="text">
      <style:text-properties fo:font-weight="bold" officeooo:rsid="00fc67ff" style:font-weight-asian="bold" style:font-weight-complex="bold"/>
    </style:style>
    <style:style style:name="T396" style:family="text">
      <style:text-properties fo:font-weight="bold" officeooo:rsid="00751d17" style:font-weight-asian="bold" style:font-weight-complex="bold"/>
    </style:style>
    <style:style style:name="T397" style:family="text">
      <style:text-properties fo:font-weight="bold" officeooo:rsid="0134038e" style:font-weight-asian="bold" style:font-weight-complex="bold"/>
    </style:style>
    <style:style style:name="T398" style:family="text">
      <style:text-properties fo:font-weight="bold" officeooo:rsid="01305c41" style:font-weight-asian="bold" style:font-weight-complex="bold"/>
    </style:style>
    <style:style style:name="T399" style:family="text">
      <style:text-properties fo:font-weight="bold" officeooo:rsid="02070606" style:font-weight-asian="bold" style:font-weight-complex="bold"/>
    </style:style>
    <style:style style:name="T400" style:family="text">
      <style:text-properties fo:font-weight="bold" officeooo:rsid="0206e857" style:font-weight-asian="bold" style:font-weight-complex="bold"/>
    </style:style>
    <style:style style:name="T401" style:family="text">
      <style:text-properties officeooo:rsid="0034ed8b"/>
    </style:style>
    <style:style style:name="T402" style:family="text">
      <style:text-properties fo:font-weight="normal" style:font-weight-asian="normal" style:font-weight-complex="normal"/>
    </style:style>
    <style:style style:name="T403" style:family="text">
      <style:text-properties fo:font-weight="normal" officeooo:rsid="00912fec" style:font-weight-asian="normal" style:font-weight-complex="normal"/>
    </style:style>
    <style:style style:name="T404" style:family="text">
      <style:text-properties fo:font-weight="normal" officeooo:rsid="02b807dc" style:font-weight-asian="normal" style:font-weight-complex="normal"/>
    </style:style>
    <style:style style:name="T405" style:family="text">
      <style:text-properties fo:font-weight="normal" officeooo:rsid="00bbbf73" style:font-weight-asian="normal" style:font-weight-complex="normal"/>
    </style:style>
    <style:style style:name="T406" style:family="text">
      <style:text-properties fo:font-weight="normal" officeooo:rsid="002ba0e7" style:font-weight-asian="normal" style:font-weight-complex="normal"/>
    </style:style>
    <style:style style:name="T407" style:family="text">
      <style:text-properties fo:font-weight="normal" officeooo:rsid="00bfa17d" style:font-weight-asian="normal" style:font-weight-complex="normal"/>
    </style:style>
    <style:style style:name="T408" style:family="text">
      <style:text-properties fo:font-weight="normal" officeooo:rsid="02a94de9" style:font-weight-asian="normal" style:font-weight-complex="normal"/>
    </style:style>
    <style:style style:name="T409" style:family="text">
      <style:text-properties fo:font-weight="normal" officeooo:rsid="004450ff" style:font-weight-asian="normal" style:font-weight-complex="normal"/>
    </style:style>
    <style:style style:name="T410" style:family="text">
      <style:text-properties fo:font-weight="normal" officeooo:rsid="01113d34" style:font-weight-asian="normal" style:font-weight-complex="normal"/>
    </style:style>
    <style:style style:name="T411" style:family="text">
      <style:text-properties fo:font-weight="normal" officeooo:rsid="00476ae1" style:font-weight-asian="normal" style:font-weight-complex="normal"/>
    </style:style>
    <style:style style:name="T412" style:family="text">
      <style:text-properties fo:font-weight="normal" officeooo:rsid="08ad15c9" style:font-weight-asian="normal" style:font-weight-complex="normal"/>
    </style:style>
    <style:style style:name="T413" style:family="text">
      <style:text-properties fo:font-weight="normal" officeooo:rsid="008eb3ea" style:font-weight-asian="normal" style:font-weight-complex="normal"/>
    </style:style>
    <style:style style:name="T414" style:family="text">
      <style:text-properties fo:font-weight="normal" officeooo:rsid="00939859" style:font-weight-asian="normal" style:font-weight-complex="normal"/>
    </style:style>
    <style:style style:name="T415" style:family="text">
      <style:text-properties fo:font-weight="normal" officeooo:rsid="00941a11" style:font-weight-asian="normal" style:font-weight-complex="normal"/>
    </style:style>
    <style:style style:name="T416" style:family="text">
      <style:text-properties fo:font-weight="normal" officeooo:rsid="00dd44af" style:font-weight-asian="normal" style:font-weight-complex="normal"/>
    </style:style>
    <style:style style:name="T417" style:family="text">
      <style:text-properties fo:font-weight="normal" officeooo:rsid="00e1ae30" style:font-weight-asian="normal" style:font-weight-complex="normal"/>
    </style:style>
    <style:style style:name="T418" style:family="text">
      <style:text-properties fo:font-weight="normal" officeooo:rsid="00f4c6c5" style:font-weight-asian="normal" style:font-weight-complex="normal"/>
    </style:style>
    <style:style style:name="T419" style:family="text">
      <style:text-properties fo:font-weight="normal" officeooo:rsid="00f51685" style:font-weight-asian="normal" style:font-weight-complex="normal"/>
    </style:style>
    <style:style style:name="T420" style:family="text">
      <style:text-properties fo:font-weight="normal" officeooo:rsid="00fc67ff" style:font-weight-asian="normal" style:font-weight-complex="normal"/>
    </style:style>
    <style:style style:name="T421" style:family="text">
      <style:text-properties fo:font-weight="normal" officeooo:rsid="00fdd3aa" style:font-weight-asian="normal" style:font-weight-complex="normal"/>
    </style:style>
    <style:style style:name="T422" style:family="text">
      <style:text-properties fo:font-weight="normal" officeooo:rsid="012e9465" style:font-weight-asian="normal" style:font-weight-complex="normal"/>
    </style:style>
    <style:style style:name="T423" style:family="text">
      <style:text-properties fo:font-weight="normal" officeooo:rsid="012edf56" style:font-weight-asian="normal" style:font-weight-complex="normal"/>
    </style:style>
    <style:style style:name="T424" style:family="text">
      <style:text-properties fo:font-weight="normal" officeooo:rsid="01305c41" style:font-weight-asian="normal" style:font-weight-complex="normal"/>
    </style:style>
    <style:style style:name="T425" style:family="text">
      <style:text-properties fo:font-weight="normal" officeooo:rsid="0134038e" style:font-weight-asian="normal" style:font-weight-complex="normal"/>
    </style:style>
    <style:style style:name="T426" style:family="text">
      <style:text-properties fo:font-weight="normal" officeooo:rsid="0139bd35" style:font-weight-asian="normal" style:font-weight-complex="normal"/>
    </style:style>
    <style:style style:name="T427" style:family="text">
      <style:text-properties fo:font-weight="normal" officeooo:rsid="01401741" style:font-weight-asian="normal" style:font-weight-complex="normal"/>
    </style:style>
    <style:style style:name="T428" style:family="text">
      <style:text-properties fo:font-weight="normal" officeooo:rsid="0142451b" style:font-weight-asian="normal" style:font-weight-complex="normal"/>
    </style:style>
    <style:style style:name="T429" style:family="text">
      <style:text-properties fo:font-weight="normal" officeooo:rsid="0149fc19" style:font-weight-asian="normal" style:font-weight-complex="normal"/>
    </style:style>
    <style:style style:name="T430" style:family="text">
      <style:text-properties fo:font-weight="normal" officeooo:rsid="014be95f" style:font-weight-asian="normal" style:font-weight-complex="normal"/>
    </style:style>
    <style:style style:name="T431" style:family="text">
      <style:text-properties fo:font-weight="normal" officeooo:rsid="03ee7eb1" style:font-weight-asian="normal" style:font-weight-complex="normal"/>
    </style:style>
    <style:style style:name="T432" style:family="text">
      <style:text-properties fo:font-weight="normal" officeooo:rsid="045e6749" style:font-weight-asian="normal" style:font-weight-complex="normal"/>
    </style:style>
    <style:style style:name="T433" style:family="text">
      <style:text-properties fo:font-weight="normal" officeooo:rsid="04602400" style:font-weight-asian="normal" style:font-weight-complex="normal"/>
    </style:style>
    <style:style style:name="T434" style:family="text">
      <style:text-properties style:use-window-font-color="true"/>
    </style:style>
    <style:style style:name="T435" style:family="text">
      <style:text-properties style:use-window-font-color="true" fo:font-weight="bold" style:font-weight-asian="bold" style:font-weight-complex="bold"/>
    </style:style>
    <style:style style:name="T436" style:family="text">
      <style:text-properties style:use-window-font-color="true" fo:font-weight="bold" officeooo:rsid="0044d7a4" style:font-weight-asian="bold" style:font-weight-complex="bold"/>
    </style:style>
    <style:style style:name="T437" style:family="text">
      <style:text-properties style:use-window-font-color="true" fo:font-weight="bold" officeooo:rsid="007ca694" style:font-weight-asian="bold" style:font-weight-complex="bold"/>
    </style:style>
    <style:style style:name="T438" style:family="text">
      <style:text-properties style:use-window-font-color="true" fo:font-weight="bold" officeooo:rsid="01536dcf" style:font-weight-asian="bold" style:font-weight-complex="bold"/>
    </style:style>
    <style:style style:name="T439" style:family="text">
      <style:text-properties style:use-window-font-color="true" fo:font-weight="bold" officeooo:rsid="01549026" style:font-weight-asian="bold" style:font-weight-complex="bold"/>
    </style:style>
    <style:style style:name="T440" style:family="text">
      <style:text-properties style:use-window-font-color="true" fo:font-weight="bold" officeooo:rsid="01549d31" style:font-weight-asian="bold" style:font-weight-complex="bold"/>
    </style:style>
    <style:style style:name="T441" style:family="text">
      <style:text-properties style:use-window-font-color="true" fo:font-weight="bold" officeooo:rsid="01bb0dd2" style:font-weight-asian="bold" style:font-weight-complex="bold"/>
    </style:style>
    <style:style style:name="T442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3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4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5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6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47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48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49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0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52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5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58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59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officeooo:rsid="009f187e" style:font-style-asian="italic" style:font-style-complex="italic"/>
    </style:style>
    <style:style style:name="T46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66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6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68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549d31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bb0dd2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style:font-style-asian="normal" style:font-style-complex="normal"/>
    </style:style>
    <style:style style:name="T493" style:family="text">
      <style:text-properties style:use-window-font-color="true" fo:font-style="normal" officeooo:rsid="0050063f" style:font-style-asian="normal" style:font-style-complex="normal"/>
    </style:style>
    <style:style style:name="T494" style:family="text">
      <style:text-properties style:use-window-font-color="true" fo:font-style="normal" officeooo:rsid="00523bf9" style:font-style-asian="normal" style:font-style-complex="normal"/>
    </style:style>
    <style:style style:name="T495" style:family="text">
      <style:text-properties style:use-window-font-color="true" fo:font-style="normal" officeooo:rsid="016f0506" style:font-style-asian="normal" style:font-style-complex="normal"/>
    </style:style>
    <style:style style:name="T496" style:family="text">
      <style:text-properties style:use-window-font-color="true" fo:font-style="normal" officeooo:rsid="0176ee1b" style:font-style-asian="normal" style:font-style-complex="normal"/>
    </style:style>
    <style:style style:name="T497" style:family="text">
      <style:text-properties style:use-window-font-color="true" fo:font-style="normal" officeooo:rsid="017029bc" style:font-style-asian="normal" style:font-style-complex="normal"/>
    </style:style>
    <style:style style:name="T498" style:family="text">
      <style:text-properties style:use-window-font-color="true" fo:font-style="normal" officeooo:rsid="00a1d04f" style:font-style-asian="normal" style:font-style-complex="normal"/>
    </style:style>
    <style:style style:name="T499" style:family="text">
      <style:text-properties style:use-window-font-color="true" fo:font-style="normal" officeooo:rsid="0050b57f" style:font-style-asian="normal" style:font-style-complex="normal"/>
    </style:style>
    <style:style style:name="T500" style:family="text">
      <style:text-properties style:use-window-font-color="true" fo:font-style="normal" officeooo:rsid="01148430" style:font-style-asian="normal" style:font-style-complex="normal"/>
    </style:style>
    <style:style style:name="T501" style:family="text">
      <style:text-properties style:use-window-font-color="true" fo:font-style="normal" officeooo:rsid="009f187e" style:font-style-asian="normal" style:font-style-complex="normal"/>
    </style:style>
    <style:style style:name="T502" style:family="text">
      <style:text-properties style:use-window-font-color="true" fo:font-style="normal" officeooo:rsid="019eaf58" style:font-style-asian="normal" style:font-style-complex="normal"/>
    </style:style>
    <style:style style:name="T503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04" style:family="text">
      <style:text-properties style:use-window-font-color="true" officeooo:rsid="016f0506"/>
    </style:style>
    <style:style style:name="T505" style:family="text">
      <style:text-properties style:use-window-font-color="true" officeooo:rsid="009ff1c7"/>
    </style:style>
    <style:style style:name="T506" style:family="text">
      <style:text-properties style:use-window-font-color="true" fo:font-weight="normal" style:font-weight-asian="normal" style:font-weight-complex="normal"/>
    </style:style>
    <style:style style:name="T507" style:family="text">
      <style:text-properties style:use-window-font-color="true" fo:font-weight="normal" officeooo:rsid="007ca694" style:font-weight-asian="normal" style:font-weight-complex="normal"/>
    </style:style>
    <style:style style:name="T508" style:family="text">
      <style:text-properties style:use-window-font-color="true" fo:font-weight="normal" officeooo:rsid="01466326" style:font-weight-asian="normal" style:font-weight-complex="normal"/>
    </style:style>
    <style:style style:name="T509" style:family="text">
      <style:text-properties style:use-window-font-color="true" fo:font-weight="normal" officeooo:rsid="014d6fa3" style:font-weight-asian="normal" style:font-weight-complex="normal"/>
    </style:style>
    <style:style style:name="T510" style:family="text">
      <style:text-properties style:use-window-font-color="true" fo:font-weight="normal" officeooo:rsid="01536dcf" style:font-weight-asian="normal" style:font-weight-complex="normal"/>
    </style:style>
    <style:style style:name="T511" style:family="text">
      <style:text-properties style:use-window-font-color="true" fo:font-weight="normal" officeooo:rsid="01549026" style:font-weight-asian="normal" style:font-weight-complex="normal"/>
    </style:style>
    <style:style style:name="T512" style:family="text">
      <style:text-properties style:use-window-font-color="true" fo:font-weight="normal" officeooo:rsid="01549d31" style:font-weight-asian="normal" style:font-weight-complex="normal"/>
    </style:style>
    <style:style style:name="T513" style:family="text">
      <style:text-properties style:use-window-font-color="true" fo:font-weight="normal" officeooo:rsid="0159ad23" style:font-weight-asian="normal" style:font-weight-complex="normal"/>
    </style:style>
    <style:style style:name="T514" style:family="text">
      <style:text-properties style:use-window-font-color="true" fo:font-weight="normal" officeooo:rsid="015ee267" style:font-weight-asian="normal" style:font-weight-complex="normal"/>
    </style:style>
    <style:style style:name="T515" style:family="text">
      <style:text-properties style:use-window-font-color="true" fo:font-weight="normal" officeooo:rsid="0151b86d" style:font-weight-asian="normal" style:font-weight-complex="normal"/>
    </style:style>
    <style:style style:name="T516" style:family="text">
      <style:text-properties style:use-window-font-color="true" fo:font-weight="normal" officeooo:rsid="01b389de" style:font-weight-asian="normal" style:font-weight-complex="normal"/>
    </style:style>
    <style:style style:name="T517" style:family="text">
      <style:text-properties style:use-window-font-color="true" fo:font-weight="normal" officeooo:rsid="01b73f45" style:font-weight-asian="normal" style:font-weight-complex="normal"/>
    </style:style>
    <style:style style:name="T518" style:family="text">
      <style:text-properties style:use-window-font-color="true" fo:font-weight="normal" officeooo:rsid="01bb0dd2" style:font-weight-asian="normal" style:font-weight-complex="normal"/>
    </style:style>
    <style:style style:name="T519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0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1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2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23" style:family="text">
      <style:text-properties style:use-window-font-color="true" officeooo:rsid="01549026"/>
    </style:style>
    <style:style style:name="T524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25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26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27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28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29" style:family="text">
      <style:text-properties style:use-window-font-color="true" officeooo:rsid="01a5396b"/>
    </style:style>
    <style:style style:name="T530" style:family="text">
      <style:text-properties style:use-window-font-color="true" style:text-underline-style="none" fo:font-weight="normal" style:font-weight-asian="normal" style:font-weight-complex="normal"/>
    </style:style>
    <style:style style:name="T531" style:family="text">
      <style:text-properties style:text-underline-style="none"/>
    </style:style>
    <style:style style:name="T532" style:family="text">
      <style:text-properties style:text-underline-style="none" fo:font-weight="normal" style:font-weight-asian="normal" style:font-weight-complex="normal"/>
    </style:style>
    <style:style style:name="T533" style:family="text">
      <style:text-properties style:text-underline-style="none" fo:font-weight="normal" officeooo:rsid="0043121f" style:font-weight-asian="normal" style:font-weight-complex="normal"/>
    </style:style>
    <style:style style:name="T534" style:family="text">
      <style:text-properties style:text-underline-style="none" fo:font-weight="normal" officeooo:rsid="0044d7a4" style:font-weight-asian="normal" style:font-weight-complex="normal"/>
    </style:style>
    <style:style style:name="T535" style:family="text">
      <style:text-properties style:text-underline-style="none" fo:font-weight="normal" officeooo:rsid="00e7b674" style:font-weight-asian="normal" style:font-weight-complex="normal"/>
    </style:style>
    <style:style style:name="T536" style:family="text">
      <style:text-properties style:text-underline-style="none" fo:font-weight="normal" officeooo:rsid="002eb485" style:font-weight-asian="normal" style:font-weight-complex="normal"/>
    </style:style>
    <style:style style:name="T537" style:family="text">
      <style:text-properties style:text-underline-style="none" fo:font-weight="normal" officeooo:rsid="00d5826a" style:font-weight-asian="normal" style:font-weight-complex="normal"/>
    </style:style>
    <style:style style:name="T538" style:family="text">
      <style:text-properties style:text-underline-style="none" fo:font-weight="normal" officeooo:rsid="00476ae1" style:font-weight-asian="normal" style:font-weight-complex="normal"/>
    </style:style>
    <style:style style:name="T539" style:family="text">
      <style:text-properties style:text-underline-style="none" fo:font-weight="normal" officeooo:rsid="013282b3" style:font-weight-asian="normal" style:font-weight-complex="normal"/>
    </style:style>
    <style:style style:name="T540" style:family="text">
      <style:text-properties style:text-underline-style="none" fo:font-weight="normal" officeooo:rsid="004caf23" style:font-weight-asian="normal" style:font-weight-complex="normal"/>
    </style:style>
    <style:style style:name="T541" style:family="text">
      <style:text-properties style:text-underline-style="none" fo:font-weight="normal" officeooo:rsid="0128c6e8" style:font-weight-asian="normal" style:font-weight-complex="normal"/>
    </style:style>
    <style:style style:name="T542" style:family="text">
      <style:text-properties style:text-underline-style="none" fo:font-weight="bold" style:font-weight-asian="bold" style:font-weight-complex="bold"/>
    </style:style>
    <style:style style:name="T543" style:family="text">
      <style:text-properties style:text-underline-style="none" fo:font-weight="bold" officeooo:rsid="002eb485" style:font-weight-asian="bold" style:font-weight-complex="bold"/>
    </style:style>
    <style:style style:name="T544" style:family="text">
      <style:text-properties style:text-underline-style="none" fo:font-weight="bold" officeooo:rsid="00f74e17" style:font-weight-asian="bold" style:font-weight-complex="bold"/>
    </style:style>
    <style:style style:name="T545" style:family="text">
      <style:text-properties style:text-underline-style="none" officeooo:rsid="00bbbf73"/>
    </style:style>
    <style:style style:name="T546" style:family="text">
      <style:text-properties style:text-underline-style="none" officeooo:rsid="00d708a6"/>
    </style:style>
    <style:style style:name="T547" style:family="text">
      <style:text-properties style:text-underline-style="none" officeooo:rsid="00f74e17"/>
    </style:style>
    <style:style style:name="T548" style:family="text">
      <style:text-properties style:text-underline-style="none" officeooo:rsid="00378059"/>
    </style:style>
    <style:style style:name="T549" style:family="text">
      <style:text-properties style:text-underline-style="none" officeooo:rsid="0a1c7a91"/>
    </style:style>
    <style:style style:name="T550" style:family="text">
      <style:text-properties style:text-underline-style="none" officeooo:rsid="08ec3514"/>
    </style:style>
    <style:style style:name="T551" style:family="text">
      <style:text-properties officeooo:rsid="00722a19"/>
    </style:style>
    <style:style style:name="T552" style:family="text">
      <style:text-properties officeooo:rsid="00254a2e"/>
    </style:style>
    <style:style style:name="T553" style:family="text">
      <style:text-properties officeooo:rsid="008a06de"/>
    </style:style>
    <style:style style:name="T554" style:family="text">
      <style:text-properties officeooo:rsid="0099273a"/>
    </style:style>
    <style:style style:name="T555" style:family="text">
      <style:text-properties officeooo:rsid="01dac838"/>
    </style:style>
    <style:style style:name="T556" style:family="text">
      <style:text-properties officeooo:rsid="08e38a7d"/>
    </style:style>
    <style:style style:name="T557" style:family="text">
      <style:text-properties officeooo:rsid="00a75993"/>
    </style:style>
    <style:style style:name="T558" style:family="text">
      <style:text-properties officeooo:rsid="002ba0e7"/>
    </style:style>
    <style:style style:name="T559" style:family="text">
      <style:text-properties officeooo:rsid="00beb82f"/>
    </style:style>
    <style:style style:name="T560" style:family="text">
      <style:text-properties officeooo:rsid="00ba4170"/>
    </style:style>
    <style:style style:name="T561" style:family="text">
      <style:text-properties officeooo:rsid="00bbbf73"/>
    </style:style>
    <style:style style:name="T562" style:family="text">
      <style:text-properties officeooo:rsid="00bd3f9d"/>
    </style:style>
    <style:style style:name="T563" style:family="text">
      <style:text-properties officeooo:rsid="002f336e"/>
    </style:style>
    <style:style style:name="T564" style:family="text">
      <style:text-properties officeooo:rsid="0043008e"/>
    </style:style>
    <style:style style:name="T565" style:family="text">
      <style:text-properties officeooo:rsid="00f5260b"/>
    </style:style>
    <style:style style:name="T566" style:family="text">
      <style:text-properties officeooo:rsid="004a157b"/>
    </style:style>
    <style:style style:name="T567" style:family="text">
      <style:text-properties officeooo:rsid="013013d9"/>
    </style:style>
    <style:style style:name="T568" style:family="text">
      <style:text-properties officeooo:rsid="0137af9f"/>
    </style:style>
    <style:style style:name="T569" style:family="text">
      <style:text-properties officeooo:rsid="004acb3b"/>
    </style:style>
    <style:style style:name="T570" style:family="text">
      <style:text-properties officeooo:rsid="016860b9"/>
    </style:style>
    <style:style style:name="T571" style:family="text">
      <style:text-properties officeooo:rsid="0050b57f"/>
    </style:style>
    <style:style style:name="T572" style:family="text">
      <style:text-properties officeooo:rsid="0188ed42"/>
    </style:style>
    <style:style style:name="T573" style:family="text">
      <style:text-properties officeooo:rsid="0055a125"/>
    </style:style>
    <style:style style:name="T574" style:family="text">
      <style:text-properties officeooo:rsid="00572cb0"/>
    </style:style>
    <style:style style:name="T575" style:family="text">
      <style:text-properties officeooo:rsid="0176ee1b"/>
    </style:style>
    <style:style style:name="T576" style:family="text">
      <style:text-properties officeooo:rsid="005c5090"/>
    </style:style>
    <style:style style:name="T577" style:family="text">
      <style:text-properties officeooo:rsid="005f2637"/>
    </style:style>
    <style:style style:name="T578" style:family="text">
      <style:text-properties officeooo:rsid="005fb5cb"/>
    </style:style>
    <style:style style:name="T579" style:family="text">
      <style:text-properties officeooo:rsid="0063f681"/>
    </style:style>
    <style:style style:name="T580" style:family="text">
      <style:text-properties officeooo:rsid="00644350"/>
    </style:style>
    <style:style style:name="T581" style:family="text">
      <style:text-properties officeooo:rsid="006579dd"/>
    </style:style>
    <style:style style:name="T582" style:family="text">
      <style:text-properties officeooo:rsid="0066b31e"/>
    </style:style>
    <style:style style:name="T583" style:family="text">
      <style:text-properties officeooo:rsid="0066c57e"/>
    </style:style>
    <style:style style:name="T584" style:family="text">
      <style:text-properties officeooo:rsid="00684bfc"/>
    </style:style>
    <style:style style:name="T585" style:family="text">
      <style:text-properties officeooo:rsid="0069643a"/>
    </style:style>
    <style:style style:name="T586" style:family="text">
      <style:text-properties officeooo:rsid="00703df9"/>
    </style:style>
    <style:style style:name="T587" style:family="text">
      <style:text-properties officeooo:rsid="0072cdc4"/>
    </style:style>
    <style:style style:name="T588" style:family="text">
      <style:text-properties officeooo:rsid="00751d17"/>
    </style:style>
    <style:style style:name="T589" style:family="text">
      <style:text-properties officeooo:rsid="0076848f"/>
    </style:style>
    <style:style style:name="T590" style:family="text">
      <style:text-properties officeooo:rsid="0077a442"/>
    </style:style>
    <style:style style:name="T591" style:family="text">
      <style:text-properties officeooo:rsid="00793c0d"/>
    </style:style>
    <style:style style:name="T592" style:family="text">
      <style:text-properties officeooo:rsid="007b2101"/>
    </style:style>
    <style:style style:name="T593" style:family="text">
      <style:text-properties officeooo:rsid="007ca694"/>
    </style:style>
    <style:style style:name="T594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95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96" style:family="text">
      <style:text-properties fo:font-size="14pt" fo:font-weight="bold" style:font-size-asian="14pt" style:font-weight-asian="bold" style:font-size-complex="14pt" style:font-weight-complex="bold"/>
    </style:style>
    <style:style style:name="T597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98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99" style:family="text">
      <style:text-properties fo:font-size="14pt" fo:font-style="normal" style:font-size-asian="14pt" style:font-style-asian="normal" style:font-size-complex="14pt" style:font-style-complex="normal"/>
    </style:style>
    <style:style style:name="T600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0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02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03" style:family="text">
      <style:text-properties fo:font-size="14pt" fo:font-style="italic" style:font-size-asian="14pt" style:font-style-asian="italic" style:font-size-complex="14pt" style:font-style-complex="italic"/>
    </style:style>
    <style:style style:name="T604" style:family="text">
      <style:text-properties officeooo:rsid="007d92ff"/>
    </style:style>
    <style:style style:name="T605" style:family="text">
      <style:text-properties officeooo:rsid="007fd79d"/>
    </style:style>
    <style:style style:name="T606" style:family="text">
      <style:text-properties officeooo:rsid="00819260"/>
    </style:style>
    <style:style style:name="T607" style:family="text">
      <style:text-properties officeooo:rsid="0082c116"/>
    </style:style>
    <style:style style:name="T608" style:family="text">
      <style:text-properties officeooo:rsid="008478a0"/>
    </style:style>
    <style:style style:name="T609" style:family="text">
      <style:text-properties officeooo:rsid="00941a11"/>
    </style:style>
    <style:style style:name="T610" style:family="text">
      <style:text-properties officeooo:rsid="009d5b59"/>
    </style:style>
    <style:style style:name="T611" style:family="text">
      <style:text-properties officeooo:rsid="00a1d04f"/>
    </style:style>
    <style:style style:name="T612" style:family="text">
      <style:text-properties fo:color="#ff8c00"/>
    </style:style>
    <style:style style:name="T613" style:family="text">
      <style:text-properties fo:color="#ff8c00" fo:font-style="italic" style:font-style-asian="italic" style:font-style-complex="italic"/>
    </style:style>
    <style:style style:name="T614" style:family="text">
      <style:text-properties officeooo:rsid="00a1e031"/>
    </style:style>
    <style:style style:name="T615" style:family="text">
      <style:text-properties officeooo:rsid="00a35d76"/>
    </style:style>
    <style:style style:name="T616" style:family="text">
      <style:text-properties officeooo:rsid="00a69dce"/>
    </style:style>
    <style:style style:name="T617" style:family="text">
      <style:text-properties officeooo:rsid="00a6f347"/>
    </style:style>
    <style:style style:name="T618" style:family="text">
      <style:text-properties officeooo:rsid="00a8ca1b"/>
    </style:style>
    <style:style style:name="T619" style:family="text">
      <style:text-properties officeooo:rsid="00acfb9d"/>
    </style:style>
    <style:style style:name="T620" style:family="text">
      <style:text-properties officeooo:rsid="00ad6801"/>
    </style:style>
    <style:style style:name="T621" style:family="text">
      <style:text-properties officeooo:rsid="00b41267"/>
    </style:style>
    <style:style style:name="T622" style:family="text">
      <style:text-properties officeooo:rsid="00ba819c"/>
    </style:style>
    <style:style style:name="T623" style:family="text">
      <style:text-properties officeooo:rsid="00bbf4cd"/>
    </style:style>
    <style:style style:name="T624" style:family="text">
      <style:text-properties officeooo:rsid="00bdd473"/>
    </style:style>
    <style:style style:name="T625" style:family="text">
      <style:text-properties officeooo:rsid="00c12d1c"/>
    </style:style>
    <style:style style:name="T626" style:family="text">
      <style:text-properties officeooo:rsid="00c2c999"/>
    </style:style>
    <style:style style:name="T627" style:family="text">
      <style:text-properties officeooo:rsid="00c50878"/>
    </style:style>
    <style:style style:name="T628" style:family="text">
      <style:text-properties officeooo:rsid="00c88326"/>
    </style:style>
    <style:style style:name="T629" style:family="text">
      <style:text-properties officeooo:rsid="00cbb52c"/>
    </style:style>
    <style:style style:name="T630" style:family="text">
      <style:text-properties officeooo:rsid="00d04e1a"/>
    </style:style>
    <style:style style:name="T631" style:family="text">
      <style:text-properties officeooo:rsid="00d23a32"/>
    </style:style>
    <style:style style:name="T632" style:family="text">
      <style:text-properties officeooo:rsid="00d3f114"/>
    </style:style>
    <style:style style:name="T633" style:family="text">
      <style:text-properties officeooo:rsid="00d833d3"/>
    </style:style>
    <style:style style:name="T634" style:family="text">
      <style:text-properties officeooo:rsid="00d873e2"/>
    </style:style>
    <style:style style:name="T635" style:family="text">
      <style:text-properties officeooo:rsid="00eb49f4"/>
    </style:style>
    <style:style style:name="T636" style:family="text">
      <style:text-properties officeooo:rsid="00fb5f7f"/>
    </style:style>
    <style:style style:name="T637" style:family="text">
      <style:text-properties officeooo:rsid="00fc67ff"/>
    </style:style>
    <style:style style:name="T638" style:family="text">
      <style:text-properties officeooo:rsid="00fdd3aa"/>
    </style:style>
    <style:style style:name="T639" style:family="text">
      <style:text-properties officeooo:rsid="00ffe4b9"/>
    </style:style>
    <style:style style:name="T640" style:family="text">
      <style:text-properties officeooo:rsid="010639c7"/>
    </style:style>
    <style:style style:name="T641" style:family="text">
      <style:text-properties officeooo:rsid="010ab710"/>
    </style:style>
    <style:style style:name="T642" style:family="text">
      <style:text-properties officeooo:rsid="010ff277"/>
    </style:style>
    <style:style style:name="T643" style:family="text">
      <style:text-properties officeooo:rsid="0111d037"/>
    </style:style>
    <style:style style:name="T644" style:family="text">
      <style:text-properties officeooo:rsid="011511c0"/>
    </style:style>
    <style:style style:name="T645" style:family="text">
      <style:text-properties officeooo:rsid="01185712"/>
    </style:style>
    <style:style style:name="T646" style:family="text">
      <style:text-properties officeooo:rsid="01190d75"/>
    </style:style>
    <style:style style:name="T647" style:family="text">
      <style:text-properties officeooo:rsid="01206a6e"/>
    </style:style>
    <style:style style:name="T648" style:family="text">
      <style:text-properties officeooo:rsid="0128c6e8"/>
    </style:style>
    <style:style style:name="T649" style:family="text">
      <style:text-properties officeooo:rsid="00201bd5"/>
    </style:style>
    <style:style style:name="T650" style:family="text">
      <style:text-properties officeooo:rsid="012b24b3"/>
    </style:style>
    <style:style style:name="T651" style:family="text">
      <style:text-properties officeooo:rsid="012cecd7"/>
    </style:style>
    <style:style style:name="T652" style:family="text">
      <style:text-properties officeooo:rsid="012e9465"/>
    </style:style>
    <style:style style:name="T653" style:family="text">
      <style:text-properties officeooo:rsid="01305c41"/>
    </style:style>
    <style:style style:name="T654" style:family="text">
      <style:text-properties officeooo:rsid="0140be6f"/>
    </style:style>
    <style:style style:name="T655" style:family="text">
      <style:text-properties officeooo:rsid="0149fc19"/>
    </style:style>
    <style:style style:name="T656" style:family="text">
      <style:text-properties officeooo:rsid="014be95f"/>
    </style:style>
    <style:style style:name="T657" style:family="text">
      <style:text-properties officeooo:rsid="010185dc"/>
    </style:style>
    <style:style style:name="T658" style:family="text">
      <style:text-properties officeooo:rsid="0437fd59"/>
    </style:style>
    <style:style style:name="T659" style:family="text">
      <style:text-properties officeooo:rsid="03ee7eb1"/>
    </style:style>
    <style:style style:name="T660" style:family="text">
      <style:text-properties officeooo:rsid="03f7049e"/>
    </style:style>
    <style:style style:name="T661" style:family="text">
      <style:text-properties officeooo:rsid="0735889c"/>
    </style:style>
    <style:style style:name="T662" style:family="text">
      <style:text-properties officeooo:rsid="0739531b"/>
    </style:style>
    <style:style style:name="T663" style:family="text">
      <style:text-properties officeooo:rsid="0166b397"/>
    </style:style>
    <style:style style:name="T664" style:family="text">
      <style:text-properties officeooo:rsid="066f3d61"/>
    </style:style>
    <style:style style:name="T665" style:family="text">
      <style:text-properties officeooo:rsid="067106c6"/>
    </style:style>
    <style:style style:name="T666" style:family="text">
      <style:text-properties officeooo:rsid="08cb2076"/>
    </style:style>
    <style:style style:name="T667" style:family="text">
      <style:text-properties officeooo:rsid="066eeab0"/>
    </style:style>
    <style:style style:name="T668" style:family="text">
      <style:text-properties officeooo:rsid="018bcdc5"/>
    </style:style>
    <style:style style:name="T669" style:family="text">
      <style:text-properties officeooo:rsid="0194da6f"/>
    </style:style>
    <style:style style:name="T670" style:family="text">
      <style:text-properties officeooo:rsid="019eaf58"/>
    </style:style>
    <style:style style:name="T671" style:family="text">
      <style:text-properties officeooo:rsid="01a04199"/>
    </style:style>
    <style:style style:name="T672" style:family="text">
      <style:text-properties officeooo:rsid="01a19cb6"/>
    </style:style>
    <style:style style:name="T673" style:family="text">
      <style:text-properties officeooo:rsid="01a21e06"/>
    </style:style>
    <style:style style:name="T674" style:family="text">
      <style:text-properties officeooo:rsid="01aed7c1"/>
    </style:style>
    <style:style style:name="T675" style:family="text">
      <style:text-properties officeooo:rsid="01bb0d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3">совершенное</text:span> автор<text:span text:style-name="T18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4"><text:span text:style-name="T1">Помимо </text:span><text:span text:style-name="T139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67">одним или несколькими </text:span><text:span text:style-name="T1">существительным</text:span><text:span text:style-name="T367">и</text:span><text:span text:style-name="T1">, перед которым</text:span><text:span text:style-name="T368">и</text:span><text:span text:style-name="T1"> обычно идет предлог или </text:span><text:span text:style-name="T367">инфинитив</text:span><text:span text:style-name="T1">.</text:span></text:p>
      <text:p text:style-name="P1"/>
      <text:p text:style-name="P413"><text:span text:style-name="T1">Обстоятельство описывает место, время, </text:span><text:span text:style-name="T367">или </text:span><text:span text:style-name="T1">способ действия. Оно выражено словом или группой слов, отвечающих на вопросы: «</text:span><text:span text:style-name="T187">где?»</text:span><text:span text:style-name="T255">,</text:span><text:span text:style-name="T187"> «</text:span><text:span text:style-name="T253">когда?», «</text:span><text:span text:style-name="T189">к</text:span><text:span text:style-name="T253">ак?» </text:span><text:span text:style-name="T254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4"><text:span text:style-name="T190">В а</text:span><text:span text:style-name="T185">нглийско</text:span><text:span text:style-name="T190">м</text:span><text:span text:style-name="T185"> предложени</text:span><text:span text:style-name="T190">и важно</text:span><text:span text:style-name="T185"> </text:span><text:span text:style-name="T192">соблюдать</text:span><text:span text:style-name="T185"> </text:span><text:span text:style-name="T190">правильн</text:span><text:span text:style-name="T192">ый</text:span><text:span text:style-name="T190"> </text:span><text:span text:style-name="T185">поряд</text:span><text:span text:style-name="T192">о</text:span><text:span text:style-name="T185">к слов.</text:span></text:p>
      <text:p text:style-name="P16">Сначала <text:span text:style-name="T573">идет</text:span> <text:span text:style-name="T140">подлежащее</text:span>, затем <text:span text:style-name="T149">сказуемое</text:span>, после <text:span text:style-name="T162">дополнение</text:span> и/или <text:span text:style-name="T170">обстоятельство</text:span>.</text:p>
      <text:p text:style-name="P19"/>
      <text:p text:style-name="P247"><text:span text:style-name="T141">We</text:span><text:span text:style-name="T3"> </text:span><text:span text:style-name="T150">do</text:span><text:span text:style-name="T3"> </text:span><text:span text:style-name="T163">the</text:span><text:span text:style-name="T164"> </text:span><text:span text:style-name="T165">job</text:span><text:span text:style-name="T3"> </text:span><text:span text:style-name="T17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9"/>
      <text:p text:style-name="P415"><text:span text:style-name="T187">С</text:span><text:span text:style-name="T186">казуемое часто разделяется</text:span><text:span text:style-name="T187"> на</text:span><text:span text:style-name="T186"> </text:span><text:span text:style-name="T178">вспомогательный </text:span><text:span text:style-name="T186">и </text:span><text:span text:style-name="T151">смысловой</text:span><text:span text:style-name="T4"> </text:span>глаголы<text:span text:style-name="T186">. </text:span><text:span text:style-name="T19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3"><text:span text:style-name="T141">They</text:span><text:span text:style-name="T3"> </text:span><text:span text:style-name="T180">have </text:span><text:span text:style-name="T177">not</text:span><text:span text:style-name="T150"> finish</text:span><text:span text:style-name="T153">ed</text:span><text:span text:style-name="T3"> </text:span><text:span text:style-name="T164">their work</text:span><text:span text:style-name="T3"> </text:span><text:span text:style-name="T171">in time</text:span><text:span text:style-name="T3"> — </text:span><text:span text:style-name="T5">Они не закончили работу вовремя.</text:span></text:p>
      <text:p text:style-name="P250"><text:span text:style-name="T143">I</text:span><text:span text:style-name="T183"> </text:span><text:span text:style-name="T181">will</text:span><text:span text:style-name="T155"> give</text:span><text:span text:style-name="T183"> </text:span><text:span text:style-name="T167">you money</text:span><text:span text:style-name="T183"> — Я дам тебе деньги </text:span><text:span text:style-name="T369">(два дополнения)</text:span><text:span text:style-name="T183">.</text:span></text:p>
      <text:p text:style-name="P21"/>
      <text:p text:style-name="P413"><text:span text:style-name="T187">В вопросительных предложениях порядок слов другой. Сначала идет вспомогательный глагол, затем подлежащее, </text:span><text:span text:style-name="T188">а после — смысловой глагол, дополнение и/</text:span><text:span text:style-name="T189">или</text:span><text:span text:style-name="T188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4"><text:span text:style-name="T179">Do</text:span><text:span text:style-name="T6"> </text:span><text:span text:style-name="T142">you</text:span><text:span text:style-name="T6"> </text:span><text:span text:style-name="T152">want</text:span><text:span text:style-name="T370"> </text:span><text:span text:style-name="T2">to live</text:span><text:span text:style-name="T370"> </text:span><text:span text:style-name="T173">in Spain</text:span><text:span text:style-name="T6">? — Ты хочешь жить в Испании?</text:span></text:p>
      <text:p text:style-name="P251"><text:span text:style-name="T372">What</text:span><text:span text:style-name="T369"> </text:span><text:span text:style-name="T182">are</text:span><text:span text:style-name="T369"> </text:span><text:span text:style-name="T144">you</text:span><text:span text:style-name="T369"> </text:span><text:span text:style-name="T156">doing</text:span><text:span text:style-name="T369"> </text:span><text:span text:style-name="T174">here</text:span><text:span text:style-name="T369">? </text:span><text:span text:style-name="T373">—</text:span><text:span text:style-name="T369"> Что ты здесь делаешь?</text:span></text:p>
      <text:p text:style-name="P251"/>
      <text:p text:style-name="P106">Если обстоятельство состоит из нескольких слов, то оно может переехать в самое начало:</text:p>
      <text:p text:style-name="P106"/>
      <text:p text:style-name="P327">Tom walks to work <text:span text:style-name="T170">every morning</text:span> / <text:span text:style-name="T170">Every morning</text:span> Tom walks to work —</text:p>
      <text:p text:style-name="P327">Том ходит на работу каждое утро.</text:p>
      <text:p text:style-name="P327"/>
      <text:p text:style-name="P106">Глаголы, требующие 2х дополнений: <text:span text:style-name="T2">give, lend, pass, send, show.</text:span></text:p>
      <text:p text:style-name="P116"/>
      <text:p text:style-name="P616"><text:span text:style-name="T251">Сами д</text:span><text:span text:style-name="T243">ополнения могут указываться </text:span><text:span text:style-name="T244">2мя</text:span><text:span text:style-name="T243"> способами:</text:span></text:p>
      <text:p text:style-name="P106"/>
      <text:p text:style-name="P106">1. После глагола указывается человек, а затем предмет; без предлогов.</text:p>
      <text:p text:style-name="P615"><text:span text:style-name="T184"><text:s text:c="2"/></text:span><text:span text:style-name="T2"><text:s text:c="2"/>I lent </text:span><text:span text:style-name="T163">Mike</text:span><text:span text:style-name="T2"> some </text:span><text:span text:style-name="T163">money</text:span><text:span text:style-name="T2"> — Я одолжил Майку деньги.</text:span></text:p>
      <text:p text:style-name="P327"/>
      <text:p text:style-name="P106">2. После глагола указывается предмет, а затем человек; перед человеком будет предлог <text:span text:style-name="T2">to</text:span>.</text:p>
      <text:p text:style-name="P106"><text:s text:c="4"/><text:span text:style-name="T2">I </text:span><text:span text:style-name="T163">lent</text:span><text:span text:style-name="T2"> some money </text:span><text:span text:style-name="T613">to</text:span><text:span text:style-name="T2"> </text:span><text:span text:style-name="T163">Mike</text:span><text:span text:style-name="T2"> — Я одолжил деньги Майку.</text:span></text:p>
      <text:p text:style-name="P11"><text:soft-page-break/>Английские времена</text:p>
      <text:p text:style-name="P419"/>
      <text:p text:style-name="P420">В английском языке 12 времен. Они разбиты на 4 группы: <text:span text:style-name="T2">Simple, Continuous, Perfect </text:span><text:span text:style-name="T184">и</text:span><text:span text:style-name="T2"> Perfect Continuous</text:span>. Каждая<text:span text:style-name="T606"> </text:span>групп<text:span text:style-name="T606">а</text:span> включает в себя 3 времени: <text:span text:style-name="T2">Present, Past, Future</text:span>.</text:p>
      <text:p text:style-name="P419"/>
      <text:p text:style-name="P405">Present Simple</text:p>
      <text:p text:style-name="P421"/>
      <text:p text:style-name="P422">Используется чтобы сообщить: </text:p>
      <text:list xml:id="list1766842401" text:style-name="L1">
        <text:list-item>
          <text:p text:style-name="P718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19"><text:span text:style-name="T374">регулярны</text:span><text:span text:style-name="T566">е</text:span><text:span text:style-name="T374"> события настоящего;</text:span></text:p>
        </text:list-item>
      </text:list>
      <text:p text:style-name="P542"/>
      <text:p text:style-name="P456"><text:span text:style-name="T376">I </text:span><text:span text:style-name="T123">live</text:span><text:span text:style-name="T376"> in New York — Я </text:span><text:span text:style-name="T377">живу</text:span><text:span text:style-name="T376"> в Нью Йорке.</text:span></text:p>
      <text:p text:style-name="P423"/>
      <text:p text:style-name="P540">В утверждениях, когда подлежащее в третьем лице, единственном числе <text:span text:style-name="T2">(he, she, it), </text:span></text:p>
      <text:p text:style-name="P447"><text:span text:style-name="T375">к сказуемому добавляется окончание </text:span><text:span text:style-name="T8">-s</text:span><text:span text:style-name="T375"> (</text:span><text:span text:style-name="T8">-es</text:span><text:span text:style-name="T375"> если заканчивается на гласную или шипящий). </text:span></text:p>
      <text:p text:style-name="P541"/>
      <text:p text:style-name="P448"><text:span text:style-name="T376">Peter </text:span><text:span text:style-name="T123">works</text:span><text:span text:style-name="T376"> in New York — Питер </text:span><text:span text:style-name="T377">работает</text:span><text:span text:style-name="T376"> в Нью Йорке;</text:span></text:p>
      <text:p text:style-name="P421"/>
      <text:p text:style-name="P431"><text:span text:style-name="T648">Слова-маячки</text:span><text:span text:style-name="T649"> (перед сказуемым):</text:span></text:p>
      <text:list xml:id="list2570725352" text:style-name="L2">
        <text:list-item>
          <text:p text:style-name="P720">always - <text:span text:style-name="T401">всегда</text:span>;</text:p>
        </text:list-item>
        <text:list-item>
          <text:p text:style-name="P720">usually - <text:span text:style-name="T401">обычно</text:span>;</text:p>
        </text:list-item>
        <text:list-item>
          <text:p text:style-name="P720">often - <text:span text:style-name="T401">часто</text:span>;</text:p>
        </text:list-item>
        <text:list-item>
          <text:p text:style-name="P720">sometimes - <text:span text:style-name="T401">иногда</text:span>;</text:p>
        </text:list-item>
        <text:list-item>
          <text:p text:style-name="P720">never — <text:span text:style-name="T401">никогда;</text:span></text:p>
        </text:list-item>
      </text:list>
      <text:p text:style-name="P252"/>
      <text:p text:style-name="P253">I <text:span text:style-name="T378">always</text:span> wash my hands before eating — Я <text:span text:style-name="T378">всегда</text:span> мою руки перед едой.</text:p>
      <text:p text:style-name="Standard"/>
      <text:p text:style-name="P530"><text:span text:style-name="T574">Отрицание образуется с помощью частицы </text:span><text:span text:style-name="T13">not</text:span><text:span text:style-name="T574">, </text:span>которая идет в паре со вспомогательным глаголом <text:span text:style-name="T2">do</text:span>. <text:span text:style-name="T534">Если подлежащее </text:span><text:span text:style-name="T93">he/she/it</text:span><text:span text:style-name="T534">, то </text:span><text:span text:style-name="T103">do</text:span><text:span text:style-name="T538"> меняется на</text:span><text:span text:style-name="T534"> </text:span><text:span text:style-name="T93">does</text:span><text:span text:style-name="T534">.</text:span></text:p>
      <text:p text:style-name="P449"/>
      <text:p text:style-name="P341">People <text:span text:style-name="T435">do </text:span><text:span text:style-name="T436">not</text:span><text:span text:style-name="T434"> live</text:span> in space — Люди <text:span text:style-name="T378">не</text:span> живут в космосе.</text:p>
      <text:p text:style-name="P341">Water <text:span text:style-name="T435">does </text:span><text:span text:style-name="T436">not</text:span><text:span text:style-name="T434"> boil</text:span> at 50 degrees Celsius — Вода <text:span text:style-name="T378">не</text:span> кипит при 50 грудусах.</text:p>
      <text:p text:style-name="P341"/>
      <text:p text:style-name="P436"><text:span text:style-name="T305">Практически всегда </text:span><text:span text:style-name="T93">do not</text:span><text:span text:style-name="T305"> использу</text:span><text:span text:style-name="T306">е</text:span><text:span text:style-name="T305">тся в сокращении: </text:span></text:p>
      <text:p text:style-name="P126"/>
      <text:p text:style-name="P342">We <text:span text:style-name="T378">don`t</text:span> drink whisky — Мы <text:span text:style-name="T378">не</text:span> пьем виски. </text:p>
      <text:p text:style-name="P340">He <text:span text:style-name="T378">doesn`t</text:span> drink tea — Он <text:span text:style-name="T378">не</text:span> пьет чай.</text:p>
      <text:p text:style-name="P257"/>
      <text:p text:style-name="P529"><text:span text:style-name="T573">В вопросах вспомогательный глагол </text:span><text:span text:style-name="T12">do</text:span><text:span text:style-name="T307"> ставится перед подлежащим:</text:span></text:p>
      <text:p text:style-name="P128"/>
      <text:p text:style-name="P458"><text:span text:style-name="T542">Do</text:span><text:span text:style-name="T532"> you like action movies? </text:span><text:span text:style-name="T533">— </text:span><text:span text:style-name="T532">Тебе нравятся экшен фильмы? </text:span></text:p>
      <text:p text:style-name="P450"><text:span text:style-name="T443">What books </text:span><text:span text:style-name="T446">do</text:span><text:span text:style-name="T447">es</text:span><text:span text:style-name="T443"> </text:span><text:span text:style-name="T444">he</text:span><text:span text:style-name="T443"> read? </text:span><text:span text:style-name="T445">—</text:span><text:span text:style-name="T443"> Какие книги </text:span><text:span text:style-name="T444">он</text:span><text:span text:style-name="T443"> </text:span><text:span text:style-name="T444">читает</text:span><text:span text:style-name="T443">?</text:span></text:p>
      <text:p text:style-name="P128"/>
      <text:p text:style-name="P361">Present Continuous</text:p>
      <text:p text:style-name="P129"/>
      <text:p text:style-name="P451"><text:span text:style-name="T308">Используется, чтобы </text:span><text:span text:style-name="T325">сообщить</text:span><text:span text:style-name="T308"> о </text:span><text:span text:style-name="T318">действии</text:span><text:span text:style-name="T308">, </text:span><text:span text:style-name="T319">которое происходит</text:span><text:span text:style-name="T308"> </text:span><text:span text:style-name="T361">сейчас</text:span><text:span text:style-name="T308"> и еще не законч</text:span><text:span text:style-name="T325">ено</text:span><text:span text:style-name="T308">.</text:span></text:p>
      <text:p text:style-name="P130">Состоит из связки вспомогательного глагола <text:span text:style-name="T2">be</text:span> и смыслового <text:span text:style-name="T569">глагола </text:span>с окончанием <text:span text:style-name="T2">-ing</text:span>:</text:p>
      <text:p text:style-name="P464"/>
      <text:p text:style-name="P464">She <text:span text:style-name="T378">is driving</text:span> to work. <text:span text:style-name="T551">—</text:span> Она <text:span text:style-name="T378">едет</text:span> на работу.</text:p>
      <text:p text:style-name="P465">I <text:span text:style-name="T383">a</text:span><text:span text:style-name="T378">m not listening</text:span> to you. <text:span text:style-name="T553">—</text:span> Я <text:span text:style-name="T378">не слушаю</text:span> тебя.</text:p>
      <text:p text:style-name="P466">Where <text:span text:style-name="T378">is </text:span>he <text:span text:style-name="T378">going</text:span>? <text:span text:style-name="T553">—</text:span> Куда он <text:span text:style-name="T378">идет</text:span>?</text:p>
      <text:p text:style-name="P127"/>
      <text:p text:style-name="P147"><text:soft-page-break/><text:span text:style-name="T648">Слова-маячки</text:span> <text:span text:style-name="T558">(в разных местах)</text:span>:</text:p>
      <text:list xml:id="list4245778158" text:style-name="L3">
        <text:list-item>
          <text:p text:style-name="P761">look — смотри;</text:p>
        </text:list-item>
        <text:list-item>
          <text:p text:style-name="P761">now — сейчас (<text:span text:style-name="T552">обычно </text:span>в конце);</text:p>
        </text:list-item>
        <text:list-item>
          <text:p text:style-name="P761">at the moment — в этот момент (<text:span text:style-name="T552">обычно </text:span>в конце).</text:p>
        </text:list-item>
      </text:list>
      <text:p text:style-name="P344"/>
      <text:p text:style-name="P343">I am working right <text:span text:style-name="T378">now</text:span>. — Прямо сейчас я работаю.</text:p>
      <text:p text:style-name="P343"><text:span text:style-name="T378">Look</text:span> out of the window! It`s raining. — Посмотри в окно. Идет дождь.</text:p>
      <text:p text:style-name="P158"/>
      <text:p text:style-name="P157"><text:span text:style-name="T554">Глаголы, которые не использ</text:span><text:span text:style-name="T555">уются</text:span><text:span text:style-name="T554"> в </text:span><text:span text:style-name="T29">Continuous</text:span></text:p>
      <text:p text:style-name="P157"/>
      <text:p text:style-name="P144">Как правило это глаголы, описывающие чувства или мысли.</text:p>
      <text:p text:style-name="P526"><text:span text:style-name="T329">Но если они </text:span><text:span text:style-name="T330">идут</text:span><text:span text:style-name="T329"> </text:span><text:span text:style-name="T330">внутри</text:span><text:span text:style-name="T329"> </text:span><text:span text:style-name="T330">какой-</text:span><text:span text:style-name="T331">то</text:span><text:span text:style-name="T330"> </text:span><text:span text:style-name="T329">устойчивой связки, то могут быть и с </text:span><text:span text:style-name="T104">-ing</text:span><text:span text:style-name="T329">.</text:span></text:p>
      <text:p text:style-name="P346"/>
      <text:p text:style-name="P132">Глаголы восприятия:</text:p>
      <text:list xml:id="list3370327645" text:style-name="L4">
        <text:list-item>
          <text:p text:style-name="P762">see — видеть;</text:p>
        </text:list-item>
        <text:list-item>
          <text:p text:style-name="P762">hear — слышать;</text:p>
        </text:list-item>
        <text:list-item>
          <text:p text:style-name="P762">feel — чувствовать <text:span text:style-name="T556">себя</text:span>;</text:p>
        </text:list-item>
        <text:list-item>
          <text:p text:style-name="P762">taste — чувствовать вкус (пробовать);</text:p>
        </text:list-item>
        <text:list-item>
          <text:p text:style-name="P762">smell — чувствовать запах (нюхать);</text:p>
        </text:list-item>
      </text:list>
      <text:p text:style-name="P133"/>
      <text:p text:style-name="P132">Глаголы для выражения мнения:</text:p>
      <text:list xml:id="list946340716" text:style-name="L5">
        <text:list-item>
          <text:p text:style-name="P763">belive — верить;</text:p>
        </text:list-item>
        <text:list-item>
          <text:p text:style-name="P763">doubt — сомневаться;</text:p>
        </text:list-item>
        <text:list-item>
          <text:p text:style-name="P763">think — думать;</text:p>
        </text:list-item>
      </text:list>
      <text:p text:style-name="P131"/>
      <text:p text:style-name="P132">Глаголы, показывающие состояние мыслей:</text:p>
      <text:list xml:id="list1839264751" text:style-name="L6">
        <text:list-item>
          <text:p text:style-name="P764">forget — забывать;</text:p>
        </text:list-item>
        <text:list-item>
          <text:p text:style-name="P764">imagine — представлять;</text:p>
        </text:list-item>
        <text:list-item>
          <text:p text:style-name="P764">know — знать;</text:p>
        </text:list-item>
        <text:list-item>
          <text:p text:style-name="P764">understand — понимать;</text:p>
        </text:list-item>
      </text:list>
      <text:p text:style-name="P133"/>
      <text:p text:style-name="P134">Глаголы, указывающие на эмоции и желания:</text:p>
      <text:list xml:id="list3962167000" text:style-name="L7">
        <text:list-item>
          <text:p text:style-name="P765">love — любить;</text:p>
        </text:list-item>
        <text:list-item>
          <text:p text:style-name="P765">like — нравиться;</text:p>
        </text:list-item>
        <text:list-item>
          <text:p text:style-name="P765">hate — ненавидеть;</text:p>
        </text:list-item>
        <text:list-item>
          <text:p text:style-name="P765">hope — надеяться;</text:p>
        </text:list-item>
        <text:list-item>
          <text:p text:style-name="P765">want — хотеть;</text:p>
        </text:list-item>
        <text:list-item>
          <text:p text:style-name="P765">wish — желать;</text:p>
        </text:list-item>
      </text:list>
      <text:p text:style-name="P134"/>
      <text:p text:style-name="P134">Другие глаголы:</text:p>
      <text:list xml:id="list140090524" text:style-name="L8">
        <text:list-item>
          <text:p text:style-name="P766">look — выглядеть;</text:p>
        </text:list-item>
        <text:list-item>
          <text:p text:style-name="P766">have — иметь;</text:p>
        </text:list-item>
      </text:list>
      <text:p text:style-name="P135"/>
      <text:p text:style-name="P347">I <text:span text:style-name="T378">think</text:span> Amy is a strange girl. - Я <text:span text:style-name="T378">думаю</text:span>, Эмми странная девушка.</text:p>
      <text:p text:style-name="P347">You <text:span text:style-name="T378">look</text:span> great! - Ты <text:span text:style-name="T378">выглядишь</text:span> отлично!</text:p>
      <text:p text:style-name="P345"/>
      <text:p text:style-name="P362">Present Perfect</text:p>
      <text:p text:style-name="P146"/>
      <text:p text:style-name="P523"><text:span text:style-name="T309">И</text:span><text:span text:style-name="T321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7"><text:soft-page-break/>Состоит из связки вспомогательного глагола have и смыслового глагола в 3й форме.</text:p>
      <text:p text:style-name="P453"><text:span text:style-name="T354">В </text:span><text:span text:style-name="T351">отрицаниях почти всегда используется сокращенная форма глагола </text:span><text:span text:style-name="T116">haven`t</text:span><text:span text:style-name="T351">.</text:span></text:p>
      <text:p text:style-name="P139"><text:span text:style-name="T559">Сокращени</text:span><text:span text:style-name="T575">е</text:span><text:span text:style-name="T559"> </text:span><text:span text:style-name="T14">`ve not</text:span><text:span text:style-name="T559"> не используется.</text:span></text:p>
      <text:p text:style-name="P138"/>
      <text:p text:style-name="P452"><text:span text:style-name="T99">You </text:span><text:span text:style-name="T120">have</text:span><text:span text:style-name="T99"> </text:span><text:span text:style-name="T120">broken</text:span><text:span text:style-name="T99"> the vase. </text:span><text:span text:style-name="T100">— </text:span><text:span text:style-name="T99">Ты </text:span><text:span text:style-name="T120">разбил</text:span><text:span text:style-name="T99"> вазу (результат, кот. </text:span><text:span text:style-name="T101">важен сейчас</text:span><text:span text:style-name="T99">).</text:span></text:p>
      <text:p text:style-name="P673"><text:span text:style-name="T403">I </text:span><text:span text:style-name="T386">haven</text:span><text:span text:style-name="T380">`</text:span><text:span text:style-name="T386">t</text:span><text:span text:style-name="T403"> </text:span><text:span text:style-name="T386">expected</text:span><text:span text:style-name="T403"> that. </text:span><text:span text:style-name="T405">—</text:span><text:span text:style-name="T403"> Я этого </text:span><text:span text:style-name="T386">не</text:span><text:span text:style-name="T403"> </text:span><text:span text:style-name="T386">ожидал</text:span><text:span text:style-name="T403">.</text:span></text:p>
      <text:p text:style-name="P673"><text:span text:style-name="T384">Ha</text:span><text:span text:style-name="T385">s</text:span><text:span text:style-name="T407"> </text:span><text:span text:style-name="T408">he</text:span><text:span text:style-name="T407"> </text:span><text:span text:style-name="T384">been</text:span><text:span text:style-name="T407"> to Rome? </text:span><text:span text:style-name="T405">—</text:span><text:span text:style-name="T407"> </text:span><text:span text:style-name="T408">Он</text:span><text:span text:style-name="T407"> </text:span><text:span text:style-name="T384">бывал</text:span><text:span text:style-name="T407"> в Риме?</text:span></text:p>
      <text:p text:style-name="P351"/>
      <text:p text:style-name="P564"><text:span text:style-name="T309">Также использу</text:span><text:span text:style-name="T316">ется</text:span><text:span text:style-name="T309">, </text:span><text:span text:style-name="T310">если</text:span><text:span text:style-name="T309"> что-то произошло впервые.</text:span></text:p>
      <text:p text:style-name="P348"><text:span text:style-name="T557">It`s the fitst time I </text:span><text:span text:style-name="T379">have</text:span><text:span text:style-name="T557"> </text:span><text:span text:style-name="T379">driven</text:span><text:span text:style-name="T557"> a car — Это впервые, когда я </text:span><text:span text:style-name="T379">веду</text:span><text:span text:style-name="T557"> машину.</text:span></text:p>
      <text:p text:style-name="P348"/>
      <text:p text:style-name="P140">Как образуется 3я форма глагола:</text:p>
      <text:list xml:id="list3462530286" text:style-name="L9">
        <text:list-item>
          <text:p text:style-name="P767">если глагол правильный, то к нему добавляется окончание -ed;</text:p>
        </text:list-item>
        <text:list-item>
          <text:p text:style-name="P768">если глагол неправильный, то <text:span text:style-name="T563">его <text:s/></text:span>нужно<text:span text:style-name="T563"> </text:span>искать в таблице неправильных глаголов;</text:p>
        </text:list-item>
      </text:list>
      <text:p text:style-name="P136"/>
      <text:p text:style-name="P141"><text:span text:style-name="T648">Слова-маячки</text:span>:</text:p>
      <text:list xml:id="list3331676489" text:style-name="L10">
        <text:list-item>
          <text:p text:style-name="P772">just — только что;</text:p>
        </text:list-item>
        <text:list-item>
          <text:p text:style-name="P772">already — уже;</text:p>
        </text:list-item>
        <text:list-item>
          <text:p text:style-name="P769">yet — еще не;</text:p>
        </text:list-item>
      </text:list>
      <text:p text:style-name="P349"/>
      <text:p text:style-name="P159">Место <text:span text:style-name="T2">just</text:span>, <text:span text:style-name="T2">already</text:span> — между <text:span text:style-name="T2">have</text:span> и 3й формой глагола. <text:span text:style-name="T402">Слово </text:span><text:span text:style-name="T60">yet</text:span><text:span text:style-name="T402"> стоит </text:span><text:span text:style-name="T404">всегда </text:span><text:span text:style-name="T402">в конце предложения. </text:span><text:span text:style-name="T60">Just</text:span><text:span text:style-name="T402"> и </text:span><text:span text:style-name="T60">already</text:span><text:span text:style-name="T402"> использ</text:span><text:span text:style-name="T406">уются</text:span><text:span text:style-name="T402"> в утверждениях. </text:span><text:span text:style-name="T60">Yet</text:span><text:span text:style-name="T402"> — в вопросах и отрицаниях</text:span><text:span text:style-name="T405">. </text:span></text:p>
      <text:p text:style-name="P349"/>
      <text:p text:style-name="P357">I have <text:span text:style-name="T378">just</text:span> eaten a sandwich. <text:span text:style-name="T560">—</text:span> Я <text:span text:style-name="T378">только что</text:span> съел бутерброд.</text:p>
      <text:p text:style-name="P350">We have n<text:span text:style-name="T559">o</text:span>t finished <text:span text:style-name="T378">yet</text:span>. <text:span text:style-name="T560">—</text:span> Мы <text:span text:style-name="T378">еще не</text:span> закончили.</text:p>
      <text:p text:style-name="P350"/>
      <text:p text:style-name="P424"><text:span text:style-name="T352">Другие </text:span><text:span text:style-name="T353">маячки</text:span><text:span text:style-name="T352">:</text:span></text:p>
      <text:list xml:id="list199339106" text:style-name="L11">
        <text:list-item>
          <text:p text:style-name="P721"><text:span text:style-name="T545">ever — когда-</text:span><text:span text:style-name="T549">либо, всегда</text:span><text:span text:style-name="T545">;</text:span></text:p>
        </text:list-item>
        <text:list-item>
          <text:p text:style-name="P773">never — никогда;</text:p>
        </text:list-item>
        <text:list-item>
          <text:p text:style-name="P773">recently — в последнее время;</text:p>
        </text:list-item>
        <text:list-item>
          <text:p text:style-name="P773">these days — в последние дни;</text:p>
        </text:list-item>
        <text:list-item>
          <text:p text:style-name="P721"><text:span text:style-name="T545">словосочетани</text:span><text:span text:style-name="T550">я</text:span><text:span text:style-name="T545"> с this (this mornig, this week);</text:span></text:p>
        </text:list-item>
      </text:list>
      <text:p text:style-name="P160"/>
      <text:p text:style-name="P160">Место <text:span text:style-name="T2">ever</text:span>, <text:span text:style-name="T2">never</text:span> — перед 3й формой глагола, <text:span text:style-name="T562">а</text:span> <text:span text:style-name="T2">recently</text:span>, <text:span text:style-name="T2">these days</text:span> и </text:p>
      <text:p text:style-name="P160">словосочетания с <text:span text:style-name="T2">this</text:span> — в конце предложения.</text:p>
      <text:p text:style-name="P160"/>
      <text:p text:style-name="P358">I <text:span text:style-name="T559">ha</text:span>ve <text:span text:style-name="T378">never</text:span> been to New York. <text:span text:style-name="T561">— </text:span>Я <text:span text:style-name="T378">никогда</text:span> не был в Нью Йорке.</text:p>
      <text:p text:style-name="P522"><text:span text:style-name="T97">I </text:span><text:span text:style-name="T94">ha</text:span><text:span text:style-name="T97">ve worked a lot </text:span><text:span text:style-name="T119">these days</text:span><text:span text:style-name="T97">. </text:span><text:span text:style-name="T98">—</text:span><text:span text:style-name="T97"> Я много работал </text:span><text:span text:style-name="T119">в эти дни</text:span><text:span text:style-name="T97">.</text:span></text:p>
      <text:p text:style-name="P663"/>
      <text:p text:style-name="P655">Present Perfect Continuous</text:p>
      <text:p text:style-name="P649"/>
      <text:p text:style-name="P657"><text:span text:style-name="T311">И</text:span><text:span text:style-name="T317">спользуется чтобы сообщить о действии, которое еще не закончено и при этом известна </text:span></text:p>
      <text:p text:style-name="P658"><text:span text:style-name="T317">его продолжительность, </text:span><text:span text:style-name="T319">т. е. «</text:span><text:span text:style-name="T320">я </text:span><text:span text:style-name="T319">делал и продолжаю делать». </text:span></text:p>
      <text:p text:style-name="P650"/>
      <text:p text:style-name="P671"><text:span text:style-name="T313">С</text:span><text:span text:style-name="T304">остоит из связки вспомогательного глагола </text:span><text:span text:style-name="T92">have</text:span><text:span text:style-name="T304">, cлова </text:span><text:span text:style-name="T92">been</text:span><text:span text:style-name="T304"> </text:span><text:span text:style-name="T315">(особая форма глагола </text:span><text:span text:style-name="T95">be</text:span><text:span text:style-name="T315">) </text:span></text:p>
      <text:p text:style-name="P658"><text:span text:style-name="T314">и смыслового глагола с окончанием </text:span><text:span text:style-name="T96">-ing</text:span><text:span text:style-name="T314">. </text:span><text:span text:style-name="T312">Переводится</text:span><text:span text:style-name="T317"> настоящим</text:span><text:span text:style-name="T104">.</text:span></text:p>
      <text:p text:style-name="P665"/>
      <text:p text:style-name="P254"><text:span text:style-name="T531">I </text:span><text:span text:style-name="T542">have been learning</text:span><text:span text:style-name="T531"> English for 2 years. </text:span><text:span text:style-name="T545">—</text:span><text:span text:style-name="T531"> Я </text:span><text:span text:style-name="T542">учу</text:span><text:span text:style-name="T531"> английский уже 2 года (и еще не закончил).</text:span></text:p>
      <text:p text:style-name="P617"><text:span text:style-name="T108">I </text:span><text:span text:style-name="T122">have not been waiting</text:span><text:span text:style-name="T108"> long. </text:span><text:span text:style-name="T106">—</text:span><text:span text:style-name="T108"> Я </text:span><text:span text:style-name="T122">не жду</text:span><text:span text:style-name="T108"> долго </text:span><text:span text:style-name="T109">(это не происходит в течен</text:span><text:span text:style-name="T112">ии</text:span><text:span text:style-name="T109"> указ. времени)</text:span><text:span text:style-name="T108">.</text:span></text:p>
      <text:p text:style-name="P352"/>
      <text:p text:style-name="P638"><text:span text:style-name="T121">Have</text:span><text:span text:style-name="T105"> you </text:span><text:span text:style-name="T121">been</text:span><text:span text:style-name="T105"> </text:span><text:span text:style-name="T121">waiting</text:span><text:span text:style-name="T105"> long? </text:span><text:span text:style-name="T106">— </text:span><text:span text:style-name="T105">Вы </text:span><text:span text:style-name="T107">долго</text:span><text:span text:style-name="T105"> </text:span><text:span text:style-name="T121">ждете</text:span><text:span text:style-name="T105">? </text:span></text:p>
      <text:p text:style-name="P638"><text:span text:style-name="T109">(как долго происходит действие вплоть до текущего момента)</text:span><text:span text:style-name="T105"> </text:span></text:p>
      <text:p text:style-name="P672"><text:soft-page-break/><text:span text:style-name="T336">Слова-маячки</text:span><text:span text:style-name="T304">:</text:span></text:p>
      <text:list xml:id="list112450261" text:style-name="L12">
        <text:list-item>
          <text:p text:style-name="P774">for — в течении;</text:p>
        </text:list-item>
        <text:list-item>
          <text:p text:style-name="P774">since — с какого-то времени;</text:p>
        </text:list-item>
        <text:list-item>
          <text:p text:style-name="P821">how long — как долго.</text:p>
        </text:list-item>
      </text:list>
      <text:p text:style-name="P667"/>
      <text:p text:style-name="P669"><text:span text:style-name="T536">We`ve been staying in this hotel </text:span><text:span text:style-name="T543">since</text:span><text:span text:style-name="T536"> Tuesday. </text:span><text:span text:style-name="T537">— </text:span><text:span text:style-name="T536">Мы находимся в этом отеле </text:span><text:span text:style-name="T543">со</text:span><text:span text:style-name="T536"> вторника.</text:span></text:p>
      <text:p text:style-name="P651"/>
      <text:p text:style-name="P454"><text:span text:style-name="T355">Е</text:span><text:span text:style-name="T351">сли используется глагол </text:span><text:span text:style-name="T116">be</text:span><text:span text:style-name="T351"> или глаголы состояния, которые не стоят в Continuous</text:span><text:span text:style-name="T356">,</text:span><text:span text:style-name="T351"> </text:span></text:p>
      <text:p text:style-name="P455"><text:span text:style-name="T357">то </text:span><text:span text:style-name="T358">Present Perfect Continuous</text:span><text:span text:style-name="T357"> будет в </text:span><text:span text:style-name="T358">форме</text:span><text:span text:style-name="T357"> Present Perfect. </text:span></text:p>
      <text:p text:style-name="P356"/>
      <text:p text:style-name="P255"><text:span text:style-name="T532">I have known</text:span><text:span text:style-name="T542"> </text:span><text:span text:style-name="T532">(</text:span><text:span text:style-name="T535">а </text:span><text:span text:style-name="T532">не have been knowing)</text:span><text:span text:style-name="T531"> Alice for 3 years. </text:span><text:span text:style-name="T546">—</text:span><text:span text:style-name="T531"> Я </text:span><text:span text:style-name="T532">знаю</text:span><text:span text:style-name="T531"> Алису уже 3 года</text:span></text:p>
      <text:p text:style-name="P360"/>
      <text:p text:style-name="P161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46"><text:span text:style-name="T412">Если у смыслового глагола окончание</text:span><text:span text:style-name="T61"> -ing</text:span><text:span text:style-name="T412">, то </text:span><text:span text:style-name="T61">have</text:span><text:span text:style-name="T412"> применяется только с </text:span><text:span text:style-name="T61">been</text:span><text:span text:style-name="T412">.</text:span></text:p>
      <text:p text:style-name="P360"/>
      <text:p text:style-name="P406"><text:span text:style-name="T531">Past </text:span><text:span text:style-name="T548">Simple</text:span></text:p>
      <text:p text:style-name="P142"/>
      <text:p text:style-name="P143">Используется, чтобы сообщить:</text:p>
      <text:list xml:id="list3361013130" text:style-name="L13">
        <text:list-item>
          <text:p text:style-name="P770">факт<text:span text:style-name="T564">ы</text:span> прошлого, историю, биографию;</text:p>
        </text:list-item>
        <text:list-item>
          <text:p text:style-name="P770">результат, который не важен в настоящем;</text:p>
        </text:list-item>
      </text:list>
      <text:p text:style-name="P353"/>
      <text:p text:style-name="P524"><text:span text:style-name="T332">Глагол</text:span><text:span text:style-name="T322"> </text:span><text:span text:style-name="T328">принимает</text:span><text:span text:style-name="T322"> 2ю форму. </text:span><text:span text:style-name="T332">Она</text:span><text:span text:style-name="T322"> образуется с пом</text:span><text:span text:style-name="T332">ощью</text:span><text:span text:style-name="T322"> окончания -ed для правильных глоголов, </text:span><text:span text:style-name="T328">а н</text:span><text:span text:style-name="T322">еправильные глаголы находится в таблице.</text:span></text:p>
      <text:p text:style-name="P145"/>
      <text:p text:style-name="P256"><text:span text:style-name="T531">Mozart </text:span><text:span text:style-name="T542">lived</text:span><text:span text:style-name="T531"> from 1756 to 1791 — Моцарт </text:span><text:span text:style-name="T542">жил</text:span><text:span text:style-name="T531"> с 1756 по 1791 год. </text:span></text:p>
      <text:p text:style-name="P258"><text:span text:style-name="T544">Did</text:span><text:span text:style-name="T547"> you </text:span><text:span text:style-name="T544">go</text:span><text:span text:style-name="T547"> to Los Angeles last week? - Ты </text:span><text:span text:style-name="T544">ездил</text:span><text:span text:style-name="T547"> в Лос Анжелес на прошлой неделе?</text:span></text:p>
      <text:p text:style-name="P666"><text:span text:style-name="T411">I </text:span><text:span text:style-name="T381">didn`t go</text:span><text:span text:style-name="T411"> to Los Angeles — Я </text:span><text:span text:style-name="T381">не ездил</text:span><text:span text:style-name="T411"> в Лос Анжелес.</text:span></text:p>
      <text:p text:style-name="P354"/>
      <text:p text:style-name="P112"><text:span text:style-name="T541">Слова-маячки</text:span><text:span text:style-name="T532">:</text:span></text:p>
      <text:list xml:id="list2754124276" text:style-name="L14">
        <text:list-item>
          <text:p text:style-name="P722">ago — <text:span text:style-name="T565">тому назад</text:span>;</text:p>
        </text:list-item>
        <text:list-item>
          <text:p text:style-name="P722">last — <text:span text:style-name="T565">прошлый</text:span>;</text:p>
        </text:list-item>
        <text:list-item>
          <text:p text:style-name="P771">yesterday — вчера;</text:p>
        </text:list-item>
      </text:list>
      <text:p text:style-name="P155"/>
      <text:p text:style-name="P640"><text:span text:style-name="T344">Past Simple часто путают с Present Perfect. </text:span><text:span text:style-name="T347">Здесь</text:span><text:span text:style-name="T345"> </text:span><text:span text:style-name="T346">г</text:span><text:span text:style-name="T345">лавное отличие в том, что </text:span><text:span text:style-name="T344">Present Perfect всегда сообща</text:span><text:span text:style-name="T346">ет</text:span><text:span text:style-name="T344"> доп</text:span><text:span text:style-name="T347">олнительную</text:span><text:span text:style-name="T344"> информацию, </text:span><text:span text:style-name="T346">которая </text:span><text:span text:style-name="T344">указыва</text:span><text:span text:style-name="T346">ет</text:span><text:span text:style-name="T323"> </text:span><text:span text:style-name="T344">на настоящее время </text:span><text:span text:style-name="T345">(</text:span><text:span text:style-name="T347">она может остутствовать в предложении </text:span><text:span text:style-name="T348">явно</text:span><text:span text:style-name="T347">, но всегда будет понятна из контекста</text:span><text:span text:style-name="T345">).</text:span><text:span text:style-name="T344"> </text:span><text:span text:style-name="T350">Но</text:span><text:span text:style-name="T345"> е</text:span><text:span text:style-name="T323">сли </text:span><text:span text:style-name="T345">изветно</text:span><text:span text:style-name="T323">, когда </text:span><text:span text:style-name="T346">именно </text:span><text:span text:style-name="T323">произошло событие, то Present Perfect </text:span><text:span text:style-name="T350">уже нельзя</text:span><text:span text:style-name="T349"> использ</text:span><text:span text:style-name="T350">овать</text:span><text:span text:style-name="T323">.</text:span></text:p>
      <text:p text:style-name="P156"/>
      <text:p text:style-name="P639"><text:span text:style-name="T102">Tom has lost his key last weak </text:span><text:span text:style-name="T109">(неправильно) </text:span></text:p>
      <text:p text:style-name="P639"><text:span text:style-name="T102">Tom lost his key last weak </text:span><text:span text:style-name="T109">(правильно) </text:span></text:p>
      <text:p text:style-name="P639"><text:span text:style-name="T102">Tom has lost his key </text:span><text:span text:style-name="T109">(</text:span><text:span text:style-name="T113">правильно; </text:span><text:span text:style-name="T114">о настоящем </text:span><text:span text:style-name="T115">говорит контекст</text:span><text:span text:style-name="T109">)</text:span></text:p>
      <text:p text:style-name="P355"/>
      <text:p text:style-name="P525"><text:span text:style-name="T359">Если вопрос содержит слово </text:span><text:span text:style-name="T117">when</text:span><text:span text:style-name="T359">, то он автоматич. привязывает </text:span><text:span text:style-name="T360">предложение</text:span><text:span text:style-name="T359"> к моменту </text:span></text:p>
      <text:p text:style-name="P162"><text:span text:style-name="T409">в прошлом. </text:span><text:span text:style-name="T410">Поэтому Present Perfect в вопросах с </text:span><text:span text:style-name="T62">when</text:span><text:span text:style-name="T410"> не используется.</text:span></text:p>
      <text:p text:style-name="P668"/>
      <text:p text:style-name="P668">Past Continuous</text:p>
      <text:p text:style-name="P652"/>
      <text:p text:style-name="P659"><text:span text:style-name="T324">И</text:span><text:span text:style-name="T325">спользуется, чтобы сообщить о действии, которое происходило в </text:span><text:span text:style-name="T328">точный</text:span><text:span text:style-name="T325"> момент</text:span></text:p>
      <text:p text:style-name="P659"><text:span text:style-name="T325">прошлого, </text:span><text:span text:style-name="T326">и </text:span><text:span text:style-name="T325">не было закончено.</text:span></text:p>
      <text:p text:style-name="P653"/>
      <text:p text:style-name="P660"><text:span text:style-name="T326">В предложении не обязательно должен </text:span><text:span text:style-name="T328">указываться</text:span><text:span text:style-name="T326"> точный момент. Он может только подразумеваться и быть понятен по контексту (</text:span><text:span text:style-name="T328">по</text:span><text:span text:style-name="T326"> </text:span><text:span text:style-name="T327">ситуаци</text:span><text:span text:style-name="T328">и</text:span><text:span text:style-name="T326">).</text:span></text:p>
      <text:p text:style-name="P648"><text:soft-page-break/>Cхема такая же, как и в Present Continuous, только глагол <text:span text:style-name="T2">be</text:span> записывается </text:p>
      <text:p text:style-name="P648">в прошедшей форме (<text:span text:style-name="T2">was/were</text:span>):</text:p>
      <text:p text:style-name="P647"/>
      <text:p text:style-name="P359">Last Sunday at 5 I <text:span text:style-name="T378">was having</text:span> dinner with my friends — В прошлое воскресенье в 5 </text:p>
      <text:p text:style-name="P359">я <text:span text:style-name="T378">ужинал</text:span> со своими друзьями (привязка к точному моменту в прошлом).</text:p>
      <text:p text:style-name="P359"/>
      <text:p text:style-name="P662"><text:span text:style-name="T567">My parents </text:span><text:span text:style-name="T382">were watching</text:span><text:span text:style-name="T567"> TV when I came home yesterday — Мои родители </text:span><text:span text:style-name="T382">смотрели</text:span><text:span text:style-name="T567"> телевизор, когда я пришел вчера домой (незаконченное действие </text:span><text:span text:style-name="T568">в тот момент</text:span><text:span text:style-name="T567">).</text:span></text:p>
      <text:p text:style-name="P662"/>
      <text:p text:style-name="P670"><text:span text:style-name="T539">W</text:span><text:span text:style-name="T540">e weren`t reading — Мы не читали (именно тогда). </text:span></text:p>
      <text:p text:style-name="P664">Was I running? — Я бежал?</text:p>
      <text:p text:style-name="P487"/>
      <text:p text:style-name="P487">Future Simple</text:p>
      <text:p text:style-name="P488"/>
      <text:p text:style-name="P527"><text:span text:style-name="T571">Используется чтобы сообщить о будущих </text:span><text:span text:style-name="T576">действиях</text:span><text:span text:style-name="T571">. </text:span><text:span text:style-name="T466">Эта форма говорит о том, что человек сделает что-то в будущем, но решение он принял в момент речи.</text:span></text:p>
      <text:p text:style-name="Standard"/>
      <text:p text:style-name="P528">Состоит из вспомогательного глагола <text:span text:style-name="T2">will</text:span> и смыслового глагола в начальной форме.</text:p>
      <text:p text:style-name="P491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72">о</text:span> <text:span text:style-name="T2">won`t</text:span>.</text:p>
      <text:p text:style-name="P528"/>
      <text:p text:style-name="P471">We <text:span text:style-name="T378">will</text:span> proobably <text:span text:style-name="T378">meet</text:span> soon — Мы, возможно, скоро <text:span text:style-name="T378">встретимся</text:span>.</text:p>
      <text:p text:style-name="P471">I hope everything <text:span text:style-name="T378">will be</text:span> fine — Надеюсь, все <text:span text:style-name="T378">будет </text:span>хорошо.</text:p>
      <text:p text:style-name="P491"><text:span text:style-name="T123">Will</text:span><text:span text:style-name="T2"> you </text:span><text:span text:style-name="T123">be</text:span><text:span text:style-name="T2"> at home toworrow? No, I won`t — </text:span><text:span text:style-name="T11">Ты </text:span><text:span text:style-name="T124">будешь</text:span><text:span text:style-name="T11"> завтра дома? Нет</text:span><text:span text:style-name="T2">.</text:span></text:p>
      <text:p text:style-name="P472"/>
      <text:p text:style-name="P437"><text:span text:style-name="T467">В</text:span><text:span text:style-name="T468"> предложени</text:span><text:span text:style-name="T467">ях</text:span><text:span text:style-name="T468"> </text:span><text:span text:style-name="T467">будут </text:span><text:span text:style-name="T468">часто </text:span><text:span text:style-name="T467">попадаться слова</text:span><text:span text:style-name="T468">, </text:span><text:span text:style-name="T467">выражающие</text:span><text:span text:style-name="T468"> мнение: <text:s/></text:span></text:p>
      <text:p text:style-name="P437"><text:span text:style-name="T452">I think </text:span><text:span text:style-name="T453">(я думаю)</text:span><text:span text:style-name="T452">, I`m sure </text:span><text:span text:style-name="T453">(я уверен), I hope (я надеюсь), </text:span><text:span text:style-name="T452">probably (возможно).</text:span></text:p>
      <text:p text:style-name="P474"/>
      <text:p text:style-name="P438"><text:span text:style-name="T503">Оборот </text:span><text:span text:style-name="T448">be going to</text:span></text:p>
      <text:p text:style-name="P531"/>
      <text:p text:style-name="P439"><text:span text:style-name="T467">Также позволяет </text:span><text:span text:style-name="T472">сообщить</text:span><text:span text:style-name="T467"> о будущем. </text:span><text:span text:style-name="T472">Но п</text:span><text:span text:style-name="T469">одразумевает, что человек говорит не о спонтанном </text:span><text:span text:style-name="T472">решении</text:span><text:span text:style-name="T469">, </text:span><text:span text:style-name="T470">а о заранее </text:span><text:span text:style-name="T471">продуманных</text:span><text:span text:style-name="T470"> действиях. </text:span><text:span text:style-name="T472">Означает</text:span><text:span text:style-name="T469"> «собираюсь сделать».</text:span></text:p>
      <text:p text:style-name="P493"/>
      <text:p text:style-name="P469">I`m going to meet my friends tomorrow — Я собираюсь встретиться с друзьями завтра.</text:p>
      <text:p text:style-name="P532"><text:span text:style-name="T434">I`m going to go</text:span><text:span text:style-name="T504"> out after I finish my work — Я собираюсь погулять после, как закончу работу.</text:span></text:p>
      <text:p text:style-name="P475"/>
      <text:p text:style-name="P441"><text:span text:style-name="T474">Когда очевидно что вот-вот случится какое-то действие, то </text:span><text:span text:style-name="T454">be going to</text:span><text:span text:style-name="T474"> </text:span><text:span text:style-name="T473">передает оттенок неизбежности происходящего и применяется по отношению к </text:span><text:span text:style-name="T474">другому </text:span><text:span text:style-name="T473">человеку или объетку.</text:span></text:p>
      <text:p text:style-name="P492"/>
      <text:p text:style-name="P473">Look! He`s going to fall — Смотри! Он сейчас упадет.</text:p>
      <text:p text:style-name="P475">The sky is dark. It`s going to rain — Небо темное. Сейчас пойдет дождь.</text:p>
      <text:p text:style-name="P475"/>
      <text:p text:style-name="P532"><text:span text:style-name="T492">В разговорной </text:span><text:span text:style-name="T496">стиле</text:span><text:span text:style-name="T495"> </text:span><text:span text:style-name="T497">этот </text:span><text:span text:style-name="T495">оборот </text:span><text:span text:style-name="T492">очень часто </text:span><text:span text:style-name="T496">записывается</text:span><text:span text:style-name="T492"> как </text:span><text:span text:style-name="T434">gonna</text:span><text:span text:style-name="T492"> </text:span><text:span text:style-name="T434">[гона].</text:span></text:p>
      <text:p text:style-name="P476"/>
      <text:p text:style-name="P656"><text:span text:style-name="T118">P</text:span><text:span text:style-name="T116">resent</text:span><text:span text:style-name="T531"> в значении будущего</text:span></text:p>
      <text:p text:style-name="P654"/>
      <text:p text:style-name="P661"><text:span text:style-name="T335">О</text:span><text:span text:style-name="T333"> будущем можно </text:span><text:span text:style-name="T335">также </text:span><text:span text:style-name="T333">говорить с помощью </text:span><text:span text:style-name="T334">формы </text:span><text:span text:style-name="T333">Present. </text:span><text:span text:style-name="T493">Present Simple </text:span><text:span text:style-name="T494">часто </text:span><text:span text:style-name="T493">использ</text:span><text:span text:style-name="T494">уется</text:span><text:span text:style-name="T493">, когда речь идет о рассписании, которое не зависит от говорящего. </text:span></text:p>
      <text:p text:style-name="P661"><text:span text:style-name="T493">Present Continuous </text:span><text:span text:style-name="T500">используется</text:span><text:span text:style-name="T493"> </text:span><text:span text:style-name="T499">когда говорят о личных планах.</text:span></text:p>
      <text:p text:style-name="P459"/>
      <text:p text:style-name="P468">I am flying to London tomorrow — <text:span text:style-name="T570">Завтра я лечу в Лондон (личный план)</text:span></text:p>
      <text:p text:style-name="P470">My airplane flies at 6 o`clock tomorrow — Мой самолет летит завтра в 6 (рассписание)</text:p>
      <text:p text:style-name="P467"/>
      <text:p text:style-name="P516"><text:soft-page-break/>Модальные глаголы</text:p>
      <text:p text:style-name="Standard"/>
      <text:p text:style-name="P543"><text:span text:style-name="T577">Это особенные глаголы, которые </text:span><text:span text:style-name="T621">могут</text:span><text:span text:style-name="T577"> </text:span><text:span text:style-name="T621">использоваться</text:span><text:span text:style-name="T577"> и как смысловые, и как вспомогательные, притендуя со </text:span><text:span text:style-name="T621">вспомогательными</text:span><text:span text:style-name="T577"> на одну позицию в предложении.</text:span></text:p>
      <text:p text:style-name="P581"><text:span text:style-name="T578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78">.</text:span></text:p>
      <text:p text:style-name="P581"/>
      <text:p text:style-name="P550"><text:span text:style-name="T577">Модальные глаголы не меняют свою форму (не </text:span><text:span text:style-name="T583">имеют</text:span><text:span text:style-name="T577"> окончаний </text:span><text:span text:style-name="T15">-s, -ed</text:span><text:span text:style-name="T577">). В связи с </text:span><text:span text:style-name="T583">этим</text:span><text:span text:style-name="T577">, </text:span></text:p>
      <text:p text:style-name="P550"><text:span text:style-name="T577">они не могут </text:span><text:span text:style-name="T583">применяться</text:span><text:span text:style-name="T577"> во всех временах и поэтому, дополняют</text:span><text:span text:style-name="T583">ся</text:span><text:span text:style-name="T577"> модальны</text:span><text:span text:style-name="T583">ми</text:span><text:span text:style-name="T577"> конструкци</text:span><text:span text:style-name="T583">ями</text:span><text:span text:style-name="T577">: </text:span><text:span text:style-name="T16">be able to, have to </text:span><text:span text:style-name="T193">и</text:span><text:span text:style-name="T16"> used to</text:span><text:span text:style-name="T578">.</text:span></text:p>
      <text:p text:style-name="P543"/>
      <text:p text:style-name="P544">После модальных глаголов и конструкций почти всегда идет <text:span text:style-name="T621">голый </text:span>инфинитив.</text:p>
      <text:p text:style-name="P539"/>
      <text:p text:style-name="P544"><text:span text:style-name="T378">Глаголы </text:span><text:span text:style-name="T123">will</text:span><text:span text:style-name="T378"> и </text:span><text:span text:style-name="T123">shall</text:span></text:p>
      <text:p text:style-name="P544"/>
      <text:p text:style-name="P544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4">а с <text:span text:style-name="T2">won`t</text:span> — настоящим. <text:span text:style-name="T2">Won`t</text:span> означает «отказывается».</text:p>
      <text:p text:style-name="P544"/>
      <text:p text:style-name="P259">What`s wrong? My Car won`t start — Что случилось? Моя машина не заводится.</text:p>
      <text:p text:style-name="P260">(не смотря на мои ожидание, действие не происходит).</text:p>
      <text:p text:style-name="P260"/>
      <text:p text:style-name="P545"><text:span text:style-name="T17">S</text:span><text:span text:style-name="T16">hall</text:span><text:span text:style-name="T193"> не используется в современном английском. Он </text:span><text:span text:style-name="T195">встречается</text:span><text:span text:style-name="T193"> в вопросах вместо </text:span><text:span text:style-name="T16">will, </text:span><text:span text:style-name="T194">когда нужно получить одобрение от собеседника (только когда подлежащее </text:span><text:span text:style-name="T17">I</text:span><text:span text:style-name="T194"> или </text:span><text:span text:style-name="T17">we</text:span><text:span text:style-name="T194">).</text:span></text:p>
      <text:p text:style-name="P23"/>
      <text:p text:style-name="P260">Shall I close the door? - Я закрою дверь? (вы не против, если я закрою дверь?)</text:p>
      <text:p text:style-name="P259"/>
      <text:p text:style-name="P164">Глаголы <text:span text:style-name="T2">can</text:span> и <text:span text:style-name="T2">could</text:span></text:p>
      <text:p text:style-name="P259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1">She can play the guitar — Она умеет играть на гитаре.</text:p>
      <text:p text:style-name="P261">You can`t smoke here — Ты не можешь сдесь курить.</text:p>
      <text:p text:style-name="P261">Can I help you? - Я могу вам помочь?</text:p>
      <text:p text:style-name="P259"/>
      <text:p text:style-name="P543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1">I could read at the age of 4 — Я мог читать в 4 года.</text:p>
      <text:p text:style-name="P174"/>
      <text:p text:style-name="P24"><text:span text:style-name="T378">Глаголы </text:span><text:span text:style-name="T123">might</text:span><text:span text:style-name="T378"> и </text:span><text:span text:style-name="T123">may</text:span></text:p>
      <text:p text:style-name="P24"/>
      <text:p text:style-name="P546"><text:span text:style-name="T17">Might [майт]</text:span><text:span text:style-name="T194"> переводится как «может </text:span><text:span text:style-name="T196">ли</text:span><text:span text:style-name="T194">», «мог бы», </text:span><text:span text:style-name="T196">или</text:span><text:span text:style-name="T194"> «должно быть»</text:span><text:span text:style-name="T196">, </text:span><text:span text:style-name="T194">«наверное». </text:span></text:p>
      <text:p text:style-name="P36">Он указывает на вероятность того, что что-то произойдет сейчас или в будущем. </text:p>
      <text:p text:style-name="P546"><text:span text:style-name="T194">Отрицание </text:span><text:span text:style-name="T17">might not</text:span><text:span text:style-name="T194"> сокращается до </text:span><text:span text:style-name="T17">mightn`t [майтэнт].</text:span></text:p>
      <text:p text:style-name="P546"/>
      <text:p text:style-name="P262">Might Tom call in the evening? - <text:span text:style-name="T579">Может ли </text:span>Том позвонить вечером?</text:p>
      <text:p text:style-name="P543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2"/>
      <text:p text:style-name="P641"><text:span text:style-name="T18">M</text:span><text:span text:style-name="T2">ay</text:span><text:span text:style-name="T184"> </text:span><text:span text:style-name="T256">почти не используется</text:span><text:span text:style-name="T184">. </text:span><text:span text:style-name="T256">Е</text:span><text:span text:style-name="T184">го применяют, </text:span><text:span text:style-name="T524">когда нужно</text:span><text:span text:style-name="T526"> </text:span><text:span text:style-name="T525">вежливо обратиться к незнакомому человеку или </text:span><text:span text:style-name="T524">предложить </text:span><text:span text:style-name="T525">ему </text:span><text:span text:style-name="T524">помощь </text:span><text:span text:style-name="T525">(как </text:span><text:span text:style-name="T528">could</text:span><text:span text:style-name="T525">)</text:span><text:span text:style-name="T524">. </text:span><text:span text:style-name="T526">П</text:span><text:span text:style-name="T524">ереводится как «име</text:span><text:span text:style-name="T527">ю</text:span><text:span text:style-name="T524"> возможность».</text:span></text:p>
      <text:p text:style-name="P520"/>
      <text:p text:style-name="P521">May I help you, sir? — <text:span text:style-name="T579">И</text:span>мею ли я возможность вам помочь?</text:p>
      <text:p text:style-name="P37"><text:soft-page-break/><text:span text:style-name="T378">Глагол </text:span><text:span text:style-name="T123">must</text:span></text:p>
      <text:p text:style-name="P37"/>
      <text:p text:style-name="P38">Переводится как «должен», «обязан» или «должно быть», «наверное». </text:p>
      <text:p text:style-name="P548"><text:span text:style-name="T197">Он указывает на обязанност</text:span><text:span text:style-name="T199">ь</text:span><text:span text:style-name="T197">, долг, приказ.</text:span></text:p>
      <text:p text:style-name="P37"/>
      <text:p text:style-name="P262">I must go — Я должен идти.</text:p>
      <text:p text:style-name="P262">Must we hurry? — Нам нужно торопиться?</text:p>
      <text:p text:style-name="P37"/>
      <text:p text:style-name="P543"><text:span text:style-name="T184">Отрицание </text:span><text:span text:style-name="T2">must not</text:span><text:span text:style-name="T184"> означает «нельзя», «запрещено». Сокращается до </text:span><text:span text:style-name="T2">musn`t [мазнт].</text:span></text:p>
      <text:p text:style-name="P263">You musn`t park here — Здесь нельзя парковаться. (здесь «you» это формальное подлежащее)</text:p>
      <text:p text:style-name="P37"/>
      <text:p text:style-name="P547"><text:span text:style-name="T184">В отличие от </text:span><text:span text:style-name="T2">might</text:span><text:span text:style-name="T184">, в значениях «должно быть», «наверное», он передает не вероятност</text:span><text:span text:style-name="T257">ь</text:span><text:span text:style-name="T184">, </text:span></text:p>
      <text:p text:style-name="P26">а уверенное предположение.</text:p>
      <text:p text:style-name="P26"/>
      <text:p text:style-name="P264">She must be very tired — Она, наверное, очень уставшая <text:span text:style-name="T669">(я почти уверен в этом)</text:span>.</text:p>
      <text:p text:style-name="P264"/>
      <text:p text:style-name="P165">Глагол should</text:p>
      <text:p text:style-name="P26"/>
      <text:p text:style-name="P26"><text:span text:style-name="T2">Should [шуд]</text:span> <text:span text:style-name="T581">переводится как «нужно», «следует сделать». Подходит чтобы дать совет.</text:span></text:p>
      <text:p text:style-name="P549"><text:span text:style-name="T197">Для совета, </text:span><text:span text:style-name="T198">к</text:span><text:span text:style-name="T197"> </text:span><text:span text:style-name="T20">should</text:span><text:span text:style-name="T197"> можно также </text:span><text:span text:style-name="T198">добавить</text:span><text:span text:style-name="T197"> обороты, </text:span><text:span text:style-name="T198">в</text:span><text:span text:style-name="T197">ыра</text:span><text:span text:style-name="T198">жающие</text:span><text:span text:style-name="T197"> мне</text:span><text:span text:style-name="T198">н</text:span><text:span text:style-name="T197">ие, </text:span></text:p>
      <text:p text:style-name="P549"><text:span text:style-name="T197">например: </text:span><text:span text:style-name="T20">I think, I don`t think</text:span><text:span text:style-name="T197">.</text:span></text:p>
      <text:p text:style-name="P31"/>
      <text:p text:style-name="P266">You should be more attentive — Вам следует быть более внимательным.</text:p>
      <text:p text:style-name="P264">I think you should leave — Думаю, вам пора уйти.</text:p>
      <text:p text:style-name="P264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5">Why should I go there? — Скакой стати мне туда идти?</text:p>
      <text:p text:style-name="P264"/>
      <text:p text:style-name="P165">Глагол would</text:p>
      <text:p text:style-name="P26"/>
      <text:p text:style-name="P586"><text:span text:style-name="T20">Would </text:span><text:span text:style-name="T21">[вуд]</text:span><text:span text:style-name="T227"> соответствует частице «бы» когда люди представляют ситуацию </text:span><text:span text:style-name="T261">либо</text:span><text:span text:style-name="T227"> сообщает </text:span></text:p>
      <text:p text:style-name="P586"><text:span text:style-name="T227">о привычках прошлого. </text:span><text:span text:style-name="T228">Он ч</text:span><text:span text:style-name="T227">асто сокращается до `d. </text:span><text:span text:style-name="T229">Я</text:span><text:span text:style-name="T227">вляется прошедшей формой от </text:span><text:span text:style-name="T21">will</text:span><text:span text:style-name="T227">.</text:span></text:p>
      <text:p text:style-name="P27"/>
      <text:p text:style-name="P265">I would like to live in New Your — Я бы хотел жить в Нью Йорке (представил).</text:p>
      <text:p text:style-name="P265">I wouldn`t watch this film with my child — Я бы не смотрела этот фильм с моим ребенком.</text:p>
      <text:p text:style-name="P642"><text:span text:style-name="T56">When I was young I </text:span><text:span text:style-name="T131">would</text:span><text:span text:style-name="T56"> </text:span><text:span text:style-name="T131">play</text:span><text:span text:style-name="T56"> </text:span><text:span text:style-name="T57">games</text:span><text:span text:style-name="T56"> — Когда я был молод, я </text:span><text:span text:style-name="T131">играл</text:span><text:span text:style-name="T56"> в </text:span><text:span text:style-name="T57">игры</text:span><text:span text:style-name="T56"> (привычка про</text:span><text:span text:style-name="T57">ш</text:span><text:span text:style-name="T56">).</text:span></text:p>
      <text:p text:style-name="P27"/>
      <text:p text:style-name="P27">Фраза <text:span text:style-name="T2">would you like</text:span> часто используется, когда хотят <text:span text:style-name="T582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5">Would you like a cup of tea? Yes, I would — Вы бы хотили чашечку чая? Да, хотел бы.</text:p>
      <text:p text:style-name="P265">What would you like? I`d like some cofee — Чтобы вы хотели? Я бы хотел кофе.</text:p>
      <text:p text:style-name="P32"/>
      <text:p text:style-name="P166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84">В основном используется в будущем, </text:span></text:p>
      <text:p text:style-name="P39">в значении «смогу», «<text:span text:style-name="T668">сумею</text:span>»; или в прошлом, в значении «смог», а не «мог».</text:p>
      <text:p text:style-name="P29"/>
      <text:p text:style-name="P267"><text:span text:style-name="T580">If I learn </text:span><text:span text:style-name="T584">Eng</text:span><text:span text:style-name="T580">, I will be able to understand it — Если я буду учить </text:span><text:span text:style-name="T584">англ</text:span><text:span text:style-name="T580">, я смогу понимать его.</text:span></text:p>
      <text:p text:style-name="P267"><text:span text:style-name="T584">He</text:span><text:span text:style-name="T580"> talked quickly, but I was able to understand h</text:span><text:span text:style-name="T584">im </text:span><text:span text:style-name="T580">— <text:s/></text:span><text:span text:style-name="T584">Он</text:span><text:span text:style-name="T580"> говорил быстр</text:span><text:span text:style-name="T584">о</text:span><text:span text:style-name="T580">, но я смог </text:span><text:span text:style-name="T584">его </text:span><text:span text:style-name="T580">понять</text:span></text:p>
      <text:p text:style-name="P27"><text:soft-page-break/><text:span text:style-name="T378">Конструкция </text:span><text:span text:style-name="T123">have to</text:span></text:p>
      <text:p text:style-name="P27"/>
      <text:p text:style-name="P551"><text:span text:style-name="T197">Дублирует по значению модальный глагол </text:span><text:span text:style-name="T20">must</text:span><text:span text:style-name="T197">. </text:span><text:span text:style-name="T199">Указывает</text:span><text:span text:style-name="T197"> </text:span><text:span text:style-name="T199">на </text:span><text:span text:style-name="T197">обязанност</text:span><text:span text:style-name="T199">ь</text:span><text:span text:style-name="T197">, котор</text:span><text:span text:style-name="T199">ую</text:span><text:span text:style-name="T197"> человек вынежден выполнять не по свое воле. </text:span><text:span text:style-name="T258">Также заменяет </text:span><text:span text:style-name="T55">must</text:span><text:span text:style-name="T258"> в прошедшем и будущем.</text:span></text:p>
      <text:p text:style-name="P27"/>
      <text:p text:style-name="P265">I must do it — Я должен это сделать (это мой долг).</text:p>
      <text:p text:style-name="P265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85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5">You mustn`t tell anyone — Ты не должен рассказывать никому.</text:p>
      <text:p text:style-name="P265">You don`t have to tell me everything — Можешь не рассказывать мне всего.</text:p>
      <text:p text:style-name="P265"/>
      <text:p text:style-name="P167">Конструкция <text:span text:style-name="T2">used to</text:span></text:p>
      <text:p text:style-name="P268"/>
      <text:p text:style-name="P643"><text:span text:style-name="T260">Заменяет</text:span><text:span text:style-name="T200"> глагол </text:span><text:span text:style-name="T22">would</text:span><text:span text:style-name="T200">,</text:span><text:span text:style-name="T259"> </text:span><text:span text:style-name="T200">когда говорят о </text:span><text:span text:style-name="T259">состоянии в</text:span><text:span text:style-name="T200"> прошло</text:span><text:span text:style-name="T259">м</text:span><text:span text:style-name="T201">. </text:span><text:span text:style-name="T200">Переводится как «раньше» </text:span><text:span text:style-name="T201">либо</text:span><text:span text:style-name="T200"> </text:span><text:span text:style-name="T201">вообще </text:span><text:span text:style-name="T200">выпадает при переводе. </text:span></text:p>
      <text:p text:style-name="P40"/>
      <text:p text:style-name="P276">I used to live in Bristol — Раньше я жил в Бристоле (а сейчас нет).</text:p>
      <text:p text:style-name="P276">I didn`t use to drink tea — Раньше я не пил чай (а теперь пью).</text:p>
      <text:p text:style-name="P276">Did you use to play tennis? — Ты раньше играл в теннис?</text:p>
      <text:p text:style-name="P40"/>
      <text:p text:style-name="P40"/>
      <text:p text:style-name="P5"><text:span text:style-name="T200">П</text:span><text:span text:style-name="T184">овелительное наклонение </text:span><text:span text:style-name="T2">(Imperative)</text:span></text:p>
      <text:p text:style-name="P41"/>
      <text:p text:style-name="P554"><text:span text:style-name="T203">Это способ озвучить просьбу, приказ, призыв к действию </text:span><text:span text:style-name="T204">или </text:span><text:span text:style-name="T202">пожелание</text:span><text:span text:style-name="T203">. </text:span><text:span text:style-name="T202">Предложение в повелительном наклонении не имеет подлежащего и начинается с </text:span><text:span text:style-name="T213">начальной формы глагола</text:span><text:span text:style-name="T202">.</text:span></text:p>
      <text:p text:style-name="P269"/>
      <text:p text:style-name="P270">Don`t come here — Не подходи сюда <text:span text:style-name="T586">(просьба).</text:span></text:p>
      <text:p text:style-name="P277">Put your gun down! — Опусти оружие! (приказ).</text:p>
      <text:p text:style-name="P278">Come here — Подойдите сюда (призыв к действию).</text:p>
      <text:p text:style-name="P42"/>
      <text:p text:style-name="P552"><text:span text:style-name="T202">Ч</text:span><text:span text:style-name="T184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7"/>
      <text:p text:style-name="P277">Have a cake, please — Угощайтесь тортом, пожалуйста.</text:p>
      <text:p text:style-name="P277">Have a nice time — Приятно провести время.</text:p>
      <text:p text:style-name="P277">Have fun — Повеселитесь.</text:p>
      <text:p text:style-name="P42"/>
      <text:p text:style-name="P553"><text:span text:style-name="T20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2"> (</text:span><text:span text:style-name="T23">let us — давай</text:span><text:span text:style-name="T202">). Это один из способом быть вежливее.</text:span></text:p>
      <text:p text:style-name="P42"/>
      <text:p text:style-name="P277">Let`s not watch this movie — Давай не будем смотреть этот фильм.</text:p>
      <text:p text:style-name="P277">Let`s do it — Давай сделаем это.</text:p>
      <text:p text:style-name="P42"/>
      <text:p text:style-name="P42"/>
      <text:p text:style-name="P6"><text:span text:style-name="T202">П</text:span><text:span text:style-name="T184">ассивный залог </text:span><text:span text:style-name="T2">(Passive Voice)</text:span></text:p>
      <text:p text:style-name="P78"/>
      <text:p text:style-name="P587"><text:span text:style-name="T231">В английском язые есть 2 вида залогов</text:span><text:span text:style-name="T230">: активный и пассивный. В активном залоге дейсвие совершает автор, а в пассивном —</text:span><text:span text:style-name="T231"> </text:span><text:span text:style-name="T230">дейс</text:span><text:span text:style-name="T231">т</text:span><text:span text:style-name="T230">вие совершается над автором.</text:span></text:p>
      <text:p text:style-name="P79"/>
      <text:p text:style-name="P555"><text:soft-page-break/><text:span text:style-name="T184">Сказуемое в пассивном залоге состоит из </text:span><text:span text:style-name="T205">вспомогательного глагола </text:span><text:span text:style-name="T25">be</text:span><text:span text:style-name="T205"> и смыслового глагола в 3й форме (для группы Simple).</text:span></text:p>
      <text:p text:style-name="P43"/>
      <text:p text:style-name="P271"><text:span text:style-name="T588">The work </text:span><text:span text:style-name="T396">was finished</text:span><text:span text:style-name="T588"> yesterday — Работа </text:span><text:span text:style-name="T396">закончена</text:span><text:span text:style-name="T588"> вчера (пассивный залог).</text:span></text:p>
      <text:p text:style-name="P271"><text:span text:style-name="T588">I </text:span><text:span text:style-name="T396">finished</text:span><text:span text:style-name="T588"> my work yesterday — Я </text:span><text:span text:style-name="T396">закончил</text:span><text:span text:style-name="T588"> работу вчера (активный залог).</text:span></text:p>
      <text:p text:style-name="P43"/>
      <text:p text:style-name="P556"><text:span text:style-name="T205">Если нужно указать автора действия, то это можно сделать с помощью предлога </text:span><text:span text:style-name="T25">by</text:span><text:span text:style-name="T205">:</text:span></text:p>
      <text:p text:style-name="P555"><text:span text:style-name="T25">Ann Karenina was written </text:span><text:span text:style-name="T63">by Leo Tolstoy</text:span><text:span text:style-name="T25"> — Анна Каренина была написана Львом Толстым.</text:span></text:p>
      <text:p text:style-name="P271"/>
      <text:p text:style-name="P33"><text:span text:style-name="T587">Подлежащие </text:span><text:span text:style-name="T24">I</text:span><text:span text:style-name="T587">, в пассивн</text:span><text:span text:style-name="T588">ом</text:span><text:span text:style-name="T587"> залог</text:span><text:span text:style-name="T588">е</text:span><text:span text:style-name="T587"> </text:span><text:span text:style-name="T588">часто </text:span><text:span text:style-name="T587">переводится не как «я», а как «мне/мной/меня».</text:span></text:p>
      <text:p text:style-name="P33"/>
      <text:p text:style-name="P272">I am ignored all the time — Меня игнорируют все время.</text:p>
      <text:p text:style-name="P272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3">I have been taught an important lesson — Мне преподали важный урок.</text:p>
      <text:p text:style-name="P273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3"><text:span text:style-name="T202">Здесь главное </text:span><text:span text:style-name="T206">отличие</text:span><text:span text:style-name="T202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9">I have been spoken English — Со мной говорили по английски.</text:p>
      <text:p text:style-name="P277">I have been speaking English for 2 years. — Я говорю по английски уже 2 года.</text:p>
      <text:p text:style-name="P269"/>
      <text:p text:style-name="P34">Также можно легко перепутать ситуации, когда be используется с прилагательным и когда</text:p>
      <text:p text:style-name="P553"><text:span text:style-name="T206">в </text:span><text:span text:style-name="T184">пассивн</text:span><text:span text:style-name="T206">о</text:span><text:span text:style-name="T184">м залог</text:span><text:span text:style-name="T206">е</text:span><text:span text:style-name="T184">. Здесь важно отличать прилагательное от глагола.</text:span></text:p>
      <text:p text:style-name="P269"/>
      <text:p text:style-name="P269">I am ignored all the time — Меня игнорируют все время (ignored — глагол в 3й форме).</text:p>
      <text:p text:style-name="P300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89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93">Помимо этого </text:span><text:span text:style-name="T639">по особенному</text:span><text:span text:style-name="T593"> формируются вопросы с предлогами.</text:span></text:p>
      <text:p text:style-name="Standard"/>
      <text:p text:style-name="P533">Общий вопрос</text:p>
      <text:p text:style-name="Standard"/>
      <text:p text:style-name="Standard"><text:span text:style-name="T589">В</text:span>опрос, предполага<text:span text:style-name="T592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8">Do you play the piano? — Yes, I do.</text:p>
      <text:p text:style-name="P248">Does Rita play football? — No, she doesn`t.</text:p>
      <text:p text:style-name="P248"/>
      <text:p text:style-name="P163"><text:soft-page-break/>Разделительный вопрос</text:p>
      <text:p text:style-name="P163"/>
      <text:p text:style-name="P560"><text:span text:style-name="T263">З</text:span><text:span text:style-name="T264">адается</text:span><text:span text:style-name="T262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8"/>
      <text:p text:style-name="P198">Состоит из 2х частей, разделенных запятой: утверждения и противоположного корешка.</text:p>
      <text:p text:style-name="P198">Корешок можно переводить словами: «правда?» «да?», «не так ли?», «верно?»</text:p>
      <text:p text:style-name="P198"/>
      <text:p text:style-name="P198">В корешке, <text:span text:style-name="T590">п</text:span>осле <text:span text:style-name="T590">вспомогательного </text:span>глагола, стоит местоимение, заменяющее подлежащее:</text:p>
      <text:p text:style-name="P364">You play tennis every day, don`t you? — Ты играешь в теннис, да?</text:p>
      <text:p text:style-name="P198"/>
      <text:p text:style-name="P198">Если в главной части отрицание, то в корешке должно быть утверждение (и наоборот).</text:p>
      <text:p text:style-name="P363">You don`t like tomato juice, do you? — Ты не любишь томатный сок, да?</text:p>
      <text:p text:style-name="P198"/>
      <text:p text:style-name="P198">Если в главной части используется <text:span text:style-name="T2">I am</text:span>, то в корешке нужно говорить <text:span text:style-name="T2">aren`t I:</text:span></text:p>
      <text:p text:style-name="P363">I am a famous artist, aren`t I? — Я знаменитая художница, да?</text:p>
      <text:p text:style-name="Standard"/>
      <text:p text:style-name="P533">Специальный вопрос</text:p>
      <text:p text:style-name="Standard"/>
      <text:p text:style-name="P561"><text:span text:style-name="T592">З</text:span><text:span text:style-name="T591">адается для получения дополнительной информации и поэтому всегда начинается </text:span></text:p>
      <text:p text:style-name="P559">с вопросительного слова или вопросительной связки.</text:p>
      <text:p text:style-name="P557"/>
      <text:p text:style-name="P558">Вопросительные слова:</text:p>
      <text:list xml:id="list3964811858" text:style-name="L15">
        <text:list-item>
          <text:p text:style-name="P723">who [ху] — кто;</text:p>
        </text:list-item>
        <text:list-item>
          <text:p text:style-name="P723">whom [хум] — кого;</text:p>
        </text:list-item>
        <text:list-item>
          <text:p text:style-name="P723">whose [хуз] — чей;</text:p>
        </text:list-item>
        <text:list-item>
          <text:p text:style-name="P723">what — что, какой;</text:p>
        </text:list-item>
        <text:list-item>
          <text:p text:style-name="P723">which — который;</text:p>
        </text:list-item>
        <text:list-item>
          <text:p text:style-name="P723">where [вэа] — где, куда;</text:p>
        </text:list-item>
        <text:list-item>
          <text:p text:style-name="P723">when — когда;</text:p>
        </text:list-item>
        <text:list-item>
          <text:p text:style-name="P723">why [вай] — зачем, почему;</text:p>
        </text:list-item>
        <text:list-item>
          <text:p text:style-name="P723">how [хау] — как;</text:p>
        </text:list-item>
        <text:list-item>
          <text:p text:style-name="P723">how often [хау офэн] — как часто;</text:p>
        </text:list-item>
        <text:list-item>
          <text:p text:style-name="P723">how many — сколько (исчисляемые существительные);</text:p>
        </text:list-item>
        <text:list-item>
          <text:p text:style-name="P723">how much — сколько (неисчесляемые существительные);</text:p>
        </text:list-item>
        <text:list-item>
          <text:p text:style-name="P723">how long [хау лон] — как долго;</text:p>
        </text:list-item>
        <text:list-item>
          <text:p text:style-name="P723">how long ago — как давно;</text:p>
        </text:list-item>
        <text:list-item>
          <text:p text:style-name="P723">how old — сколько лет.</text:p>
        </text:list-item>
      </text:list>
      <text:p text:style-name="Standard"/>
      <text:p text:style-name="P560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91">соотв</text:span>. <text:span text:style-name="T2">Which</text:span> подразумевает выбор из нескольких вариантов.</text:p>
      <text:p text:style-name="Standard"/>
      <text:p text:style-name="P248">What do you like? — Что ты любишь?</text:p>
      <text:p text:style-name="P248">What car have you got? — Какая у тебя машина?</text:p>
      <text:p text:style-name="P248">Which car is yours? — Какая из машин твоя?</text:p>
      <text:p text:style-name="P248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4">How old are you? — Сколько тебе лет?</text:p>
      <text:p text:style-name="P274">How are you? — Как ты?</text:p>
      <text:p text:style-name="P274"/>
      <text:p text:style-name="P168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60"><text:span text:style-name="T207">как</text:span><text:span text:style-name="T184"> и в утверждении. Вспомогательный глагол часто отсутсвует в таком вопросе.</text:span></text:p>
      <text:p text:style-name="P35"/>
      <text:p text:style-name="P274">Who is in the Room? — Кто в комнате?</text:p>
      <text:p text:style-name="P274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80">Who are my best friends? → Mike and Paul are my best friends.</text:p>
      <text:p text:style-name="P275"/>
      <text:p text:style-name="P169">Вопрос с альтернативой</text:p>
      <text:p text:style-name="P169"/>
      <text:p text:style-name="P199"><text:span text:style-name="T592">В</text:span>опрос, <text:span text:style-name="T592">предполагающий </text:span>выбор между двумя альтернативами. Вопросительное слово не</text:p>
      <text:p text:style-name="P199">используется. Порядок слов такой же, как в общем вопросе, но в какой-то части вопроса</text:p>
      <text:p text:style-name="P199">обязательно нужно преложить альтернативу с помощью союза or.</text:p>
      <text:p text:style-name="P199"/>
      <text:p text:style-name="P365">Does <text:span text:style-name="T378">your mother </text:span>or<text:span text:style-name="T378"> your father</text:span> help you? (<text:span text:style-name="T592">альтернатива в </text:span>подлежаще<text:span text:style-name="T592">м</text:span>)</text:p>
      <text:p text:style-name="P365">Has he just <text:span text:style-name="T378">arrived </text:span>or<text:span text:style-name="T378"> left</text:span>? (в смыслово<text:span text:style-name="T592">м</text:span> глагол<text:span text:style-name="T592">е</text:span>)</text:p>
      <text:p text:style-name="P561"><text:span text:style-name="T60">Will you go to Kiev </text:span><text:span text:style-name="T123">by train </text:span><text:span text:style-name="T60">or</text:span><text:span text:style-name="T123"> by plane</text:span><text:span text:style-name="T60">? (</text:span><text:span text:style-name="T64">в </text:span><text:span text:style-name="T60">дополнени</text:span><text:span text:style-name="T64">и</text:span><text:span text:style-name="T60">)</text:span></text:p>
      <text:p text:style-name="P365"/>
      <text:p text:style-name="P170">Вопросы с предлогами</text:p>
      <text:p text:style-name="P170"/>
      <text:p text:style-name="P201">В английском вопросе, предлог всегда стоит в самом конце.</text:p>
      <text:p text:style-name="P200"/>
      <text:p text:style-name="P366"><text:span text:style-name="T371">Who</text:span> do you meet <text:span text:style-name="T378">with</text:span>? — <text:span text:style-name="T378">С</text:span> <text:span text:style-name="T371">кем</text:span> ты встречаешься?</text:p>
      <text:p text:style-name="P366"><text:span text:style-name="T371">What</text:span> are you looking <text:span text:style-name="T378">at</text:span>? — <text:span text:style-name="T378">На</text:span> <text:span text:style-name="T371">что</text:span> ты смотришь?</text:p>
      <text:p text:style-name="P367"/>
      <text:p text:style-name="P366"/>
      <text:p text:style-name="P517">Отрицательные предложения</text:p>
      <text:p text:style-name="P457"/>
      <text:p text:style-name="P518">Чтобы придать мысли отрицательное значение используется частица <text:span text:style-name="T2">not </text:span><text:span text:style-name="T184">или</text:span> слово <text:span text:style-name="T2">never</text:span> </text:p>
      <text:p text:style-name="P518"/>
      <text:p text:style-name="P519"><text:span text:style-name="T208">Частица</text:span><text:span text:style-name="T27"> not</text:span><text:span text:style-name="T604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19"/>
      <text:p text:style-name="P519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18"/>
      <text:p text:style-name="P518">Но если отрицатульную мысль сообщить в дополнении, то <text:span text:style-name="T2">not</text:span> будет стоять самостоятельно.</text:p>
      <text:p text:style-name="P460">It`s quite impolite not to call me back — Очень не вежливо не перезванивать мне.</text:p>
      <text:p text:style-name="P562"/>
      <text:p text:style-name="P8">Самые важные глаголы</text:p>
      <text:p text:style-name="Standard"/>
      <text:p text:style-name="P563"><text:span text:style-name="T604">Это глаголы: </text:span><text:span text:style-name="T27">be</text:span><text:span text:style-name="T604">, </text:span><text:span text:style-name="T27">do</text:span><text:span text:style-name="T604">, </text:span><text:span text:style-name="T27">have</text:span><text:span text:style-name="T604"> и </text:span><text:span text:style-name="T27">get</text:span><text:span text:style-name="T604">. Они могут быть как смысловыми, так и вспомогательными. (кроме </text:span><text:span text:style-name="T27">get</text:span><text:span text:style-name="T604">). А также входить в устойчивые обороты, меняя свое основное значение.</text:span></text:p>
      <text:p text:style-name="P563"/>
      <text:p text:style-name="P534">Глагол <text:span text:style-name="T2">be</text:span></text:p>
      <text:p text:style-name="Standard"/>
      <text:p text:style-name="P426"><text:span text:style-name="T211">Переводится как</text:span><text:span text:style-name="T605"> «быть» </text:span><text:span text:style-name="T628">и</text:span><text:span text:style-name="T606"> </text:span><text:span text:style-name="T605">меняется в зависимости от подлежащего.</text:span></text:p>
      <text:p text:style-name="P425"><text:soft-page-break/><text:span text:style-name="T606">В </text:span><text:span text:style-name="T28">Present</text:span><text:span text:style-name="T606"> </text:span><text:span text:style-name="T608">этот глагол</text:span><text:span text:style-name="T607"> </text:span><text:span text:style-name="T606">принимает следующие формы:</text:span></text:p>
      <text:list xml:id="list2643896688" text:style-name="L16">
        <text:list-item>
          <text:p text:style-name="P724">am — если подлежащее в первом лице (I);</text:p>
        </text:list-item>
        <text:list-item>
          <text:p text:style-name="P724">is — если подлежащее в третьем лице, единственном числе (he/she/it);</text:p>
        </text:list-item>
        <text:list-item>
          <text:p text:style-name="P724">are — если подлежащее во множественном числе (you/we/they).</text:p>
        </text:list-item>
      </text:list>
      <text:p text:style-name="P281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75">После <text:span text:style-name="T2">be</text:span> обычно указывается характеристика (какой) или место (где).</text:p>
      <text:p text:style-name="P46"/>
      <text:p text:style-name="P281">This dress is blue — Это платье синие.</text:p>
      <text:p text:style-name="P281">I am in my office now — Я у себя в офисе сейчас.</text:p>
      <text:p text:style-name="P46"/>
      <text:p text:style-name="P47">Связка <text:span text:style-name="T2">be </text:span>+ прилагательное, <text:span text:style-name="T647">очень </text:span>часто переводится глаголом:</text:p>
      <text:p text:style-name="P368">I am interested in art — Я интересуюсь искусством.</text:p>
      <text:p text:style-name="P47"/>
      <text:p text:style-name="P565"><text:span text:style-name="T209">В вопрос</text:span><text:span text:style-name="T210">ах</text:span><text:span text:style-name="T209"> глагол </text:span><text:span text:style-name="T28">be</text:span><text:span text:style-name="T209"> меняется местами с подлежащим, а в отрица</text:span><text:span text:style-name="T210">ниях</text:span><text:span text:style-name="T209">, используется </text:span></text:p>
      <text:p text:style-name="P565"><text:span text:style-name="T209">с частицей </text:span><text:span text:style-name="T28">not</text:span><text:span text:style-name="T209">: В корешке ответа, вместо </text:span><text:span text:style-name="T28">do/does,</text:span><text:span text:style-name="T209"> используется </text:span><text:span text:style-name="T28">am/is/are</text:span><text:span text:style-name="T209">:</text:span></text:p>
      <text:p text:style-name="P47"/>
      <text:p text:style-name="P282">Is John married? No, he isn`t. — Джон женат? Нет.</text:p>
      <text:p text:style-name="P282"/>
      <text:p text:style-name="P48">Очень часто <text:span text:style-name="T2">am/is/are</text:span> сокращают:</text:p>
      <text:list xml:id="list3667614339" text:style-name="L17">
        <text:list-item>
          <text:p text:style-name="P725">I am → I`m;</text:p>
        </text:list-item>
        <text:list-item>
          <text:p text:style-name="P725">he is → he`s;</text:p>
        </text:list-item>
        <text:list-item>
          <text:p text:style-name="P725">you are → you`re;</text:p>
        </text:list-item>
        <text:list-item>
          <text:p text:style-name="P725">John is → John`s;</text:p>
        </text:list-item>
      </text:list>
      <text:p text:style-name="P282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2"/>
      <text:p text:style-name="P425"><text:span text:style-name="T209">В </text:span><text:span text:style-name="T28">Past</text:span><text:span text:style-name="T209"> </text:span><text:span text:style-name="T210">он </text:span><text:span text:style-name="T209">принимает слудеющие формы:</text:span></text:p>
      <text:list xml:id="list3360595961" text:style-name="L18">
        <text:list-item>
          <text:p text:style-name="P726">was — если подлежащее в единственном числе (I/he/she/it);</text:p>
        </text:list-item>
        <text:list-item>
          <text:p text:style-name="P726">were — если подлежащее во множественном числе (you/we/they).</text:p>
        </text:list-item>
      </text:list>
      <text:p text:style-name="P282"/>
      <text:p text:style-name="P47">В <text:span text:style-name="T2">Future</text:span> принимает только одну форму — <text:span text:style-name="T2">will be:</text:span></text:p>
      <text:p text:style-name="P282"/>
      <text:p text:style-name="P283">Was the weather good? No, it wasn`t — Погода была хорошая? Нет.</text:p>
      <text:p text:style-name="P282">I will be happy to eat — Я буду рад поесть.</text:p>
      <text:p text:style-name="P282"/>
      <text:p text:style-name="P171">Глагол <text:span text:style-name="T2">do</text:span></text:p>
      <text:p text:style-name="P202"/>
      <text:p text:style-name="P202">Переводится как «делать». В одном предложении может встречаться несколько раз,</text:p>
      <text:p text:style-name="P202">в качестве вспомогательного глагола и смыслового. Вспомогательным глаголом он может</text:p>
      <text:p text:style-name="P202">быть только в отрицаниях и вопросах, времен группы <text:span text:style-name="T2">Simple</text:span>.</text:p>
      <text:p text:style-name="P368"/>
      <text:p text:style-name="P368">What do you <text:span text:style-name="T378">do</text:span>? — Что ты <text:span text:style-name="T378">делаешь</text:span>?</text:p>
      <text:p text:style-name="P368">Do you like pets? No, I don`t — Ты любишь домашних животних? Нет.</text:p>
      <text:p text:style-name="P202"/>
      <text:p text:style-name="P202">В прошедшем времени преорбазуется в <text:span text:style-name="T2">did</text:span> — «делал».</text:p>
      <text:p text:style-name="P282"/>
      <text:p text:style-name="P171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4">Mike has many friends — У Майка много друзей.</text:p>
      <text:p text:style-name="P284">He doesn`t have many friends — У него не много друзей.</text:p>
      <text:p text:style-name="P284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4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4">He hasn`t lost his keys — Он не потерял свои ключи (has в отрицании).</text:p>
      <text:p text:style-name="P284"/>
      <text:p text:style-name="P50">В прошедшем времени преобразуется в <text:span text:style-name="T2">had</text:span> — «имел».</text:p>
      <text:p text:style-name="P292">I had a lot of friends — У меня было много друзей (Я имел много друзей).</text:p>
      <text:p text:style-name="P284"/>
      <text:p text:style-name="P49"><text:span text:style-name="T643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5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2">Have you got a Mercedes? / Do you have a Mercedes? — У тебя есть мерседес?</text:p>
      <text:p text:style-name="P282">I haven`t got a Mercedes / I don`t have a Mercedes — У меня нет мерседеса.</text:p>
      <text:p text:style-name="P282"/>
      <text:p text:style-name="P612"><text:span text:style-name="T209">Глагол </text:span><text:span text:style-name="T28">have</text:span><text:span text:style-name="T209"> может входить в состав устойчивых словосочетаний. В этом он переводится по другому. Также здесь отменяется правило, </text:span><text:span text:style-name="T239">когда</text:span><text:span text:style-name="T209"> </text:span><text:span text:style-name="T28">have</text:span><text:span text:style-name="T209"> нельзя употребять в </text:span><text:span text:style-name="T28">Continuous</text:span><text:span text:style-name="T209">:</text:span></text:p>
      <text:p text:style-name="P51"/>
      <text:p text:style-name="P56"><text:span text:style-name="T609">В</text:span><text:span text:style-name="T606">ыражения, связанные с приемом пищи:</text:span></text:p>
      <text:list xml:id="list1144651053" text:style-name="L19">
        <text:list-item>
          <text:p text:style-name="P727">have a coffee/tea/drink — пить кофе/чай/напиток;</text:p>
        </text:list-item>
        <text:list-item>
          <text:p text:style-name="P727">have a meal — принимать пищу;</text:p>
        </text:list-item>
        <text:list-item>
          <text:p text:style-name="P727">have a breakfast/luch/dinner — завтракать/обедать/ужинать;</text:p>
        </text:list-item>
      </text:list>
      <text:p text:style-name="P117"/>
      <text:p text:style-name="P428"><text:span text:style-name="T212">В</text:span><text:span text:style-name="T209">ыражения, связанные с времяпровождением:</text:span></text:p>
      <text:list xml:id="list1835807674" text:style-name="L20">
        <text:list-item>
          <text:p text:style-name="P728">have a date — ходить на свидание;</text:p>
        </text:list-item>
        <text:list-item>
          <text:p text:style-name="P728">have a good time — хорошо проводить время;</text:p>
        </text:list-item>
        <text:list-item>
          <text:p text:style-name="P728">have a meeting / an appointment — назначать встречу;</text:p>
        </text:list-item>
        <text:list-item>
          <text:p text:style-name="P728">have a nice day — удачного дня (пожелание);</text:p>
        </text:list-item>
      </text:list>
      <text:p text:style-name="P56"/>
      <text:p text:style-name="P56"><text:span text:style-name="T609">В</text:span><text:span text:style-name="T606">ыражения, связанные с внешностью:</text:span></text:p>
      <text:list xml:id="list2221163935" text:style-name="L21">
        <text:list-item>
          <text:p text:style-name="P729">have a bath/shower— принимать ванну/душ;</text:p>
        </text:list-item>
        <text:list-item>
          <text:p text:style-name="P729">have a shave/haircat — побриться/постричься;</text:p>
        </text:list-item>
      </text:list>
      <text:p text:style-name="P285"/>
      <text:p text:style-name="P427"><text:span text:style-name="T212">В</text:span><text:span text:style-name="T209">ыражения, связанные с общением:</text:span></text:p>
      <text:list xml:id="list2406389407" text:style-name="L22">
        <text:list-item>
          <text:p text:style-name="P730">have a guess — угадывать, догадываться;</text:p>
        </text:list-item>
        <text:list-item>
          <text:p text:style-name="P730">have a talk/discussion/chat — беседовать/обсуждать/болтать;</text:p>
        </text:list-item>
        <text:list-item>
          <text:p text:style-name="P730">have a call — позвонить;</text:p>
        </text:list-item>
      </text:list>
      <text:p text:style-name="P282"/>
      <text:p text:style-name="P425"><text:soft-page-break/><text:span text:style-name="T212">В</text:span><text:span text:style-name="T209">ыражения связанные со здоровьем:</text:span></text:p>
      <text:list xml:id="list1920032516" text:style-name="L23">
        <text:list-item>
          <text:p text:style-name="P731">have a baby — родить;</text:p>
        </text:list-item>
        <text:list-item>
          <text:p text:style-name="P732">have a cold/cough — простудиться/кашлять;</text:p>
        </text:list-item>
        <text:list-item>
          <text:p text:style-name="P731">have a headache — болит голова;</text:p>
        </text:list-item>
      </text:list>
      <text:p text:style-name="P282"/>
      <text:p text:style-name="P425"><text:span text:style-name="T212">В</text:span><text:span text:style-name="T209">ыражения, связанные с отдыхом:</text:span></text:p>
      <text:list xml:id="list1743347948" text:style-name="L24">
        <text:list-item>
          <text:p text:style-name="P733">have a day off — взять выходной;</text:p>
        </text:list-item>
        <text:list-item>
          <text:p text:style-name="P733">have a dream/nightmare — видеть сон/кошмар;</text:p>
        </text:list-item>
        <text:list-item>
          <text:p text:style-name="P733">have a rest — отдыхать;</text:p>
        </text:list-item>
        <text:list-item>
          <text:p text:style-name="P733">have a sleep — спать.</text:p>
        </text:list-item>
      </text:list>
      <text:p text:style-name="P282"/>
      <text:p text:style-name="P55"><text:span text:style-name="T609">В</text:span><text:span text:style-name="T606">ыражения, свяханые с физической активностью:</text:span></text:p>
      <text:list xml:id="list2344686265" text:style-name="L25">
        <text:list-item>
          <text:p text:style-name="P734">have a good journey — добраться без проблем (пожелание);</text:p>
        </text:list-item>
        <text:list-item>
          <text:p text:style-name="P734">have a good flight — хорошо долететь (пожелание);</text:p>
        </text:list-item>
        <text:list-item>
          <text:p text:style-name="P734">have a lift — подвести (на машине);</text:p>
        </text:list-item>
        <text:list-item>
          <text:p text:style-name="P734">have a ride — проехаться;</text:p>
        </text:list-item>
        <text:list-item>
          <text:p text:style-name="P734">have a walk — пройтись (прогуляться);</text:p>
        </text:list-item>
        <text:list-item>
          <text:p text:style-name="P734">have a swim — поплавать;</text:p>
        </text:list-item>
        <text:list-item>
          <text:p text:style-name="P734">have a hug — обняться;</text:p>
        </text:list-item>
        <text:list-item>
          <text:p text:style-name="P734">have a kiss — поцеловаться.</text:p>
        </text:list-item>
      </text:list>
      <text:p text:style-name="P173"/>
      <text:p text:style-name="P172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6">I got an A — Я получил пятерку. (A — это оценка)</text:p>
      <text:p text:style-name="P286">I got a new car — Я купил новую машину.</text:p>
      <text:p text:style-name="P286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6">He <text:span text:style-name="T378">got dressed</text:span> quickly and left — Он <text:span text:style-name="T378">оделся</text:span> быстро и ушел.</text:p>
      <text:p text:style-name="P286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6">I got to work late — Я приехал на работу поздно.</text:p>
      <text:p text:style-name="P286">I got to the airport by train — Я приехал в аэропорт на поезде.</text:p>
      <text:p text:style-name="P286"/>
      <text:p text:style-name="P52">Если <text:span text:style-name="T2">get</text:span> используется со средством передвижения, то он приобретает значение</text:p>
      <text:p text:style-name="P618"><text:span text:style-name="T245">«сесть в транспорт». В этом случае он может </text:span><text:span text:style-name="T244">идти</text:span><text:span text:style-name="T245"> с предлогом </text:span><text:span text:style-name="T47">on</text:span><text:span text:style-name="T245">.</text:span></text:p>
      <text:p text:style-name="P52"/>
      <text:p text:style-name="P286">I got on a bus at 5 o`clock — Я сел в автобус в 5 часов.</text:p>
      <text:p text:style-name="P286">I got a taxi — Я взял такси.</text:p>
      <text:p text:style-name="P286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2200562254" text:style-name="L26">
        <text:list-item>
          <text:p text:style-name="P735">get along — ладить друг с другом;</text:p>
        </text:list-item>
        <text:list-item>
          <text:p text:style-name="P735"><text:soft-page-break/>get away — удирать;</text:p>
        </text:list-item>
        <text:list-item>
          <text:p text:style-name="P735">get back — вернуться;</text:p>
        </text:list-item>
        <text:list-item>
          <text:p text:style-name="P735">get in — попасть внутрь;</text:p>
        </text:list-item>
        <text:list-item>
          <text:p text:style-name="P735">get on — справиться с ситуацией.</text:p>
        </text:list-item>
      </text:list>
      <text:p text:style-name="P52"/>
      <text:p text:style-name="P286">I`ll get away from work as soon as I can — Я уйду с этой работы, как только смогу.</text:p>
      <text:p text:style-name="P286">Get in the car quickly! — Быстро садись в машину!</text:p>
      <text:p text:style-name="P286">How are you getting on with your new job? — Как дела на новой работе?</text:p>
      <text:p text:style-name="P286"/>
      <text:p text:style-name="P172">Глаголы, в которых все путаются</text:p>
      <text:p text:style-name="P172"/>
      <text:p text:style-name="P566"><text:span text:style-name="T65">Tell</text:span><text:span text:style-name="T265"> и </text:span><text:span text:style-name="T65">say</text:span><text:span text:style-name="T265"> </text:span><text:span text:style-name="T266">передают значение</text:span><text:span text:style-name="T265"> «сказать». Только </text:span><text:span text:style-name="T65">tell</text:span><text:span text:style-name="T265"> </text:span><text:span text:style-name="T266">означает</text:span><text:span text:style-name="T265"> «рассказать кому-то» или «рассказать что-то» и требует дополнения. А </text:span><text:span text:style-name="T65">say</text:span><text:span text:style-name="T265"> означает просто «сказать».</text:span></text:p>
      <text:p text:style-name="P203"/>
      <text:p text:style-name="P287"><text:span text:style-name="T387">Tell me</text:span><text:span text:style-name="T413"> the truth — </text:span><text:span text:style-name="T387">Скажи мне</text:span><text:span text:style-name="T413"> правду.</text:span></text:p>
      <text:p text:style-name="P288"><text:span text:style-name="T402">`It is good,` Mr Bean </text:span><text:span text:style-name="T378">said</text:span><text:span text:style-name="T402"> — «Это хорошо», </text:span><text:span text:style-name="T378">сказал</text:span><text:span text:style-name="T402"> мистер Бин.</text:span></text:p>
      <text:p text:style-name="P369"/>
      <text:p text:style-name="P567"><text:span text:style-name="T66">See, look, watch </text:span><text:span text:style-name="T266">передают значение «видеть». </text:span><text:span text:style-name="T67">See</text:span><text:span text:style-name="T267"> означает «видеть», как визическую возможность. </text:span><text:span text:style-name="T67">Look</text:span><text:span text:style-name="T267"> означает «смотреть» </text:span><text:span text:style-name="T268">как осознанное действие</text:span><text:span text:style-name="T267">. Если смотрят </text:span><text:span text:style-name="T362">на</text:span><text:span text:style-name="T267"> какой-то объект, то доб. предлог </text:span><text:span text:style-name="T67">at</text:span><text:span text:style-name="T267">. W</text:span><text:span text:style-name="T67">atch</text:span><text:span text:style-name="T267"> означает «наблюдать за объектом» и требует дополнения.</text:span></text:p>
      <text:p text:style-name="P204"/>
      <text:p text:style-name="P289"><text:span text:style-name="T402">I </text:span><text:span text:style-name="T378">see</text:span><text:span text:style-name="T402"> a bird in the tree — Я </text:span><text:span text:style-name="T378">вижу</text:span><text:span text:style-name="T402"> птицу на дереве.</text:span></text:p>
      <text:p text:style-name="P288"><text:span text:style-name="T402">Don`t worry, I`m not </text:span><text:span text:style-name="T378">looking</text:span><text:span text:style-name="T402"> — Не волнуйся, я не </text:span><text:span text:style-name="T378">смотрю</text:span><text:span text:style-name="T402">.</text:span></text:p>
      <text:p text:style-name="P288"><text:span text:style-name="T402">I`m </text:span><text:span text:style-name="T378">looking at</text:span><text:span text:style-name="T402"> the dog — Я </text:span><text:span text:style-name="T378">смотрю на</text:span><text:span text:style-name="T402"> собаку.</text:span></text:p>
      <text:p text:style-name="P288"><text:span text:style-name="T402">I like </text:span><text:span text:style-name="T378">watching birds</text:span><text:span text:style-name="T402"> — Мне нравится </text:span><text:span text:style-name="T378">наблюдать за птицами</text:span><text:span text:style-name="T402">.</text:span></text:p>
      <text:p text:style-name="P369"/>
      <text:p text:style-name="P568"><text:span text:style-name="T68">Hear</text:span><text:span text:style-name="T269"> и </text:span><text:span text:style-name="T68">list</text:span><text:span text:style-name="T269"> переводятся как «слышать» и «слушать». Первый означает физическую возможность (подобно </text:span><text:span text:style-name="T68">see</text:span><text:span text:style-name="T269">) а второй — осознанное действие (подобно </text:span><text:span text:style-name="T68">look</text:span><text:span text:style-name="T269">). Когда говорят </text:span></text:p>
      <text:p text:style-name="P568"><text:span text:style-name="T269">о том, что именно слушают, то к </text:span><text:span text:style-name="T68">listen</text:span><text:span text:style-name="T269"> доб. предлог </text:span><text:span text:style-name="T68">to</text:span><text:span text:style-name="T269">, но при переводе он выпадает.</text:span></text:p>
      <text:p text:style-name="P205"/>
      <text:p text:style-name="P290"><text:span text:style-name="T414">Can you </text:span><text:span text:style-name="T388">hear</text:span><text:span text:style-name="T414"> some noise? — Ты </text:span><text:span text:style-name="T388">слышишь</text:span><text:span text:style-name="T414"> шум?</text:span></text:p>
      <text:p text:style-name="P290"><text:span text:style-name="T388">Listen to</text:span><text:span text:style-name="T414"> me, please — Пожалуйста, </text:span><text:span text:style-name="T388">послушай</text:span><text:span text:style-name="T414"> меня.</text:span></text:p>
      <text:p text:style-name="P290"><text:span text:style-name="T414">What music do you </text:span><text:span text:style-name="T388">listen to</text:span><text:span text:style-name="T414">? - Какую музыку ты </text:span><text:span text:style-name="T388">слушает</text:span><text:span text:style-name="T414">?</text:span></text:p>
      <text:p text:style-name="P370"/>
      <text:p text:style-name="P54"><text:span text:style-name="T69">D</text:span><text:span text:style-name="T68">o</text:span><text:span text:style-name="T414"> </text:span><text:span text:style-name="T415">и</text:span><text:span text:style-name="T414"> </text:span><text:span text:style-name="T68">make</text:span><text:span text:style-name="T414"> означают «делать». Только первый имеет абстрактное значение (заниматься</text:span></text:p>
      <text:p text:style-name="P205">делом), а второй больше связан с физической активностью, с созданием предметов.</text:p>
      <text:p text:style-name="P371"/>
      <text:p text:style-name="P291"><text:span text:style-name="T414">Could you </text:span><text:span text:style-name="T388">do</text:span><text:span text:style-name="T414"> me a favour — Не мог бы ты </text:span><text:span text:style-name="T388">оказать</text:span><text:span text:style-name="T414"> мне услугу?</text:span></text:p>
      <text:p text:style-name="P291"><text:span text:style-name="T414">I belive she`ll </text:span><text:span text:style-name="T388">make</text:span><text:span text:style-name="T414"> the right choice — Я верю, что она </text:span><text:span text:style-name="T388">сделает</text:span><text:span text:style-name="T414"> правильный выбор.</text:span></text:p>
      <text:p text:style-name="P205"/>
      <text:p text:style-name="P206">Устойчивые выражения с do:</text:p>
      <text:list xml:id="list2591361490" text:style-name="L27">
        <text:list-item>
          <text:p text:style-name="P775">do an exam/test — сдавать экзамен/тест;</text:p>
        </text:list-item>
        <text:list-item>
          <text:p text:style-name="P775">do a course — пройти курс;</text:p>
        </text:list-item>
        <text:list-item>
          <text:p text:style-name="P775">do work/homework/housework — делать работу / домашнюю работу / работу по дому;</text:p>
        </text:list-item>
        <text:list-item>
          <text:p text:style-name="P775">do a favour — оказывать услугу;</text:p>
        </text:list-item>
        <text:list-item>
          <text:p text:style-name="P775">do business — заниматься бизнесом;</text:p>
        </text:list-item>
        <text:list-item>
          <text:p text:style-name="P775">do right/wrong — поступать правильно/неправильно;</text:p>
        </text:list-item>
        <text:list-item>
          <text:p text:style-name="P775">do the shopping — делать покупки;</text:p>
        </text:list-item>
        <text:list-item>
          <text:p text:style-name="P775">do the wassing up — мыть посуду;</text:p>
        </text:list-item>
      </text:list>
      <text:p text:style-name="P205"/>
      <text:p text:style-name="P206">Устойчивые выражения с make:</text:p>
      <text:list xml:id="list335611978" text:style-name="L28">
        <text:list-item>
          <text:p text:style-name="P776">make a noise — шуметь;</text:p>
        </text:list-item>
        <text:list-item>
          <text:p text:style-name="P776"><text:soft-page-break/>make a bed — застилать постель;</text:p>
        </text:list-item>
        <text:list-item>
          <text:p text:style-name="P776">make a cake/tea/dinner — приготовить торт/чай/ужин;</text:p>
        </text:list-item>
        <text:list-item>
          <text:p text:style-name="P776">make a choice — сделать выбор;</text:p>
        </text:list-item>
        <text:list-item>
          <text:p text:style-name="P776">make a scision — принять решение;</text:p>
        </text:list-item>
        <text:list-item>
          <text:p text:style-name="P776">make a promise — обещать, дать обещание;</text:p>
        </text:list-item>
        <text:list-item>
          <text:p text:style-name="P776">make a friends — подружиться.</text:p>
        </text:list-item>
      </text:list>
      <text:p text:style-name="Standard"/>
      <text:p text:style-name="Standard"/>
      <text:p text:style-name="P58"><text:span text:style-name="T594">И</text:span><text:span text:style-name="T595">нфинитив и герундий</text:span></text:p>
      <text:p text:style-name="P569"/>
      <text:p text:style-name="P573">Когда в английском предложении несколько глаголов идут подряд, то первый является <text:span text:style-name="T610">смысловым</text:span>, а следующ<text:span text:style-name="T610">ие</text:span>, свободны<text:span text:style-name="T610">е</text:span> от времени, <text:span text:style-name="T610">будут</text:span> в форме инфинитива или герундия.</text:p>
      <text:p text:style-name="P569"/>
      <text:p text:style-name="P569">Инфинитив и герундий дополняют по смыслу сказуемое. Они являются взаимозаменяемы</text:p>
      <text:p text:style-name="P569">и в основном используются по наитию либо в зависимости от диалекта.</text:p>
      <text:p text:style-name="Standard"/>
      <text:p text:style-name="P535">Инфинитив</text:p>
      <text:p text:style-name="P570"/>
      <text:p text:style-name="P570">Это глагол в начальной форме, который почти всегда пишется с частицей to.</text:p>
      <text:p text:style-name="P571"/>
      <text:p text:style-name="P293">We <text:span text:style-name="T149">promise</text:span> <text:span text:style-name="T378">to get</text:span> the money — Мы обещали <text:span text:style-name="T378">достать</text:span> денег.</text:p>
      <text:p text:style-name="P293">Don`t <text:span text:style-name="T149">forget</text:span> <text:span text:style-name="T378">to write</text:span> importang things — Не забывай <text:span text:style-name="T378">записывать</text:span> самое главное.</text:p>
      <text:p text:style-name="P570"/>
      <text:p text:style-name="P60">Между смысловым глаголом и идущим за ним инфинитивом часто стоит дополнение.</text:p>
      <text:p text:style-name="P429"><text:span text:style-name="T213">Обычно дополнение </text:span><text:span text:style-name="T214">ставиться</text:span><text:span text:style-name="T213"> после: </text:span><text:span text:style-name="T30">ask, tell, advice, expect, pesuade, teach.</text:span></text:p>
      <text:p text:style-name="P293"/>
      <text:p text:style-name="P293">I <text:span text:style-name="T157">asked</text:span> <text:span text:style-name="T162">Mike</text:span> <text:span text:style-name="T378">to come</text:span> in — Я просила Майка войти.</text:p>
      <text:p text:style-name="P293"><text:span text:style-name="T157">Tell</text:span> <text:span text:style-name="T162">them</text:span> <text:span text:style-name="T378">to leave</text:span> us alone — Попроси их оставить нас в покое.</text:p>
      <text:p text:style-name="P293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3"/>
      <text:p text:style-name="P572"><text:span text:style-name="T30">I </text:span><text:span text:style-name="T2">promise you</text:span><text:span text:style-name="T30"> </text:span><text:span text:style-name="T125">to be</text:span><text:span text:style-name="T30"> there always — Я обещаю тебе, </text:span><text:span text:style-name="T125">что буду</text:span><text:span text:style-name="T30"> рядом всегда.</text:span></text:p>
      <text:p text:style-name="P294"/>
      <text:p text:style-name="P62"><text:span text:style-name="T610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73">в</text:span>).</text:p>
      <text:p text:style-name="P416"/>
      <text:p text:style-name="P512"><text:span text:style-name="T30">I went out </text:span><text:span text:style-name="T125">to buy</text:span><text:span text:style-name="T30"> food — Я вышел, </text:span><text:span text:style-name="T125">чтобы купить</text:span><text:span text:style-name="T30"> еды.</text:span></text:p>
      <text:p text:style-name="P512"><text:span text:style-name="T30">I went out </text:span><text:span text:style-name="T125">for</text:span><text:span text:style-name="T30"> food — Я вышел </text:span><text:span text:style-name="T125">за</text:span><text:span text:style-name="T30"> едой.</text:span></text:p>
      <text:p text:style-name="P512"><text:span text:style-name="T30">I surfed the Internet </text:span><text:span text:style-name="T125">for</text:span><text:span text:style-name="T30"> new information — Я ходил по интернету </text:span><text:span text:style-name="T125">в</text:span><text:span text:style-name="T30"> поисках новой информации.</text:span></text:p>
      <text:p text:style-name="P462"/>
      <text:p text:style-name="P513">Есть глаголы, после который инфинитив идет без частицы <text:span text:style-name="T2">to</text:span> (голый инфинитив).</text:p>
      <text:p text:style-name="P513">Самыми распространенным из них являются <text:span text:style-name="T2">let,</text:span> <text:span text:style-name="T2">make </text:span><text:span text:style-name="T671">и</text:span><text:span text:style-name="T58"> help</text:span>.</text:p>
      <text:p text:style-name="P513"/>
      <text:p text:style-name="P461"><text:span text:style-name="T149">Let</text:span> Peter <text:span text:style-name="T378">explain</text:span> himself — Позволь Питеру <text:span text:style-name="T402">объясниться</text:span>.</text:p>
      <text:p text:style-name="P461"><text:span text:style-name="T149">Let</text:span> us (let`s) <text:span text:style-name="T378">watch</text:span> this movie — Давай посмотрим этот фильм <text:span text:style-name="T672">(позоволь нам)</text:span>.</text:p>
      <text:p text:style-name="P461"/>
      <text:p text:style-name="P644"><text:span text:style-name="T501">Если после </text:span><text:span text:style-name="T464">make</text:span><text:span text:style-name="T501"> </text:span><text:span text:style-name="T502">есть</text:span><text:span text:style-name="T501"> еще один глагол, то в этом случае </text:span><text:span text:style-name="T464">make</text:span><text:span text:style-name="T501"> переводится не как «делать», </text:span></text:p>
      <text:p text:style-name="P514">а как «заставлять». <text:span text:style-name="T670">П</text:span>осле <text:span text:style-name="T2">make</text:span> нужно <text:span text:style-name="T670">обязательно </text:span>указать дополнение.</text:p>
      <text:p text:style-name="P461"/>
      <text:p text:style-name="P574"><text:span text:style-name="T464">I can`t </text:span><text:span text:style-name="T154">make</text:span><text:span text:style-name="T464"> </text:span><text:span text:style-name="T166">John</text:span><text:span text:style-name="T464"> </text:span><text:span text:style-name="T449">work</text:span><text:span text:style-name="T464"> — Я не могу заставить Джона работать.</text:span></text:p>
      <text:p text:style-name="P463"/>
      <text:p text:style-name="P197"><text:soft-page-break/><text:span text:style-name="T505">Г</text:span><text:span text:style-name="T434">ерундий</text:span></text:p>
      <text:p text:style-name="P515"/>
      <text:p text:style-name="P515">Это нечно среднее между глаголом и существительным, потому что может переводиться</text:p>
      <text:p text:style-name="P576"><text:span text:style-name="T498">и так, и этак. Выглядит как глагол c окончанием -ing</text:span>.</text:p>
      <text:p text:style-name="Standard"/>
      <text:p text:style-name="P577">Герундий <text:span text:style-name="T616">используется после предлогов и некоторых глаголов. </text:span></text:p>
      <text:p text:style-name="P577">В этом случае он переводится глаголом.</text:p>
      <text:p text:style-name="P417"/>
      <text:p text:style-name="P248">I <text:span text:style-name="T149">ran</text:span> for a long time <text:span text:style-name="T612">without</text:span> <text:span text:style-name="T378">stopping</text:span> — Я долго бежал, не <text:span text:style-name="T378">останавливаясь</text:span>.</text:p>
      <text:p text:style-name="P248">Don`t stop. <text:span text:style-name="T149">Keep</text:span> <text:span text:style-name="T612">on</text:span> <text:span text:style-name="T378">running</text:span>! — Не останавливайся. Продолжай <text:span text:style-name="T378">бежать</text:span>!</text:p>
      <text:p text:style-name="P248"/>
      <text:p text:style-name="P578">Между смысловым глаголом <text:span text:style-name="T614">и герундием также </text:span>может стоять дополнение:</text:p>
      <text:p text:style-name="P248">I <text:span text:style-name="T149">saw</text:span> <text:span text:style-name="T162">John</text:span> <text:span text:style-name="T378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5">Would you like <text:span text:style-name="T378">to go skiing</text:span>? — Ты хочешь <text:span text:style-name="T378">покататься на лыжах</text:span>?</text:p>
      <text:p text:style-name="P295">I would rather <text:span text:style-name="T378">go shopping</text:span> — <text:span text:style-name="T615">Я</text:span> <text:span text:style-name="T615">бы </text:span>лучше <text:span text:style-name="T378">по</text:span><text:span text:style-name="T389">шопилась</text:span>.</text:p>
      <text:p text:style-name="P295">I <text:span text:style-name="T378">like shopping</text:span>! — Я <text:span text:style-name="T378">люблю </text:span><text:span text:style-name="T389">шопиться</text:span>!</text:p>
      <text:p text:style-name="P295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6"><text:span text:style-name="T390">Swimming</text:span><text:span text:style-name="T617"> is very good for your health — </text:span><text:span text:style-name="T390">Плаванье</text:span><text:span text:style-name="T617"> хорошо для здоровья</text:span></text:p>
      <text:p text:style-name="P296"><text:span text:style-name="T390">Learning</text:span><text:span text:style-name="T617"> English is not easy — </text:span><text:span text:style-name="T390">Изучение</text:span><text:span text:style-name="T617"> английского это нелегко.</text:span></text:p>
      <text:p text:style-name="P65"/>
      <text:p text:style-name="P430">Глаголы, после которых принято использовать герундий:</text:p>
      <text:list xml:id="list3950277639" text:style-name="L29">
        <text:list-item>
          <text:p text:style-name="P736">stop, finish, give up, carry on, go on, keep on (начало или конец процесса);</text:p>
        </text:list-item>
        <text:list-item>
          <text:p text:style-name="P797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37"><text:span text:style-name="T611">see, watch, hear, listen to (чувственн</text:span><text:span text:style-name="T618">ые</text:span><text:span text:style-name="T611"> восприяти</text:span><text:span text:style-name="T618">е</text:span><text:span text:style-name="T611">);</text:span></text:p>
        </text:list-item>
        <text:list-item>
          <text:p text:style-name="P737"><text:span text:style-name="T617">suggest, mind, avoid, practive, can`t help </text:span><text:span text:style-name="T614">(</text:span><text:span text:style-name="T618">другие глаголы и словосочетания)</text:span><text:span text:style-name="T617">;</text:span></text:p>
        </text:list-item>
      </text:list>
      <text:p text:style-name="P66"/>
      <text:p text:style-name="P298"><text:span text:style-name="T215">Г</text:span><text:span text:style-name="T184">лаголы, после которых можно использовать как инфинитив, так и герундий:</text:span></text:p>
      <text:list xml:id="list2529633179" text:style-name="L30">
        <text:list-item>
          <text:p text:style-name="P738">start, begin, continues (связанные с процессом)</text:p>
        </text:list-item>
        <text:list-item>
          <text:p text:style-name="P738">love, like, hate, prefer (связанные с отношением)</text:p>
        </text:list-item>
      </text:list>
      <text:p text:style-name="P67"/>
      <text:p text:style-name="P297">I started to leart English at school / I started learning English at school.</text:p>
      <text:p text:style-name="P625"/>
      <text:p text:style-name="P625"/>
      <text:p text:style-name="P65"><text:span text:style-name="T596">Формальное подлежащее </text:span><text:span text:style-name="T602">(</text:span><text:span text:style-name="T601">Dummy subject</text:span><text:span text:style-name="T602">)</text:span></text:p>
      <text:p text:style-name="P65"/>
      <text:p text:style-name="P619"><text:span text:style-name="T217">Когда в авнглийском предложен. отсутстует подлежащее, то его место </text:span><text:span text:style-name="T247">занимает</text:span><text:span text:style-name="T217"> формальное подлежащее. Обычно это либо </text:span><text:span text:style-name="T33">there</text:span><text:span text:style-name="T217">, либо </text:span><text:span text:style-name="T33">it</text:span><text:span text:style-name="T217">, но иногда это могут быть: </text:span><text:span text:style-name="T33">they</text:span><text:span text:style-name="T217">, </text:span><text:span text:style-name="T33">this</text:span><text:span text:style-name="T217">, </text:span><text:span text:style-name="T33">that</text:span><text:span text:style-name="T217">, </text:span><text:span text:style-name="T33">you</text:span><text:span text:style-name="T217">. Такие предложения удобнее переводить с конца.</text:span></text:p>
      <text:p text:style-name="P69"/>
      <text:p text:style-name="P579"><text:span text:style-name="T217">Подлежащее </text:span><text:span text:style-name="T33">there</text:span><text:span text:style-name="T217"> всегда идет в связке с глаголом </text:span><text:span text:style-name="T33">be</text:span><text:span text:style-name="T217">. Оно необходимо, чтобы указать</text:span></text:p>
      <text:p text:style-name="P579"><text:span text:style-name="T217">на местоположение существительного, которое идет после </text:span><text:span text:style-name="T33">be</text:span><text:span text:style-name="T217">.</text:span></text:p>
      <text:p text:style-name="P69"/>
      <text:p text:style-name="P299"><text:span text:style-name="T145">There</text:span><text:span text:style-name="T619"> </text:span><text:span text:style-name="T158">is</text:span><text:span text:style-name="T619"> </text:span><text:span text:style-name="T168">a new restaurant</text:span><text:span text:style-name="T619"> </text:span><text:span text:style-name="T175">in King Street</text:span><text:span text:style-name="T619"> — На Кинг-стрит есть новый ресторан.</text:span></text:p>
      <text:p text:style-name="P299"><text:span text:style-name="T145">There</text:span><text:span text:style-name="T619"> </text:span><text:span text:style-name="T158">was</text:span><text:span text:style-name="T619"> </text:span><text:span text:style-name="T168">a fight</text:span><text:span text:style-name="T619"> </text:span><text:span text:style-name="T175">in the street today</text:span><text:span text:style-name="T619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620">ет никаких</text:span></text:p>
      <text:p text:style-name="P64">действий, но с которым связана дополнительная информация.</text:p>
      <text:p text:style-name="P295"/>
      <text:p text:style-name="P295">There is something I want to tell you — Есть, кое-что, что я должен сказать тебе.</text:p>
      <text:p text:style-name="P295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5"/>
      <text:p text:style-name="P295"><text:span text:style-name="T140">It</text:span> <text:span text:style-name="T149">is</text:span> 5 o`clock — Сейчас 5 часов.</text:p>
      <text:p text:style-name="P295"><text:span text:style-name="T140">It</text:span> <text:span text:style-name="T149">is</text:span> warm — Тепло.</text:p>
      <text:p text:style-name="P295"><text:span text:style-name="T140">It</text:span> often <text:span text:style-name="T149">snows</text:span> in the winter — Зимой часто идет снег.</text:p>
      <text:p text:style-name="P295"/>
      <text:p text:style-name="P64">Также формальное подлежащее используется, когда действие не выполняет кто-то</text:p>
      <text:p text:style-name="P580"><text:span text:style-name="T216">конкретный. Такие предложения можно </text:span><text:span text:style-name="T218">переводить</text:span><text:span text:style-name="T216"> из активного залога в пассивный.</text:span></text:p>
      <text:p text:style-name="P64"/>
      <text:p text:style-name="P248">They say this film is interesting / This film is said to be interesting —</text:p>
      <text:p text:style-name="P248">Говорят, этот фильминтересный.</text:p>
      <text:p text:style-name="P295"/>
      <text:p text:style-name="P295"/>
      <text:p text:style-name="P588"><text:span text:style-name="T597">Местоимени</text:span><text:span text:style-name="T598">е</text:span><text:span text:style-name="T597"> </text:span><text:span text:style-name="T602">(Pronoun)</text:span></text:p>
      <text:p text:style-name="P64"/>
      <text:p text:style-name="P582"><text:span text:style-name="T216">Это слово, которым заменяют имя человека, название предмета или понятие. </text:span><text:span text:style-name="T219">М</text:span><text:span text:style-name="T216">естоимения </text:span><text:span text:style-name="T234">бывают</text:span><text:span text:style-name="T216">: </text:span><text:span text:style-name="T219">личны</text:span><text:span text:style-name="T234">ми</text:span><text:span text:style-name="T219">, притяжательны</text:span><text:span text:style-name="T234">ми</text:span><text:span text:style-name="T219">, возвратны</text:span><text:span text:style-name="T234">ми</text:span><text:span text:style-name="T219">, указательны</text:span><text:span text:style-name="T234">ми,</text:span><text:span text:style-name="T219"> неопределенны</text:span><text:span text:style-name="T234">ми</text:span><text:span text:style-name="T219">.</text:span></text:p>
      <text:p text:style-name="P71"/>
      <text:p text:style-name="P177">Личные местоимения</text:p>
      <text:p text:style-name="P71"/>
      <text:p text:style-name="P597"><text:span text:style-name="T219">Имеют 2 формы: именительный и объектный падеж. В английском языке</text:span><text:span text:style-name="T234"> всего </text:span><text:span text:style-name="T224">2</text:span><text:span text:style-name="T219"> падежа: именительный и объектный. Объектный падеж соответсвует косвенному падежу</text:span></text:p>
      <text:p text:style-name="P597"><text:span text:style-name="T219">(</text:span><text:span text:style-name="T234">в русском языке косвенные падежи, </text:span><text:span text:style-name="T219">это все, кроме именительного).</text:span></text:p>
      <text:p text:style-name="P71"/>
      <text:p text:style-name="P583"><text:span text:style-name="T184">Личные местоимения </text:span><text:span text:style-name="T221">в именительном падеже</text:span><text:span text:style-name="T222"> </text:span><text:span text:style-name="T223">отвечают на вопросы «кто?», «что?» </text:span></text:p>
      <text:p text:style-name="P583"><text:span text:style-name="T223">и заменяют </text:span><text:span text:style-name="T224">собой </text:span><text:span text:style-name="T223">подлежащее:</text:span></text:p>
      <text:p text:style-name="P118"/>
      <text:list xml:id="list2125896666" text:style-name="L31">
        <text:list-item>
          <text:p text:style-name="P739">I — я;</text:p>
        </text:list-item>
        <text:list-item>
          <text:p text:style-name="P739">you — ты/вы;</text:p>
        </text:list-item>
        <text:list-item>
          <text:p text:style-name="P739">he — он;</text:p>
        </text:list-item>
        <text:list-item>
          <text:p text:style-name="P739">she — она;</text:p>
        </text:list-item>
        <text:list-item>
          <text:p text:style-name="P739">it — он/она/оно/это;</text:p>
        </text:list-item>
        <text:list-item>
          <text:p text:style-name="P739">we — мы;</text:p>
        </text:list-item>
        <text:list-item>
          <text:p text:style-name="P739">they — они;</text:p>
        </text:list-item>
      </text:list>
      <text:p text:style-name="P418"/>
      <text:p text:style-name="P303"><text:span text:style-name="T140">I</text:span> <text:span text:style-name="T149">love</text:span> <text:span text:style-name="T162">Jave</text:span> — Я люблю Джейн</text:p>
      <text:p text:style-name="P303"/>
      <text:p text:style-name="P72"><text:span text:style-name="T624">Местоимение</text:span><text:span text:style-name="T36"> </text:span><text:span text:style-name="T2">I</text:span> заменяет первое лицо <text:span text:style-name="T623">и</text:span> <text:span text:style-name="T623">в</text:span>сегда пишется с большой буквы. </text:p>
      <text:p text:style-name="P72"><text:span text:style-name="T624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624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2"><text:span text:style-name="T220">Местоимение</text:span><text:span text:style-name="T34"> i</text:span><text:span text:style-name="T35">t</text:span><text:span text:style-name="T219"> заменяет неодушевленный предмет </text:span><text:span text:style-name="T220">и</text:span><text:span text:style-name="T219"> животн</text:span><text:span text:style-name="T221">ое (в единственном числе)</text:span><text:span text:style-name="T219">.</text:span></text:p>
      <text:p text:style-name="P584"><text:span text:style-name="T221">Местоимение</text:span><text:span text:style-name="T35"> they</text:span><text:span text:style-name="T219"> </text:span><text:span text:style-name="T221">з</text:span><text:span text:style-name="T219">аменя</text:span><text:span text:style-name="T221">е</text:span><text:span text:style-name="T219">т людей и неодушевленные предметы.</text:span></text:p>
      <text:p text:style-name="P71"/>
      <text:p text:style-name="P582"><text:soft-page-break/><text:span text:style-name="T35">Where is the </text:span><text:span text:style-name="T126">book</text:span><text:span text:style-name="T35">? </text:span><text:span text:style-name="T126">It</text:span><text:span text:style-name="T35"> is on the table — Где </text:span><text:span text:style-name="T126">книга</text:span><text:span text:style-name="T35">? </text:span><text:span text:style-name="T126">Она</text:span><text:span text:style-name="T35"> на столе.</text:span></text:p>
      <text:p text:style-name="P302"><text:span text:style-name="T622">Where are the </text:span><text:span text:style-name="T391">keys</text:span><text:span text:style-name="T622">? </text:span><text:span text:style-name="T391">They</text:span><text:span text:style-name="T622"> are on the table — Где </text:span><text:span text:style-name="T391">ключи</text:span><text:span text:style-name="T622">? </text:span><text:span text:style-name="T391">Они</text:span><text:span text:style-name="T622"> на столе.</text:span></text:p>
      <text:p text:style-name="P302"/>
      <text:p text:style-name="P440"><text:span text:style-name="T222">Если</text:span><text:span text:style-name="T221"> сказуемое </text:span><text:span text:style-name="T222">это</text:span><text:span text:style-name="T219">: </text:span><text:span text:style-name="T35">like</text:span><text:span text:style-name="T219">, </text:span><text:span text:style-name="T35">have</text:span><text:span text:style-name="T219">, </text:span><text:span text:style-name="T35">enjoy,</text:span><text:span text:style-name="T219"> </text:span><text:span text:style-name="T35">need</text:span><text:span text:style-name="T219">, </text:span><text:span text:style-name="T222">то </text:span><text:span text:style-name="T219">подлежащие </text:span><text:span text:style-name="T222">будет</text:span><text:span text:style-name="T219"> </text:span><text:span text:style-name="T222">в </text:span><text:span text:style-name="T221">объектн</text:span><text:span text:style-name="T222">ом</text:span><text:span text:style-name="T219"> падеж</text:span><text:span text:style-name="T222">е</text:span><text:span text:style-name="T219">.</text:span></text:p>
      <text:p text:style-name="P301"><text:span text:style-name="T378">I</text:span> like my job — <text:span text:style-name="T378">Мне</text:span> нравится моя работа.</text:p>
      <text:p text:style-name="P71"/>
      <text:p text:style-name="P73">Личные местоимения в объектном падеже <text:span text:style-name="T625">отвечают на вопрос</text:span><text:span text:style-name="T626">ы</text:span><text:span text:style-name="T625"> «кого?», «кому?», «кем?» </text:span><text:s/></text:p>
      <text:p text:style-name="P73"><text:span text:style-name="T625">(«чего?», «чему?», «чем?» для неодушевлен.) и </text:span><text:span text:style-name="T624">заменяют дополнение:</text:span></text:p>
      <text:p text:style-name="P73"/>
      <text:list xml:id="list2344374114" text:style-name="L32">
        <text:list-item>
          <text:p text:style-name="P740">me — меня, мне, мной;</text:p>
        </text:list-item>
        <text:list-item>
          <text:p text:style-name="P740">you — тебя, тебе, тобой / вас, вам, вами;</text:p>
        </text:list-item>
        <text:list-item>
          <text:p text:style-name="P740">him — его, ему, им;</text:p>
        </text:list-item>
        <text:list-item>
          <text:p text:style-name="P740">her — ее, ей;</text:p>
        </text:list-item>
        <text:list-item>
          <text:p text:style-name="P741">it — его, ему, им, <text:span text:style-name="T625">ее, ей</text:span> (неодушевлен.);</text:p>
        </text:list-item>
        <text:list-item>
          <text:p text:style-name="P740">us — нас, нам, нами;</text:p>
        </text:list-item>
        <text:list-item>
          <text:p text:style-name="P740">them — их, им, ими.</text:p>
        </text:list-item>
      </text:list>
      <text:p text:style-name="P305"/>
      <text:p text:style-name="P304"><text:span text:style-name="T140">Jane</text:span> <text:span text:style-name="T149">loves</text:span> <text:span text:style-name="T162">me</text:span> — Джейн любит меня</text:p>
      <text:p text:style-name="P178"/>
      <text:p text:style-name="P178">Притяжательные местоимения</text:p>
      <text:p text:style-name="P81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3556558308" text:style-name="L33">
        <text:list-item>
          <text:p text:style-name="P742">my — мой;</text:p>
        </text:list-item>
        <text:list-item>
          <text:p text:style-name="P742">your — твой/ваш;</text:p>
        </text:list-item>
        <text:list-item>
          <text:p text:style-name="P742">his — его;</text:p>
        </text:list-item>
        <text:list-item>
          <text:p text:style-name="P742">her — ее;</text:p>
        </text:list-item>
        <text:list-item>
          <text:p text:style-name="P742">its — этого.</text:p>
        </text:list-item>
        <text:list-item>
          <text:p text:style-name="P742">our — наш;</text:p>
        </text:list-item>
        <text:list-item>
          <text:p text:style-name="P742">their — их;</text:p>
        </text:list-item>
      </text:list>
      <text:p text:style-name="P307"/>
      <text:p text:style-name="P306">I like <text:span text:style-name="T378">my work</text:span> — Мне нравится <text:span text:style-name="T378">моя работа</text:span>. (без артикля)</text:p>
      <text:p text:style-name="P306">He likes <text:span text:style-name="T378">his work</text:span> — Ему нравится <text:span text:style-name="T378">его работа</text:span>.</text:p>
      <text:p text:style-name="P306"/>
      <text:p text:style-name="P74">Иногда такие местоимения удобнее переводить словом «свой» и его вариантами.</text:p>
      <text:p text:style-name="P306">He loves <text:span text:style-name="T378">his</text:span> native town — Он любит <text:span text:style-name="T378">свой</text:span> родной город.</text:p>
      <text:p text:style-name="P306"/>
      <text:p text:style-name="P76">Притяжательные местоимения 2го типа употребляются самостоятельно:</text:p>
      <text:list xml:id="list3327366495" text:style-name="L34">
        <text:list-item>
          <text:p text:style-name="P743">mine — мой;</text:p>
        </text:list-item>
        <text:list-item>
          <text:p text:style-name="P744">yours — твой/ваш;</text:p>
        </text:list-item>
        <text:list-item>
          <text:p text:style-name="P744">his — его;</text:p>
        </text:list-item>
        <text:list-item>
          <text:p text:style-name="P744">hers — ее;</text:p>
        </text:list-item>
        <text:list-item>
          <text:p text:style-name="P744">its — этого;</text:p>
        </text:list-item>
        <text:list-item>
          <text:p text:style-name="P744">ours — наш;</text:p>
        </text:list-item>
        <text:list-item>
          <text:p text:style-name="P744">theirs — их;</text:p>
        </text:list-item>
      </text:list>
      <text:p text:style-name="P308"/>
      <text:p text:style-name="P308">Don`t touch it. It`s <text:span text:style-name="T378">mine</text:span> — Не трогай это. Это <text:span text:style-name="T378">мое</text:span>.</text:p>
      <text:p text:style-name="P308"/>
      <text:p text:style-name="P192"/>
      <text:p text:style-name="P674">Возвратные местоимения</text:p>
      <text:p text:style-name="P77"/>
      <text:p text:style-name="P585"><text:span text:style-name="T232">Они с</text:span><text:span text:style-name="T225">остоят из 2х частей: корня </text:span><text:span text:style-name="T37">my/your/him/her/it/our/them</text:span><text:span text:style-name="T225"> и окончания </text:span><text:span text:style-name="T37">-self</text:span><text:span text:style-name="T225">. </text:span></text:p>
      <text:p text:style-name="P82"/>
      <text:p text:style-name="P585"><text:span text:style-name="T232">П</text:span><text:span text:style-name="T226">оказывают, что человек совершает дейсвтие по отношению к самому себе и перевод</text:span><text:span text:style-name="T232">ся</text:span><text:span text:style-name="T226"> словами «себя», «себе», «собой» либо появляются у глаголов, в виде окончания -сь, -ся.</text:span></text:p>
      <text:p text:style-name="P83"/>
      <text:p text:style-name="P309"><text:span text:style-name="T627">I looked at </text:span><text:span text:style-name="T392">myself</text:span><text:span text:style-name="T627"> in the mirror — Я посмотрела на </text:span><text:span text:style-name="T392">себя</text:span><text:span text:style-name="T627"> в зеркало.</text:span></text:p>
      <text:p text:style-name="P309"><text:span text:style-name="T627">He had to explain </text:span><text:span text:style-name="T392">himself</text:span><text:span text:style-name="T627"> — Ему пришлось объяснить</text:span><text:span text:style-name="T392">ся</text:span></text:p>
      <text:p text:style-name="P407"/>
      <text:p text:style-name="P207"><text:span text:style-name="T627">Местоимение, образованное от </text:span><text:span text:style-name="T38">you,</text:span><text:span text:style-name="T627"> имеет варианты: </text:span><text:span text:style-name="T38">yourself</text:span><text:span text:style-name="T627"> и </text:span><text:span text:style-name="T38">yourselves</text:span><text:span text:style-name="T627">. Это практически</text:span></text:p>
      <text:p text:style-name="P218">единственный случай в английском, когда видны отличия между «ты» и «вы».</text:p>
      <text:p text:style-name="P207"/>
      <text:p text:style-name="P372">You talk to yourself when you sleep — Ты говоришь с собой, когда спишь.</text:p>
      <text:p text:style-name="P372">You should belive in yourselves — Вы должны верить в себя.</text:p>
      <text:p text:style-name="P372"/>
      <text:p text:style-name="P207">Местоимение <text:span text:style-name="T2">itself</text:span> используется в значении «сам по себе», «само собой» и стоит после</text:p>
      <text:p text:style-name="P207">существительных в единственном числе или абстракный понятиях.</text:p>
      <text:p text:style-name="P372"/>
      <text:p text:style-name="P372">I hope crisis resolves itself — Я надеюсь, кризис разрешится сам собой.</text:p>
      <text:p text:style-name="P372"/>
      <text:p text:style-name="P208">Глаголы, <text:span text:style-name="T629">с которыми</text:span> не используются возвратные местоимения: <text:span text:style-name="T2">concentrate, relax, feel, meet</text:span>.</text:p>
      <text:p text:style-name="P207"/>
      <text:p text:style-name="P372">I feel good — Я чувствую себя хорошо <text:span text:style-name="T629">(feel myself — неправильно)</text:span>.</text:p>
      <text:p text:style-name="P372">You need to relax — Тебе нужно расслабиться.</text:p>
      <text:p text:style-name="P372"/>
      <text:p text:style-name="P207">Возвратные местоимения также используются, когда необходимо подчеркнуть что человек</text:p>
      <text:p text:style-name="P207">сделал что-то сам. В этом случае они так и переводятся: «сам, самостоятельно».</text:p>
      <text:p text:style-name="P207"/>
      <text:p text:style-name="P372">If you want to do it well, do it yourself — Хочешь сделать хорошо, делай это сам.</text:p>
      <text:p text:style-name="P372"/>
      <text:p text:style-name="P175">Указательные местоимения</text:p>
      <text:p text:style-name="P207"/>
      <text:p text:style-name="P589"><text:span text:style-name="T650">У</text:span>казывают на человека, предмет или <text:span text:style-name="T631">мысль. </text:span><text:span text:style-name="T632">Заменяются артиклем the:</text:span></text:p>
      <text:list xml:id="list2146378267" text:style-name="L35">
        <text:list-item>
          <text:p text:style-name="P777">this, <text:span text:style-name="T630">that</text:span> — этот, <text:span text:style-name="T630">тот</text:span>;</text:p>
        </text:list-item>
        <text:list-item>
          <text:p text:style-name="P778">these, those — эти, те;</text:p>
        </text:list-item>
      </text:list>
      <text:p text:style-name="P373"/>
      <text:p text:style-name="P210">Если объект близко, то используют<text:span text:style-name="T630">ся</text:span> this <text:span text:style-name="T630">или </text:span>these. </text:p>
      <text:p text:style-name="P210">Если объект далеко и до него не дотянуться — то that <text:span text:style-name="T630">или </text:span>those.</text:p>
      <text:p text:style-name="P209"/>
      <text:p text:style-name="P373">This is my friend Joe — <text:span text:style-name="T630">(Вот) Э</text:span>то мой друг Джо.</text:p>
      <text:p text:style-name="P373">Those pictures on the wall are very beautiful — Те картины на стене очень красивые.</text:p>
      <text:p text:style-name="P212"/>
      <text:p text:style-name="P597"><text:span text:style-name="T270">Очень часто </text:span><text:span text:style-name="T70">this</text:span><text:span text:style-name="T270"> и </text:span><text:span text:style-name="T70">that</text:span><text:span text:style-name="T270"> выступают формальным подлежащим, указывая на мысль. В этом случае </text:span><text:span text:style-name="T70">this</text:span><text:span text:style-name="T270"> соответсвует тому, о чем человек </text:span><text:span text:style-name="T271">говорит или </text:span><text:span text:style-name="T270">думает сейчас, а </text:span><text:span text:style-name="T70">that</text:span><text:span text:style-name="T270"> — тому, </text:span></text:p>
      <text:p text:style-name="P597"><text:span text:style-name="T270">о чем </text:span><text:span text:style-name="T271">говорил или </text:span><text:span text:style-name="T270">думал раньше. Также </text:span><text:span text:style-name="T70">that</text:span><text:span text:style-name="T270"> может указывать на прошло</text:span><text:span text:style-name="T281">е </text:span><text:span text:style-name="T270">событие.</text:span></text:p>
      <text:p text:style-name="P211"/>
      <text:p text:style-name="P374">I`ve got a new job! That`s good news — Я получил работу. Это хорошие новости</text:p>
      <text:p text:style-name="P374">(that указывает на озвученную ранее мысл<text:span text:style-name="T632">ь</text:span>).</text:p>
      <text:p text:style-name="P211"/>
      <text:p text:style-name="P374">Thanks for help. That was nice of you — Спасибо за помощь. Это было мило с вашей стороны (that указывает на ранее произошедшее событие).</text:p>
      <text:p text:style-name="P626"><text:soft-page-break/><text:span text:style-name="T300">Иногда,</text:span><text:span text:style-name="T301"> вместо </text:span><text:span text:style-name="T90">this is,</text:span><text:span text:style-name="T301"> используют </text:span><text:span text:style-name="T90">it is</text:span><text:span text:style-name="T301">. Разницы между этим</text:span><text:span text:style-name="T302">и</text:span><text:span text:style-name="T301"> словосочетаниями нет.</text:span></text:p>
      <text:p text:style-name="P375">This is my book / It is my book — Это моя книга.</text:p>
      <text:p text:style-name="P375"/>
      <text:p text:style-name="P176">Неопределенные местоимения</text:p>
      <text:p text:style-name="P213"/>
      <text:p text:style-name="P214">Они связаны с чем-то неопределенным и часто выпадают при переводе. </text:p>
      <text:p text:style-name="P214">Основные из них это: <text:s/><text:span text:style-name="T2">some, any, no, every. </text:span></text:p>
      <text:p text:style-name="P214"/>
      <text:p text:style-name="P590"><text:span text:style-name="T272">Местоимения </text:span><text:span text:style-name="T71">some</text:span><text:span text:style-name="T272"> и </text:span><text:span text:style-name="T71">any</text:span><text:span text:style-name="T272"> означают «какой-то», «некоторый», «несколько». </text:span><text:span text:style-name="T273">Они с</text:span><text:span text:style-name="T272">тоят перед существительным во множественно числе или перед неисчисляемым существительным.</text:span></text:p>
      <text:p text:style-name="P214"/>
      <text:p text:style-name="P376">I have some friends — У меня есть (некоторые) друзья.</text:p>
      <text:p text:style-name="P376">Give me some water, please — Дай мне немного воды, пожалуйста.</text:p>
      <text:p text:style-name="P214"/>
      <text:p text:style-name="P214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4">Связка <text:span text:style-name="T2">not</text:span> + <text:span text:style-name="T2">any</text:span> обычно переводится двойным отрицанием.</text:p>
      <text:p text:style-name="P214"/>
      <text:p text:style-name="P376">I have n<text:span text:style-name="T635">o</text:span>t got any friends — У меня нет никаких друзей.</text:p>
      <text:p text:style-name="P376"/>
      <text:p text:style-name="P215">В утвержениях <text:span text:style-name="T2">some</text:span> ставить не обязательно. <text:span text:style-name="T633">А вот в вопросах активно используются </text:span></text:p>
      <text:p text:style-name="P219">оба местоимения, т. к. здесь они передают разный смысл.</text:p>
      <text:p text:style-name="P214"/>
      <text:p text:style-name="P591"><text:span text:style-name="T72">Some</text:span><text:span text:style-name="T273"> в вопросах имеет позитивный оттенок и используется когда что-то предлагают или просят, предполагая что это </text:span><text:span text:style-name="T274">есть</text:span><text:span text:style-name="T273"> у самих, либо у т</text:span><text:span text:style-name="T274">ех</text:span><text:span text:style-name="T273">, кому адресована просьба.</text:span></text:p>
      <text:p text:style-name="P215"/>
      <text:p text:style-name="P591"><text:span text:style-name="T71">Any,</text:span><text:span text:style-name="T272"> </text:span><text:span text:style-name="T274">наоборот, </text:span><text:span text:style-name="T272">передает сомнение </text:span><text:span text:style-name="T274">о </text:span><text:span text:style-name="T272">наличии </text:span><text:span text:style-name="T274">того</text:span><text:span text:style-name="T272">, </text:span><text:span text:style-name="T275">что</text:span><text:span text:style-name="T272"> спрашивают, поэтому обычно используется </text:span><text:span text:style-name="T274">в вопросах</text:span><text:span text:style-name="T272">, </text:span><text:span text:style-name="T274">где</text:span><text:span text:style-name="T272"> нужн</text:span><text:span text:style-name="T282">а</text:span><text:span text:style-name="T272"> дополнительн</text:span><text:span text:style-name="T282">ая</text:span><text:span text:style-name="T272"> информаци</text:span><text:span text:style-name="T282">я</text:span><text:span text:style-name="T272">.</text:span></text:p>
      <text:p text:style-name="P215"/>
      <text:p text:style-name="P377">Would you like some milk? — Вы хотите молока? (<text:span text:style-name="T634">могу </text:span>поделиться)</text:p>
      <text:p text:style-name="P377">Could you give me some milk? — Я могу попросить молока? (поделитесь пожалуйста)</text:p>
      <text:p text:style-name="P377">Have you got any milk in the fridge? — У тебя есть молоко в холодильнике?</text:p>
      <text:p text:style-name="P377"/>
      <text:p text:style-name="P215">Если задается вопрос и ожидается положительный ответ, то используется <text:span text:style-name="T2">some</text:span>.</text:p>
      <text:p text:style-name="P377">Are you waiting for some people? — Ты ждешь каких-то людей? (не так ли?)</text:p>
      <text:p text:style-name="P377"/>
      <text:p text:style-name="P598"><text:span text:style-name="T283">Местоимение </text:span><text:span text:style-name="T76">no</text:span><text:span text:style-name="T283"> </text:span><text:span text:style-name="T284">может </text:span><text:span text:style-name="T283">заменя</text:span><text:span text:style-name="T284">ть</text:span><text:span text:style-name="T283"> </text:span><text:span text:style-name="T76">any</text:span><text:span text:style-name="T283"> в отрицаниях. Оно как бы усиливает </text:span><text:span text:style-name="T284">отрицание</text:span><text:span text:style-name="T283">. </text:span></text:p>
      <text:p text:style-name="P379"/>
      <text:p text:style-name="P217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216"/>
      <text:p text:style-name="P378">There are no shops here / There aren`t any shops here — Здесь нет магазинов.</text:p>
      <text:p text:style-name="P378"/>
      <text:p text:style-name="P592"><text:span text:style-name="T276">Неопределенные местоимения могут объединяться со словами: </text:span><text:span text:style-name="T73">body/one</text:span><text:span text:style-name="T276">, </text:span><text:span text:style-name="T73">thing</text:span><text:span text:style-name="T276"> или </text:span><text:span text:style-name="T73">where</text:span><text:span text:style-name="T276">.</text:span></text:p>
      <text:p text:style-name="P220">В этом случае они будут переводится как «кто-то», «что-то», «где-то».</text:p>
      <text:p text:style-name="P220"/>
      <text:p text:style-name="P310"><text:span text:style-name="T402">There is </text:span><text:span text:style-name="T378">somebody</text:span><text:span text:style-name="T402"> in the street — </text:span><text:span text:style-name="T378">Кто-то</text:span><text:span text:style-name="T402"> на улице.</text:span></text:p>
      <text:p text:style-name="P310"><text:span text:style-name="T402">Is there </text:span><text:span text:style-name="T378">anybody</text:span><text:span text:style-name="T402"> in the street? — Есть </text:span><text:span text:style-name="T378">кто</text:span><text:span text:style-name="T402"> на улице?</text:span></text:p>
      <text:p text:style-name="P310"><text:span text:style-name="T402">There is </text:span><text:span text:style-name="T378">nobody</text:span><text:span text:style-name="T402"> in the street / There isn`t </text:span><text:span text:style-name="T378">anybody</text:span><text:span text:style-name="T402"> in the street — </text:span><text:span text:style-name="T378">Никого</text:span><text:span text:style-name="T402"> нет на улице.</text:span></text:p>
      <text:p text:style-name="P380"/>
      <text:p text:style-name="P80"><text:span text:style-name="T402">Частица </text:span><text:span text:style-name="T60">not</text:span><text:span text:style-name="T402"> также не используется в одном предложении с </text:span><text:span text:style-name="T60">nobody/nothing/nowhere</text:span><text:span text:style-name="T402">.</text:span></text:p>
      <text:p text:style-name="P592"><text:span text:style-name="T277">О</text:span><text:span text:style-name="T276">кончани</text:span><text:span text:style-name="T277">я</text:span><text:span text:style-name="T276"> </text:span><text:span text:style-name="T73">-body</text:span><text:span text:style-name="T276"> и </text:span><text:span text:style-name="T73">-one</text:span><text:span text:style-name="T276"> </text:span><text:span text:style-name="T277">являются </text:span><text:span text:style-name="T276">взаимозаменяемы</text:span><text:span text:style-name="T277">ми</text:span><text:span text:style-name="T276">.</text:span></text:p>
      <text:p text:style-name="P220"/>
      <text:p text:style-name="P537"><text:soft-page-break/><text:span text:style-name="T600">П</text:span><text:span text:style-name="T599">ритяжательный падеж </text:span><text:span text:style-name="T603">(Possessive Voice)</text:span></text:p>
      <text:p text:style-name="P220"/>
      <text:p text:style-name="P596"><text:span text:style-name="T280">У</text:span><text:span text:style-name="T276">казывает на владельца </text:span><text:span text:style-name="T280">предмета</text:span><text:span text:style-name="T276">. Чтобы поставить </text:span><text:span text:style-name="T278">владельца</text:span><text:span text:style-name="T276"> в этот падеж, нужно добавить к нему окончание </text:span><text:span text:style-name="T73">`s</text:span><text:span text:style-name="T276">. </text:span><text:span text:style-name="T280">Как</text:span><text:span text:style-name="T276"> и притяжательное местоимение, отвечает на вопрос «чей?». </text:span></text:p>
      <text:p text:style-name="P221"/>
      <text:p text:style-name="P311"><text:span text:style-name="T416">This is </text:span><text:span text:style-name="T393">Tom`s</text:span><text:span text:style-name="T416"> friend — Это друг </text:span><text:span text:style-name="T393">Тома</text:span><text:span text:style-name="T416"> (</text:span><text:span text:style-name="T417">владелец</text:span><text:span text:style-name="T416"> в притяжательном падеже)</text:span></text:p>
      <text:p text:style-name="P311"><text:span text:style-name="T416">This is </text:span><text:span text:style-name="T393">his</text:span><text:span text:style-name="T416"> friend — Это </text:span><text:span text:style-name="T393">его</text:span><text:span text:style-name="T416"> друг (притяжательное местоимение)</text:span></text:p>
      <text:p text:style-name="P220"/>
      <text:p text:style-name="P594"><text:span text:style-name="T276">Если предмет является частью другого </text:span><text:span text:style-name="T279">(большего) </text:span><text:span text:style-name="T276">предмета, то вместо притяжательного падежа используется предлог </text:span><text:span text:style-name="T73">of</text:span><text:span text:style-name="T276">. Т. к. владельцем может быть кто-то живой.</text:span></text:p>
      <text:p text:style-name="P222"/>
      <text:p text:style-name="P381">The wheel of the car — Колесо машины (Car`s wheel неправильно).</text:p>
      <text:p text:style-name="P220"/>
      <text:p text:style-name="P592"><text:span text:style-name="T276">Если </text:span><text:span text:style-name="T278">владелец</text:span><text:span text:style-name="T276"> только подразумевается, то его можно не указывать.</text:span></text:p>
      <text:p text:style-name="P380">This isn`t my car. It`s my brothers`s — Это не моя машина. Она брата.</text:p>
      <text:p text:style-name="P220"/>
      <text:p text:style-name="P593"><text:span text:style-name="T276">Если </text:span><text:span text:style-name="T279">владелец</text:span><text:span text:style-name="T276"> идет в связке с прилагательным или местоимением, </text:span><text:span text:style-name="T278">или владельцев несколько, то </text:span><text:span text:style-name="T74">`s</text:span><text:span text:style-name="T278"> ставится в конце: </text:span><text:span text:style-name="T74">a </text:span><text:span text:style-name="T127">big dog`s</text:span><text:span text:style-name="T74"> owner, </text:span><text:span text:style-name="T127">my friend`s</text:span><text:span text:style-name="T74"> house, </text:span><text:span text:style-name="T128">Tom</text:span><text:span text:style-name="T129"> and </text:span><text:span text:style-name="T128">Jil</text:span><text:span text:style-name="T129">`s</text:span><text:span text:style-name="T73"> wedding.</text:span></text:p>
      <text:p text:style-name="P220"/>
      <text:p text:style-name="P595"><text:span text:style-name="T276">Если </text:span><text:span text:style-name="T279">владелец</text:span><text:span text:style-name="T276"> во множественном числе, то в конце пишется только апостроф, без </text:span><text:span text:style-name="T73">s</text:span><text:span text:style-name="T276">. </text:span></text:p>
      <text:p text:style-name="P223">Но если во множественном числе слово-исключение, то применяются обычные правила: </text:p>
      <text:p text:style-name="P223"/>
      <text:p text:style-name="P627"><text:span text:style-name="T73">my </text:span><text:span text:style-name="T129">friends`</text:span><text:span text:style-name="T73"> school, </text:span><text:span text:style-name="T129">men`s</text:span><text:span text:style-name="T73"> clothes </text:span><text:span text:style-name="T75">(мужская одежда)</text:span><text:span text:style-name="T276">.</text:span></text:p>
      <text:p text:style-name="P220"/>
      <text:p text:style-name="P220"/>
      <text:p text:style-name="P7"><text:span text:style-name="T233">С</text:span><text:span text:style-name="T184">уществительное </text:span><text:span text:style-name="T2">(Noun)</text:span></text:p>
      <text:p text:style-name="P224"/>
      <text:p text:style-name="P225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5"/>
      <text:p text:style-name="P179">Множественное число</text:p>
      <text:p text:style-name="P225"/>
      <text:p text:style-name="P225">Распространяется только на существительные и не касается прилагательных.</text:p>
      <text:p text:style-name="P225">Образуется с помощью окончания <text:span text:style-name="T2">-s</text:span> или <text:span text:style-name="T2">-es</text:span>.</text:p>
      <text:p text:style-name="P225"/>
      <text:p text:style-name="P382">A blue ballon<text:span text:style-name="T596">s</text:span> — Голуб<text:span text:style-name="T378">ые</text:span> шарик<text:span text:style-name="T378">и</text:span>.</text:p>
      <text:p text:style-name="P225"/>
      <text:p text:style-name="P179">Исчисляемые и неисчисляемые</text:p>
      <text:p text:style-name="P225"/>
      <text:p text:style-name="P231">Исчисляемые существительные можно посчитать. Они могут быть как в единственном, </text:p>
      <text:p text:style-name="P599"><text:span text:style-name="T285">так и во множественном числе. Количество можно указать числом, наречием или артиклем </text:span><text:span text:style-name="T77">a</text:span><text:span text:style-name="T285">.</text:span></text:p>
      <text:p text:style-name="P409"/>
      <text:p text:style-name="P312"><text:span text:style-name="T394">3</text:span><text:span text:style-name="T418"> apples — 3 яблока </text:span><text:span text:style-name="T419">(числительное)</text:span><text:span text:style-name="T418">. </text:span></text:p>
      <text:p text:style-name="P599"><text:span text:style-name="T130">Many</text:span><text:span text:style-name="T77"> books — Много книг </text:span><text:span text:style-name="T78">(местоимение)</text:span><text:span text:style-name="T77">.</text:span></text:p>
      <text:p text:style-name="P312"><text:span text:style-name="T418">I want </text:span><text:span text:style-name="T394">a</text:span><text:span text:style-name="T418"> banana — Я хочу банан </text:span><text:span text:style-name="T419">(артикль a означает one)</text:span><text:span text:style-name="T418">.</text:span></text:p>
      <text:p text:style-name="P385"/>
      <text:p text:style-name="P599"><text:span text:style-name="T285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7">it</text:span><text:span text:style-name="T285">. </text:span><text:span text:style-name="T303">Ч</text:span><text:span text:style-name="T285">тобы выразить их кол-во</text:span><text:span text:style-name="T286">,</text:span><text:span text:style-name="T285"> используется мерка:</text:span></text:p>
      <text:p text:style-name="P231"/>
      <text:p text:style-name="P232">Мерка для жидкостей:</text:p>
      <text:list xml:id="list3995112569" text:style-name="L36">
        <text:list-item>
          <text:p text:style-name="P779">a glass of — стакан;</text:p>
        </text:list-item>
        <text:list-item>
          <text:p text:style-name="P779"><text:soft-page-break/>a cup of — чашка;</text:p>
        </text:list-item>
        <text:list-item>
          <text:p text:style-name="P779">a jar of — банка;</text:p>
        </text:list-item>
        <text:list-item>
          <text:p text:style-name="P779">a jug of — кувшин;</text:p>
        </text:list-item>
        <text:list-item>
          <text:p text:style-name="P779">a bottle of — бутылка;</text:p>
        </text:list-item>
      </text:list>
      <text:p text:style-name="P231"/>
      <text:p text:style-name="P232">Мерка для сыпучих веществ:</text:p>
      <text:list xml:id="list3951186607" text:style-name="L37">
        <text:list-item>
          <text:p text:style-name="P780">a packet of — упаковка;</text:p>
        </text:list-item>
        <text:list-item>
          <text:p text:style-name="P780">a bowl of — миска;</text:p>
        </text:list-item>
        <text:list-item>
          <text:p text:style-name="P780">a bag of — мешок;</text:p>
        </text:list-item>
        <text:list-item>
          <text:p text:style-name="P780">a kilo of — килограм;</text:p>
        </text:list-item>
      </text:list>
      <text:p text:style-name="P231"/>
      <text:p text:style-name="P232">Мерка для продуктов, которые режут:</text:p>
      <text:list xml:id="list180332656538507" text:continue-numbering="true" text:style-name="L37">
        <text:list-item>
          <text:p text:style-name="P780">a piece/slice of — кусочек;</text:p>
        </text:list-item>
        <text:list-item>
          <text:p text:style-name="P780">a loaf of — буханка;</text:p>
        </text:list-item>
      </text:list>
      <text:p text:style-name="P231"/>
      <text:p text:style-name="P600"><text:span text:style-name="T262">Существительные, которые всегда неислисляемые: </text:span><text:span text:style-name="T60">news, money, bad luck, traffic, furniture, progress, information, advice, hair, paper, food.</text:span></text:p>
      <text:p text:style-name="P385"/>
      <text:p text:style-name="P385">It is good news — Это хорошие новости (без артикля).</text:p>
      <text:p text:style-name="P385">I need good advice — Мне нужен хороший совет (без артикля).</text:p>
      <text:p text:style-name="P385"/>
      <text:p text:style-name="P180">Несколько существительных рядом</text:p>
      <text:p text:style-name="P226"/>
      <text:p text:style-name="P226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6">Первое существительное всегда стоит в единственном числе.</text:p>
      <text:p text:style-name="P226"/>
      <text:p text:style-name="P383">A tennis ball — теннисный мяч / мяч для тенниса;</text:p>
      <text:p text:style-name="P383">A income tax — подоходный налог / налог на прибыль;</text:p>
      <text:p text:style-name="P383"/>
      <text:p text:style-name="P226">Иногда первое существительное имеет окончание -ing. По правилам английского, </text:p>
      <text:p text:style-name="P226">глагол с окончанием -ing грамматически является существительным.</text:p>
      <text:p text:style-name="P226"/>
      <text:p text:style-name="P383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1"/>
      <text:p text:style-name="P602"><text:span text:style-name="T287">Это маленькие слова перед существительными, которые передают </text:span><text:span text:style-name="T288">их</text:span><text:span text:style-name="T287"> краткую характеристику. Есть 2 вида артикля: неопределенный (</text:span><text:span text:style-name="T79">a/an) </text:span><text:span text:style-name="T288">и</text:span><text:span text:style-name="T80"> </text:span><text:span text:style-name="T287">определенный (</text:span><text:span text:style-name="T79">the)</text:span><text:span text:style-name="T287">.</text:span></text:p>
      <text:p text:style-name="P227"/>
      <text:p text:style-name="P193">Неопределенный артикль <text:span text:style-name="T39">a/an</text:span></text:p>
      <text:p text:style-name="P228"/>
      <text:p text:style-name="P229">Указывает на какой-то один неопределенный предмет. Каждый человек может представить </text:p>
      <text:p text:style-name="P229">по разному такой предмет. </text:p>
      <text:p text:style-name="P229"/>
      <text:p text:style-name="P384">A house — Дом (один представит особняк, другой — маленький домик).</text:p>
      <text:p text:style-name="P384"/>
      <text:p text:style-name="P229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9"/>
      <text:p text:style-name="P384">I have <text:span text:style-name="T378">a</text:span> cat / I have <text:span text:style-name="T378">one</text:span> cat — У меня есть (одна такая) кошка.</text:p>
      <text:p text:style-name="P229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9">Если согласная не произносится, то ставится <text:span text:style-name="T2">an</text:span>: <text:span text:style-name="T2">an hour (аувер), an honesty (анэсти).</text:span></text:p>
      <text:p text:style-name="P384"/>
      <text:p text:style-name="P432"><text:span text:style-name="T288">Также </text:span><text:span text:style-name="T83">a/an</text:span><text:span text:style-name="T288"> ставится, когда:</text:span></text:p>
      <text:list xml:id="list209479526" text:style-name="L38">
        <text:list-item>
          <text:p text:style-name="P781">говорят о профессии (I`m a doctor);</text:p>
        </text:list-item>
        <text:list-item>
          <text:p text:style-name="P798"><text:span text:style-name="T80">впервые упоминяют </text:span><text:span text:style-name="T81">объект</text:span><text:span text:style-name="T80"> в разговоре (I have a cat);</text:span></text:p>
        </text:list-item>
        <text:list-item>
          <text:p text:style-name="P799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4"/>
      <text:p text:style-name="P603"><text:span text:style-name="T288">Если перед существительным </text:span><text:span text:style-name="T289">стоит</text:span><text:span text:style-name="T288"> </text:span><text:span text:style-name="T289">прилагательное</text:span><text:span text:style-name="T288">, то </text:span><text:span text:style-name="T80">a/</text:span><text:span text:style-name="T81">an</text:span><text:span text:style-name="T288"> ставится перед ним</text:span><text:span text:style-name="T289">.</text:span></text:p>
      <text:p text:style-name="P384"><text:span text:style-name="T655">A</text:span> big old house — <text:span text:style-name="T655">Б</text:span>ольшой старый дом.</text:p>
      <text:p text:style-name="P384"/>
      <text:p text:style-name="P229">При этом перед прилагательным без существительного <text:span text:style-name="T636">артикль</text:span> <text:span text:style-name="T2">a/</text:span><text:span text:style-name="T40">an</text:span> не ставится.</text:p>
      <text:p text:style-name="P384">This book is a good (неправильно). This book is good (правильно).</text:p>
      <text:p text:style-name="P384"/>
      <text:p text:style-name="P181">Определенный артикль <text:span text:style-name="T2">the</text:span></text:p>
      <text:p text:style-name="P408"/>
      <text:p text:style-name="P230">Указывает на определенный предмет или понятие. Т.е. на то, что выделяется из общей массы.</text:p>
      <text:p text:style-name="P230"/>
      <text:p text:style-name="P230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30">А также перед исчисляемым<text:span text:style-name="T638">и</text:span> и неисчисляемым<text:span text:style-name="T638">и</text:span> сущесвтительным<text:span text:style-name="T638">и</text:span>.</text:p>
      <text:p text:style-name="P230"/>
      <text:p text:style-name="P604"><text:span text:style-name="T290">Если предмет или человек упоминаются в речи впервые, то обычно о </text:span><text:span text:style-name="T291">нем</text:span><text:span text:style-name="T290"> еще ничего не известно и поэтому сначала используется неопределенный артикль </text:span><text:span text:style-name="T82">a/an</text:span><text:span text:style-name="T290">. Но если </text:span><text:span text:style-name="T291">он</text:span><text:span text:style-name="T290"> упоминаются в речи повторно, то далее </text:span><text:span text:style-name="T291">используется</text:span><text:span text:style-name="T290"> определенный артикль </text:span><text:span text:style-name="T82">the</text:span><text:span text:style-name="T290">.</text:span></text:p>
      <text:p text:style-name="P230"/>
      <text:p text:style-name="P313"><text:span text:style-name="T420">I have got </text:span><text:span text:style-name="T395">a</text:span><text:span text:style-name="T420"> puppy. </text:span><text:span text:style-name="T395">The</text:span><text:span text:style-name="T420"> puppy is white — У меня есть щенок. (Этот) Щенок белый.</text:span></text:p>
      <text:p text:style-name="P386"/>
      <text:p text:style-name="P230">Определенный артикль может стоять не только перед существительным, но и перед</text:p>
      <text:p text:style-name="P230">прилагательным. В этом случае прилагательное становится существительным.</text:p>
      <text:p text:style-name="P386"/>
      <text:p text:style-name="P314"><text:span text:style-name="T421">R</text:span><text:span text:style-name="T420">ich people — </text:span><text:span text:style-name="T421">Б</text:span><text:span text:style-name="T420">огатые люди; </text:span><text:span text:style-name="T421">The</text:span><text:span text:style-name="T420">e rich — </text:span><text:span text:style-name="T421">Б</text:span><text:span text:style-name="T420">огачи.</text:span></text:p>
      <text:p text:style-name="P387"/>
      <text:p text:style-name="P185"><text:span text:style-name="T637">К</text:span>акой артикль выбрать?</text:p>
      <text:p text:style-name="P388"/>
      <text:p text:style-name="P605"><text:span text:style-name="T292">Можно п</text:span><text:span text:style-name="T291">редставить перед существит</text:span><text:span text:style-name="T292">ельным</text:span><text:span text:style-name="T291"> </text:span><text:span text:style-name="T292">слова:</text:span><text:span text:style-name="T291"> «один», «один такой», «один из».</text:span></text:p>
      <text:p text:style-name="P84"><text:span text:style-name="T402">Если логика предложения не нарушена, то скорее всего нужен </text:span><text:span text:style-name="T60">a/an</text:span><text:span text:style-name="T402">.</text:span></text:p>
      <text:p text:style-name="P388"/>
      <text:p text:style-name="P388">I`ve got a window in my room — У меня в комнате есть окно (обычное окно, каких много).</text:p>
      <text:p text:style-name="P389"/>
      <text:p text:style-name="P85"><text:span text:style-name="T402">Также можно представить перед существительным слова: </text:span><text:span text:style-name="T92">this, that, these, those</text:span><text:span text:style-name="T402"> или </text:span></text:p>
      <text:p text:style-name="P85"><text:span text:style-name="T402">«тот самый», «именно тот», «конкретное этот» и т. д. Если смысл предложения в целом не изменился, то можно ставить </text:span><text:span text:style-name="T60">the</text:span><text:span text:style-name="T402">.</text:span></text:p>
      <text:p text:style-name="P233"/>
      <text:p text:style-name="P390">Look at the window. It`s broken — Посмотри на окно. Оно разбито.</text:p>
      <text:p text:style-name="P390">(посмотри на это конкретное окно, именно оно разбито).</text:p>
      <text:p text:style-name="P390"/>
      <text:p text:style-name="P627"><text:span text:style-name="T402">Очень часто артикли используются по особым правилам из-за того, что так сложилось исторически. </text:span><text:span text:style-name="T429">Так, н</text:span><text:span text:style-name="T402">апример </text:span><text:span text:style-name="T60">the</text:span><text:span text:style-name="T402"> всегда ставят: когда говорят о части помещения, когда человек куда-то направляется, когда объект </text:span><text:span text:style-name="T429">явяляется</text:span><text:span text:style-name="T402">, уникальный и т.д: </text:span></text:p>
      <text:p text:style-name="P395"/>
      <text:p text:style-name="P395">in the room, go to the bank, the Bible, the sky, on the left.</text:p>
      <text:p text:style-name="P538"><text:soft-page-break/><text:span text:style-name="T599">Прилагательное </text:span><text:span text:style-name="T603">(Adjective)</text:span></text:p>
      <text:p text:style-name="Standard"/>
      <text:p text:style-name="P608"><text:span text:style-name="T640">Часть речи, которая отвечает на вопрос «какой?». </text:span><text:span text:style-name="T641">Прилагательное </text:span><text:span text:style-name="T642">дает характеристику существительному</text:span><text:span text:style-name="T641"> и всегда стоит перед ним. Но может появляться и отдельно.</text:span></text:p>
      <text:p text:style-name="P608"/>
      <text:p text:style-name="P606">Прилагательные деляться на 2 группы: оценочные и фактовые. </text:p>
      <text:p text:style-name="P606"/>
      <text:p text:style-name="P607">Оценочные прилагательные выражают личное мнение человека о предмете: </text:p>
      <text:p text:style-name="P628"><text:span text:style-name="T51">a</text:span><text:span text:style-name="T41"> </text:span><text:span text:style-name="T52">funny cat (мнение с которым можно не соглашаться). </text:span></text:p>
      <text:p text:style-name="P607"/>
      <text:p text:style-name="P607">Фактовые прилагательные указывают на визуальную информацию либо на факты, </text:p>
      <text:p text:style-name="P607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5"/>
      <text:p text:style-name="P86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6"/>
      <text:p text:style-name="P629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6"/>
      <text:p text:style-name="P86">Если прилагательное стоит после глагола, то оно будет переводиться наречием.</text:p>
      <text:p text:style-name="P86"/>
      <text:p text:style-name="P316">You look <text:span text:style-name="T378">nice</text:span>! — Ты <text:span text:style-name="T378">прекрасно</text:span> выглядишь!</text:p>
      <text:p text:style-name="P316">I feel <text:span text:style-name="T378">bad</text:span> — Я <text:span text:style-name="T378">плохо</text:span> себя чувствую.</text:p>
      <text:p text:style-name="P316"/>
      <text:p text:style-name="P629"><text:span text:style-name="T365">Сравнительная и превосходная степень</text:span><text:span text:style-name="T366"> сравнения</text:span></text:p>
      <text:p text:style-name="P86"/>
      <text:p text:style-name="P611">Сравнительная степень используется когда, сравниваются 2 <text:span text:style-name="T656">прилагательных</text:span>. <text:span text:style-name="T656">Второе</text:span> может только подразумеваться. <text:span text:style-name="T642">О</text:span>бразуется с пом<text:span text:style-name="T642">ощью</text:span> окончания <text:span text:style-name="T2">-er</text:span> или слова <text:span text:style-name="T2">more </text:span><text:span text:style-name="T42">(более)</text:span>. </text:p>
      <text:p text:style-name="P88"/>
      <text:p text:style-name="P88">Суффикс <text:span text:style-name="T2">-er</text:span> ставится, когда слово маленькое, обычно из 1 слога:</text:p>
      <text:list xml:id="list514909375" text:style-name="L39">
        <text:list-item>
          <text:p text:style-name="P745">small (маленький) → smaller (меньше);</text:p>
        </text:list-item>
        <text:list-item>
          <text:p text:style-name="P745">funny (смешной) → funnier (смешнее);</text:p>
        </text:list-item>
      </text:list>
      <text:p text:style-name="P317"/>
      <text:p text:style-name="P88">Слово <text:span text:style-name="T2">more</text:span> ставится, когда слово состоит из 2х и более слогов:</text:p>
      <text:list xml:id="list1732571764" text:style-name="L40">
        <text:list-item>
          <text:p text:style-name="P746">useful (полезный) → more useful (более полезный);</text:p>
        </text:list-item>
        <text:list-item>
          <text:p text:style-name="P746">interesting (интересный) → more interesting (более интересный);</text:p>
        </text:list-item>
      </text:list>
      <text:p text:style-name="P317"/>
      <text:p text:style-name="P87">Прилагательные, для которые сравнительная степень образуется и так, и эдак: </text:p>
      <text:p text:style-name="P317">quiet, clever, narrow, simple.</text:p>
      <text:p text:style-name="P87"/>
      <text:p text:style-name="P317">Be <text:span text:style-name="T378">quieter</text:span>, please / Be <text:span text:style-name="T378">more quiet</text:span>, please — Веди себя <text:span text:style-name="T378">тише</text:span>, пожалуйста.</text:p>
      <text:p text:style-name="P317"/>
      <text:p text:style-name="P87">Часто, при сравнении, используется слово <text:span text:style-name="T2">than (чем):</text:span></text:p>
      <text:p text:style-name="P317">New York is bigger than Manchester — Нью Йорк больше, чем Манчестер.</text:p>
      <text:p text:style-name="P317"/>
      <text:p text:style-name="P609"><text:span text:style-name="T235">Иногда после </text:span><text:span text:style-name="T42">than</text:span><text:span text:style-name="T235"> идёт личное местоимение в объектном падеже</text:span><text:span text:style-name="T42"> (me, him, her…)</text:span></text:p>
      <text:p text:style-name="P609"><text:span text:style-name="T235">В этом случае оно будет переводится именительн</text:span><text:span text:style-name="T236">ым</text:span><text:span text:style-name="T235"> падеж</text:span><text:span text:style-name="T236">ом</text:span><text:span text:style-name="T235">.</text:span></text:p>
      <text:p text:style-name="P87"/>
      <text:p text:style-name="P317">I`m more attentive than <text:span text:style-name="T378">him</text:span> — Я внимательней, чем <text:span text:style-name="T378">он</text:span>.</text:p>
      <text:p text:style-name="P317"/>
      <text:p text:style-name="P89">В качестве альтернативы, местоимение может быть в именительном падеже, но с вместе </text:p>
      <text:p text:style-name="P89">с ним должен указываться вспомогательный или модальный глагол из первой части.</text:p>
      <text:p text:style-name="P89"/>
      <text:p text:style-name="P318"><text:soft-page-break/>I <text:span text:style-name="T402">am</text:span> more attentive than <text:span text:style-name="T378">he is</text:span> — Я внимательне, чем <text:span text:style-name="T378">он</text:span>.</text:p>
      <text:p text:style-name="P318">I <text:span text:style-name="T402">can</text:span> jump higher than <text:span text:style-name="T378">he can</text:span> — Я прыгаю выше, чем <text:span text:style-name="T378">он</text:span>.</text:p>
      <text:p text:style-name="P318"/>
      <text:p text:style-name="P630"><text:span text:style-name="T237">Превосходная степень используется, когда сравниваю три и более </text:span><text:span text:style-name="T252">прилагательных</text:span><text:span text:style-name="T237">. </text:span></text:p>
      <text:p text:style-name="P92">Общее кол-во может только подразумеваться. Она обозначает наивысшую степень качества. </text:p>
      <text:p text:style-name="P90"/>
      <text:p text:style-name="P93"><text:span text:style-name="T656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3">а вместо <text:span text:style-name="T2">more</text:span> используется <text:span text:style-name="T2">most </text:span><text:span text:style-name="T43">(самый)</text:span>. </text:p>
      <text:p text:style-name="P93"/>
      <text:list xml:id="list1466113164" text:style-name="L41">
        <text:list-item>
          <text:p text:style-name="P747">strong (сильный) → the strongest (сильнейший);</text:p>
        </text:list-item>
        <text:list-item>
          <text:p text:style-name="P747">reasonable (разумный)→ the most reasonable (самый разумный);</text:p>
        </text:list-item>
      </text:list>
      <text:p text:style-name="P94"/>
      <text:p text:style-name="P610"><text:span text:style-name="T237">Перед прилагательным </text:span><text:span text:style-name="T238">будет</text:span><text:span text:style-name="T237"> артикль </text:span><text:span text:style-name="T44">the</text:span><text:span text:style-name="T237">, а после прилагательно</text:span><text:span text:style-name="T238">го</text:span><text:span text:style-name="T237"> — предлог </text:span><text:span text:style-name="T44">in</text:span><text:span text:style-name="T237"> или </text:span><text:span text:style-name="T44">of</text:span><text:span text:style-name="T237">.</text:span></text:p>
      <text:p text:style-name="P91"/>
      <text:p text:style-name="P319">What is the longest river in the world? — Какая самая длинная река в мире?</text:p>
      <text:p text:style-name="P319">It was the happiest day of my life — Это был самый счастливый день в моей жизни.</text:p>
      <text:p text:style-name="P319"/>
      <text:p text:style-name="P96">Слова-исключения с особой сравнительной и превосходной степенью:</text:p>
      <text:list xml:id="list3031193020" text:style-name="L42">
        <text:list-item>
          <text:p text:style-name="P748">good (хороший) → better (лучше) → the best (наилучший);</text:p>
        </text:list-item>
        <text:list-item>
          <text:p text:style-name="P748">bad (плохой) → worse (хуже) → the worst (наихудший);</text:p>
        </text:list-item>
        <text:list-item>
          <text:p text:style-name="P748">far (далекий) → farther (дальше) → the farthest (самый далекий);</text:p>
        </text:list-item>
      </text:list>
      <text:p text:style-name="P320"/>
      <text:p text:style-name="P320"/>
      <text:p text:style-name="P14">Наречие <text:span text:style-name="T2">(Adverb)</text:span></text:p>
      <text:p text:style-name="P95"/>
      <text:p text:style-name="P97"><text:span text:style-name="T642">Часть речи, которая отвечает на вопрос</text:span><text:span text:style-name="T644">ы</text:span><text:span text:style-name="T642"> «как?», «</text:span><text:span text:style-name="T644">каким образом?</text:span><text:span text:style-name="T642">» </text:span></text:p>
      <text:p text:style-name="P97"/>
      <text:p text:style-name="P613"><text:span text:style-name="T240">Наречие </text:span><text:span text:style-name="T241">дает</text:span><text:span text:style-name="T240"> характеристику глаголу или прилагательному. Если оно относится к глаголу, то стоит после него (обычно в конце </text:span><text:span text:style-name="T242">предложен</text:span><text:span text:style-name="T241">ия</text:span><text:span text:style-name="T240">), а если к прилагательному — то перед ним.</text:span></text:p>
      <text:p text:style-name="P321"/>
      <text:p text:style-name="P321">I <text:span text:style-name="T378">kwon</text:span> him <text:span text:style-name="T378">well</text:span> — Я <text:span text:style-name="T378">хорошо</text:span> его <text:span text:style-name="T378">знаю</text:span>.</text:p>
      <text:p text:style-name="P321">He is <text:span text:style-name="T378">very</text:span> <text:span text:style-name="T378">serious</text:span> — Он <text:span text:style-name="T378">очень</text:span> <text:span text:style-name="T378">серьезный</text:span>.</text:p>
      <text:p text:style-name="P321"/>
      <text:p text:style-name="P182">Наречия, образованные от прилагательных</text:p>
      <text:p text:style-name="P98"/>
      <text:p text:style-name="P99">Они образуются с помощью окончания <text:span text:style-name="T2">-ly</text:span>:</text:p>
      <text:list xml:id="list455049703" text:style-name="L43">
        <text:list-item>
          <text:p text:style-name="P749">quick (быстрый) → quickly (быстро);</text:p>
        </text:list-item>
        <text:list-item>
          <text:p text:style-name="P749">serious (серьезный) → seriously (серьезно);</text:p>
        </text:list-item>
      </text:list>
      <text:p text:style-name="P322"/>
      <text:p text:style-name="P99">Наречия, которые <text:span text:style-name="T645">пишутся</text:span> как прилагательные:</text:p>
      <text:list xml:id="list3874960731" text:style-name="L44">
        <text:list-item>
          <text:p text:style-name="P750">fast — быстрый/быстро;</text:p>
        </text:list-item>
        <text:list-item>
          <text:p text:style-name="P750">late — поздний/поздно;</text:p>
        </text:list-item>
        <text:list-item>
          <text:p text:style-name="P750">hard — тяжелый/тяжело;</text:p>
        </text:list-item>
      </text:list>
      <text:p text:style-name="P322"/>
      <text:p text:style-name="P183">Самобытные наречия</text:p>
      <text:p text:style-name="P100"/>
      <text:p text:style-name="P100">Они существуют с давних времен и имееют собственную форму.</text:p>
      <text:p text:style-name="P100"/>
      <text:p text:style-name="P101">Наречия, указывающие на степень чего-то:</text:p>
      <text:list xml:id="list2982405733" text:style-name="L45">
        <text:list-item>
          <text:p text:style-name="P751">enough — достаточно;</text:p>
        </text:list-item>
        <text:list-item>
          <text:p text:style-name="P751">a lot, much, many — много;</text:p>
        </text:list-item>
        <text:list-item>
          <text:p text:style-name="P751"><text:soft-page-break/>almost — почти;</text:p>
        </text:list-item>
        <text:list-item>
          <text:p text:style-name="P751">pretty, very — довольно (очень);</text:p>
        </text:list-item>
        <text:list-item>
          <text:p text:style-name="P751">too — слишком;</text:p>
        </text:list-item>
      </text:list>
      <text:p text:style-name="P323"/>
      <text:p text:style-name="P101">Наречия, помогающие акцентироваться на чем-то:</text:p>
      <text:list xml:id="list2781789297" text:style-name="L46">
        <text:list-item>
          <text:p text:style-name="P752">just — всего лишь;</text:p>
        </text:list-item>
        <text:list-item>
          <text:p text:style-name="P752">only — только;</text:p>
        </text:list-item>
        <text:list-item>
          <text:p text:style-name="P752">simply — просто;</text:p>
        </text:list-item>
        <text:list-item>
          <text:p text:style-name="P752">especially — особенно;</text:p>
        </text:list-item>
      </text:list>
      <text:p text:style-name="P323"/>
      <text:p text:style-name="P101">Другие распространенные наречия:</text:p>
      <text:list xml:id="list121578571" text:style-name="L47">
        <text:list-item>
          <text:p text:style-name="P753">quite — совсем;</text:p>
        </text:list-item>
        <text:list-item>
          <text:p text:style-name="P753">so — такой;</text:p>
        </text:list-item>
        <text:list-item>
          <text:p text:style-name="P753">soon — скоро;</text:p>
        </text:list-item>
      </text:list>
      <text:p text:style-name="P323"/>
      <text:p text:style-name="P323">Marry is pretty smart — Мэри довольно умная;</text:p>
      <text:p text:style-name="P323">We just want to ask you a question — Мы всего лишь хотим задать вам вопрос.</text:p>
      <text:p text:style-name="P323">Why are you so sad? — Почему ты такой грусный?</text:p>
      <text:p text:style-name="P323"/>
      <text:p text:style-name="P102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2">а <text:span text:style-name="T2">many</text:span> — перед исчисляемыми: <text:span text:style-name="T2">much work, many books.</text:span></text:p>
      <text:p text:style-name="P102"/>
      <text:p text:style-name="P102">Связка <text:span text:style-name="T2">a lot of</text:span> (или <text:span text:style-name="T2">lots of</text:span>) может стоять как перед исчисляемыми, так и неисчисляемыми</text:p>
      <text:p text:style-name="P614"><text:span text:style-name="T241">существительными: </text:span><text:span text:style-name="T46">a lot of coffee, a lot of cars. </text:span><text:span text:style-name="T241">Англоговорящие не используют </text:span><text:span text:style-name="T46">much</text:span><text:span text:style-name="T241"> </text:span></text:p>
      <text:p text:style-name="P614"><text:span text:style-name="T241">в утвердительных предложениях и заменяют его на </text:span><text:span text:style-name="T46">a lof of</text:span><text:span text:style-name="T241">.</text:span></text:p>
      <text:p text:style-name="P102"/>
      <text:p text:style-name="P325">There is a lot of juice in the jug — В кувшине много сока.</text:p>
      <text:p text:style-name="P325">There isn`t much coffee in the cup — В чашке не много кофе.</text:p>
      <text:p text:style-name="P324"/>
      <text:p text:style-name="P105">Слова <text:span text:style-name="T2">little</text:span> и <text:span text:style-name="T2">few</text:span> переводятся как «мало». <text:span text:style-name="T646">Слово </text:span><text:span text:style-name="T46">l</text:span><text:span text:style-name="T2">ittle</text:span> — это антоним <text:span text:style-name="T2">much</text:span>,</text:p>
      <text:p text:style-name="P105">а слово <text:span text:style-name="T2">few</text:span> — антоним <text:span text:style-name="T2">many</text:span>: <text:span text:style-name="T2">little work, few books.</text:span></text:p>
      <text:p text:style-name="P184"/>
      <text:p text:style-name="P184">Наречия частности</text:p>
      <text:p text:style-name="P102"/>
      <text:p text:style-name="P102">Указывают на то, когда или с какой периодичностью происходит действие в предложении.</text:p>
      <text:p text:style-name="P102">Это те самые слова-маячки, которые помогают определять правильное время.</text:p>
      <text:p text:style-name="P102"/>
      <text:p text:style-name="P102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2"/>
      <text:p text:style-name="P325"><text:span text:style-name="T140">I</text:span> <text:span text:style-name="T176">don`t</text:span> <text:span text:style-name="T378">usually</text:span> <text:span text:style-name="T149">drive</text:span> to work — Обычно, я не еду (на машине) на работу.</text:p>
      <text:p text:style-name="P325"><text:span text:style-name="T140">You</text:span> <text:span text:style-name="T176">can</text:span> <text:span text:style-name="T378">always</text:span> <text:span text:style-name="T149">call</text:span> me — Ты всегда можешь позвонить мне.</text:p>
      <text:p text:style-name="P325"/>
      <text:p text:style-name="P103">Если наречие частотности в связке с другим словом, то вся связка должна быть в конце.</text:p>
      <text:p text:style-name="P326">I buy coffee on my way to work <text:span text:style-name="T378">very often</text:span> — Я <text:span text:style-name="T378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4"/>
      <text:p text:style-name="P108">В английском языке, предлоги заменяют падежи для существительных. При этом к одном<text:span text:style-name="T651">у</text:span> и тому же падежу могут вести разные предлоги или вообще никаких.</text:p>
      <text:p text:style-name="P107"/>
      <text:p text:style-name="P186"><text:soft-page-break/>Предлоги времени <text:span text:style-name="T2">at, on, in</text:span></text:p>
      <text:p text:style-name="P107"/>
      <text:p text:style-name="P107">Отвечают на вопрос «когда?». Каждый из них обозначает разный момент времени.</text:p>
      <text:p text:style-name="P107"/>
      <text:p text:style-name="P444"><text:span text:style-name="T246">Предлог </text:span><text:span text:style-name="T48">at</text:span><text:span text:style-name="T246"> указывает на точное время. Иногда </text:span><text:span text:style-name="T248">он</text:span><text:span text:style-name="T246"> </text:span><text:span text:style-name="T248">указывает на </text:span><text:span text:style-name="T246">периоды дня и праздники:</text:span></text:p>
      <text:p text:style-name="P445"><text:span text:style-name="T246">Если в названии праздника </text:span><text:span text:style-name="T248">есть</text:span><text:span text:style-name="T246"> слово </text:span><text:span text:style-name="T48">day</text:span><text:span text:style-name="T246">, то он пишется с предлогом </text:span><text:span text:style-name="T48">on</text:span><text:span text:style-name="T246">, а не </text:span><text:span text:style-name="T48">at</text:span><text:span text:style-name="T246">.</text:span></text:p>
      <text:p text:style-name="P110"/>
      <text:list xml:id="list3159231726" text:style-name="L48">
        <text:list-item>
          <text:p text:style-name="P754">at 5 o`clock — в 5 часов;</text:p>
        </text:list-item>
        <text:list-item>
          <text:p text:style-name="P754">at night — ночью;</text:p>
        </text:list-item>
        <text:list-item>
          <text:p text:style-name="P754">at sunset — на рассвете;</text:p>
        </text:list-item>
        <text:list-item>
          <text:p text:style-name="P754">at the weekend — в выходные;</text:p>
        </text:list-item>
        <text:list-item>
          <text:p text:style-name="P754">at the moment — в данный момент;</text:p>
        </text:list-item>
        <text:list-item>
          <text:p text:style-name="P754">at the end (of) — в конце;</text:p>
        </text:list-item>
        <text:list-item>
          <text:p text:style-name="P754">at Christmas — на Рождество;</text:p>
        </text:list-item>
        <text:list-item>
          <text:p text:style-name="P754">at Easter — на Пасху;</text:p>
        </text:list-item>
      </text:list>
      <text:p text:style-name="P329"/>
      <text:p text:style-name="P110">Предлог <text:span text:style-name="T2">on</text:span> указывает на конкретный день. Обычно это дни недели или даты.</text:p>
      <text:p text:style-name="P111">В английском языке дни недели, месяцы, и названия праздников пишутся с большой буквы.</text:p>
      <text:p text:style-name="P330"/>
      <text:list xml:id="list3621325714" text:style-name="L49">
        <text:list-item>
          <text:p text:style-name="P755">on Sunday — в воскресенье / по воскресеньям;</text:p>
        </text:list-item>
        <text:list-item>
          <text:p text:style-name="P755">on the 8th of March — 8го марта;</text:p>
        </text:list-item>
        <text:list-item>
          <text:p text:style-name="P755">on April, 10 — 10го апреля;</text:p>
        </text:list-item>
        <text:list-item>
          <text:p text:style-name="P755">on my birthday — на мой день рождения;</text:p>
        </text:list-item>
        <text:list-item>
          <text:p text:style-name="P755">on Christmas day — в день Рождества;</text:p>
        </text:list-item>
      </text:list>
      <text:p text:style-name="P329"/>
      <text:p text:style-name="P109">Предлог <text:span text:style-name="T2">in</text:span> указывает на большие периоды: месяцы, сезоны, годы:</text:p>
      <text:list xml:id="list2884203739" text:style-name="L50">
        <text:list-item>
          <text:p text:style-name="P800">in January — в январе;</text:p>
        </text:list-item>
        <text:list-item>
          <text:p text:style-name="P756">in winter — зимой;</text:p>
        </text:list-item>
        <text:list-item>
          <text:p text:style-name="P756">in the evening — вечером;</text:p>
        </text:list-item>
        <text:list-item>
          <text:p text:style-name="P756">in 2065 — в 2065 году;</text:p>
        </text:list-item>
        <text:list-item>
          <text:p text:style-name="P756">in the 1970s — в 1970х годах;</text:p>
        </text:list-item>
        <text:list-item>
          <text:p text:style-name="P756">in the past — в прошлом;</text:p>
        </text:list-item>
      </text:list>
      <text:p text:style-name="P110"/>
      <text:p text:style-name="P109">Предлог <text:span text:style-name="T2">in</text:span> в связке с временем означает «через»:</text:p>
      <text:list xml:id="list1336924264" text:style-name="L51">
        <text:list-item>
          <text:p text:style-name="P757">in 5 minutes — через 5 минут;</text:p>
        </text:list-item>
        <text:list-item>
          <text:p text:style-name="P757">in two weeks — через две недели;</text:p>
        </text:list-item>
        <text:list-item>
          <text:p text:style-name="P757">in no time — мигом (через мгновение);</text:p>
        </text:list-item>
      </text:list>
      <text:p text:style-name="P328"/>
      <text:p text:style-name="P107">Предлоги времени не используются перед словами:<text:span text:style-name="T2"> last, next, this, that, each, every.</text:span></text:p>
      <text:p text:style-name="P328">See you next Friday — Увидимся в следующую пятницу.</text:p>
      <text:p text:style-name="P328"/>
      <text:p text:style-name="P620"><text:span text:style-name="T250">П</text:span><text:span text:style-name="T249">редлоги </text:span><text:span text:style-name="T250">времени</text:span><text:span text:style-name="T249"> имееют множество нелогичных исключений. Так, например, </text:span><text:span text:style-name="T49">in</text:span><text:span text:style-name="T249"> и </text:span><text:span text:style-name="T49">at</text:span><text:span text:style-name="T249"> принятно говорить с некоторыми пер</text:span><text:span text:style-name="T250">и</text:span><text:span text:style-name="T249">одами дня. Это нужно просто заучить.</text:span></text:p>
      <text:p text:style-name="P119"/>
      <text:p text:style-name="P536"><text:span text:style-name="T249">Предлоги времени</text:span><text:span text:style-name="T49"> since, for, from ... to, until</text:span></text:p>
      <text:p text:style-name="P194"/>
      <text:p text:style-name="P234">Отвечают на вопрос «в какой период?» Связаны с большими отрезками времени.</text:p>
      <text:p text:style-name="P234"/>
      <text:p text:style-name="P621"><text:span text:style-name="T184">Предлог </text:span><text:span text:style-name="T2">since</text:span><text:span text:style-name="T184"> означает «с». Он указывает на начало периода:</text:span></text:p>
      <text:list xml:id="list2802914429" text:style-name="L52">
        <text:list-item>
          <text:p text:style-name="P782">since Wednesday — со среды;</text:p>
        </text:list-item>
        <text:list-item>
          <text:p text:style-name="P782">since 1984 — с 1984 года;</text:p>
        </text:list-item>
        <text:list-item>
          <text:p text:style-name="P782">since Monday — с понедельника;</text:p>
        </text:list-item>
      </text:list>
      <text:p text:style-name="P235"><text:soft-page-break/>Предлог <text:span text:style-name="T2">for</text:span> означает «уже», «в течение». Он указывает, как долго длится действие.</text:p>
      <text:list xml:id="list1420125086" text:style-name="L53">
        <text:list-item>
          <text:p text:style-name="P783">for 10 hours — (уже) 10 часов / в течении 10 часов;</text:p>
        </text:list-item>
        <text:list-item>
          <text:p text:style-name="P783">for two weeks — (уже) две недели / в течении 2х недель;</text:p>
        </text:list-item>
      </text:list>
      <text:p text:style-name="P391"/>
      <text:p text:style-name="P234"><text:span text:style-name="T2">Since</text:span> и <text:span text:style-name="T2">for</text:span> используются в <text:span text:style-name="T2">Present Perfect Continuous</text:span>.</text:p>
      <text:p text:style-name="P234"/>
      <text:p text:style-name="P433"><text:span text:style-name="T293">П</text:span><text:span text:style-name="T294">редлог </text:span><text:span text:style-name="T84">from ... to</text:span><text:span text:style-name="T294"> означает «с ... до». Он указыват </text:span><text:span text:style-name="T293">на</text:span><text:span text:style-name="T294"> границы периода:</text:span></text:p>
      <text:list xml:id="list3080053298" text:style-name="L54">
        <text:list-item>
          <text:p text:style-name="P784">from 9 to 5 — с девяти до пяти (часов);</text:p>
        </text:list-item>
        <text:list-item>
          <text:p text:style-name="P784">from January to March — с января по март;</text:p>
        </text:list-item>
      </text:list>
      <text:p text:style-name="P391"/>
      <text:p text:style-name="P57"><text:span text:style-name="T422">Предлог </text:span><text:span text:style-name="T84">until (till)</text:span><text:span text:style-name="T422"> означает «до того, как». Он </text:span><text:span text:style-name="T423">указывает на</text:span><text:span text:style-name="T422"> конец периода:</text:span></text:p>
      <text:list xml:id="list352279092" text:style-name="L55">
        <text:list-item>
          <text:p text:style-name="P785">until Wednesday — до среды;</text:p>
        </text:list-item>
        <text:list-item>
          <text:p text:style-name="P785">until I come — до того, как я вернусь;</text:p>
        </text:list-item>
      </text:list>
      <text:p text:style-name="P391"/>
      <text:p text:style-name="P187"><text:span text:style-name="T652">Предлоги места </text:span><text:span text:style-name="T49">at, on, in</text:span></text:p>
      <text:p text:style-name="P410"/>
      <text:p text:style-name="P241">Отвечают на вопрос «где?». Помимо времени также указывают на местоположение.</text:p>
      <text:p text:style-name="P241"/>
      <text:p text:style-name="P434"><text:span text:style-name="T295">Предлог </text:span><text:span text:style-name="T85">at</text:span><text:span text:style-name="T295"> обозначает конкретное место/точку, где находится предмет:</text:span></text:p>
      <text:list xml:id="list1286024800" text:style-name="L56">
        <text:list-item>
          <text:p text:style-name="P786">at the bus stop — на автобусной остановке;</text:p>
        </text:list-item>
        <text:list-item>
          <text:p text:style-name="P786">at the top/bottom - наверху/внизу;</text:p>
        </text:list-item>
        <text:list-item>
          <text:p text:style-name="P786">at school — в школе.</text:p>
        </text:list-item>
      </text:list>
      <text:p text:style-name="P241"/>
      <text:p text:style-name="P434"><text:span text:style-name="T295">Предлог </text:span><text:span text:style-name="T85">on</text:span><text:span text:style-name="T295"> обозначает поверхность, </text:span><text:span text:style-name="T363">на</text:span><text:span text:style-name="T295"> которой располагается объект:</text:span></text:p>
      <text:list xml:id="list632177905" text:style-name="L57">
        <text:list-item>
          <text:p text:style-name="P787">on the table — на столе;</text:p>
        </text:list-item>
        <text:list-item>
          <text:p text:style-name="P787">on the floor — на полу;</text:p>
        </text:list-item>
        <text:list-item>
          <text:p text:style-name="P787">on the head — на голове;</text:p>
        </text:list-item>
      </text:list>
      <text:p text:style-name="P396"/>
      <text:p text:style-name="P435"><text:span text:style-name="T85">П</text:span><text:span text:style-name="T86">редлог in обозначает положение </text:span><text:span text:style-name="T133">в</text:span><text:span text:style-name="T86"> опред. месте, ограниченном рамками или барьером.</text:span></text:p>
      <text:list xml:id="list1497721000" text:style-name="L58">
        <text:list-item>
          <text:p text:style-name="P788">in the house — в доме;</text:p>
        </text:list-item>
        <text:list-item>
          <text:p text:style-name="P788">in a box — в коробке;</text:p>
        </text:list-item>
      </text:list>
      <text:p text:style-name="P242"/>
      <text:p text:style-name="P124"><text:span text:style-name="T424">Эти предлоги также имеют исключения. </text:span><text:span text:style-name="T430">Например </text:span><text:span text:style-name="T91">i</text:span><text:span text:style-name="T86">n</text:span><text:span text:style-name="T424"> часто переводится как «на», </text:span></text:p>
      <text:p text:style-name="P124"><text:span text:style-name="T424">а </text:span><text:span text:style-name="T86">on</text:span><text:span text:style-name="T424"> — как «в». Особенно, когда они используются с транспортом:</text:span></text:p>
      <text:p text:style-name="P244"/>
      <text:list xml:id="list1522663641" text:style-name="L59">
        <text:list-item>
          <text:p text:style-name="P789">in a car — на машине;</text:p>
        </text:list-item>
        <text:list-item>
          <text:p text:style-name="P790">in the street — на улице;</text:p>
        </text:list-item>
        <text:list-item>
          <text:p text:style-name="P789">on a bus — в автобусе;</text:p>
        </text:list-item>
        <text:list-item>
          <text:p text:style-name="P790">on the list — в списке;</text:p>
        </text:list-item>
        <text:list-item>
          <text:p text:style-name="P790">on the way — по дороге;</text:p>
        </text:list-item>
      </text:list>
      <text:p text:style-name="P243"/>
      <text:p text:style-name="P195">Другие предлоги места</text:p>
      <text:p text:style-name="P242"/>
      <text:p text:style-name="P243">Помогают определить нахождение объекта в пространсте:</text:p>
      <text:list xml:id="list2220851657" text:style-name="L60">
        <text:list-item>
          <text:p text:style-name="P791">above — над;</text:p>
        </text:list-item>
        <text:list-item>
          <text:p text:style-name="P791">under — под;</text:p>
        </text:list-item>
        <text:list-item>
          <text:p text:style-name="P791">in front of — перед;</text:p>
        </text:list-item>
        <text:list-item>
          <text:p text:style-name="P791">behind — позади;</text:p>
        </text:list-item>
        <text:list-item>
          <text:p text:style-name="P791">between/with — между/c;</text:p>
        </text:list-item>
        <text:list-item>
          <text:p text:style-name="P758"><text:span text:style-name="T424">next to — рядом с</text:span><text:span text:style-name="T425">;</text:span></text:p>
        </text:list-item>
      </text:list>
      <text:p text:style-name="P399"/>
      <text:p text:style-name="P331"><text:soft-page-break/><text:span text:style-name="T425">The cat is </text:span><text:span text:style-name="T397">under</text:span><text:span text:style-name="T425"> the ball — Кот </text:span><text:span text:style-name="T397">под</text:span><text:span text:style-name="T425"> клубком.</text:span></text:p>
      <text:p text:style-name="P331"><text:span text:style-name="T425">The cat is </text:span><text:span text:style-name="T397">in front of</text:span><text:span text:style-name="T425"> the ball — Кот </text:span><text:span text:style-name="T397">перед</text:span><text:span text:style-name="T425"> клубком.</text:span></text:p>
      <text:p text:style-name="P397"/>
      <text:p text:style-name="P188"><text:span text:style-name="T653">Предллог направления </text:span><text:span text:style-name="T50">to</text:span></text:p>
      <text:p text:style-name="P242"/>
      <text:p text:style-name="P242">Отвечает на вопрос «куда?». Указывает в какое место хочет попасть человек.</text:p>
      <text:p text:style-name="P113"><text:span text:style-name="T424">Используется после глаголов движения: </text:span><text:span text:style-name="T86">go, walk, drive, come, travel, return, send, get.</text:span></text:p>
      <text:p text:style-name="P242"/>
      <text:p text:style-name="P331"><text:span text:style-name="T424">I want to </text:span><text:span text:style-name="T398">go to</text:span><text:span text:style-name="T424"> New York — Я хочу </text:span><text:span text:style-name="T398">поехать в</text:span><text:span text:style-name="T424"> Нью Йорк.</text:span></text:p>
      <text:p text:style-name="P331"><text:span text:style-name="T424">Did they </text:span><text:span text:style-name="T398">get to</text:span><text:span text:style-name="T424"> London? — Они </text:span><text:span text:style-name="T398">добрались до</text:span><text:span text:style-name="T424"> Лондона?</text:span></text:p>
      <text:p text:style-name="P397"/>
      <text:p text:style-name="P113"><text:span text:style-name="T424">Если в качестве направления используется слово </text:span><text:span text:style-name="T86">home</text:span><text:span text:style-name="T424">, то перед ним </text:span><text:span text:style-name="T86">to</text:span><text:span text:style-name="T424"> не нужен.</text:span></text:p>
      <text:p text:style-name="P398">Go home (правильно). Go to home (неправильно). </text:p>
      <text:p text:style-name="P397"/>
      <text:p text:style-name="P113"><text:span text:style-name="T424">Если нужно </text:span><text:span text:style-name="T426">сказать </text:span><text:span text:style-name="T424">что </text:span><text:span text:style-name="T426">человек бывал </text:span><text:span text:style-name="T424">в каком-то месте, например в стране или городе,</text:span></text:p>
      <text:p text:style-name="P113"><text:span text:style-name="T424">то нужно использовать </text:span><text:span text:style-name="T86">Present Perfect</text:span><text:span text:style-name="T424"> с </text:span><text:span text:style-name="T426">предлогом </text:span><text:span text:style-name="T86">to</text:span><text:span text:style-name="T424">.</text:span></text:p>
      <text:p text:style-name="P242"/>
      <text:p text:style-name="P397">The have been to Italy — Они бывали в Италии.</text:p>
      <text:p text:style-name="P397"/>
      <text:p text:style-name="P188"><text:span text:style-name="T653">Предлог </text:span><text:span text:style-name="T50">by</text:span></text:p>
      <text:p text:style-name="P411"/>
      <text:p text:style-name="P442"><text:span text:style-name="T298">Может п</text:span><text:span text:style-name="T296">ереводит</text:span><text:span text:style-name="T298">ь</text:span><text:span text:style-name="T296">ся по разному. </text:span><text:span text:style-name="T297">Помогает сказать, </text:span><text:span text:style-name="T364">как</text:span><text:span text:style-name="T297"> что-то делается или случается.</text:span></text:p>
      <text:p text:style-name="P443"><text:span text:style-name="T298">Иногда в</text:span><text:span text:style-name="T297">стречается в пассивном залоге, когда </text:span><text:span text:style-name="T298">указывают</text:span><text:span text:style-name="T297"> автора действия.</text:span></text:p>
      <text:p text:style-name="P245"/>
      <text:list xml:id="list2064755527" text:style-name="L61">
        <text:list-item>
          <text:p text:style-name="P792">happen by mistake — случиться по ошибке.</text:p>
        </text:list-item>
        <text:list-item>
          <text:p text:style-name="P793">send by post — отправиться почтой;</text:p>
        </text:list-item>
      </text:list>
      <text:p text:style-name="P402"/>
      <text:p text:style-name="P400">Did you play for the meal by credit card — Ты заплатил за еду кредиткой?</text:p>
      <text:p text:style-name="P401"/>
      <text:p text:style-name="P246">Также этот предлог используется в значении «около», «рядом».</text:p>
      <text:p text:style-name="P403"/>
      <text:p text:style-name="P404">Sit by me — Посиди рядом со мной.</text:p>
      <text:p text:style-name="P332"><text:span text:style-name="T402">There is a car parked by the store — </text:span><text:span text:style-name="T428">Около магазина стоит машина.</text:span></text:p>
      <text:p text:style-name="P190"/>
      <text:p text:style-name="P190">Связки существительных и предлогов</text:p>
      <text:p text:style-name="P189"/>
      <text:p text:style-name="P236">Иногда, после некоторых существительных, принято использовать определенные предлоги. </text:p>
      <text:p text:style-name="P236">Такие связки нужно просто запомнить. При переводе предлог может выпадать.</text:p>
      <text:p text:style-name="P238"/>
      <text:list xml:id="list1988657035" text:style-name="L62">
        <text:list-item>
          <text:p text:style-name="P794">a need for — нужда в;</text:p>
        </text:list-item>
        <text:list-item>
          <text:p text:style-name="P794">a reason for — причина для (чего-либо);</text:p>
        </text:list-item>
        <text:list-item>
          <text:p text:style-name="P794">an advantage of — преимущество (чего-либо);</text:p>
        </text:list-item>
        <text:list-item>
          <text:p text:style-name="P794">a cause of — причина (чего-либо);</text:p>
          <text:p text:style-name="P794"/>
        </text:list-item>
        <text:list-item>
          <text:p text:style-name="P794">a solution to — решение какой-то проблемы;</text:p>
        </text:list-item>
        <text:list-item>
          <text:p text:style-name="P794">a key to — ключ к/от (чего-либо);</text:p>
        </text:list-item>
        <text:list-item>
          <text:p text:style-name="P794">an answer to — ответ на;</text:p>
        </text:list-item>
        <text:list-item>
          <text:p text:style-name="P794">an attitude to — отношение к;</text:p>
          <text:p text:style-name="P794"/>
        </text:list-item>
        <text:list-item>
          <text:p text:style-name="P794">a contact with/between — контакт с/между;</text:p>
        </text:list-item>
        <text:list-item>
          <text:p text:style-name="P794">a connection with/between — связь с/между;</text:p>
        </text:list-item>
        <text:list-item>
          <text:p text:style-name="P794">a relationship with/between — взаимосвязь с/между;</text:p>
        </text:list-item>
      </text:list>
      <text:p text:style-name="P392"><text:soft-page-break/>There must be a reason for his actions — Должна быть какая-то причина его действий.</text:p>
      <text:p text:style-name="P392">We`ll find a solution to the problem — Мы найдем решение этой проблемы.</text:p>
      <text:p text:style-name="P392">She has an emotion connection with him — У нее эмоциональная связь с ним.</text:p>
      <text:p text:style-name="P392"/>
      <text:p text:style-name="P190">Связки прилагательных и предлогов</text:p>
      <text:p text:style-name="P190"/>
      <text:p text:style-name="P236">После некоторых прилагательных могут также идти определенные предлоги.</text:p>
      <text:p text:style-name="P236"/>
      <text:p text:style-name="P237">Прилагательное + <text:span text:style-name="T2">about</text:span> означает «испытывать чувство из-за чего-либо»:</text:p>
      <text:list xml:id="list1469659169" text:style-name="L63">
        <text:list-item>
          <text:p text:style-name="P801"><text:span text:style-name="T87">happy about — </text:span><text:span text:style-name="T88">счастливый</text:span><text:span text:style-name="T87"> из-за;</text:span></text:p>
        </text:list-item>
        <text:list-item>
          <text:p text:style-name="P802"><text:span text:style-name="T87">upset about — </text:span><text:span text:style-name="T88">растроенный</text:span><text:span text:style-name="T87"> из-за;</text:span></text:p>
        </text:list-item>
        <text:list-item>
          <text:p text:style-name="P795">angry about — злиться из-за;</text:p>
        </text:list-item>
        <text:list-item>
          <text:p text:style-name="P803"><text:span text:style-name="T88">worried</text:span><text:span text:style-name="T87"> about — </text:span><text:span text:style-name="T88">волноваться</text:span><text:span text:style-name="T87"> из-за;</text:span></text:p>
        </text:list-item>
      </text:list>
      <text:p text:style-name="P392"/>
      <text:p text:style-name="P392">Bill seems really upset about this — Билл выглядит очень расстроенным из-за этого.</text:p>
      <text:p text:style-name="P392">I was worried about you — Я волновался за тебя.</text:p>
      <text:p text:style-name="P392"/>
      <text:p text:style-name="P114"><text:span text:style-name="T427">Слово</text:span><text:span text:style-name="T88"> sorry</text:span><text:span text:style-name="T427"> в связке с </text:span><text:span text:style-name="T88">about</text:span><text:span text:style-name="T427"> и </text:span><text:span text:style-name="T88">for</text:span><text:span text:style-name="T427"> выражает сожаление, сочувствие:</text:span></text:p>
      <text:p text:style-name="P239"/>
      <text:p text:style-name="P392">I`m sorry about my behavior — Прости мое поведение.</text:p>
      <text:p text:style-name="P392">Sorry for interrupting — Простите, что беспокою вас.</text:p>
      <text:p text:style-name="P392">I`m sorry for your loss — Сожалею о вашей утрате.</text:p>
      <text:p text:style-name="P392"/>
      <text:p text:style-name="P623">Если после прилагательного идет предлог <text:span text:style-name="T2">of</text:span>, то он будет соответствовать </text:p>
      <text:p text:style-name="P623">родительскому падежу (кого/чего). </text:p>
      <text:p text:style-name="P239"/>
      <text:p text:style-name="P393">It was very stupied of you to go there — Было очень глупо с твоей стороны идти туда.</text:p>
      <text:p text:style-name="P393"/>
      <text:p text:style-name="P240">Предлог <text:span text:style-name="T2">of</text:span> часто используется после прилагательных, выражающий отношение</text:p>
      <text:p text:style-name="P240">к чему-либо. Сама связка в этом случае <text:span text:style-name="T654">может </text:span>переводит<text:span text:style-name="T654">ь</text:span>ся глаголом:</text:p>
      <text:p text:style-name="P240"/>
      <text:list xml:id="list2801645771" text:style-name="L64">
        <text:list-item>
          <text:p text:style-name="P796">afraid of — бояться;</text:p>
        </text:list-item>
        <text:list-item>
          <text:p text:style-name="P796">proud of — гордиться;</text:p>
        </text:list-item>
        <text:list-item>
          <text:p text:style-name="P796">full of — полон;</text:p>
        </text:list-item>
        <text:list-item>
          <text:p text:style-name="P796">short of — не хватает;</text:p>
        </text:list-item>
        <text:list-item>
          <text:p text:style-name="P796">sure of — быть уверенным в.</text:p>
        </text:list-item>
      </text:list>
      <text:p text:style-name="P394"/>
      <text:p text:style-name="P393">Are you afraid of dogs? — Ты боишься собак?</text:p>
      <text:p text:style-name="P393">I`m sure of him — Я уверен в нем.</text:p>
      <text:p text:style-name="P393">This bag is full of cash — В этой сумке полно денег.</text:p>
      <text:p text:style-name="P393"/>
      <text:p text:style-name="P191"><text:span text:style-name="T654">С</text:span>вязки глаголов и предлогов</text:p>
      <text:p text:style-name="P239"/>
      <text:p text:style-name="P446"><text:span text:style-name="T299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9">search</text:span><text:span text:style-name="T299"> чаще используется </text:span><text:span text:style-name="T89">look for</text:span><text:span text:style-name="T299">.</text:span></text:p>
      <text:p text:style-name="P497"/>
      <text:list xml:id="list3300249577" text:style-name="L65">
        <text:list-item>
          <text:p text:style-name="P804">look at — стмотреть на;</text:p>
        </text:list-item>
        <text:list-item>
          <text:p text:style-name="P804">look for — искать;</text:p>
        </text:list-item>
        <text:list-item>
          <text:p text:style-name="P804">listen to — слушать;</text:p>
        </text:list-item>
        <text:list-item>
          <text:p text:style-name="P804">wait for — ждать;</text:p>
        </text:list-item>
        <text:list-item>
          <text:p text:style-name="P804">stay at — останавливаться (например, в отеле);</text:p>
        </text:list-item>
        <text:list-item>
          <text:p text:style-name="P805"><text:soft-page-break/>what ... like — на что похож (здесь like — это предлог);</text:p>
        </text:list-item>
        <text:list-item>
          <text:p text:style-name="P805">belong to — принадлежать к;</text:p>
        </text:list-item>
        <text:list-item>
          <text:p text:style-name="P805">happen to — случилось с;</text:p>
        </text:list-item>
        <text:list-item>
          <text:p text:style-name="P805">speak to / talk to — говорить с (кем-то);</text:p>
        </text:list-item>
        <text:list-item>
          <text:p text:style-name="P805">ask for — просить (чего-то);</text:p>
        </text:list-item>
        <text:list-item>
          <text:p text:style-name="P805">thank for — благодарить за;</text:p>
        </text:list-item>
        <text:list-item>
          <text:p text:style-name="P805">depend on — зависить от;</text:p>
        </text:list-item>
        <text:list-item>
          <text:p text:style-name="P805">think about/of — думать о;</text:p>
        </text:list-item>
      </text:list>
      <text:p text:style-name="P479"/>
      <text:p text:style-name="P477">What are you looking at? — На что ты смотришь?</text:p>
      <text:p text:style-name="P477">What does he look like? — Как он выглядит? (На что он похож?)</text:p>
      <text:p text:style-name="P477">We belong to different world — Мы принадлежим к разным мирам.</text:p>
      <text:p text:style-name="P477"/>
      <text:p text:style-name="P495">Предлоги, передающие особый контекст для глаголов движения и перемещения:</text:p>
      <text:list xml:id="list1466356217" text:style-name="L66">
        <text:list-item>
          <text:p text:style-name="P806">in — переместить(ся) в закрытое пространство (go on — войти);</text:p>
        </text:list-item>
        <text:list-item>
          <text:p text:style-name="P806">out — покинуть закрытое пространство (go out — выйти);</text:p>
        </text:list-item>
        <text:list-item>
          <text:p text:style-name="P806">on — переместить(ся) на поверхность (go on — продложать (движение));</text:p>
        </text:list-item>
        <text:list-item>
          <text:p text:style-name="P806">off — убрать с поверхности (go off — уходить, сходить);</text:p>
        </text:list-item>
        <text:list-item>
          <text:p text:style-name="P806">up — переместить(ся) выше уровнем (go up — подняться);</text:p>
        </text:list-item>
        <text:list-item>
          <text:p text:style-name="P806">down — переместить(ся) ниже уровнем (go down — опускаться);</text:p>
        </text:list-item>
        <text:list-item>
          <text:p text:style-name="P806">away — убрать(ся) прочь (go away — уходить, разойтись);</text:p>
        </text:list-item>
        <text:list-item>
          <text:p text:style-name="P806">back — вернуть(ся) (go back — возвращаться);</text:p>
        </text:list-item>
      </text:list>
      <text:p text:style-name="P494"/>
      <text:p text:style-name="P115"><text:span text:style-name="T507">Если фразовый глагол имеет дополнение, то </text:span><text:span text:style-name="T508">оно </text:span><text:span text:style-name="T507">может стоять как в середине связки, </text:span></text:p>
      <text:p text:style-name="P115"><text:span text:style-name="T507">так и после </text:span><text:span text:style-name="T508">неё</text:span><text:span text:style-name="T507">. А если дополнение</text:span><text:span text:style-name="T508">м</text:span><text:span text:style-name="T507"> </text:span><text:span text:style-name="T508">является </text:span><text:span text:style-name="T507">местоимени</text:span><text:span text:style-name="T508">е</text:span><text:span text:style-name="T507">, то оно всегда будет </text:span><text:span text:style-name="T508">в середине</text:span><text:span text:style-name="T507">.</text:span></text:p>
      <text:p text:style-name="P496"/>
      <text:p text:style-name="P333"><text:span text:style-name="T507">I </text:span><text:span text:style-name="T437">turned</text:span><text:span text:style-name="T507"> </text:span><text:span text:style-name="T169">the light</text:span><text:span text:style-name="T507"> </text:span><text:span text:style-name="T437">off</text:span><text:span text:style-name="T507"> / I </text:span><text:span text:style-name="T437">turned off </text:span><text:span text:style-name="T169">the light </text:span><text:span text:style-name="T507">— Я выключил свет.</text:span></text:p>
      <text:p text:style-name="P333"><text:span text:style-name="T507">I </text:span><text:span text:style-name="T437">turned</text:span><text:span text:style-name="T507"> </text:span><text:span text:style-name="T169">it</text:span><text:span text:style-name="T507"> </text:span><text:span text:style-name="T437">off</text:span><text:span text:style-name="T507"> — Я выключил это.</text:span></text:p>
      <text:p text:style-name="P478"/>
      <text:p text:style-name="P478"/>
      <text:p text:style-name="P624"><text:span text:style-name="T520">С</text:span><text:span text:style-name="T519">ложн</text:span><text:span text:style-name="T522">ы</text:span><text:span text:style-name="T521">е </text:span><text:span text:style-name="T519">предложени</text:span><text:span text:style-name="T522">я</text:span></text:p>
      <text:p text:style-name="P496"/>
      <text:p text:style-name="P812">Это объединенные вместе, простые предложения, содержащие 2 и более подлежащих, </text:p>
      <text:p text:style-name="P645"><text:span text:style-name="T488">и 2 и более сказуемых. Сложное предложение</text:span><text:span text:style-name="T475"> </text:span><text:span text:style-name="T488">в</text:span><text:span text:style-name="T476">сегда </text:span><text:span text:style-name="T477">име</text:span><text:span text:style-name="T488">е</text:span><text:span text:style-name="T477">т </text:span><text:span text:style-name="T476">главную часть и зависимые части, которые называются предаточными предложениями (clause). </text:span><text:span text:style-name="T489">Зависимые части расширяют смысл главной части </text:span><text:span text:style-name="T490">и сообщают доп</text:span><text:span text:style-name="T488">олнительную</text:span><text:span text:style-name="T490"> информацию</text:span><text:span text:style-name="T489">.</text:span></text:p>
      <text:p text:style-name="P498"/>
      <text:p text:style-name="P334"><text:span text:style-name="T147">I</text:span><text:span text:style-name="T509"> </text:span><text:span text:style-name="T160">woke</text:span><text:span text:style-name="T509"> up at 7 o`clock — Я проснулся в 7 часов (простое предложение).</text:span></text:p>
      <text:p text:style-name="P335"><text:span text:style-name="T147">I</text:span><text:span text:style-name="T509"> </text:span><text:span text:style-name="T160">woke</text:span><text:span text:style-name="T509"> up at 7 o`clock, but </text:span><text:span text:style-name="T147">everybody</text:span><text:span text:style-name="T509"> </text:span><text:span text:style-name="T160">was</text:span><text:span text:style-name="T509"> still asleep — Я проснулся в 7, но все еще спали.</text:span></text:p>
      <text:p text:style-name="P480"/>
      <text:p text:style-name="P499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0"/>
      <text:p text:style-name="P501">Самые популярные союзы:</text:p>
      <text:list xml:id="list1469926386" text:style-name="L67">
        <text:list-item>
          <text:p text:style-name="P807">and — и, а;</text:p>
        </text:list-item>
        <text:list-item>
          <text:p text:style-name="P807">or — или;</text:p>
        </text:list-item>
        <text:list-item>
          <text:p text:style-name="P807">but — но;</text:p>
        </text:list-item>
        <text:list-item>
          <text:p text:style-name="P807">so — поэтому;</text:p>
        </text:list-item>
        <text:list-item>
          <text:p text:style-name="P807">because — потому что;</text:p>
        </text:list-item>
      </text:list>
      <text:p text:style-name="P481"/>
      <text:p text:style-name="P481">I met Jill, and we went for a wolk — Я встретила Джил и мы пошли гулять.</text:p>
      <text:p text:style-name="P481">I was very tired, so I went to sleep early — Я очень устал, поэтому я пошел спать раньше.</text:p>
      <text:p text:style-name="P125"><text:soft-page-break/><text:span text:style-name="T530">Перед </text:span><text:span text:style-name="T442">because</text:span><text:span text:style-name="T530"> запятая не ставится даже в сложном предложении.</text:span></text:p>
      <text:p text:style-name="P511"/>
      <text:p text:style-name="P636"><text:span text:style-name="T485">В вопросах, з</text:span><text:span text:style-name="T487">ависим</text:span><text:span text:style-name="T486">ая</text:span><text:span text:style-name="T487"> част</text:span><text:span text:style-name="T486">ь</text:span><text:span text:style-name="T487"> сохраня</text:span><text:span text:style-name="T486">е</text:span><text:span text:style-name="T487">т утвердительный порядок слов и отделя</text:span><text:span text:style-name="T486">е</text:span><text:span text:style-name="T487">тся вопросительным словом, котор</text:span><text:span text:style-name="T486">ое</text:span><text:span text:style-name="T487"> в этом случае явля</text:span><text:span text:style-name="T486">ю</text:span><text:span text:style-name="T487">тся союзом. Если вопрос общий, </text:span></text:p>
      <text:p text:style-name="P631"><text:span text:style-name="T465">то союзом будет слово </text:span><text:span text:style-name="T451">if/whether</text:span><text:span text:style-name="T465">. </text:span><text:span text:style-name="T478">Оно переводится частицей «ли».</text:span></text:p>
      <text:p text:style-name="P502"/>
      <text:p text:style-name="P336"><text:span text:style-name="T506">Do you know </text:span><text:span text:style-name="T435">why</text:span><text:span text:style-name="T506"> she is crying? </text:span><text:span text:style-name="T510">—</text:span><text:span text:style-name="T506"> </text:span><text:span text:style-name="T510">Ты знаешь </text:span><text:span text:style-name="T438">почему</text:span><text:span text:style-name="T510"> она плачит?</text:span></text:p>
      <text:p text:style-name="P412"><text:span text:style-name="T511">Can you tell </text:span><text:span text:style-name="T523">if</text:span><text:span text:style-name="T511"> this house belongs to Jerry? — Скажите, этот </text:span><text:span text:style-name="T523">ли</text:span><text:span text:style-name="T511"> дом принадлежит Джерри?</text:span></text:p>
      <text:p text:style-name="P489"/>
      <text:p text:style-name="P196"><text:span text:style-name="T523">П</text:span><text:span text:style-name="T434">ридаточные </text:span><text:span text:style-name="T529">определительные</text:span><text:span text:style-name="T434"> предложения</text:span></text:p>
      <text:p text:style-name="P503"/>
      <text:p text:style-name="P504">Дополняют по смыслу главную часть и обычно относятся к какому-то существительному </text:p>
      <text:p text:style-name="P504">или прилагательному. Могут стоять и в середине, и в конце предложения.</text:p>
      <text:p text:style-name="P504"/>
      <text:p text:style-name="P339"><text:span text:style-name="T506">The </text:span><text:span text:style-name="T146">woman</text:span><text:span text:style-name="T506"> </text:span><text:span text:style-name="T435">who lives next door</text:span><text:span text:style-name="T506"> </text:span><text:span text:style-name="T159">is</text:span><text:span text:style-name="T506"> a doctor — Женщина, которая/</text:span><text:span text:style-name="T517">что</text:span><text:span text:style-name="T506"> живет по соседству,</text:span></text:p>
      <text:p text:style-name="P482">работает доктором (выделенная часть относится к «женщине»).</text:p>
      <text:p text:style-name="P504"/>
      <text:p text:style-name="P505">Союзы, с которых начинается придаточное предложение:</text:p>
      <text:list xml:id="list3133165352" text:style-name="L68">
        <text:list-item>
          <text:p text:style-name="P816"><text:span text:style-name="T2">who — </text:span><text:span text:style-name="T59">кто</text:span><text:span text:style-name="T2"> (о людях);</text:span></text:p>
        </text:list-item>
        <text:list-item>
          <text:p text:style-name="P816"><text:span text:style-name="T460">which — </text:span><text:span text:style-name="T461">что</text:span><text:span text:style-name="T460"> (о предметах и животных);</text:span></text:p>
        </text:list-item>
        <text:list-item>
          <text:p text:style-name="P816"><text:span text:style-name="T460">that — </text:span><text:span text:style-name="T461">кто/что</text:span><text:span text:style-name="T460"> (о людях, предметах и животных);</text:span></text:p>
        </text:list-item>
        <text:list-item>
          <text:p text:style-name="P817"><text:span text:style-name="T460">w</text:span><text:span text:style-name="T451">hom, </text:span><text:span text:style-name="T462">whose</text:span><text:span text:style-name="T451"> — который (какой именно), </text:span><text:span text:style-name="T462">чей</text:span><text:span text:style-name="T451">;</text:span></text:p>
        </text:list-item>
        <text:list-item>
          <text:p text:style-name="P808">where — где, <text:span text:style-name="T674">куда, откуда</text:span>;</text:p>
        </text:list-item>
        <text:list-item>
          <text:p text:style-name="P809"><text:span text:style-name="T674">when</text:span> — <text:span text:style-name="T674">когда</text:span>;</text:p>
        </text:list-item>
      </text:list>
      <text:p text:style-name="P482"/>
      <text:p text:style-name="P504">Союзы ставить не обязательно. Всё предложение может быть без союзов и запятых.</text:p>
      <text:p text:style-name="P504">Но если союз заменяет подлежащее, то он обязан стоять.</text:p>
      <text:p text:style-name="P504"/>
      <text:p text:style-name="P339"><text:span text:style-name="T506">The</text:span><text:span text:style-name="T146"> movie</text:span><text:span text:style-name="T506"> </text:span><text:span text:style-name="T435">we saw last weak</text:span><text:span text:style-name="T506"> </text:span><text:span text:style-name="T159">was</text:span><text:span text:style-name="T506"> rather good — Филь, который мы смотрели на прошлой</text:span></text:p>
      <text:p text:style-name="P482">неделе, оказался довольно хорошим (при переводе союзы и запятые будут).</text:p>
      <text:p text:style-name="P504"/>
      <text:p text:style-name="P759"><text:span text:style-name="T515">I work in an office </text:span><text:span text:style-name="T148">which</text:span><text:span text:style-name="T515"> </text:span><text:span text:style-name="T161">is</text:span><text:span text:style-name="T515"> in Park street — Я работаю в офисе, </text:span><text:span text:style-name="T516">что</text:span><text:span text:style-name="T515"> на Парк стрит.</text:span></text:p>
      <text:p text:style-name="P484"/>
      <text:p text:style-name="P490">Косвенная речь</text:p>
      <text:p text:style-name="P506"/>
      <text:p text:style-name="P813">Это пересказ речи другого человека. В главной части указывается автор. </text:p>
      <text:p text:style-name="P813">В зависимой части меняется время, на прошлое.</text:p>
      <text:p text:style-name="P506"/>
      <text:p text:style-name="P485">I want to eat — Я хочу есть. (прямая речь)</text:p>
      <text:p text:style-name="P485">He said that he wanted to eat — Он сказал, что он хочет есть. (ковенная речь)</text:p>
      <text:p text:style-name="P508"/>
      <text:p text:style-name="P120"><text:span text:style-name="T506">Союз </text:span><text:span text:style-name="T451">that</text:span><text:span text:style-name="T506"> означает «что». Он часто выпадает при переводе.</text:span></text:p>
      <text:p text:style-name="P508"/>
      <text:p text:style-name="P632"><text:span text:style-name="T479">Если слова автора были в </text:span><text:span text:style-name="T455">Future</text:span><text:span text:style-name="T479">, то при пересказе они стану в </text:span><text:span text:style-name="T455">Future In The Past</text:span><text:span text:style-name="T479"> </text:span></text:p>
      <text:p text:style-name="P632"><text:span text:style-name="T479">(это когда </text:span><text:span text:style-name="T455">will</text:span><text:span text:style-name="T479"> меняется на </text:span><text:span text:style-name="T455">would</text:span><text:span text:style-name="T479">; перевод не обязательно будет в прошлом, </text:span></text:p>
      <text:p text:style-name="P506">прошлое указывается грамматически). </text:p>
      <text:p text:style-name="P506"/>
      <text:p text:style-name="P485">When will Joe come to the meeting? — Когда Джо придет на собрание?</text:p>
      <text:p text:style-name="P485">I asked when Joe would come to the meeting? — Я спросил, когда Джо придет на собрание?</text:p>
      <text:p text:style-name="P485"/>
      <text:p text:style-name="P820"><text:span text:style-name="T491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span></text:p>
      <text:p text:style-name="P820"><text:soft-page-break/><text:span text:style-name="T463">Stop the car → She told me </text:span><text:span text:style-name="T450">to stop</text:span><text:span text:style-name="T463"> the car</text:span><text:span text:style-name="T450"> </text:span><text:span text:style-name="T463">— Она сказала мне </text:span><text:span text:style-name="T450">остановить </text:span><text:span text:style-name="T463">машину.</text:span></text:p>
      <text:p text:style-name="P760"><text:span text:style-name="T518">Can I </text:span><text:span text:style-name="T441">sit </text:span><text:span text:style-name="T518">down? → He asked the permission </text:span><text:span text:style-name="T441">to sit</text:span><text:span text:style-name="T518"> down — Он спросил разрешения сесть.</text:span></text:p>
      <text:p text:style-name="P490"/>
      <text:p text:style-name="P122"><text:span text:style-name="T439">У</text:span><text:span text:style-name="T440">словные предложения</text:span></text:p>
      <text:p text:style-name="P509"/>
      <text:p text:style-name="P633"><text:span text:style-name="T481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56">when</text:span><text:span text:style-name="T481">, если ситуация случается наверняка, либо с союза </text:span><text:span text:style-name="T456">if</text:span><text:span text:style-name="T481">, если </text:span><text:span text:style-name="T482">есть только вероятность того, что случится.</text:span></text:p>
      <text:p text:style-name="P510"/>
      <text:p text:style-name="P485">When I com home (зависимая часть), I always watch TV (главная часть).</text:p>
      <text:p text:style-name="P485"/>
      <text:p text:style-name="P507">Союзы в условных предложениях:</text:p>
      <text:list xml:id="list2430340345" text:style-name="L69">
        <text:list-item>
          <text:p text:style-name="P810">when — когда;</text:p>
        </text:list-item>
        <text:list-item>
          <text:p text:style-name="P810">if — если;</text:p>
        </text:list-item>
        <text:list-item>
          <text:p text:style-name="P810">while — в то время, как;</text:p>
        </text:list-item>
        <text:list-item>
          <text:p text:style-name="P810">before — до того, как;</text:p>
        </text:list-item>
        <text:list-item>
          <text:p text:style-name="P810">after — после;</text:p>
        </text:list-item>
        <text:list-item>
          <text:p text:style-name="P810">until (till) — до того момента, как.</text:p>
        </text:list-item>
      </text:list>
      <text:p text:style-name="P506"/>
      <text:p text:style-name="P121"><text:span text:style-name="T511">Когда в главной части </text:span><text:span text:style-name="T514">стоит </text:span><text:span text:style-name="T511">настоящее, то такие предложения называются условными</text:span></text:p>
      <text:p text:style-name="P121"><text:span text:style-name="T511">предложениями нулевого типа (</text:span><text:span text:style-name="T457">Z</text:span><text:span text:style-name="T455">ero </text:span><text:span text:style-name="T457">C</text:span><text:span text:style-name="T455">onditionals</text:span><text:span text:style-name="T511">). Они расска</text:span><text:span text:style-name="T513">зывают</text:span><text:span text:style-name="T511">, при каких</text:span></text:p>
      <text:p text:style-name="P506">условиях обычно происходят события (уклад жизни).</text:p>
      <text:p text:style-name="P485"/>
      <text:p text:style-name="P485">Water boils when the temperature is 100 degrees — Вода кипит, когда температура 100 град.</text:p>
      <text:p text:style-name="P485">When the sun goes down, it gets dark — Когда солнце садится, становится темно.</text:p>
      <text:p text:style-name="P485"/>
      <text:p text:style-name="P634"><text:span text:style-name="T479">Когда в главной части стоит будущее, то </text:span><text:span text:style-name="T483">это</text:span><text:span text:style-name="T479"> условн</text:span><text:span text:style-name="T484">ые</text:span><text:span text:style-name="T483"> </text:span><text:span text:style-name="T479">предложени</text:span><text:span text:style-name="T484">я</text:span><text:span text:style-name="T479"> первого типа </text:span></text:p>
      <text:p text:style-name="P635"><text:span text:style-name="T479">(</text:span><text:span text:style-name="T458">F</text:span><text:span text:style-name="T455">irst </text:span><text:span text:style-name="T458">С</text:span><text:span text:style-name="T455">onditional</text:span><text:span text:style-name="T458">s</text:span><text:span text:style-name="T479">). </text:span><text:span text:style-name="T484">Они описывают </text:span><text:span text:style-name="T479">услови</text:span><text:span text:style-name="T484">я</text:span><text:span text:style-name="T479">, при </text:span><text:span text:style-name="T484">которых</text:span><text:span text:style-name="T479"> произойдут будущие события (планы). </text:span><text:span text:style-name="T484">З</text:span><text:span text:style-name="T483">ависим</text:span><text:span text:style-name="T484">я</text:span><text:span text:style-name="T483"> част</text:span><text:span text:style-name="T484">ь</text:span><text:span text:style-name="T483"> грамматически </text:span><text:span text:style-name="T484">в</text:span><text:span text:style-name="T483"> настояще</text:span><text:span text:style-name="T484">м</text:span><text:span text:style-name="T483">, но переводится будущим.</text:span></text:p>
      <text:p text:style-name="P506"/>
      <text:p text:style-name="P485">If it`s nice day tomorrow, I will go the beach — Если завтра будет хор. день, я пойду на пляж.</text:p>
      <text:p text:style-name="P485">I will go shopping if I have time — Я зайду в магазин, если у меня будет время.</text:p>
      <text:p text:style-name="P485"/>
      <text:p text:style-name="P632"><text:span text:style-name="T479">Условные предложения второго типа </text:span><text:span text:style-name="T484">(</text:span><text:span text:style-name="T459">Second Conditionals</text:span><text:span text:style-name="T484">)</text:span><text:span text:style-name="T479"> используются для описания нереальных ситуаций, связанных с настоящим (альтернативная реальность).</text:span></text:p>
      <text:p text:style-name="P506"/>
      <text:p text:style-name="P121"><text:span text:style-name="T511">Главная часть содержит связку </text:span><text:span text:style-name="T455">would + инфинитив</text:span><text:span text:style-name="T511">. Зависимая часть, грамматически,</text:span></text:p>
      <text:p text:style-name="P121"><text:span text:style-name="T511">стоит в прошешем времени, но привязана к настоящему. Союз </text:span><text:span text:style-name="T455">if</text:span><text:span text:style-name="T511"> переводится как «если бы».</text:span></text:p>
      <text:p text:style-name="P506"/>
      <text:p text:style-name="P337"><text:span text:style-name="T439">If</text:span><text:span text:style-name="T511"> he was rich (зависимая часть), he would buy Lamborgini (главная часть) —</text:span></text:p>
      <text:p text:style-name="P337"><text:span text:style-name="T439">Если бы</text:span><text:span text:style-name="T511"> он был богатым, он бы купил Ламборджини (would и will заменяют to?).</text:span></text:p>
      <text:p text:style-name="P486"/>
      <text:p text:style-name="P123"><text:span text:style-name="T511">Очень часто в условных предложениях второго типа в</text:span><text:span text:style-name="T455"> if-части</text:span><text:span text:style-name="T511">, глагол </text:span><text:span text:style-name="T455">be</text:span><text:span text:style-name="T511"> стоит в форме </text:span><text:span text:style-name="T455">were</text:span><text:span text:style-name="T511">,</text:span></text:p>
      <text:p text:style-name="P123"><text:span text:style-name="T511">даже после </text:span><text:span text:style-name="T455">I, he, she, it</text:span><text:span text:style-name="T511">. Это исключение из правил, которое нужно запомнить.</text:span></text:p>
      <text:p text:style-name="P486"/>
      <text:p text:style-name="P338"><text:span text:style-name="T511">If </text:span><text:span text:style-name="T439">he were</text:span><text:span text:style-name="T511"> rich, he would buy Lamborgini — Если бы </text:span><text:span text:style-name="T439">он был</text:span><text:span text:style-name="T511"> богатым, он бы купил</text:span></text:p>
      <text:p text:style-name="P486">Ламборджини (такой вариант тоже считается правильным).</text:p>
      <text:p text:style-name="P483"/>
      <text:p text:style-name="P676"><text:span text:style-name="T337">Таблица </text:span><text:span text:style-name="T338">форм</text:span><text:span text:style-name="T337"> глагола </text:span><text:span text:style-name="T110">b</text:span><text:span text:style-name="T111">e</text:span><text:span text:style-name="T337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506409244704">
          <table:table-cell table:style-name="Table5.A1" office:value-type="string">
            <text:p text:style-name="P678">Подлежащее</text:p>
          </table:table-cell>
          <table:table-cell table:style-name="Table5.A1" office:value-type="string">
            <text:p text:style-name="P679">Past</text:p>
          </table:table-cell>
          <table:table-cell table:style-name="Table5.A1" office:value-type="string">
            <text:p text:style-name="P679">Present</text:p>
          </table:table-cell>
          <table:table-cell table:style-name="Table5.D1" office:value-type="string">
            <text:p text:style-name="P679">Future</text:p>
          </table:table-cell>
        </table:table-row>
        <table:table-row table:style-name="TableLine94506391772336">
          <table:table-cell table:style-name="Table5.A2" office:value-type="string">
            <text:p text:style-name="P688">I</text:p>
          </table:table-cell>
          <table:table-cell table:style-name="Table5.A2" office:value-type="string">
            <text:p text:style-name="P689">was</text:p>
          </table:table-cell>
          <table:table-cell table:style-name="Table5.A2" office:value-type="string">
            <text:p text:style-name="P690">am</text:p>
          </table:table-cell>
          <table:table-cell table:style-name="Table5.D2" office:value-type="string">
            <text:p text:style-name="P691">will be</text:p>
          </table:table-cell>
        </table:table-row>
        <table:table-row table:style-name="TableLine94506391710880">
          <table:table-cell table:style-name="Table5.A2" office:value-type="string">
            <text:p text:style-name="P688">he/she/<text:span text:style-name="T657">it</text:span></text:p>
          </table:table-cell>
          <table:table-cell table:style-name="Table5.A2" office:value-type="string">
            <text:p text:style-name="P689">was</text:p>
          </table:table-cell>
          <table:table-cell table:style-name="Table5.A2" office:value-type="string">
            <text:p text:style-name="P690">is</text:p>
          </table:table-cell>
          <table:table-cell table:style-name="Table5.D2" office:value-type="string">
            <text:p text:style-name="P691">will be</text:p>
          </table:table-cell>
        </table:table-row>
        <table:table-row table:style-name="TableLine94506391980032">
          <table:table-cell table:style-name="Table5.A2" office:value-type="string">
            <text:p text:style-name="P688">you/we/they</text:p>
          </table:table-cell>
          <table:table-cell table:style-name="Table5.A2" office:value-type="string">
            <text:p text:style-name="P689">were</text:p>
          </table:table-cell>
          <table:table-cell table:style-name="Table5.A2" office:value-type="string">
            <text:p text:style-name="P690">are</text:p>
          </table:table-cell>
          <table:table-cell table:style-name="Table5.D2" office:value-type="string">
            <text:p text:style-name="P691">will be</text:p>
          </table:table-cell>
        </table:table-row>
      </table:table>
      <text:p text:style-name="P622"/>
      <text:p text:style-name="P637"><text:span text:style-name="T431">Таблица </text:span><text:span text:style-name="T432">личны</text:span><text:span text:style-name="T433">х</text:span><text:span text:style-name="T432"> и притяжательных </text:span><text:span text:style-name="T43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506391918096">
          <table:table-cell table:style-name="Table11.A1" table:number-columns-spanned="2" office:value-type="string">
            <text:p text:style-name="P680">Личные местоимения</text:p>
          </table:table-cell>
          <table:covered-table-cell/>
          <table:table-cell table:style-name="Table11.C1" table:number-columns-spanned="2" office:value-type="string">
            <text:p text:style-name="P680">Притяжательные местоимения</text:p>
          </table:table-cell>
          <table:covered-table-cell/>
        </table:table-row>
        <table:table-row table:style-name="TableLine94506392040400">
          <table:table-cell table:style-name="Table11.A2" office:value-type="string">
            <text:p text:style-name="P692"><text:span text:style-name="T658">и</text:span><text:span text:style-name="T659">менительный падеж</text:span></text:p>
            <text:p text:style-name="P694"><text:span text:style-name="T660">(</text:span>кто/что<text:span text:style-name="T660">)</text:span></text:p>
          </table:table-cell>
          <table:table-cell table:style-name="Table11.A2" office:value-type="string">
            <text:p text:style-name="P692"><text:span text:style-name="T658">о</text:span><text:span text:style-name="T659">бъектный падеж</text:span></text:p>
            <text:p text:style-name="P694"><text:span text:style-name="T660">(</text:span>кого, <text:span text:style-name="T660">к</text:span>ому, кем<text:span text:style-name="T660">)</text:span></text:p>
          </table:table-cell>
          <table:table-cell table:style-name="Table11.A2" office:value-type="string">
            <text:p text:style-name="P695"><text:span text:style-name="T660">с</text:span> существительным</text:p>
            <text:p text:style-name="P696">(чей)</text:p>
          </table:table-cell>
          <table:table-cell table:style-name="Table11.D2" office:value-type="string">
            <text:p text:style-name="P692"><text:span text:style-name="T660">о</text:span><text:span text:style-name="T659">тдельно</text:span></text:p>
            <text:p text:style-name="P696">(чей)</text:p>
          </table:table-cell>
        </table:table-row>
        <table:table-row table:style-name="TableLine94506392042016">
          <table:table-cell table:style-name="Table11.A2" office:value-type="string">
            <text:p text:style-name="P697">I</text:p>
          </table:table-cell>
          <table:table-cell table:style-name="Table11.A2" office:value-type="string">
            <text:p text:style-name="P697">me</text:p>
          </table:table-cell>
          <table:table-cell table:style-name="Table11.A2" office:value-type="string">
            <text:p text:style-name="P698">my</text:p>
          </table:table-cell>
          <table:table-cell table:style-name="Table11.D2" office:value-type="string">
            <text:p text:style-name="P698">mine</text:p>
          </table:table-cell>
        </table:table-row>
        <table:table-row table:style-name="TableLine94506391990208">
          <table:table-cell table:style-name="Table11.A2" office:value-type="string">
            <text:p text:style-name="P697">you</text:p>
          </table:table-cell>
          <table:table-cell table:style-name="Table11.A2" office:value-type="string">
            <text:p text:style-name="P697">you</text:p>
          </table:table-cell>
          <table:table-cell table:style-name="Table11.A2" office:value-type="string">
            <text:p text:style-name="P698">your</text:p>
          </table:table-cell>
          <table:table-cell table:style-name="Table11.D2" office:value-type="string">
            <text:p text:style-name="P698">yours</text:p>
          </table:table-cell>
        </table:table-row>
        <table:table-row table:style-name="TableLine94506391975264">
          <table:table-cell table:style-name="Table11.A2" office:value-type="string">
            <text:p text:style-name="P697">he</text:p>
          </table:table-cell>
          <table:table-cell table:style-name="Table11.A2" office:value-type="string">
            <text:p text:style-name="P697">him</text:p>
          </table:table-cell>
          <table:table-cell table:style-name="Table11.A2" office:value-type="string">
            <text:p text:style-name="P698">his</text:p>
          </table:table-cell>
          <table:table-cell table:style-name="Table11.D2" office:value-type="string">
            <text:p text:style-name="P698">his</text:p>
          </table:table-cell>
        </table:table-row>
        <table:table-row table:style-name="TableLine94506416575568">
          <table:table-cell table:style-name="Table11.A2" office:value-type="string">
            <text:p text:style-name="P697">she</text:p>
          </table:table-cell>
          <table:table-cell table:style-name="Table11.A2" office:value-type="string">
            <text:p text:style-name="P698">her</text:p>
          </table:table-cell>
          <table:table-cell table:style-name="Table11.A2" office:value-type="string">
            <text:p text:style-name="P698">her</text:p>
          </table:table-cell>
          <table:table-cell table:style-name="Table11.D2" office:value-type="string">
            <text:p text:style-name="P698">hers</text:p>
          </table:table-cell>
        </table:table-row>
        <table:table-row table:style-name="TableLine94506411244512">
          <table:table-cell table:style-name="Table11.A2" office:value-type="string">
            <text:p text:style-name="P697">it</text:p>
          </table:table-cell>
          <table:table-cell table:style-name="Table11.A2" office:value-type="string">
            <text:p text:style-name="P698">it</text:p>
          </table:table-cell>
          <table:table-cell table:style-name="Table11.A2" office:value-type="string">
            <text:p text:style-name="P698">its</text:p>
          </table:table-cell>
          <table:table-cell table:style-name="Table11.D2" office:value-type="string">
            <text:p text:style-name="P698">its</text:p>
          </table:table-cell>
        </table:table-row>
        <table:table-row table:style-name="TableLine94506411666528">
          <table:table-cell table:style-name="Table11.A2" office:value-type="string">
            <text:p text:style-name="P697">we</text:p>
          </table:table-cell>
          <table:table-cell table:style-name="Table11.A2" office:value-type="string">
            <text:p text:style-name="P698">us</text:p>
          </table:table-cell>
          <table:table-cell table:style-name="Table11.A2" office:value-type="string">
            <text:p text:style-name="P698">our</text:p>
          </table:table-cell>
          <table:table-cell table:style-name="Table11.D2" office:value-type="string">
            <text:p text:style-name="P698">ours</text:p>
          </table:table-cell>
        </table:table-row>
        <table:table-row table:style-name="TableLine94506411907168">
          <table:table-cell table:style-name="Table11.A2" office:value-type="string">
            <text:p text:style-name="P697">they</text:p>
          </table:table-cell>
          <table:table-cell table:style-name="Table11.A2" office:value-type="string">
            <text:p text:style-name="P698">them</text:p>
          </table:table-cell>
          <table:table-cell table:style-name="Table11.A2" office:value-type="string">
            <text:p text:style-name="P698">their</text:p>
          </table:table-cell>
          <table:table-cell table:style-name="Table11.D2" office:value-type="string">
            <text:p text:style-name="P698">theirs</text:p>
          </table:table-cell>
        </table:table-row>
      </table:table>
      <text:p text:style-name="P149"/>
      <text:p text:style-name="P637"><text:span text:style-name="T339">Таблица </text:span><text:span text:style-name="T340">условных предложений</text:span><text:span text:style-name="T339">:</text:span></text:p>
      <table:table table:name="Table14" table:style-name="Table14">
        <table:table-column table:style-name="Table14.A"/>
        <table:table-column table:style-name="Table14.B"/>
        <table:table-row table:style-name="TableLine94506425384624">
          <table:table-cell table:style-name="Table14.A1" office:value-type="string">
            <text:p text:style-name="P681">Тип</text:p>
          </table:table-cell>
          <table:table-cell table:style-name="Table14.B1" office:value-type="string">
            <text:p text:style-name="P681">Пример</text:p>
          </table:table-cell>
        </table:table-row>
        <table:table-row table:style-name="TableLine94506413576544">
          <table:table-cell table:style-name="Table14.A2" office:value-type="string">
            <text:p text:style-name="P699"><text:span text:style-name="T663">Z</text:span>ero <text:span text:style-name="T663">C</text:span>onditionals</text:p>
          </table:table-cell>
          <table:table-cell table:style-name="Table14.B2" office:value-type="string">
            <text:p text:style-name="P703"><text:span text:style-name="T661">If I </text:span><text:span text:style-name="T138">drive</text:span><text:span text:style-name="T661"> home early, I </text:span><text:span text:style-name="T138">watch</text:span><text:span text:style-name="T661"> some movie (уклад жизни)</text:span></text:p>
          </table:table-cell>
        </table:table-row>
        <table:table-row table:style-name="TableLine94506413564992">
          <table:table-cell table:style-name="Table14.A2" office:value-type="string">
            <text:p text:style-name="P699"><text:span text:style-name="T663">F</text:span>irst <text:span text:style-name="T663">C</text:span>onditionals</text:p>
          </table:table-cell>
          <table:table-cell table:style-name="Table14.B2" office:value-type="string">
            <text:p text:style-name="P700">If I <text:span text:style-name="T137">drive</text:span> home early today, I <text:span text:style-name="T137">will watch</text:span> some movie (планы)</text:p>
          </table:table-cell>
        </table:table-row>
        <table:table-row table:style-name="TableLine94506410538048">
          <table:table-cell table:style-name="Table14.A2" office:value-type="string">
            <text:p text:style-name="P699"><text:span text:style-name="T663">S</text:span>ec. <text:span text:style-name="T663">C</text:span>onditionals</text:p>
          </table:table-cell>
          <table:table-cell table:style-name="Table14.B2" office:value-type="string">
            <text:p text:style-name="P703"><text:span text:style-name="T661">If I </text:span><text:span text:style-name="T138">drove</text:span><text:span text:style-name="T661"> home earcly, I </text:span><text:span text:style-name="T138">would watch</text:span><text:span text:style-name="T661"> some movie (</text:span><text:span text:style-name="T662">нереальность</text:span><text:span text:style-name="T661">)</text:span></text:p>
          </table:table-cell>
        </table:table-row>
      </table:table>
      <text:p text:style-name="P150"/>
      <text:p text:style-name="P148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06371676640">
          <table:table-cell table:style-name="Table2.A1" office:value-type="string">
            <text:p text:style-name="P682">Глагол</text:p>
          </table:table-cell>
          <table:table-cell table:style-name="Table2.A1" office:value-type="string">
            <text:p text:style-name="P692"><text:span text:style-name="T399">З</text:span><text:span text:style-name="T400">начение</text:span></text:p>
          </table:table-cell>
          <table:table-cell table:style-name="Table2.C1" office:value-type="string">
            <text:p text:style-name="P692"><text:span text:style-name="T399">В</text:span><text:span text:style-name="T400">рем</text:span><text:span text:style-name="T399">я</text:span></text:p>
          </table:table-cell>
        </table:table-row>
        <table:table-row table:style-name="TableLine94506304593648">
          <table:table-cell table:style-name="Table2.A2" office:value-type="string">
            <text:p text:style-name="P701">can</text:p>
          </table:table-cell>
          <table:table-cell table:style-name="Table2.A2" office:value-type="string">
            <text:p text:style-name="P701">могу, умею</text:p>
          </table:table-cell>
          <table:table-cell table:style-name="Table2.C2" office:value-type="string">
            <text:p text:style-name="P701">настоящее и будущее</text:p>
          </table:table-cell>
        </table:table-row>
        <table:table-row table:style-name="TableLine94506413877312">
          <table:table-cell table:style-name="Table2.A2" office:value-type="string">
            <text:p text:style-name="P701">could</text:p>
          </table:table-cell>
          <table:table-cell table:style-name="Table2.A2" office:value-type="string">
            <text:p text:style-name="P701">мог, умел</text:p>
          </table:table-cell>
          <table:table-cell table:style-name="Table2.C2" office:value-type="string">
            <text:p text:style-name="P701">прошедшее</text:p>
          </table:table-cell>
        </table:table-row>
        <table:table-row table:style-name="TableLine94506412804944">
          <table:table-cell table:style-name="Table2.A2" office:value-type="string">
            <text:p text:style-name="P701">might, may</text:p>
          </table:table-cell>
          <table:table-cell table:style-name="Table2.A2" office:value-type="string">
            <text:p text:style-name="P701">может быть, мог бы,</text:p>
          </table:table-cell>
          <table:table-cell table:style-name="Table2.C2" office:value-type="string">
            <text:p text:style-name="P701">настоящее и будущие</text:p>
          </table:table-cell>
        </table:table-row>
        <table:table-row table:style-name="TableLine94506413025632">
          <table:table-cell table:style-name="Table2.A2" office:value-type="string">
            <text:p text:style-name="P701">must</text:p>
          </table:table-cell>
          <table:table-cell table:style-name="Table2.A2" office:value-type="string">
            <text:p text:style-name="P701">должен, нужно, нельзя</text:p>
          </table:table-cell>
          <table:table-cell table:style-name="Table2.C2" office:value-type="string">
            <text:p text:style-name="P701">настоящее</text:p>
          </table:table-cell>
        </table:table-row>
        <table:table-row table:style-name="TableLine94506413702224">
          <table:table-cell table:style-name="Table2.A2" office:value-type="string">
            <text:p text:style-name="P701">should</text:p>
          </table:table-cell>
          <table:table-cell table:style-name="Table2.A2" office:value-type="string">
            <text:p text:style-name="P701">следует сделать (совет)</text:p>
          </table:table-cell>
          <table:table-cell table:style-name="Table2.C2" office:value-type="string">
            <text:p text:style-name="P701">настоящее и будущие</text:p>
          </table:table-cell>
        </table:table-row>
        <table:table-row table:style-name="TableLine94506414018912">
          <table:table-cell table:style-name="Table2.A2" office:value-type="string">
            <text:p text:style-name="P701">would</text:p>
          </table:table-cell>
          <table:table-cell table:style-name="Table2.A2" office:value-type="string">
            <text:p text:style-name="P701">частица «бы»</text:p>
          </table:table-cell>
          <table:table-cell table:style-name="Table2.C2" office:value-type="string">
            <text:p text:style-name="P701">настоящ., прошед., будущ.</text:p>
          </table:table-cell>
        </table:table-row>
      </table:table>
      <text:p text:style-name="P152"/>
      <text:p text:style-name="P151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06425150944">
          <table:table-cell table:style-name="Table3.A1" office:value-type="string">
            <text:p text:style-name="P683">Конструкция</text:p>
          </table:table-cell>
          <table:table-cell table:style-name="Table3.A1" office:value-type="string">
            <text:p text:style-name="P683">Значение</text:p>
          </table:table-cell>
          <table:table-cell table:style-name="Table3.C1" office:value-type="string">
            <text:p text:style-name="P683">Время</text:p>
          </table:table-cell>
        </table:table-row>
        <table:table-row table:style-name="TableLine94506423949808">
          <table:table-cell table:style-name="Table3.A2" office:value-type="string">
            <text:p text:style-name="P702">be able to</text:p>
          </table:table-cell>
          <table:table-cell table:style-name="Table3.A2" office:value-type="string">
            <text:p text:style-name="P702">могу (близко к can)</text:p>
          </table:table-cell>
          <table:table-cell table:style-name="Table3.C2" office:value-type="string">
            <text:p text:style-name="P702">be меняется по временам</text:p>
          </table:table-cell>
        </table:table-row>
        <table:table-row table:style-name="TableLine94506423951504">
          <table:table-cell table:style-name="Table3.A2" office:value-type="string">
            <text:p text:style-name="P702">have to</text:p>
          </table:table-cell>
          <table:table-cell table:style-name="Table3.A2" office:value-type="string">
            <text:p text:style-name="P702">должен (близко к must)</text:p>
          </table:table-cell>
          <table:table-cell table:style-name="Table3.C2" office:value-type="string">
            <text:p text:style-name="P702">have меняется по временам</text:p>
          </table:table-cell>
        </table:table-row>
        <table:table-row table:style-name="TableLine94506414675968">
          <table:table-cell table:style-name="Table3.A2" office:value-type="string">
            <text:p text:style-name="P702">used to</text:p>
          </table:table-cell>
          <table:table-cell table:style-name="Table3.A2" office:value-type="string">
            <text:p text:style-name="P702">раньше делал (близко к would)</text:p>
          </table:table-cell>
          <table:table-cell table:style-name="Table3.C2" office:value-type="string">
            <text:p text:style-name="P702">всегда в прошедшем</text:p>
          </table:table-cell>
        </table:table-row>
      </table:table>
      <text:p text:style-name="P677"><text:span text:style-name="T341">Таблица попу</text:span><text:span text:style-name="T342">л</text:span><text:span text:style-name="T341">я</text:span><text:span text:style-name="T342">р</text:span><text:span text:style-name="T341">ных</text:span><text:span text:style-name="T343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506393549952">
          <table:table-cell table:style-name="Table13.A1" office:value-type="string">
            <text:p text:style-name="P684">Связка</text:p>
          </table:table-cell>
          <table:table-cell table:style-name="Table13.A1" office:value-type="string">
            <text:p text:style-name="P684">Значение</text:p>
          </table:table-cell>
          <table:table-cell table:style-name="Table13.C1" office:value-type="string">
            <text:p text:style-name="P685">Контекст</text:p>
          </table:table-cell>
        </table:table-row>
        <table:table-row table:style-name="TableLine94506412633248">
          <table:table-cell table:style-name="Table13.A2" office:value-type="string">
            <text:p text:style-name="P704">back off</text:p>
          </table:table-cell>
          <table:table-cell table:style-name="Table13.A2" office:value-type="string">
            <text:p text:style-name="P704">отступать</text:p>
          </table:table-cell>
          <table:table-cell table:style-name="Table13.C2" office:value-type="string">
            <text:p text:style-name="P705"><text:span text:style-name="T664">The police told the protesters to </text:span><text:span text:style-name="T134">back off</text:span><text:span text:style-name="T664"> — </text:span></text:p>
            <text:p text:style-name="P705"><text:span text:style-name="T664">Полиция сказала протестующим </text:span><text:span text:style-name="T134">отступи</text:span><text:span text:style-name="T135">ть</text:span><text:span text:style-name="T664">.</text:span></text:p>
          </table:table-cell>
        </table:table-row>
        <table:table-row table:style-name="TableLine94506411523440">
          <table:table-cell table:style-name="Table13.A2" office:value-type="string">
            <text:p text:style-name="P704">be away</text:p>
          </table:table-cell>
          <table:table-cell table:style-name="Table13.A2" office:value-type="string">
            <text:p text:style-name="P704">отсутствовать, </text:p>
            <text:p text:style-name="P704">быть в отпуске</text:p>
          </table:table-cell>
          <table:table-cell table:style-name="Table13.C2" office:value-type="string">
            <text:p text:style-name="P706">She <text:span text:style-name="T132">is away</text:span> on business for three weeks — </text:p>
            <text:p text:style-name="P706">Она <text:span text:style-name="T132">отсутствует</text:span> по делам 3 недели.</text:p>
          </table:table-cell>
        </table:table-row>
        <table:table-row table:style-name="TableLine94506409877056">
          <table:table-cell table:style-name="Table13.A2" office:value-type="string">
            <text:p text:style-name="P704">break up</text:p>
          </table:table-cell>
          <table:table-cell table:style-name="Table13.A2" office:value-type="string">
            <text:p text:style-name="P704">разойтись, заканчивать отноше<text:span text:style-name="T664">н</text:span>ия, </text:p>
            <text:p text:style-name="P704">разбиться на части</text:p>
          </table:table-cell>
          <table:table-cell table:style-name="Table13.C2" office:value-type="string">
            <text:p text:style-name="P706">Yesterday we decided to <text:span text:style-name="T132">break up</text:span> — </text:p>
            <text:p text:style-name="P707">Вчера мы решили <text:span text:style-name="T132">разойтись</text:span>.</text:p>
            <text:p text:style-name="P709">Tha plate <text:span text:style-name="T132">broke up</text:span> when he dropped it on the floor <text:span text:style-name="T664">—</text:span></text:p>
            <text:p text:style-name="P709">Тарелка <text:span text:style-name="T132">разбилась</text:span>, когда он уронил ее на пол.</text:p>
          </table:table-cell>
        </table:table-row>
        <table:table-row table:style-name="TableLine94506414822464">
          <table:table-cell table:style-name="Table13.A2" office:value-type="string">
            <text:p text:style-name="P704">call back</text:p>
          </table:table-cell>
          <table:table-cell table:style-name="Table13.A2" office:value-type="string">
            <text:p text:style-name="P704">перезванивать</text:p>
          </table:table-cell>
          <table:table-cell table:style-name="Table13.C2" office:value-type="string">
            <text:p text:style-name="P709">I must <text:span text:style-name="T132">call</text:span> her <text:span text:style-name="T132">back</text:span> when <text:span text:style-name="T665">we get to the office — </text:span></text:p>
            <text:p text:style-name="P709"><text:span text:style-name="T665">Я должен </text:span><text:span text:style-name="T136">перезвонить</text:span><text:span text:style-name="T665"> ей, когда вернемся в офис.</text:span></text:p>
          </table:table-cell>
        </table:table-row>
        <table:table-row table:style-name="TableLine94506414287920">
          <table:table-cell table:style-name="Table13.A2" office:value-type="string">
            <text:p text:style-name="P704">fall down</text:p>
          </table:table-cell>
          <table:table-cell table:style-name="Table13.A2" office:value-type="string">
            <text:p text:style-name="P704">упасть на землю</text:p>
          </table:table-cell>
          <table:table-cell table:style-name="Table13.C2" office:value-type="string">
            <text:p text:style-name="P710">I slipped on the ice and <text:span text:style-name="T132">fell down</text:span> — </text:p>
            <text:p text:style-name="P710">Я подскользнулся на льду и <text:span text:style-name="T132">упал</text:span><text:span text:style-name="T304">.</text:span></text:p>
          </table:table-cell>
        </table:table-row>
        <table:table-row table:style-name="TableLine94506415804848">
          <table:table-cell table:style-name="Table13.A2" office:value-type="string">
            <text:p text:style-name="P704">eat out</text:p>
          </table:table-cell>
          <table:table-cell table:style-name="Table13.A2" office:value-type="string">
            <text:p text:style-name="P704">есть вне дома</text:p>
            <text:p text:style-name="P704"><text:span text:style-name="T664">(</text:span>в кафе <text:span text:style-name="T664">или </text:span>ресторане<text:span text:style-name="T664">)</text:span></text:p>
          </table:table-cell>
          <table:table-cell table:style-name="Table13.C2" office:value-type="string">
            <text:p text:style-name="P710">I don`t <text:span text:style-name="T132">eat out</text:span> much — Я не часто <text:span text:style-name="T132">хожу в кафе</text:span>.</text:p>
          </table:table-cell>
        </table:table-row>
        <table:table-row table:style-name="TableLine94506412767232">
          <table:table-cell table:style-name="Table13.A2" office:value-type="string">
            <text:p text:style-name="P704">get out</text:p>
          </table:table-cell>
          <table:table-cell table:style-name="Table13.A2" office:value-type="string">
            <text:p text:style-name="P693"><text:span text:style-name="T666">вынимать</text:span><text:span text:style-name="T667">, </text:span></text:p>
            <text:p text:style-name="P704">покинуть помещение</text:p>
          </table:table-cell>
          <table:table-cell table:style-name="Table13.C2" office:value-type="string">
            <text:p text:style-name="P710">I can <text:span text:style-name="T132">get out</text:span> if you want — </text:p>
            <text:p text:style-name="P710">Я могу <text:span text:style-name="T132">выйти</text:span>, если ты хочешь.</text:p>
          </table:table-cell>
        </table:table-row>
        <table:table-row table:style-name="TableLine94506414800208">
          <table:table-cell table:style-name="Table13.A2" office:value-type="string">
            <text:p text:style-name="P704">work out</text:p>
          </table:table-cell>
          <table:table-cell table:style-name="Table13.A2" office:value-type="string">
            <text:p text:style-name="P704">заниматься спортом, </text:p>
            <text:p text:style-name="P704">решать проблему</text:p>
          </table:table-cell>
          <table:table-cell table:style-name="Table13.C2" office:value-type="string">
            <text:p text:style-name="P710">Don`t worry. We`ll <text:span text:style-name="T137">work</text:span> it <text:span text:style-name="T137">out</text:span> — </text:p>
            <text:p text:style-name="P710">Не волнуйся, мы <text:span text:style-name="T137">найдем выход</text:span> из этой ситуации.</text:p>
          </table:table-cell>
        </table:table-row>
        <table:table-row table:style-name="TableLine94506410936320">
          <table:table-cell table:style-name="Table13.A2" office:value-type="string">
            <text:p text:style-name="P704">find out</text:p>
          </table:table-cell>
          <table:table-cell table:style-name="Table13.A2" office:value-type="string">
            <text:p text:style-name="P704">выяснить, </text:p>
            <text:p text:style-name="P704">узнать правду</text:p>
          </table:table-cell>
          <table:table-cell table:style-name="Table13.C2" office:value-type="string">
            <text:p text:style-name="P710">Let`s <text:span text:style-name="T137">find out</text:span> what`s going on here — </text:p>
            <text:p text:style-name="P710">Давайте <text:span text:style-name="T137">выясним</text:span>, что здесь происходит.</text:p>
          </table:table-cell>
        </table:table-row>
        <table:table-row table:style-name="TableLine94506411856224">
          <table:table-cell table:style-name="Table13.A2" office:value-type="string">
            <text:p text:style-name="P704">turn out</text:p>
          </table:table-cell>
          <table:table-cell table:style-name="Table13.A2" office:value-type="string">
            <text:p text:style-name="P708">выясняться, </text:p>
            <text:p text:style-name="P708">открывать правду</text:p>
          </table:table-cell>
          <table:table-cell table:style-name="Table13.C2" office:value-type="string">
            <text:p text:style-name="P710">It <text:span text:style-name="T137">turned out</text:span> that Mike knew the truth all the time —</text:p>
            <text:p text:style-name="P710"><text:span text:style-name="T137">Выяснилось</text:span>, что Майк знал правду все время.</text:p>
          </table:table-cell>
        </table:table-row>
        <table:table-row table:style-name="TableLine94506415933984">
          <table:table-cell table:style-name="Table13.A2" office:value-type="string">
            <text:p text:style-name="P704">turn on</text:p>
          </table:table-cell>
          <table:table-cell table:style-name="Table13.A2" office:value-type="string">
            <text:p text:style-name="P708">включить</text:p>
          </table:table-cell>
          <table:table-cell table:style-name="Table13.C2" office:value-type="string">
            <text:p text:style-name="P710">It`s dark. Let`s <text:span text:style-name="T137">turn</text:span> the light <text:span text:style-name="T137">on</text:span> — </text:p>
            <text:p text:style-name="P710">Стало темно. Давай <text:span text:style-name="T137">включим</text:span> свет.</text:p>
          </table:table-cell>
        </table:table-row>
        <table:table-row table:style-name="TableLine94506413561232">
          <table:table-cell table:style-name="Table13.A2" office:value-type="string">
            <text:p text:style-name="P704">turn off</text:p>
          </table:table-cell>
          <table:table-cell table:style-name="Table13.A2" office:value-type="string">
            <text:p text:style-name="P708">выключить</text:p>
          </table:table-cell>
          <table:table-cell table:style-name="Table13.C2" office:value-type="string">
            <text:p text:style-name="P711">Could you <text:span text:style-name="T137">turn off</text:span> the TV? — </text:p>
            <text:p text:style-name="P711">Не мог бы ты <text:span text:style-name="T137">выключить</text:span> телевизор?</text:p>
          </table:table-cell>
        </table:table-row>
        <table:table-row table:style-name="TableLine94506410337424">
          <table:table-cell table:style-name="Table13.A2" office:value-type="string">
            <text:p text:style-name="P704">go on</text:p>
          </table:table-cell>
          <table:table-cell table:style-name="Table13.A2" office:value-type="string">
            <text:p text:style-name="P708">происходить (о ситуации)</text:p>
          </table:table-cell>
          <table:table-cell table:style-name="Table13.C2" office:value-type="string">
            <text:p text:style-name="P711">What`s <text:span text:style-name="T137">going on</text:span> here? — Что здесь <text:span text:style-name="T137">происходит</text:span>?</text:p>
          </table:table-cell>
        </table:table-row>
        <table:table-row table:style-name="TableLine94506410466000">
          <table:table-cell table:style-name="Table13.A2" office:value-type="string">
            <text:p text:style-name="P704">carry on</text:p>
          </table:table-cell>
          <table:table-cell table:style-name="Table13.A2" office:value-type="string">
            <text:p text:style-name="P708">продолжать</text:p>
          </table:table-cell>
          <table:table-cell table:style-name="Table13.C2" office:value-type="string">
            <text:p text:style-name="P711">I`d like to <text:span text:style-name="T137">carry on</text:span> if you don`t mind — </text:p>
            <text:p text:style-name="P711">Я бы хотел <text:span text:style-name="T137">продолжить</text:span>, если вы не возражаете.</text:p>
          </table:table-cell>
        </table:table-row>
        <table:table-row table:style-name="TableLine94506409915728">
          <table:table-cell table:style-name="Table13.A2" office:value-type="string">
            <text:p text:style-name="P704">keep on</text:p>
          </table:table-cell>
          <table:table-cell table:style-name="Table13.A2" office:value-type="string">
            <text:p text:style-name="P708">постоянно делать</text:p>
          </table:table-cell>
          <table:table-cell table:style-name="Table13.C2" office:value-type="string">
            <text:p text:style-name="P711"><text:span text:style-name="T137">Keep on</text:span> working in order to succeed — </text:p>
            <text:p text:style-name="P711"><text:span text:style-name="T137">Продолжай</text:span> работать, чтобы добиться успеха.</text:p>
          </table:table-cell>
        </table:table-row>
        <table:table-row table:style-name="TableLine94506417097680">
          <table:table-cell table:style-name="Table13.A2" office:value-type="string">
            <text:p text:style-name="P704">put on</text:p>
          </table:table-cell>
          <table:table-cell table:style-name="Table13.A2" office:value-type="string">
            <text:p text:style-name="P708">надевать (одежду), </text:p>
            <text:p text:style-name="P708">набирать вес</text:p>
          </table:table-cell>
          <table:table-cell table:style-name="Table13.C2" office:value-type="string">
            <text:p text:style-name="P711">I see you`ve <text:span text:style-name="T137">put on</text:span> a few kilos — </text:p>
            <text:p text:style-name="P711">Вижу, ты <text:span text:style-name="T137">поправился</text:span> на пару килограммов.</text:p>
          </table:table-cell>
        </table:table-row>
        <table:table-row table:style-name="TableLine94506402393120">
          <table:table-cell table:style-name="Table13.A2" office:value-type="string">
            <text:p text:style-name="P704">take off</text:p>
          </table:table-cell>
          <table:table-cell table:style-name="Table13.A2" office:value-type="string">
            <text:p text:style-name="P708">снимать (одежду)</text:p>
          </table:table-cell>
          <table:table-cell table:style-name="Table13.C2" office:value-type="string">
            <text:p text:style-name="P711">You should <text:span text:style-name="T137">take off</text:span> these ugly pants — </text:p>
            <text:p text:style-name="P711">Тебе следует <text:span text:style-name="T137">снять</text:span> эти ужасные штаны.</text:p>
          </table:table-cell>
        </table:table-row>
        <table:table-row table:style-name="TableLine94506415407104">
          <table:table-cell table:style-name="Table13.A2" office:value-type="string">
            <text:p text:style-name="P704">calm down</text:p>
          </table:table-cell>
          <table:table-cell table:style-name="Table13.A2" office:value-type="string">
            <text:p text:style-name="P708">успокоиться</text:p>
          </table:table-cell>
          <table:table-cell table:style-name="Table13.C2" office:value-type="string">
            <text:p text:style-name="P711">Please, dear, <text:span text:style-name="T137">calm down</text:span> — </text:p>
            <text:p text:style-name="P711">Прошу тебя, <text:span text:style-name="T137">успокойся</text:span>, дорогая.</text:p>
          </table:table-cell>
        </table:table-row>
        <table:table-row table:style-name="TableLine94506417927888">
          <table:table-cell table:style-name="Table13.A2" office:value-type="string">
            <text:p text:style-name="P704">keep away</text:p>
          </table:table-cell>
          <table:table-cell table:style-name="Table13.A2" office:value-type="string">
            <text:p text:style-name="P708">держаться подальше, </text:p>
            <text:p text:style-name="P708">не приближаться</text:p>
          </table:table-cell>
          <table:table-cell table:style-name="Table13.C2" office:value-type="string">
            <text:p text:style-name="P712">Hazard! <text:span text:style-name="T137">Keep away</text:span> — </text:p>
            <text:p text:style-name="P712">Опасность! <text:span text:style-name="T137">Держитесь подальше</text:span>.</text:p>
          </table:table-cell>
        </table:table-row>
        <table:table-row table:style-name="TableLine94506402399040">
          <table:table-cell table:style-name="Table13.A2" office:value-type="string">
            <text:p text:style-name="P704">give up</text:p>
          </table:table-cell>
          <table:table-cell table:style-name="Table13.A2" office:value-type="string">
            <text:p text:style-name="P708">сдаваться</text:p>
          </table:table-cell>
          <table:table-cell table:style-name="Table13.C2" office:value-type="string">
            <text:p text:style-name="P712">Never <text:span text:style-name="T137">give up</text:span>! — Никогда не <text:span text:style-name="T137">сдавайся</text:span>!</text:p>
          </table:table-cell>
        </table:table-row>
      </table:table>
      <text:p text:style-name="P153"/>
      <text:p text:style-name="P675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506426889904">
          <table:table-cell table:style-name="Table6.A1" office:value-type="string">
            <text:p text:style-name="P687">Начальная форма</text:p>
          </table:table-cell>
          <table:table-cell table:style-name="Table6.A1" office:value-type="string">
            <text:p text:style-name="P687">2я форма</text:p>
          </table:table-cell>
          <table:table-cell table:style-name="Table6.A1" office:value-type="string">
            <text:p text:style-name="P686">3я форма</text:p>
          </table:table-cell>
          <table:table-cell table:style-name="Table6.D1" office:value-type="string">
            <text:p text:style-name="P686">Перевод</text:p>
          </table:table-cell>
        </table:table-row>
        <table:table-row table:style-name="TableLine94506398616416">
          <table:table-cell table:style-name="Table6.A2" office:value-type="string">
            <text:p text:style-name="P713">begin</text:p>
          </table:table-cell>
          <table:table-cell table:style-name="Table6.A2" office:value-type="string">
            <text:p text:style-name="P713">began</text:p>
          </table:table-cell>
          <table:table-cell table:style-name="Table6.A2" office:value-type="string">
            <text:p text:style-name="P713">begun</text:p>
          </table:table-cell>
          <table:table-cell table:style-name="Table6.D2" office:value-type="string">
            <text:p text:style-name="P713">начинать</text:p>
          </table:table-cell>
        </table:table-row>
        <table:table-row table:style-name="TableLine94506421229136">
          <table:table-cell table:style-name="Table6.A2" office:value-type="string">
            <text:p text:style-name="P713">break</text:p>
          </table:table-cell>
          <table:table-cell table:style-name="Table6.A2" office:value-type="string">
            <text:p text:style-name="P713">broke</text:p>
          </table:table-cell>
          <table:table-cell table:style-name="Table6.A2" office:value-type="string">
            <text:p text:style-name="P713">broken</text:p>
          </table:table-cell>
          <table:table-cell table:style-name="Table6.D2" office:value-type="string">
            <text:p text:style-name="P713">ломать</text:p>
          </table:table-cell>
        </table:table-row>
        <table:table-row table:style-name="TableLine94506422583872">
          <table:table-cell table:style-name="Table6.A2" office:value-type="string">
            <text:p text:style-name="P713">bring</text:p>
          </table:table-cell>
          <table:table-cell table:style-name="Table6.A2" office:value-type="string">
            <text:p text:style-name="P713">brought</text:p>
          </table:table-cell>
          <table:table-cell table:style-name="Table6.A2" office:value-type="string">
            <text:p text:style-name="P713">brought</text:p>
          </table:table-cell>
          <table:table-cell table:style-name="Table6.D2" office:value-type="string">
            <text:p text:style-name="P713">приносить</text:p>
          </table:table-cell>
        </table:table-row>
        <table:table-row table:style-name="TableLine94506425099072">
          <table:table-cell table:style-name="Table6.A2" office:value-type="string">
            <text:p text:style-name="P713">buy</text:p>
          </table:table-cell>
          <table:table-cell table:style-name="Table6.A2" office:value-type="string">
            <text:p text:style-name="P713">bought</text:p>
          </table:table-cell>
          <table:table-cell table:style-name="Table6.A2" office:value-type="string">
            <text:p text:style-name="P713">bought</text:p>
          </table:table-cell>
          <table:table-cell table:style-name="Table6.D2" office:value-type="string">
            <text:p text:style-name="P713">покупать</text:p>
          </table:table-cell>
        </table:table-row>
        <table:table-row table:style-name="TableLine94506393410608">
          <table:table-cell table:style-name="Table6.A2" office:value-type="string">
            <text:p text:style-name="P713">come</text:p>
          </table:table-cell>
          <table:table-cell table:style-name="Table6.A2" office:value-type="string">
            <text:p text:style-name="P713">came</text:p>
          </table:table-cell>
          <table:table-cell table:style-name="Table6.A2" office:value-type="string">
            <text:p text:style-name="P713">come</text:p>
          </table:table-cell>
          <table:table-cell table:style-name="Table6.D2" office:value-type="string">
            <text:p text:style-name="P713">приходить</text:p>
          </table:table-cell>
        </table:table-row>
        <table:table-row table:style-name="TableLine94506393170384">
          <table:table-cell table:style-name="Table6.A2" office:value-type="string">
            <text:p text:style-name="P713">do</text:p>
          </table:table-cell>
          <table:table-cell table:style-name="Table6.A2" office:value-type="string">
            <text:p text:style-name="P713">did</text:p>
          </table:table-cell>
          <table:table-cell table:style-name="Table6.A2" office:value-type="string">
            <text:p text:style-name="P713">done</text:p>
          </table:table-cell>
          <table:table-cell table:style-name="Table6.D2" office:value-type="string">
            <text:p text:style-name="P713">делать</text:p>
          </table:table-cell>
        </table:table-row>
        <table:table-row table:style-name="TableLine94506394493664">
          <table:table-cell table:style-name="Table6.A2" office:value-type="string">
            <text:p text:style-name="P713">drink</text:p>
          </table:table-cell>
          <table:table-cell table:style-name="Table6.A2" office:value-type="string">
            <text:p text:style-name="P713">drank</text:p>
          </table:table-cell>
          <table:table-cell table:style-name="Table6.A2" office:value-type="string">
            <text:p text:style-name="P713">drunk</text:p>
          </table:table-cell>
          <table:table-cell table:style-name="Table6.D2" office:value-type="string">
            <text:p text:style-name="P713">пить</text:p>
          </table:table-cell>
        </table:table-row>
        <table:table-row table:style-name="TableLine94506392385264">
          <table:table-cell table:style-name="Table6.A2" office:value-type="string">
            <text:p text:style-name="P713">eat</text:p>
          </table:table-cell>
          <table:table-cell table:style-name="Table6.A2" office:value-type="string">
            <text:p text:style-name="P713">ate</text:p>
          </table:table-cell>
          <table:table-cell table:style-name="Table6.A2" office:value-type="string">
            <text:p text:style-name="P713">eaten</text:p>
          </table:table-cell>
          <table:table-cell table:style-name="Table6.D2" office:value-type="string">
            <text:p text:style-name="P713">есть</text:p>
          </table:table-cell>
        </table:table-row>
        <table:table-row table:style-name="TableLine94506394177856">
          <table:table-cell table:style-name="Table6.A2" office:value-type="string">
            <text:p text:style-name="P713">fall</text:p>
          </table:table-cell>
          <table:table-cell table:style-name="Table6.A2" office:value-type="string">
            <text:p text:style-name="P713">fell</text:p>
          </table:table-cell>
          <table:table-cell table:style-name="Table6.A2" office:value-type="string">
            <text:p text:style-name="P713">fallen</text:p>
          </table:table-cell>
          <table:table-cell table:style-name="Table6.D2" office:value-type="string">
            <text:p text:style-name="P713">падать</text:p>
          </table:table-cell>
        </table:table-row>
        <table:table-row table:style-name="TableLine94506410382688">
          <table:table-cell table:style-name="Table6.A2" office:value-type="string">
            <text:p text:style-name="P713">fly</text:p>
          </table:table-cell>
          <table:table-cell table:style-name="Table6.A2" office:value-type="string">
            <text:p text:style-name="P713">flew</text:p>
          </table:table-cell>
          <table:table-cell table:style-name="Table6.A2" office:value-type="string">
            <text:p text:style-name="P713">flown</text:p>
          </table:table-cell>
          <table:table-cell table:style-name="Table6.D2" office:value-type="string">
            <text:p text:style-name="P713">летать</text:p>
          </table:table-cell>
        </table:table-row>
        <table:table-row table:style-name="TableLine94506364157648">
          <table:table-cell table:style-name="Table6.A2" office:value-type="string">
            <text:p text:style-name="P713">forget</text:p>
          </table:table-cell>
          <table:table-cell table:style-name="Table6.A2" office:value-type="string">
            <text:p text:style-name="P713">forgot</text:p>
          </table:table-cell>
          <table:table-cell table:style-name="Table6.A2" office:value-type="string">
            <text:p text:style-name="P713">forgotten</text:p>
          </table:table-cell>
          <table:table-cell table:style-name="Table6.D2" office:value-type="string">
            <text:p text:style-name="P713">забывать</text:p>
          </table:table-cell>
        </table:table-row>
        <table:table-row table:style-name="TableLine94506394806112">
          <table:table-cell table:style-name="Table6.A2" office:value-type="string">
            <text:p text:style-name="P713">get</text:p>
          </table:table-cell>
          <table:table-cell table:style-name="Table6.A2" office:value-type="string">
            <text:p text:style-name="P713">got</text:p>
          </table:table-cell>
          <table:table-cell table:style-name="Table6.A2" office:value-type="string">
            <text:p text:style-name="P713">got</text:p>
          </table:table-cell>
          <table:table-cell table:style-name="Table6.D2" office:value-type="string">
            <text:p text:style-name="P713">получать</text:p>
          </table:table-cell>
        </table:table-row>
        <table:table-row table:style-name="TableLine94506416947936">
          <table:table-cell table:style-name="Table6.A2" office:value-type="string">
            <text:p text:style-name="P714">give</text:p>
          </table:table-cell>
          <table:table-cell table:style-name="Table6.A2" office:value-type="string">
            <text:p text:style-name="P714">gave</text:p>
          </table:table-cell>
          <table:table-cell table:style-name="Table6.A2" office:value-type="string">
            <text:p text:style-name="P714">given</text:p>
          </table:table-cell>
          <table:table-cell table:style-name="Table6.D2" office:value-type="string">
            <text:p text:style-name="P714">давать</text:p>
          </table:table-cell>
        </table:table-row>
        <table:table-row table:style-name="TableLine94506392608416">
          <table:table-cell table:style-name="Table6.A2" office:value-type="string">
            <text:p text:style-name="P714">go</text:p>
          </table:table-cell>
          <table:table-cell table:style-name="Table6.A2" office:value-type="string">
            <text:p text:style-name="P714">went</text:p>
          </table:table-cell>
          <table:table-cell table:style-name="Table6.A2" office:value-type="string">
            <text:p text:style-name="P714">gone</text:p>
          </table:table-cell>
          <table:table-cell table:style-name="Table6.D2" office:value-type="string">
            <text:p text:style-name="P714">идти</text:p>
          </table:table-cell>
        </table:table-row>
        <table:table-row table:style-name="TableLine94506392627104">
          <table:table-cell table:style-name="Table6.A2" office:value-type="string">
            <text:p text:style-name="P715">have</text:p>
          </table:table-cell>
          <table:table-cell table:style-name="Table6.A2" office:value-type="string">
            <text:p text:style-name="P715">had</text:p>
          </table:table-cell>
          <table:table-cell table:style-name="Table6.A2" office:value-type="string">
            <text:p text:style-name="P715">had</text:p>
          </table:table-cell>
          <table:table-cell table:style-name="Table6.D2" office:value-type="string">
            <text:p text:style-name="P715">иметь </text:p>
          </table:table-cell>
        </table:table-row>
        <table:table-row table:style-name="TableLine94506393672688">
          <table:table-cell table:style-name="Table6.A2" office:value-type="string">
            <text:p text:style-name="P715">hear</text:p>
          </table:table-cell>
          <table:table-cell table:style-name="Table6.A2" office:value-type="string">
            <text:p text:style-name="P715">heard</text:p>
          </table:table-cell>
          <table:table-cell table:style-name="Table6.A2" office:value-type="string">
            <text:p text:style-name="P715">heard</text:p>
          </table:table-cell>
          <table:table-cell table:style-name="Table6.D2" office:value-type="string">
            <text:p text:style-name="P715">слышать</text:p>
          </table:table-cell>
        </table:table-row>
        <table:table-row table:style-name="TableLine94506391671504">
          <table:table-cell table:style-name="Table6.A2" office:value-type="string">
            <text:p text:style-name="P715">know</text:p>
          </table:table-cell>
          <table:table-cell table:style-name="Table6.A2" office:value-type="string">
            <text:p text:style-name="P715">knew</text:p>
          </table:table-cell>
          <table:table-cell table:style-name="Table6.A2" office:value-type="string">
            <text:p text:style-name="P715">known</text:p>
          </table:table-cell>
          <table:table-cell table:style-name="Table6.D2" office:value-type="string">
            <text:p text:style-name="P715">знать</text:p>
          </table:table-cell>
        </table:table-row>
        <table:table-row table:style-name="TableLine94506415633248">
          <table:table-cell table:style-name="Table6.A2" office:value-type="string">
            <text:p text:style-name="P715">lose</text:p>
          </table:table-cell>
          <table:table-cell table:style-name="Table6.A2" office:value-type="string">
            <text:p text:style-name="P715">lost</text:p>
          </table:table-cell>
          <table:table-cell table:style-name="Table6.A2" office:value-type="string">
            <text:p text:style-name="P715">lost</text:p>
          </table:table-cell>
          <table:table-cell table:style-name="Table6.D2" office:value-type="string">
            <text:p text:style-name="P715">терять</text:p>
          </table:table-cell>
        </table:table-row>
        <table:table-row table:style-name="TableLine94506394438416">
          <table:table-cell table:style-name="Table6.A2" office:value-type="string">
            <text:p text:style-name="P715">make</text:p>
          </table:table-cell>
          <table:table-cell table:style-name="Table6.A2" office:value-type="string">
            <text:p text:style-name="P715">made</text:p>
          </table:table-cell>
          <table:table-cell table:style-name="Table6.A2" office:value-type="string">
            <text:p text:style-name="P715">made</text:p>
          </table:table-cell>
          <table:table-cell table:style-name="Table6.D2" office:value-type="string">
            <text:p text:style-name="P715">делать</text:p>
          </table:table-cell>
        </table:table-row>
        <table:table-row table:style-name="TableLine94506395758432">
          <table:table-cell table:style-name="Table6.A2" office:value-type="string">
            <text:p text:style-name="P715">pay</text:p>
          </table:table-cell>
          <table:table-cell table:style-name="Table6.A2" office:value-type="string">
            <text:p text:style-name="P715">paid</text:p>
          </table:table-cell>
          <table:table-cell table:style-name="Table6.A2" office:value-type="string">
            <text:p text:style-name="P715">paid</text:p>
          </table:table-cell>
          <table:table-cell table:style-name="Table6.D2" office:value-type="string">
            <text:p text:style-name="P715">платить</text:p>
          </table:table-cell>
        </table:table-row>
        <table:table-row table:style-name="TableLine94506395759840">
          <table:table-cell table:style-name="Table6.A2" office:value-type="string">
            <text:p text:style-name="P715">put</text:p>
          </table:table-cell>
          <table:table-cell table:style-name="Table6.A2" office:value-type="string">
            <text:p text:style-name="P715">put</text:p>
          </table:table-cell>
          <table:table-cell table:style-name="Table6.A2" office:value-type="string">
            <text:p text:style-name="P715">put</text:p>
          </table:table-cell>
          <table:table-cell table:style-name="Table6.D2" office:value-type="string">
            <text:p text:style-name="P715">класть</text:p>
          </table:table-cell>
        </table:table-row>
        <table:table-row table:style-name="TableLine94506427037296">
          <table:table-cell table:style-name="Table6.A2" office:value-type="string">
            <text:p text:style-name="P715">read</text:p>
          </table:table-cell>
          <table:table-cell table:style-name="Table6.A2" office:value-type="string">
            <text:p text:style-name="P715">read</text:p>
          </table:table-cell>
          <table:table-cell table:style-name="Table6.A2" office:value-type="string">
            <text:p text:style-name="P715">read</text:p>
          </table:table-cell>
          <table:table-cell table:style-name="Table6.D2" office:value-type="string">
            <text:p text:style-name="P715">читать</text:p>
          </table:table-cell>
        </table:table-row>
        <table:table-row table:style-name="TableLine94506417628016">
          <table:table-cell table:style-name="Table6.A2" office:value-type="string">
            <text:p text:style-name="P715">say</text:p>
          </table:table-cell>
          <table:table-cell table:style-name="Table6.A2" office:value-type="string">
            <text:p text:style-name="P715">said</text:p>
          </table:table-cell>
          <table:table-cell table:style-name="Table6.A2" office:value-type="string">
            <text:p text:style-name="P715">said</text:p>
          </table:table-cell>
          <table:table-cell table:style-name="Table6.D2" office:value-type="string">
            <text:p text:style-name="P715">сказать</text:p>
          </table:table-cell>
        </table:table-row>
        <table:table-row table:style-name="TableLine94506409850784">
          <table:table-cell table:style-name="Table6.A2" office:value-type="string">
            <text:p text:style-name="P715">speak</text:p>
          </table:table-cell>
          <table:table-cell table:style-name="Table6.A2" office:value-type="string">
            <text:p text:style-name="P715">spoke</text:p>
          </table:table-cell>
          <table:table-cell table:style-name="Table6.A2" office:value-type="string">
            <text:p text:style-name="P715">spoken</text:p>
          </table:table-cell>
          <table:table-cell table:style-name="Table6.D2" office:value-type="string">
            <text:p text:style-name="P715">говорить</text:p>
          </table:table-cell>
        </table:table-row>
        <table:table-row table:style-name="TableLine94506417822080">
          <table:table-cell table:style-name="Table6.A2" office:value-type="string">
            <text:p text:style-name="P715">see</text:p>
          </table:table-cell>
          <table:table-cell table:style-name="Table6.A2" office:value-type="string">
            <text:p text:style-name="P715">saw</text:p>
          </table:table-cell>
          <table:table-cell table:style-name="Table6.A2" office:value-type="string">
            <text:p text:style-name="P715">seen</text:p>
          </table:table-cell>
          <table:table-cell table:style-name="Table6.D2" office:value-type="string">
            <text:p text:style-name="P715">видеть</text:p>
          </table:table-cell>
        </table:table-row>
        <table:table-row table:style-name="TableLine94506394372768">
          <table:table-cell table:style-name="Table6.A2" office:value-type="string">
            <text:p text:style-name="P715">sit</text:p>
          </table:table-cell>
          <table:table-cell table:style-name="Table6.A2" office:value-type="string">
            <text:p text:style-name="P715">sat</text:p>
          </table:table-cell>
          <table:table-cell table:style-name="Table6.A2" office:value-type="string">
            <text:p text:style-name="P715">sat</text:p>
          </table:table-cell>
          <table:table-cell table:style-name="Table6.D2" office:value-type="string">
            <text:p text:style-name="P715">сидеть</text:p>
          </table:table-cell>
        </table:table-row>
        <table:table-row table:style-name="TableLine94506416485136">
          <table:table-cell table:style-name="Table6.A2" office:value-type="string">
            <text:p text:style-name="P715">take</text:p>
          </table:table-cell>
          <table:table-cell table:style-name="Table6.A2" office:value-type="string">
            <text:p text:style-name="P715">took</text:p>
          </table:table-cell>
          <table:table-cell table:style-name="Table6.A2" office:value-type="string">
            <text:p text:style-name="P715">taken</text:p>
          </table:table-cell>
          <table:table-cell table:style-name="Table6.D2" office:value-type="string">
            <text:p text:style-name="P715">брать</text:p>
          </table:table-cell>
        </table:table-row>
        <table:table-row table:style-name="TableLine94506420906880">
          <table:table-cell table:style-name="Table6.A2" office:value-type="string">
            <text:p text:style-name="P716">teach</text:p>
          </table:table-cell>
          <table:table-cell table:style-name="Table6.A2" office:value-type="string">
            <text:p text:style-name="P717">taught</text:p>
          </table:table-cell>
          <table:table-cell table:style-name="Table6.A2" office:value-type="string">
            <text:p text:style-name="P716">taught</text:p>
          </table:table-cell>
          <table:table-cell table:style-name="Table6.D2" office:value-type="string">
            <text:p text:style-name="P716">обучать</text:p>
          </table:table-cell>
        </table:table-row>
        <table:table-row table:style-name="TableLine94506421663184">
          <table:table-cell table:style-name="Table6.A2" office:value-type="string">
            <text:p text:style-name="P715">tell</text:p>
          </table:table-cell>
          <table:table-cell table:style-name="Table6.A2" office:value-type="string">
            <text:p text:style-name="P715">told</text:p>
          </table:table-cell>
          <table:table-cell table:style-name="Table6.A2" office:value-type="string">
            <text:p text:style-name="P715">told</text:p>
          </table:table-cell>
          <table:table-cell table:style-name="Table6.D2" office:value-type="string">
            <text:p text:style-name="P715">рассказывать</text:p>
          </table:table-cell>
        </table:table-row>
        <table:table-row table:style-name="TableLine94506410129152">
          <table:table-cell table:style-name="Table6.A2" office:value-type="string">
            <text:p text:style-name="P715">think</text:p>
          </table:table-cell>
          <table:table-cell table:style-name="Table6.A2" office:value-type="string">
            <text:p text:style-name="P715">thought</text:p>
          </table:table-cell>
          <table:table-cell table:style-name="Table6.A2" office:value-type="string">
            <text:p text:style-name="P715">thought</text:p>
          </table:table-cell>
          <table:table-cell table:style-name="Table6.D2" office:value-type="string">
            <text:p text:style-name="P715">думать</text:p>
          </table:table-cell>
        </table:table-row>
        <table:table-row table:style-name="TableLine94506410313696">
          <table:table-cell table:style-name="Table6.A2" office:value-type="string">
            <text:p text:style-name="P715">win</text:p>
          </table:table-cell>
          <table:table-cell table:style-name="Table6.A2" office:value-type="string">
            <text:p text:style-name="P715">won</text:p>
          </table:table-cell>
          <table:table-cell table:style-name="Table6.A2" office:value-type="string">
            <text:p text:style-name="P715">won</text:p>
          </table:table-cell>
          <table:table-cell table:style-name="Table6.D2" office:value-type="string">
            <text:p text:style-name="P715">побеждать</text:p>
          </table:table-cell>
        </table:table-row>
        <table:table-row table:style-name="TableLine94506417533584">
          <table:table-cell table:style-name="Table6.A2" office:value-type="string">
            <text:p text:style-name="P715">write</text:p>
          </table:table-cell>
          <table:table-cell table:style-name="Table6.A2" office:value-type="string">
            <text:p text:style-name="P715">wrote</text:p>
          </table:table-cell>
          <table:table-cell table:style-name="Table6.A2" office:value-type="string">
            <text:p text:style-name="P715">written</text:p>
          </table:table-cell>
          <table:table-cell table:style-name="Table6.D2" office:value-type="string">
            <text:p text:style-name="P715">писать</text:p>
          </table:table-cell>
        </table:table-row>
      </table:table>
      <text:p text:style-name="P1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04T18:03:12.057588040</dc:date>
    <meta:editing-duration>PT17H44M53S</meta:editing-duration>
    <meta:editing-cycles>259</meta:editing-cycles>
    <meta:document-statistic meta:table-count="7" meta:image-count="0" meta:object-count="0" meta:page-count="38" meta:paragraph-count="1482" meta:word-count="11566" meta:character-count="72370" meta:non-whitespace-character-count="61828"/>
  </office:meta>
</office:document-meta>
</file>